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はじめに</text:a></text:p>
          <text:p text:style-name="Contents_20_1"><text:a xlink:type="simple" xlink:href="#sec-2">2. 基本設定</text:a></text:p>
          <text:p text:style-name="Contents_20_2"><text:a xlink:type="simple" xlink:href="#sec-2-1">2.1. init.el のヘッダ</text:a></text:p>
          <text:p text:style-name="Contents_20_2"><text:a xlink:type="simple" xlink:href="#sec-2-2">2.2. cl を使う</text:a></text:p>
          <text:p text:style-name="Contents_20_2"><text:a xlink:type="simple" xlink:href="#sec-2-3">2.3. リストで関数を渡せる autoload-if-found を使う</text:a></text:p>
          <text:p text:style-name="Contents_20_2"><text:a xlink:type="simple" xlink:href="#sec-2-4">2.4. [eval-after-autoload-func.el] 遅延読み込み</text:a></text:p>
          <text:p text:style-name="Contents_20_3"><text:a xlink:type="simple" xlink:href="#sec-2-4-1">2.4.1. マクロ版</text:a></text:p>
          <text:p text:style-name="Contents_20_3"><text:a xlink:type="simple" xlink:href="#sec-2-4-2">2.4.2. 関数版</text:a></text:p>
          <text:p text:style-name="Contents_20_2"><text:a xlink:type="simple" xlink:href="#sec-2-5">2.5. 警告の抑制</text:a></text:p>
          <text:p text:style-name="Contents_20_2"><text:a xlink:type="simple" xlink:href="#sec-2-6">2.6. 起動時間の計測</text:a></text:p>
          <text:p text:style-name="Contents_20_2"><text:a xlink:type="simple" xlink:href="#sec-2-7">2.7. C-x C-c で容易にEmacsを終了させないように質問する</text:a></text:p>
          <text:p text:style-name="Contents_20_3"><text:a xlink:type="simple" xlink:href="#sec-2-7-1">2.7.1. キーバインド</text:a></text:p>
          <text:p text:style-name="Contents_20_2"><text:a xlink:type="simple" xlink:href="#sec-2-8">2.8. Messages 出力を封じるためのマクロ</text:a></text:p>
          <text:p text:style-name="Contents_20_1"><text:a xlink:type="simple" xlink:href="#sec-3">3. コア設定</text:a></text:p>
          <text:p text:style-name="Contents_20_2"><text:a xlink:type="simple" xlink:href="#sec-3-1">3.1. 言語／文字コード</text:a></text:p>
          <text:p text:style-name="Contents_20_2"><text:a xlink:type="simple" xlink:href="#sec-3-2">3.2. 日本語入力</text:a></text:p>
          <text:p text:style-name="Contents_20_2"><text:a xlink:type="simple" xlink:href="#sec-3-3">3.3. [ag.el] 検索</text:a></text:p>
          <text:p text:style-name="Contents_20_2"><text:a xlink:type="simple" xlink:href="#sec-3-4">3.4. 基本キーバインド</text:a></text:p>
          <text:p text:style-name="Contents_20_2"><text:a xlink:type="simple" xlink:href="#sec-3-5">3.5. ナローイングするか</text:a></text:p>
          <text:p text:style-name="Contents_20_2"><text:a xlink:type="simple" xlink:href="#sec-3-6">3.6. バッファの終わりでのnewlineを禁止する</text:a></text:p>
          <text:p text:style-name="Contents_20_2"><text:a xlink:type="simple" xlink:href="#sec-3-7">3.7. 常に最終行に一行追加する</text:a></text:p>
          <text:p text:style-name="Contents_20_2"><text:a xlink:type="simple" xlink:href="#sec-3-8">3.8. 長い文章を右端で常に折り返す</text:a></text:p>
          <text:p text:style-name="Contents_20_2"><text:a xlink:type="simple" xlink:href="#sec-3-9">3.9. バッファが外部から編集された場合に自動で再読み込みする</text:a></text:p>
          <text:p text:style-name="Contents_20_2"><text:a xlink:type="simple" xlink:href="#sec-3-10">3.10. [uniquify.el] 同じバッファ名が開かれた場合に区別する</text:a></text:p>
          <text:p text:style-name="Contents_20_2"><text:a xlink:type="simple" xlink:href="#sec-3-11">3.11. マウスで選択した領域を自動コピー</text:a></text:p>
          <text:p text:style-name="Contents_20_2"><text:a xlink:type="simple" xlink:href="#sec-3-12">3.12. パッケージ管理</text:a></text:p>
          <text:p text:style-name="Contents_20_3"><text:a xlink:type="simple" xlink:href="#sec-3-12-1">3.12.1. Cask のセットアップ</text:a></text:p>
          <text:p text:style-name="Contents_20_3"><text:a xlink:type="simple" xlink:href="#sec-3-12-2">3.12.2. load-path を一箇所にして起動を高速化</text:a></text:p>
          <text:p text:style-name="Contents_20_2"><text:a xlink:type="simple" xlink:href="#sec-3-13">3.13. インデント</text:a></text:p>
          <text:p text:style-name="Contents_20_2"><text:a xlink:type="simple" xlink:href="#sec-3-14">3.14. [aggressive-indent] 即時バッファ整形</text:a></text:p>
          <text:p text:style-name="Contents_20_2"><text:a xlink:type="simple" xlink:href="#sec-3-15">3.15. ファイルリンクを辿る時に確認のメッセージを出さない</text:a></text:p>
          <text:p text:style-name="Contents_20_1"><text:a xlink:type="simple" xlink:href="#sec-4">4. カーソル移動</text:a></text:p>
          <text:p text:style-name="Contents_20_2"><text:a xlink:type="simple" xlink:href="#sec-4-1">4.1. バッファ内のカーソル移動</text:a></text:p>
          <text:p text:style-name="Contents_20_2"><text:a xlink:type="simple" xlink:href="#sec-4-2">4.2. バッファ間のカーソル移動</text:a></text:p>
          <text:p text:style-name="Contents_20_2"><text:a xlink:type="simple" xlink:href="#sec-4-3">4.3. スクロールを制御</text:a></text:p>
          <text:p text:style-name="Contents_20_2"><text:a xlink:type="simple" xlink:href="#sec-4-4">4.4. スクロールで表示を重複させる行数</text:a></text:p>
          <text:p text:style-name="Contents_20_2"><text:a xlink:type="simple" xlink:href="#sec-4-5">4.5. [SmoothScroll.el] カーソル固定でスクロールする</text:a></text:p>
          <text:p text:style-name="Contents_20_3"><text:a xlink:type="simple" xlink:href="#sec-4-5-1">4.5.1. キーバインド</text:a></text:p>
          <text:p text:style-name="Contents_20_2"><text:a xlink:type="simple" xlink:href="#sec-4-6">4.6. [smooth-scroll.el] 滑らかなスクロール</text:a></text:p>
          <text:p text:style-name="Contents_20_2"><text:a xlink:type="simple" xlink:href="#sec-4-7">4.7. [point-undo.el] カーソル位置を簡単にたどる</text:a></text:p>
          <text:p text:style-name="Contents_20_3"><text:a xlink:type="simple" xlink:href="#sec-4-7-1">4.7.1. キーバインド</text:a></text:p>
          <text:p text:style-name="Contents_20_2"><text:a xlink:type="simple" xlink:href="#sec-4-8">4.8. [cycle-buffer.el] カレントバッファの表示切り替え</text:a></text:p>
          <text:p text:style-name="Contents_20_3"><text:a xlink:type="simple" xlink:href="#sec-4-8-1">4.8.1. キーバインド</text:a></text:p>
          <text:p text:style-name="Contents_20_2"><text:a xlink:type="simple" xlink:href="#sec-4-9">4.9. [bm.el] カーソル位置をブックマークして追う</text:a></text:p>
          <text:p text:style-name="Contents_20_2"><text:a xlink:type="simple" xlink:href="#sec-4-10">4.10. [centered-cursor-mode.el] カーソル位置を中央に固定</text:a></text:p>
          <text:p text:style-name="Contents_20_1"><text:a xlink:type="simple" xlink:href="#sec-5">5. 編集サポート</text:a></text:p>
          <text:p text:style-name="Contents_20_2"><text:a xlink:type="simple" xlink:href="#sec-5-1">5.1. 矩形編集／連番入力</text:a></text:p>
          <text:p text:style-name="Contents_20_2"><text:a xlink:type="simple" xlink:href="#sec-5-2">5.2. Yank時に装飾を取る</text:a></text:p>
          <text:p text:style-name="Contents_20_2"><text:a xlink:type="simple" xlink:href="#sec-5-3">5.3. ファイル保存時に時間を記録する</text:a></text:p>
          <text:p text:style-name="Contents_20_2"><text:a xlink:type="simple" xlink:href="#sec-5-4">5.4. 選択リージョンを使って検索</text:a></text:p>
          <text:p text:style-name="Contents_20_2"><text:a xlink:type="simple" xlink:href="#sec-5-5">5.5. ChangeLog モード</text:a></text:p>
          <text:p text:style-name="Contents_20_2"><text:a xlink:type="simple" xlink:href="#sec-5-6">5.6. テキストモード</text:a></text:p>
          <text:p text:style-name="Contents_20_2"><text:a xlink:type="simple" xlink:href="#sec-5-7">5.7. C/C++モード</text:a></text:p>
          <text:p text:style-name="Contents_20_2"><text:a xlink:type="simple" xlink:href="#sec-5-8">5.8. C#モード</text:a></text:p>
          <text:p text:style-name="Contents_20_2"><text:a xlink:type="simple" xlink:href="#sec-5-9">5.9. Infoモード</text:a></text:p>
          <text:p text:style-name="Contents_20_2"><text:a xlink:type="simple" xlink:href="#sec-5-10">5.10. Rモード</text:a></text:p>
          <text:p text:style-name="Contents_20_2"><text:a xlink:type="simple" xlink:href="#sec-5-11">5.11. nXMLモード</text:a></text:p>
          <text:p text:style-name="Contents_20_2"><text:a xlink:type="simple" xlink:href="#sec-5-12">5.12. スペルチェック</text:a></text:p>
          <text:p text:style-name="Contents_20_3"><text:a xlink:type="simple" xlink:href="#sec-5-12-1">5.12.1. キーバインド</text:a></text:p>
          <text:p text:style-name="Contents_20_2"><text:a xlink:type="simple" xlink:href="#sec-5-13">5.13. リアルタイムスペルチェック</text:a></text:p>
          <text:p text:style-name="Contents_20_2"><text:a xlink:type="simple" xlink:href="#sec-5-14">5.14. [latex-math-preview.el] TeX数式をプレビュー</text:a></text:p>
          <text:p text:style-name="Contents_20_2"><text:a xlink:type="simple" xlink:href="#sec-5-15">5.15. [po-mode.el] 翻訳ファイルの編集</text:a></text:p>
          <text:p text:style-name="Contents_20_2"><text:a xlink:type="simple" xlink:href="#sec-5-16">5.16. [word-count.el] リージョン内の文字をカウントする</text:a></text:p>
          <text:p text:style-name="Contents_20_2"><text:a xlink:type="simple" xlink:href="#sec-5-17">5.17. [yatex.el] YaTeXモード</text:a></text:p>
          <text:p text:style-name="Contents_20_2"><text:a xlink:type="simple" xlink:href="#sec-5-18">5.18. [wclock.el] 世界時計</text:a></text:p>
          <text:p text:style-name="Contents_20_2"><text:a xlink:type="simple" xlink:href="#sec-5-19">5.19. [yasnippet.el] Emacs用のテンプレートシステム</text:a></text:p>
          <text:p text:style-name="Contents_20_2"><text:a xlink:type="simple" xlink:href="#sec-5-20">5.20. [sdic.el] 英辞郎で英単語を調べる</text:a></text:p>
          <text:p text:style-name="Contents_20_3"><text:a xlink:type="simple" xlink:href="#sec-5-20-1">5.20.1. キーバインド</text:a></text:p>
          <text:p text:style-name="Contents_20_2"><text:a xlink:type="simple" xlink:href="#sec-5-21">5.21. MacOSのdictionary.appでCOBUILD5の辞書をひく</text:a></text:p>
          <text:p text:style-name="Contents_20_3"><text:a xlink:type="simple" xlink:href="#sec-5-21-1">5.21.1. マイナーモード化</text:a></text:p>
          <text:p text:style-name="Contents_20_3"><text:a xlink:type="simple" xlink:href="#sec-5-21-2">5.21.2. キーバインド</text:a></text:p>
          <text:p text:style-name="Contents_20_2"><text:a xlink:type="simple" xlink:href="#sec-5-22">5.22. [lookup.el] 辞書</text:a></text:p>
          <text:p text:style-name="Contents_20_3"><text:a xlink:type="simple" xlink:href="#sec-5-22-1">5.22.1. キーバインド</text:a></text:p>
          <text:p text:style-name="Contents_20_2"><text:a xlink:type="simple" xlink:href="#sec-5-23">5.23. [cacoo] Cacoo で描く</text:a></text:p>
          <text:p text:style-name="Contents_20_2"><text:a xlink:type="simple" xlink:href="#sec-5-24">5.24. [iedit] バッファ内の同じ文字列を一度に編集する</text:a></text:p>
          <text:p text:style-name="Contents_20_2"><text:a xlink:type="simple" xlink:href="#sec-5-25">5.25. [web-mode] HTML編集</text:a></text:p>
          <text:p text:style-name="Contents_20_2"><text:a xlink:type="simple" xlink:href="#sec-5-26">5.26. [zencoding-mode] HTML編集の高速化</text:a></text:p>
          <text:p text:style-name="Contents_20_2"><text:a xlink:type="simple" xlink:href="#sec-5-27">5.27. [emmet-mdoe] zencoding の後継</text:a></text:p>
          <text:p text:style-name="Contents_20_1"><text:a xlink:type="simple" xlink:href="#sec-6">6. 表示サポート</text:a></text:p>
          <text:p text:style-name="Contents_20_2"><text:a xlink:type="simple" xlink:href="#sec-6-1">6.1. モードラインのモード名を短くする</text:a></text:p>
          <text:p text:style-name="Contents_20_2"><text:a xlink:type="simple" xlink:href="#sec-6-2">6.2. モードラインのNarrowを短くする</text:a></text:p>
          <text:p text:style-name="Contents_20_2"><text:a xlink:type="simple" xlink:href="#sec-6-3">6.3. モードラインの色をカスタマイズする</text:a></text:p>
          <text:p text:style-name="Contents_20_3"><text:a xlink:type="simple" xlink:href="#sec-6-3-1">6.3.1. 色セット例</text:a></text:p>
          <text:p text:style-name="Contents_20_2"><text:a xlink:type="simple" xlink:href="#sec-6-4">6.4. visible-bell のカスタマイズ</text:a></text:p>
          <text:p text:style-name="Contents_20_2"><text:a xlink:type="simple" xlink:href="#sec-6-5">6.5. 常に <text:span text:style-name="Bold">scratch</text:span> を表示して起動する</text:a></text:p>
          <text:p text:style-name="Contents_20_2"><text:a xlink:type="simple" xlink:href="#sec-6-6">6.6. バッテリー情報をモードラインに表示する</text:a></text:p>
          <text:p text:style-name="Contents_20_2"><text:a xlink:type="simple" xlink:href="#sec-6-7">6.7. スクロールバーを非表示にする</text:a></text:p>
          <text:p text:style-name="Contents_20_2"><text:a xlink:type="simple" xlink:href="#sec-6-8">6.8. ツールバーを非表示にする</text:a></text:p>
          <text:p text:style-name="Contents_20_2"><text:a xlink:type="simple" xlink:href="#sec-6-9">6.9. 起動時のスプラッシュ画面を表示しない</text:a></text:p>
          <text:p text:style-name="Contents_20_2"><text:a xlink:type="simple" xlink:href="#sec-6-10">6.10. カーソル行の行数をモードラインに表示する</text:a></text:p>
          <text:p text:style-name="Contents_20_2"><text:a xlink:type="simple" xlink:href="#sec-6-11">6.11. カーソル行の関数名をモードラインに表示する</text:a></text:p>
          <text:p text:style-name="Contents_20_2"><text:a xlink:type="simple" xlink:href="#sec-6-12">6.12. 時刻をモードラインに表示する</text:a></text:p>
          <text:p text:style-name="Contents_20_2"><text:a xlink:type="simple" xlink:href="#sec-6-13">6.13. 対応するカッコをハイライトする</text:a></text:p>
          <text:p text:style-name="Contents_20_2"><text:a xlink:type="simple" xlink:href="#sec-6-14">6.14. 全角スペースと行末タブ／半角スペースを強調表示する</text:a></text:p>
          <text:p text:style-name="Contents_20_2"><text:a xlink:type="simple" xlink:href="#sec-6-15">6.15. [migemo.el] ローマ字入力で日本語を検索する</text:a></text:p>
          <text:p text:style-name="Contents_20_2"><text:a xlink:type="simple" xlink:href="#sec-6-16">6.16. [anything.el] 何でも絞り込みインターフェイス</text:a></text:p>
          <text:p text:style-name="Contents_20_3"><text:a xlink:type="simple" xlink:href="#sec-6-16-1">6.16.1. キーバインド</text:a></text:p>
          <text:p text:style-name="Contents_20_2"><text:a xlink:type="simple" xlink:href="#sec-6-17">6.17. [helm.el] 続・何でも絞り込みインターフェイス</text:a></text:p>
          <text:p text:style-name="Contents_20_3"><text:a xlink:type="simple" xlink:href="#sec-6-17-1">6.17.1. キーバインド</text:a></text:p>
          <text:p text:style-name="Contents_20_2"><text:a xlink:type="simple" xlink:href="#sec-6-18">6.18. [stripe-buffer.el] テーブルの色をストライプにする</text:a></text:p>
          <text:p text:style-name="Contents_20_2"><text:a xlink:type="simple" xlink:href="#sec-6-19">6.19. [rainbow-delimiters] 対応するカッコに色を付ける</text:a></text:p>
          <text:p text:style-name="Contents_20_2"><text:a xlink:type="simple" xlink:href="#sec-6-20">6.20. [git-gutter-fringe] 編集差分をフレーム端で視覚化</text:a></text:p>
          <text:p text:style-name="Contents_20_2"><text:a xlink:type="simple" xlink:href="#sec-6-21">6.21. [zlc.el] find-file バッファを zsh ライクにする</text:a></text:p>
          <text:p text:style-name="Contents_20_1"><text:a xlink:type="simple" xlink:href="#sec-7">7. メディアサポート</text:a></text:p>
          <text:p text:style-name="Contents_20_2"><text:a xlink:type="simple" xlink:href="#sec-7-1">7.1. [bongo.el] Emacsのバッファで音楽ライブラリを管理する</text:a></text:p>
          <text:p text:style-name="Contents_20_2"><text:a xlink:type="simple" xlink:href="#sec-7-2">7.2. [GoogleMaps.el] GoogleMaps を Emacs 内で使う</text:a></text:p>
          <text:p text:style-name="Contents_20_2"><text:a xlink:type="simple" xlink:href="#sec-7-3">7.3. [org-google-weather.el] org-agenda に天気を表示する</text:a></text:p>
          <text:p text:style-name="Contents_20_1"><text:a xlink:type="simple" xlink:href="#sec-8">8. 履歴／ファイル管理</text:a></text:p>
          <text:p text:style-name="Contents_20_2"><text:a xlink:type="simple" xlink:href="#sec-8-1">8.1. Undoバッファを無限に取る</text:a></text:p>
          <text:p text:style-name="Contents_20_2"><text:a xlink:type="simple" xlink:href="#sec-8-2">8.2. [undo-tree] 編集履歴をわかりやすくたどる</text:a></text:p>
          <text:p text:style-name="Contents_20_2"><text:a xlink:type="simple" xlink:href="#sec-8-3">8.3. バッファ保存時にバックアップファイルを生成する</text:a></text:p>
          <text:p text:style-name="Contents_20_2"><text:a xlink:type="simple" xlink:href="#sec-8-4">8.4. バッファ保存時にバックアップを生成させない</text:a></text:p>
          <text:p text:style-name="Contents_20_2"><text:a xlink:type="simple" xlink:href="#sec-8-5">8.5. ミニバッファの履歴を保存しリストアする</text:a></text:p>
          <text:p text:style-name="Contents_20_2"><text:a xlink:type="simple" xlink:href="#sec-8-6">8.6. 履歴サイズを大きくする</text:a></text:p>
          <text:p text:style-name="Contents_20_2"><text:a xlink:type="simple" xlink:href="#sec-8-7">8.7. Emacs終了時に開いていたバッファを起動時に復元する</text:a></text:p>
          <text:p text:style-name="Contents_20_2"><text:a xlink:type="simple" xlink:href="#sec-8-8">8.8. 最近開いたファイルリストを保持</text:a></text:p>
          <text:p text:style-name="Contents_20_2"><text:a xlink:type="simple" xlink:href="#sec-8-9">8.9. 深夜にバッファを自動整理する</text:a></text:p>
          <text:p text:style-name="Contents_20_2"><text:a xlink:type="simple" xlink:href="#sec-8-10">8.10. [auto-save-buffers.el] 一定間隔でバッファを保存する</text:a></text:p>
          <text:p text:style-name="Contents_20_2"><text:a xlink:type="simple" xlink:href="#sec-8-11">8.11. [backup-dir.el] バックアップファイルを一箇所に集める</text:a></text:p>
          <text:p text:style-name="Contents_20_2"><text:a xlink:type="simple" xlink:href="#sec-8-12">8.12. [backup-each-save] クラッシュに備える</text:a></text:p>
          <text:p text:style-name="Contents_20_2"><text:a xlink:type="simple" xlink:href="#sec-8-13">8.13. [session.el] 様々な履歴を保存し復元に利用する</text:a></text:p>
          <text:p text:style-name="Contents_20_2"><text:a xlink:type="simple" xlink:href="#sec-8-14">8.14. [wakatime-mode.el] WakaTime を利用して作業記録する</text:a></text:p>
          <text:p text:style-name="Contents_20_1"><text:a xlink:type="simple" xlink:href="#sec-9">9. 開発サポート</text:a></text:p>
          <text:p text:style-name="Contents_20_2"><text:a xlink:type="simple" xlink:href="#sec-9-1">9.1. 便利キーバインド</text:a></text:p>
          <text:p text:style-name="Contents_20_2"><text:a xlink:type="simple" xlink:href="#sec-9-2">9.2. [gist.el] Gist インターフェイス</text:a></text:p>
          <text:p text:style-name="Contents_20_2"><text:a xlink:type="simple" xlink:href="#sec-9-3">9.3. [doxymacs.el] Doxygen のコメントを簡単に入力する</text:a></text:p>
          <text:p text:style-name="Contents_20_2"><text:a xlink:type="simple" xlink:href="#sec-9-4">9.4. [matlab.el] Matlab用の設定</text:a></text:p>
          <text:p text:style-name="Contents_20_2"><text:a xlink:type="simple" xlink:href="#sec-9-5">9.5. [auto-complete.el] 自動補完機能</text:a></text:p>
          <text:p text:style-name="Contents_20_2"><text:a xlink:type="simple" xlink:href="#sec-9-6">9.6. [auto-complete-clang.el] オムニ補完</text:a></text:p>
          <text:p text:style-name="Contents_20_3"><text:a xlink:type="simple" xlink:href="#sec-9-6-1">9.6.1. 参考サイト</text:a></text:p>
          <text:p text:style-name="Contents_20_2"><text:a xlink:type="simple" xlink:href="#sec-9-7">9.7. [hideshowvis.el] 関数の表示／非表示</text:a></text:p>
          <text:p text:style-name="Contents_20_1"><text:a xlink:type="simple" xlink:href="#sec-10">10. Org Mode</text:a></text:p>
          <text:p text:style-name="Contents_20_2"><text:a xlink:type="simple" xlink:href="#sec-10-1">10.1. 基本設定</text:a></text:p>
          <text:p text:style-name="Contents_20_2"><text:a xlink:type="simple" xlink:href="#sec-10-2">10.2. contribution を使う</text:a></text:p>
          <text:p text:style-name="Contents_20_2"><text:a xlink:type="simple" xlink:href="#sec-10-3">10.3. iCal との連携</text:a></text:p>
          <text:p text:style-name="Contents_20_2"><text:a xlink:type="simple" xlink:href="#sec-10-4">10.4. スピードコマンド</text:a></text:p>
          <text:p text:style-name="Contents_20_2"><text:a xlink:type="simple" xlink:href="#sec-10-5">10.5. Pomodoro</text:a></text:p>
          <text:p text:style-name="Contents_20_2"><text:a xlink:type="simple" xlink:href="#sec-10-6">10.6. face 関連</text:a></text:p>
          <text:p text:style-name="Contents_20_2"><text:a xlink:type="simple" xlink:href="#sec-10-7">10.7. TODOキーワードのカスタマイズ</text:a></text:p>
          <text:p text:style-name="Contents_20_2"><text:a xlink:type="simple" xlink:href="#sec-10-8">10.8. ImageMagick を使って様々な画像をインライン表示する</text:a></text:p>
          <text:p text:style-name="Contents_20_2"><text:a xlink:type="simple" xlink:href="#sec-10-9">10.9. [org-agenda]</text:a></text:p>
          <text:p text:style-name="Contents_20_2"><text:a xlink:type="simple" xlink:href="#sec-10-10">10.10. [appt.el] アラーム設定</text:a></text:p>
          <text:p text:style-name="Contents_20_2"><text:a xlink:type="simple" xlink:href="#sec-10-11">10.11. [org-capture] 高速にメモを取る</text:a></text:p>
          <text:p text:style-name="Contents_20_2"><text:a xlink:type="simple" xlink:href="#sec-10-12">10.12. [org-refile]</text:a></text:p>
          <text:p text:style-name="Contents_20_2"><text:a xlink:type="simple" xlink:href="#sec-10-13">10.13. [org-babel] 基本設定</text:a></text:p>
          <text:p text:style-name="Contents_20_2"><text:a xlink:type="simple" xlink:href="#sec-10-14">10.14. [org-babel] ソースブロックの入力キーをカスタマイズ</text:a></text:p>
          <text:p text:style-name="Contents_20_2"><text:a xlink:type="simple" xlink:href="#sec-10-15">10.15. [MobileOrg] iOS との連携</text:a></text:p>
          <text:p text:style-name="Contents_20_2"><text:a xlink:type="simple" xlink:href="#sec-10-16">10.16. [org-tree-slide] Org でプレゼンテーション</text:a></text:p>
          <text:p text:style-name="Contents_20_2"><text:a xlink:type="simple" xlink:href="#sec-10-17">10.17. [org-tree-slide] クロックインとアウトを自動化する</text:a></text:p>
          <text:p text:style-name="Contents_20_2"><text:a xlink:type="simple" xlink:href="#sec-10-18">10.18. [org-tree-slide] 特定のツリーをプロポーショナルフォントで表示する</text:a></text:p>
          <text:p text:style-name="Contents_20_3"><text:a xlink:type="simple" xlink:href="#sec-10-18-1">10.18.1. キーバインド</text:a></text:p>
          <text:p text:style-name="Contents_20_2"><text:a xlink:type="simple" xlink:href="#sec-10-19">10.19. [org-fstree] ディレクトリ構造を読み取る</text:a></text:p>
          <text:p text:style-name="Contents_20_2"><text:a xlink:type="simple" xlink:href="#sec-10-20">10.20. [calfw-org] calfw に org の予定を表示する</text:a></text:p>
          <text:p text:style-name="Contents_20_2"><text:a xlink:type="simple" xlink:href="#sec-10-21">10.21. [org-export-generic] エクスポート機能を拡張する</text:a></text:p>
          <text:p text:style-name="Contents_20_2"><text:a xlink:type="simple" xlink:href="#sec-10-22">10.22. [org-odt] ODT形式に出力</text:a></text:p>
          <text:p text:style-name="Contents_20_2"><text:a xlink:type="simple" xlink:href="#sec-10-23">10.23. [org-crypt] ツリーを暗号化する</text:a></text:p>
          <text:p text:style-name="Contents_20_2"><text:a xlink:type="simple" xlink:href="#sec-10-24">10.24. [org-mac-link] 外部アプリから情報を取る</text:a></text:p>
          <text:p text:style-name="Contents_20_2"><text:a xlink:type="simple" xlink:href="#sec-10-25">10.25. [org-notify] 通知</text:a></text:p>
          <text:p text:style-name="Contents_20_2"><text:a xlink:type="simple" xlink:href="#sec-10-26">10.26. [org-grep] org ファイルを grep する</text:a></text:p>
          <text:p text:style-name="Contents_20_2"><text:a xlink:type="simple" xlink:href="#sec-10-27">10.27. README を常に org-mode で開く</text:a></text:p>
          <text:p text:style-name="Contents_20_2"><text:a xlink:type="simple" xlink:href="#sec-10-28">10.28. Growlnotify と org-mode でアラーム管理</text:a></text:p>
          <text:p text:style-name="Contents_20_3"><text:a xlink:type="simple" xlink:href="#sec-10-28-1">10.28.1. キーバインド</text:a></text:p>
          <text:p text:style-name="Contents_20_2"><text:a xlink:type="simple" xlink:href="#sec-10-29">10.29. org-mode の latex エクスポート関数をオーバーライド</text:a></text:p>
          <text:p text:style-name="Contents_20_1"><text:a xlink:type="simple" xlink:href="#sec-11">11. フォント／配色関連</text:a></text:p>
          <text:p text:style-name="Contents_20_2"><text:a xlink:type="simple" xlink:href="#sec-11-1">11.1. 正規表現を見やすくする</text:a></text:p>
          <text:p text:style-name="Contents_20_2"><text:a xlink:type="simple" xlink:href="#sec-11-2">11.2. 設定ファイルを見やすくする</text:a></text:p>
          <text:p text:style-name="Contents_20_2"><text:a xlink:type="simple" xlink:href="#sec-11-3">11.3. カーソル行に色をつける</text:a></text:p>
          <text:p text:style-name="Contents_20_2"><text:a xlink:type="simple" xlink:href="#sec-11-4">11.4. カーソルの色</text:a></text:p>
          <text:p text:style-name="Contents_20_2"><text:a xlink:type="simple" xlink:href="#sec-11-5">11.5. カーソルを点滅させない</text:a></text:p>
          <text:p text:style-name="Contents_20_2"><text:a xlink:type="simple" xlink:href="#sec-11-6">11.6. カーソル位置のフォントを確認</text:a></text:p>
          <text:p text:style-name="Contents_20_2"><text:a xlink:type="simple" xlink:href="#sec-11-7">11.7. フォント設定</text:a></text:p>
          <text:p text:style-name="Contents_20_3"><text:a xlink:type="simple" xlink:href="#sec-11-7-1">11.7.1. フォントのインストール方法</text:a></text:p>
          <text:p text:style-name="Contents_20_3"><text:a xlink:type="simple" xlink:href="#sec-11-7-2">11.7.2. フォントチェック用コード</text:a></text:p>
          <text:p text:style-name="Contents_20_2"><text:a xlink:type="simple" xlink:href="#sec-11-8">11.8. 行間を制御する</text:a></text:p>
          <text:p text:style-name="Contents_20_2"><text:a xlink:type="simple" xlink:href="#sec-11-9">11.9. パッチをカラフルに表示する</text:a></text:p>
          <text:p text:style-name="Contents_20_2"><text:a xlink:type="simple" xlink:href="#sec-11-10">11.10. 背景を黒系色にする</text:a></text:p>
          <text:p text:style-name="Contents_20_2"><text:a xlink:type="simple" xlink:href="#sec-11-11">11.11. [rainbow-mode.el] 配色のリアルタイム確認</text:a></text:p>
          <text:p text:style-name="Contents_20_3"><text:a xlink:type="simple" xlink:href="#sec-11-11-1">11.11.1. 色一覧</text:a></text:p>
          <text:p text:style-name="Contents_20_1"><text:a xlink:type="simple" xlink:href="#sec-12">12. フレーム／ウィンドウ制御</text:a></text:p>
          <text:p text:style-name="Contents_20_2"><text:a xlink:type="simple" xlink:href="#sec-12-1">12.1. 起動時の設定</text:a></text:p>
          <text:p text:style-name="Contents_20_2"><text:a xlink:type="simple" xlink:href="#sec-12-2">12.2. [elscreen.el] Emacs バッファをタブ化</text:a></text:p>
          <text:p text:style-name="Contents_20_2"><text:a xlink:type="simple" xlink:href="#sec-12-3">12.3. [e2wm.el] 二画面表示</text:a></text:p>
          <text:p text:style-name="Contents_20_2"><text:a xlink:type="simple" xlink:href="#sec-12-4">12.4. [frame-ctr.el] キーボードでフレームの場所を移す</text:a></text:p>
          <text:p text:style-name="Contents_20_2"><text:a xlink:type="simple" xlink:href="#sec-12-5">12.5. [popwin.el] ポップアップウィンドウの制御</text:a></text:p>
          <text:p text:style-name="Contents_20_1"><text:a xlink:type="simple" xlink:href="#sec-13">13. ユーティリティ関数</text:a></text:p>
          <text:p text:style-name="Contents_20_2"><text:a xlink:type="simple" xlink:href="#sec-13-1">13.1. [pomodoro.el] ポモドーロの実践</text:a></text:p>
          <text:p text:style-name="Contents_20_2"><text:a xlink:type="simple" xlink:href="#sec-13-2">13.2. [utility.el] 自作してテスト中の便利関数群</text:a></text:p>
          <text:p text:style-name="Contents_20_1"><text:a xlink:type="simple" xlink:href="#sec-14">14. お試し中</text:a></text:p>
          <text:p text:style-name="Contents_20_2"><text:a xlink:type="simple" xlink:href="#sec-14-1">14.1. yascroll</text:a></text:p>
          <text:p text:style-name="Contents_20_1"><text:a xlink:type="simple" xlink:href="#sec-15">15. provide</text:a></text:p>
        </text:index-body>
      </text:table-of-content>
      <text:h text:style-name="Heading_20_1" text:outline-level="1">
<text:bookmark-start text:name="OrgXref.sec-1"/>
<text:bookmark text:name="sec-1"/>はじめに
<text:bookmark-end text:name="OrgXref.sec-1"/></text:h>
      <text:list text:style-name="OrgBulletedList" text:continue-numbering="false">
        <text:list-item>
          <text:p text:style-name="Text_20_body">この文章は、<text:a xlink:type="simple" xlink:href="https://gist.github.com/1369417">org2dokuwiki.pl</text:a>を使って生成しています。</text:p>
        </text:list-item>
        <text:list-item>
          <text:p text:style-name="Text_20_body"><text:a xlink:type="simple" xlink:href="https://github.com/takaxp/emacs.d/blob/master/init.el">init.el</text:a> 本体は、<text:a xlink:type="simple" xlink:href="https://github.com/takaxp/emacs.d/">github</text:a> に公開しています。</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pastelwill.jp/wiki/doku.php?id=emacs:init.el">wiki</text:a> を生成しています。</text:p>
        </text:list-item>
        <text:list-item>
          <text:p text:style-name="Text_20_body">一部の関数定義を <text:a xlink:type="simple" xlink:href="http://pastelwill.jp/wiki/doku.php?id=emacs:utility.el">utility.el</text:a> に分離しています。</text:p>
        </text:list-item>
        <text:list-item>
          <text:p text:style-name="Text_20_body">コピペだけで動かなかった場合は、ページ最下部のコメント欄にご意見をどうぞ。</text:p>
        </text:list-item>
      </text:list>
      <text:h text:style-name="Heading_20_1" text:outline-level="1">
<text:bookmark-start text:name="OrgXref.sec-2"/>
<text:bookmark text:name="sec-2"/>基本設定
<text:bookmark-end text:name="OrgXref.sec-2"/></text:h>
      <text:p text:style-name="Text_20_body">この設定群を利用するために設定です。おそらく記述しておかないと動きません。</text:p>
      <text:h text:style-name="Heading_20_2" text:outline-level="2">
<text:bookmark-start text:name="OrgXref.sec-2-1"/>
<text:bookmark text:name="sec-2-1"/>init.el のヘッダ
<text:bookmark-end text:name="OrgXref.sec-2-1"/></text:h>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Cite:<text:s/>http://www.mygooglest.com/fni/dot-emacs.html<text:s/>(GREAT!)</text:span></text:p>
      <text:h text:style-name="Heading_20_2" text:outline-level="2">
<text:bookmark-start text:name="OrgXref.sec-2-2"/>
<text:bookmark text:name="sec-2-2"/>cl を使う
<text:bookmark-end text:name="OrgXref.sec-2-2"/></text:h>
      <text:p text:style-name="Text_20_body"><text:a xlink:type="simple" xlink:href="http://lisperblog.blogspot.com/2008/12/blog-post_18.html">http://lisperblog.blogspot.com/2008/12/blog-post_18.html</text:a></text:p>
      <text:p text:style-name="OrgSrcBlockLastLine">(<text:span text:style-name="OrgSrcFontLockKeywordFace">eval-when-compile</text:span><text:s/>(<text:span text:style-name="OrgSrcFontLockKeywordFace">require</text:span><text:s/>'<text:span text:style-name="OrgSrcFontLockConstantFace">cl-lib</text:span>))</text:p>
      <text:h text:style-name="Heading_20_2" text:outline-level="2">
<text:bookmark-start text:name="OrgXref.sec-2-3"/>
<text:bookmark text:name="sec-2-3"/>リストで関数を渡せる autoload-if-found を使う
<text:bookmark-end text:name="OrgXref.sec-2-3"/></text:h>
      <text:p text:style-name="Text_20_body"><text:a xlink:type="simple" xlink:href="http://d.hatena.ne.jp/jimo1001/20090921/1253525484">http://d.hatena.ne.jp/jimo1001/20090921/1253525484</text:a></text:p>
      <text:p text:style-name="Text_20_body">eval-after-load とのペアでマクロ化したバージョンもある（次章参照）。</text:p>
      <text:p text:style-name="Text_20_body"><text:a xlink:type="simple" xlink:href="http://e-arrows.sakura.ne.jp/2010/03/macros-in-emacs-el.html">http://e-arrows.sakura.ne.jp/2010/03/macros-in-emacs-el.html</text:a></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if</text:span><text:s/>(not<text:s/>(listp<text:s/>functions))</text:p>
      <text:p text:style-name="OrgSrcBlock"><text:s/><text:s/><text:s/><text:s/><text:s/><text:s/>(setq<text:s/>functions<text:s/>(list<text:s/>functions)))</text:p>
      <text:p text:style-name="OrgSrcBlock"><text:s/><text:s/>(and<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unction<text:s/>functions)</text:p>
      <text:p text:style-name="OrgSrcBlock"><text:s/><text:s/><text:s/><text:s/><text:s/><text:s/><text:s/><text:s/><text:s/><text:s/><text:s/>(autoload<text:s/>function<text:s/>file<text:s/>docstring<text:s/>interactive<text:s/>type))</text:p>
      <text:p text:style-name="OrgSrcBlockLastLine"><text:s/><text:s/><text:s/><text:s/><text:s/><text:s/><text:s/><text:s/><text:s/>t<text:s/>)))</text:p>
      <text:h text:style-name="Heading_20_2" text:outline-level="2">
<text:bookmark-start text:name="OrgXref.sec-2-4"/>
<text:bookmark text:name="sec-2-4"/>[eval-after-autoload-func.el] 遅延読み込み
<text:bookmark-end text:name="OrgXref.sec-2-4"/></text:h>
      <text:p text:style-name="Text_20_body">Twitterでぼやいていたら <text:a xlink:type="simple" xlink:href="https://twitter.com/cvmat">@cvmat</text:a>さんが降臨して次のマクロを作ってくださいました。感謝感謝。</text:p>
      <text:p text:style-name="Text_20_body"><text:a xlink:type="simple" xlink:href="https://gist.github.com/3513287">https://gist.github.com/3513287</text:a></text:p>
      <text:p text:style-name="Text_20_body">autoload-if-found で遅延読み込みすると、eval-after-load と組み合わせるので、どうしてもインデントが増えてしまう。</text:p>
      <text:p text:style-name="Text_20_body">例えば、cycle-buffer を遅延読み込みしたい場合、 <text:span text:style-name="OrgCode">setq</text:span> で変数を書き換えするために随分とインデントが進んでいます。</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text:s/><text:s/>(eval-after-load<text:s/><text:span text:style-name="OrgSrcFontLockStringFace">"cycle-buffer"</text:span></text:p>
      <text:p text:style-name="OrgSrcBlock"><text:s/><text:s/><text:s/><text:s/>'(<text:span text:style-name="OrgSrcFontLockKeywordFace">progn</text:span></text:p>
      <text:p text:style-name="OrgSrcBlock"><text:s/><text:s/><text:s/><text:s/><text:s/><text:s/><text:s/>(setq<text:s/>cycle-buffer-allow-visible<text:s/>t)</text:p>
      <text:p text:style-name="OrgSrcBlock"><text:s/><text:s/><text:s/><text:s/><text:s/><text:s/><text:s/>(setq<text:s/>cycle-buffer-show-length<text:s/>12)</text:p>
      <text:p text:style-name="OrgSrcBlockLastLine"><text:s/><text:s/><text:s/><text:s/><text:s/><text:s/><text:s/>(setq<text:s/>cycle-buffer-show-format<text:s/>'(<text:span text:style-name="OrgSrcFontLockStringFace">"<text:s/>&lt;(%s)&gt;"</text:span><text:s/>.<text:s/><text:span text:style-name="OrgSrcFontLockStringFace">"<text:s/>%s"</text:span>)))))</text:p>
      <text:p text:style-name="Text_20_body">これを、次の eval-after-autoload-func.el を使うと、非常にシンプルになります。行数も桁数もスッキリです。</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setq<text:s/>cycle-buffer-allow-visible<text:s/>t)</text:p>
      <text:p text:style-name="OrgSrcBlock"><text:s/><text:s/><text:s/>(setq<text:s/>cycle-buffer-show-length<text:s/>12)</text:p>
      <text:p text:style-name="OrgSrcBlockLastLine"><text:s/><text:s/><text:s/>(setq<text:s/>cycle-buffer-show-format<text:s/>'(<text:span text:style-name="OrgSrcFontLockStringFace">"<text:s/>&lt;(%s)&gt;"</text:span><text:s/>.<text:s/><text:span text:style-name="OrgSrcFontLockStringFace">"<text:s/>%s"</text:span>))))</text:p>
      <text:p text:style-name="Text_20_body">戻り値を判定して、グローバルなキーアサインもできます。存在しないパッケージの関数呼び出しを明示的に防ぐには有効です。 <text:span text:style-name="OrgCode">hook</text:span> も同様です。</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setq<text:s/>cycle-buffer-allow-visible<text:s/>t)</text:p>
      <text:p text:style-name="OrgSrcBlock"><text:s/><text:s/><text:s/><text:s/><text:s/><text:s/><text:s/><text:s/><text:s/>(setq<text:s/>cycle-buffer-show-length<text:s/>12)</text:p>
      <text:p text:style-name="OrgSrcBlock"><text:s/><text:s/><text:s/><text:s/><text:s/><text:s/><text:s/><text:s/><text:s/>(setq<text:s/>cycle-buffer-show-format<text:s/>'(<text:span text:style-name="OrgSrcFontLockStringFace">"<text:s/>&l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こちら</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h text:style-name="Heading_20_3" text:outline-level="3">
<text:bookmark-start text:name="OrgXref.sec-2-4-1"/>
<text:bookmark text:name="sec-2-4-1"/>マクロ版
<text:bookmark-end text:name="OrgXref.sec-2-4-1"/></text:h>
      <text:p text:style-name="Text_20_body"><text:a xlink:type="simple" xlink:href="https://gist.github.com/3499459">https://gist.github.com/3499459</text:a></text:p>
      <text:p text:style-name="OrgSrcBlock">(<text:span text:style-name="OrgSrcFontLockKeywordFace">defmacro</text:span><text:s/><text:span text:style-name="OrgSrcFontLockFunctionNameFace">eval-after-autoload-if-found</text:span></text:p>
      <text:p text:style-name="OrgSrcBlock"><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interactive<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3" text:outline-level="3">
<text:bookmark-start text:name="OrgXref.sec-2-4-2"/>
<text:bookmark text:name="sec-2-4-2"/>関数版
<text:bookmark-end text:name="OrgXref.sec-2-4-2"/></text:h>
      <text:p text:style-name="Text_20_body">関数版にリスト <text:span text:style-name="OrgCode">disabled-packages</text:span> を追加しました。これは、事前にリストに Lisp ファイル名を入れておくと、一切の設定をスキップするものです。=eval-after-atoload-if-found= を構成する前に次のような変数を設定しておきます。バイトコンパイルしていないファイルに書いて置けば、パッケージのON/OFFを簡単に制御できます。</text:p>
      <text:p text:style-name="OrgSrcBlock">(setq<text:s/>disabled-packages<text:s/><text:span text:style-name="OrgSrcFontLockCommentDelimiterFace">;;<text:s/></text:span><text:span text:style-name="OrgSrcFontLockCommentFace">追加されていないものは、有効</text:span></text:p>
      <text:p text:style-name="OrgSrcBlock"><text:s/><text:s/><text:s/><text:s/><text:s/><text:s/>'((<text:span text:style-name="OrgSrcFontLockStringFace">"org"</text:span><text:s/>.<text:s/>t)<text:s/><text:span text:style-name="OrgSrcFontLockCommentDelimiterFace">;;<text:s/></text:span><text:span text:style-name="OrgSrcFontLockCommentFace">無効</text:span></text:p>
      <text:p text:style-name="OrgSrcBlock"><text:s/><text:s/><text:s/><text:s/><text:s/><text:s/><text:s/><text:s/>(<text:span text:style-name="OrgSrcFontLockStringFace">"web-mode"</text:span><text:s/>.<text:s/>nil)<text:s/><text:span text:style-name="OrgSrcFontLockCommentDelimiterFace">;;<text:s/></text:span><text:span text:style-name="OrgSrcFontLockCommentFace">有効</text:span></text:p>
      <text:p text:style-name="OrgSrcBlockLastLine"><text:s/><text:s/><text:s/><text:s/><text:s/><text:s/><text:s/><text:s/>(<text:span text:style-name="OrgSrcFontLockStringFace">"helm-config"</text:span><text:s/>.<text:s/>t)))<text:s/><text:span text:style-name="OrgSrcFontLockCommentDelimiterFace">;;<text:s/></text:span><text:span text:style-name="OrgSrcFontLockCommentFace">無効</text:span></text:p>
      <text:p text:style-name="Text_20_body"><text:a xlink:type="simple" xlink:href="https://gist.github.com/3513287">https://gist.github.com/3513287</text:a></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text:span text:style-name="OrgSrcFontLockKeywordFace">when</text:span><text:s/>(boundp<text:s/>'disabled-packages)</text:p>
      <text:p text:style-name="OrgSrcBlock"><text:s/><text:s/><text:s/><text:s/><text:s/><text:s/>(<text:span text:style-name="OrgSrcFontLockKeywordFace">dolist</text:span><text:s/>(package<text:s/>disabled-packages)</text:p>
      <text:p text:style-name="OrgSrcBlock"><text:s/><text:s/><text:s/><text:s/><text:s/><text:s/><text:s/><text:s/><text:span text:style-name="OrgSrcFontLockCommentDelimiterFace">;;<text:s/><text:s/><text:s/><text:s/><text:s/><text:s/><text:s/><text:s/></text:span><text:span text:style-name="OrgSrcFontLockCommentFace">(when<text:s/>(and<text:s/>(stringp<text:s/>package)<text:s/>(equal<text:s/>file<text:s/>package))</text:span></text:p>
      <text:p text:style-name="OrgSrcBlock"><text:s/><text:s/><text:s/><text:s/><text:s/><text:s/><text:s/><text:s/>(<text:span text:style-name="OrgSrcFontLockKeywordFace">when</text:span><text:s/>(and<text:s/>(stringp<text:s/>(car<text:s/>package))<text:s/>(equal<text:s/>file<text:s/>(car<text:s/>package)))</text:p>
      <text:p text:style-name="OrgSrcBlock"><text:s/><text:s/><text:s/><text:s/><text:s/><text:s/><text:s/><text:s/><text:s/><text:s/>(<text:span text:style-name="OrgSrcFontLockKeywordFace">when</text:span><text:s/>(cdr<text:s/>package)</text:p>
      <text:p text:style-name="OrgSrcBlock"><text:s/><text:s/><text:s/><text:s/><text:s/><text:s/><text:s/><text:s/><text:s/><text:s/><text:s/><text:s/>(setq<text:s/>enabled<text:s/>nil)))))</text:p>
      <text:p text:style-name="OrgSrcBlock"><text:s/><text:s/><text:s/><text:s/>(<text:span text:style-name="OrgSrcFontLockKeywordFace">when</text:span><text:s/>enabled<text:s/><text:span text:style-name="OrgSrcFontLockCommentDelimiterFace">;;<text:s/></text:span><text:span text:style-name="OrgSrcFontLockCommentFace">if<text:s/>disabled<text:s/>then<text:s/>return<text:s/>nil</text:span></text:p>
      <text:p text:style-name="OrgSrcBlock"><text:s/><text:s/><text:s/><text:s/><text:s/><text:s/>(<text:span text:style-name="OrgSrcFontLockKeywordFace">when</text:span><text:s/>(locate-library<text:s/>file)</text:p>
      <text:p text:style-name="OrgSrcBlock"><text:s/><text:s/><text:s/><text:s/><text:s/><text:s/><text:s/><text:s/>(mapc<text:s/>(<text:span text:style-name="OrgSrcFontLockKeywordFace">lambda</text:span><text:s/>(func)</text:p>
      <text:p text:style-name="OrgSrcBlock"><text:s/><text:s/><text:s/><text:s/><text:s/><text:s/><text:s/><text:s/><text:s/><text:s/><text:s/><text:s/><text:s/><text:s/><text:s/><text:s/>(autoload<text:s/>func<text:s/>file<text:s/>docstring<text:s/>interactive<text:s/>type))</text:p>
      <text:p text:style-name="OrgSrcBlock"><text:s/><text:s/><text:s/><text:s/><text:s/><text:s/><text:s/><text:s/><text:s/><text:s/><text:s/><text:s/><text:s/><text:s/>(<text:span text:style-name="OrgSrcFontLockKeywordFace">if</text:span><text:s/>(listp<text:s/>functions)</text:p>
      <text:p text:style-name="OrgSrcBlock"><text:s/><text:s/><text:s/><text:s/><text:s/><text:s/><text:s/><text:s/><text:s/><text:s/><text:s/><text:s/><text:s/><text:s/><text:s/><text:s/><text:s/><text:s/>functions</text:p>
      <text:p text:style-name="OrgSrcBlock"><text:s/><text:s/><text:s/><text:s/><text:s/><text:s/><text:s/><text:s/><text:s/><text:s/><text:s/><text:s/><text:s/><text:s/><text:s/><text:s/>(list<text:s/>functions)))</text:p>
      <text:p text:style-name="OrgSrcBlock"><text:s/><text:s/><text:s/><text:s/><text:s/><text:s/><text:s/><text:s/>(<text:span text:style-name="OrgSrcFontLockKeywordFace">when</text:span><text:s/>after-body</text:p>
      <text:p text:style-name="OrgSrcBlock"><text:s/><text:s/><text:s/><text:s/><text:s/><text:s/><text:s/><text:s/><text:s/><text:s/>(eval-after-load<text:s/>file<text:s/>`(<text:span text:style-name="OrgSrcFontLockKeywordFace">progn</text:span><text:s/>,@after-body)))</text:p>
      <text:p text:style-name="OrgSrcBlockLastLine"><text:s/><text:s/><text:s/><text:s/><text:s/><text:s/><text:s/><text:s/>t))))</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text:span text:style-name="OrgSrcFontLockKeywordFace">when</text:span><text:s/>(boundp<text:s/>'disabled-packages)</text:p>
      <text:p text:style-name="OrgSrcBlock"><text:s/><text:s/><text:s/><text:s/><text:s/><text:s/>(<text:span text:style-name="OrgSrcFontLockKeywordFace">dolist</text:span><text:s/>(package<text:s/>disabled-packages)</text:p>
      <text:p text:style-name="OrgSrcBlock"><text:s/><text:s/><text:s/><text:s/><text:s/><text:s/><text:s/><text:s/>(<text:span text:style-name="OrgSrcFontLockKeywordFace">when</text:span><text:s/>(and<text:s/>(stringp<text:s/>package)<text:s/>(equal<text:s/>file<text:s/>package))</text:p>
      <text:p text:style-name="OrgSrcBlock"><text:s/><text:s/><text:s/><text:s/><text:s/><text:s/><text:s/><text:s/><text:s/><text:s/>(setq<text:s/>enabled<text:s/>nil))))</text:p>
      <text:p text:style-name="OrgSrcBlock"><text:s/><text:s/><text:s/><text:s/>(<text:span text:style-name="OrgSrcFontLockKeywordFace">when</text:span><text:s/>enabled<text:s/><text:span text:style-name="OrgSrcFontLockCommentDelimiterFace">;;<text:s/></text:span><text:span text:style-name="OrgSrcFontLockCommentFace">if<text:s/>disabled<text:s/>then<text:s/>return<text:s/>nil</text:span></text:p>
      <text:p text:style-name="OrgSrcBlock"><text:s/><text:s/><text:s/><text:s/><text:s/><text:s/>(<text:span text:style-name="OrgSrcFontLockKeywordFace">when</text:span><text:s/>(locate-library<text:s/>file)</text:p>
      <text:p text:style-name="OrgSrcBlock"><text:s/><text:s/><text:s/><text:s/><text:s/><text:s/><text:s/><text:s/>(mapc<text:s/>(<text:span text:style-name="OrgSrcFontLockKeywordFace">lambda</text:span><text:s/>(func)</text:p>
      <text:p text:style-name="OrgSrcBlock"><text:s/><text:s/><text:s/><text:s/><text:s/><text:s/><text:s/><text:s/><text:s/><text:s/><text:s/><text:s/><text:s/><text:s/><text:s/><text:s/>(autoload<text:s/>func<text:s/>file<text:s/>docstring<text:s/>interactive<text:s/>type))</text:p>
      <text:p text:style-name="OrgSrcBlock"><text:s/><text:s/><text:s/><text:s/><text:s/><text:s/><text:s/><text:s/><text:s/><text:s/><text:s/><text:s/><text:s/><text:s/>(<text:span text:style-name="OrgSrcFontLockKeywordFace">if</text:span><text:s/>(listp<text:s/>functions)</text:p>
      <text:p text:style-name="OrgSrcBlock"><text:s/><text:s/><text:s/><text:s/><text:s/><text:s/><text:s/><text:s/><text:s/><text:s/><text:s/><text:s/><text:s/><text:s/><text:s/><text:s/><text:s/><text:s/>functions</text:p>
      <text:p text:style-name="OrgSrcBlock"><text:s/><text:s/><text:s/><text:s/><text:s/><text:s/><text:s/><text:s/><text:s/><text:s/><text:s/><text:s/><text:s/><text:s/><text:s/><text:s/>(list<text:s/>functions)))</text:p>
      <text:p text:style-name="OrgSrcBlock"><text:s/><text:s/><text:s/><text:s/><text:s/><text:s/><text:s/><text:s/>(<text:span text:style-name="OrgSrcFontLockKeywordFace">when</text:span><text:s/>after-body</text:p>
      <text:p text:style-name="OrgSrcBlock"><text:s/><text:s/><text:s/><text:s/><text:s/><text:s/><text:s/><text:s/><text:s/><text:s/>(eval-after-load<text:s/>file<text:s/>`(<text:span text:style-name="OrgSrcFontLockKeywordFace">progn</text:span><text:s/>,@after-body)))</text:p>
      <text:p text:style-name="OrgSrcBlockLastLine"><text:s/><text:s/><text:s/><text:s/><text:s/><text:s/><text:s/><text:s/>t))))</text:p>
      <text:h text:style-name="Heading_20_2" text:outline-level="2">
<text:bookmark-start text:name="OrgXref.sec-2-5"/>
<text:bookmark text:name="sec-2-5"/>警告の抑制
<text:bookmark-end text:name="OrgXref.sec-2-5"/></text:h>
      <text:p text:style-name="Text_20_body">起動時に警告が出てうっとうしい場合に使います。起動直後に呼ばれるように、 <text:span text:style-name="OrgCode">.emacs</text:span> の上の方に書いておくとよいと思います。</text:p>
      <text:p text:style-name="Text_20_body"><text:a xlink:type="simple" xlink:href="http://d.hatena.ne.jp/kitokitoki/20100425/p1">http://d.hatena.ne.jp/kitokitoki/20100425/p1</text:a></text:p>
      <text:p text:style-name="OrgSrcBlock">(setq<text:s/>byte-compile-warnings</text:p>
      <text:p text:style-name="OrgSrcBlock"><text:s/><text:s/><text:s/><text:s/><text:s/><text:s/>'(free-vars<text:s/>unresolved<text:s/>callargs<text:s/>redefine<text:s/>obsolete<text:s/>noruntime</text:p>
      <text:p text:style-name="OrgSrcBlockLastLine"><text:s/><text:s/><text:s/><text:s/><text:s/><text:s/>cl-functions<text:s/>interactive-only<text:s/>make-local))</text:p>
      <text:h text:style-name="Heading_20_2" text:outline-level="2">
<text:bookmark-start text:name="OrgXref.sec-2-6"/>
<text:bookmark text:name="sec-2-6"/>起動時間の計測
<text:bookmark-end text:name="OrgXref.sec-2-6"/></text:h>
      <text:p text:style-name="Text_20_body"><text:span text:style-name="OrgCode">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p>
      <text:p text:style-name="OrgSrcBlock">(add-hook<text:s/>'after-init-hook</text:p>
      <text:p text:style-name="OrgSrcBlock"><text:s/><text:s/><text:s/><text:s/><text:s/><text:s/><text:s/><text:s/><text:s/><text:s/>(<text:span text:style-name="OrgSrcFontLockKeywordFace">lambda</text:span><text:s/>()</text:p>
      <text:p text:style-name="OrgSrcBlock"><text:s/><text:s/><text:s/><text:s/><text:s/><text:s/><text:s/><text:s/><text:s/><text:s/><text:s/><text:s/>(message<text:s/><text:span text:style-name="OrgSrcFontLockStringFace">"---<text:s/>Emacs<text:s/>booting<text:s/>time:<text:s/>%.0f<text:s/>[msec]"</text:span></text:p>
      <text:p text:style-name="OrgSrcBlock"><text:s/><text:s/><text:s/><text:s/><text:s/><text:s/><text:s/><text:s/><text:s/><text:s/><text:s/><text:s/><text:s/><text:s/><text:s/><text:s/><text:s/><text:s/><text:s/><text:s/><text:s/>(*<text:s/>1000</text:p>
      <text:p text:style-name="OrgSrcBlock"><text:s/><text:s/><text:s/><text:s/><text:s/><text:s/><text:s/><text:s/><text:s/><text:s/><text:s/><text:s/><text:s/><text:s/><text:s/><text:s/><text:s/><text:s/><text:s/><text:s/><text:s/><text:s/><text:s/><text:s/>(float-time<text:s/>(time-subtract</text:p>
      <text:p text:style-name="OrgSrcBlock"><text:s/><text:s/><text:s/><text:s/><text:s/><text:s/><text:s/><text:s/><text:s/><text:s/><text:s/><text:s/><text:s/><text:s/><text:s/><text:s/><text:s/><text:s/><text:s/><text:s/><text:s/><text:s/><text:s/><text:s/><text:s/><text:s/><text:s/><text:s/><text:s/><text:s/><text:s/><text:s/><text:s/><text:s/><text:s/><text:s/><text:s/>after-init-time</text:p>
      <text:p text:style-name="OrgSrcBlockLastLine"><text:s/><text:s/><text:s/><text:s/><text:s/><text:s/><text:s/><text:s/><text:s/><text:s/><text:s/><text:s/><text:s/><text:s/><text:s/><text:s/><text:s/><text:s/><text:s/><text:s/><text:s/><text:s/><text:s/><text:s/><text:s/><text:s/><text:s/><text:s/><text:s/><text:s/><text:s/><text:s/><text:s/><text:s/><text:s/><text:s/><text:s/>before-init-time))))))</text:p>
      <text:h text:style-name="Heading_20_2" text:outline-level="2">
<text:bookmark-start text:name="OrgXref.sec-2-7"/>
<text:bookmark text:name="sec-2-7"/>C-x C-c で容易にEmacsを終了させないように質問する
<text:bookmark-end text:name="OrgXref.sec-2-7"/></text:h>
      <text:p text:style-name="Text_20_body"><text:span text:style-name="OrgCode">y-or-n-p</text:span> を指定するだけです。</text:p>
      <text:p text:style-name="OrgSrcBlockLastLine">(setq<text:s/>confirm-kill-emacs<text:s/>'y-or-n-p)</text:p>
      <text:p text:style-name="Text_20_body">以前は、 <text:span text:style-name="OrgCode">C-x C-c</text:span> を以下の関数に割り当てて、任意の質問文で入力を求めていました。</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interactive<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LastLine"><text:s/><text:s/><text:s/><text:s/><text:s/><text:s/><text:s/><text:s/><text:s/><text:s/><text:s/>(save-buffers-kill-emacs)))))</text:p>
      <text:h text:style-name="Heading_20_3" text:outline-level="3">
<text:bookmark-start text:name="OrgXref.sec-2-7-1"/>
<text:bookmark text:name="sec-2-7-1"/>キーバインド
<text:bookmark-end text:name="OrgXref.sec-2-7-1"/></text:h>
      <text:p text:style-name="Text_20_body">Show yes or no when you try to kill Emacs</text:p>
      <text:p text:style-name="OrgSrcBlockLastLine">(global-set-key<text:s/>(kbd<text:s/><text:span text:style-name="OrgSrcFontLockStringFace">"C-x<text:s/>C-c"</text:span>)<text:s/>'confirm-save-buffers-kill-emacs)</text:p>
      <text:h text:style-name="Heading_20_2" text:outline-level="2">
<text:bookmark-start text:name="OrgXref.sec-2-8"/>
<text:bookmark text:name="sec-2-8"/>Messages 出力を封じるためのマクロ
<text:bookmark-end text:name="OrgXref.sec-2-8"/></text:h>
      <text:p text:style-name="Text_20_body"><text:span text:style-name="OrgCode">shut-up.el</text:span> というマクロがあり、現在はそちらを使っています。</text:p>
      <text:p text:style-name="OrgSrcBlock">(<text:span text:style-name="OrgSrcFontLockKeywordFace">defun</text:span><text:s/><text:span text:style-name="OrgSrcFontLockFunctionNameFace">hoge</text:span><text:s/>()</text:p>
      <text:p text:style-name="OrgSrcBlock"><text:s/><text:s/>(interactive)</text:p>
      <text:p text:style-name="OrgSrcBlock"><text:s/><text:s/>(<text:span text:style-name="OrgSrcFontLockKeywordFace">let</text:span><text:s/>((message-log-max<text:s/>nil))</text:p>
      <text:p text:style-name="OrgSrcBlockLastLine"><text:s/><text:s/><text:s/><text:s/>(shut-up<text:s/>(recentf-save-list))))</text:p>
      <text:p text:style-name="Text_20_body">（参考）<text:a xlink:type="simple" xlink:href="http://qiita.com/itiut@github/items/d917eafd6ab255629346">Emacs - エコーエリアや <text:span text:style-name="Bold">Messages</text:span> バッファにメッセージを表示させたくない - Qiita</text:a></text:p>
      <text:p text:style-name="Text_20_body">非常に強力です。自分は、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p>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text:s/>(<text:span text:style-name="OrgSrcFontLockKeywordFace">declare</text:span><text:s/>(indent<text:s/>0))</text:p>
      <text:p text:style-name="OrgSrcBlock"><text:s/><text:s/><text:s/><text:s/>(<text:span text:style-name="OrgSrcFontLockKeywordFace">let</text:span><text:s/>((message-log-max<text:s/>nil))</text:p>
      <text:p text:style-name="OrgSrcBlockLastLine"><text:s/><text:s/><text:s/><text:s/><text:s/><text:s/>`(<text:span text:style-name="OrgSrcFontLockKeywordFace">with-temp-message</text:span><text:s/>(or<text:s/>(current-message)<text:s/><text:span text:style-name="OrgSrcFontLockStringFace">""</text:span>)<text:s/>,@body)))</text:p>
      <text:h text:style-name="Heading_20_1" text:outline-level="1">
<text:bookmark-start text:name="OrgXref.sec-3"/>
<text:bookmark text:name="sec-3"/>コア設定
<text:bookmark-end text:name="OrgXref.sec-3"/></text:h>
      <text:p text:style-name="Text_20_body">Emacs を操作して文書編集する上で欠かせない設定です。</text:p>
      <text:h text:style-name="Heading_20_2" text:outline-level="2">
<text:bookmark-start text:name="OrgXref.sec-3-1"/>
<text:bookmark text:name="sec-3-1"/>言語／文字コード
<text:bookmark-end text:name="OrgXref.sec-3-1"/></text:h>
      <text:p text:style-name="Text_20_body">徹底的にUTF-8に合わせます。</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p>
      <text:p text:style-name="Text_20_body"><text:span text:style-name="OrgCode">set-buffer-file-coding-system</text:span> は、Xとのデータやりとりを設定する。</text:p>
      <text:p text:style-name="OrgSrcBlock">(prefer-coding-system<text:s/>'utf-8-unix)</text:p>
      <text:p text:style-name="OrgSrcBlock">(set-language-environment<text:s/><text:span text:style-name="OrgSrcFontLockStringFace">"Japanese"</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p text:style-name="OrgSrcBlock">(set-clipboard-coding-system<text:s/>'utf-8)<text:s/><text:span text:style-name="OrgSrcFontLockCommentDelimiterFace">;<text:s/></text:span><text:span text:style-name="OrgSrcFontLockCommentFace">included<text:s/>by<text:s/>set-selection-coding-system</text:span></text:p>
      <text:p text:style-name="OrgSrcBlock">(set-keyboard-coding-system<text:s/>'utf-8)<text:s/><text:span text:style-name="OrgSrcFontLockCommentDelimiterFace">;<text:s/></text:span><text:span text:style-name="OrgSrcFontLockCommentFace">configured<text:s/>by<text:s/>prefer-coding-system</text:span></text:p>
      <text:p text:style-name="OrgSrcBlock">(set-terminal-coding-system<text:s/>'utf-8)<text:s/><text:span text:style-name="OrgSrcFontLockCommentDelimiterFace">;<text:s/></text:span><text:span text:style-name="OrgSrcFontLockCommentFace">configured<text:s/>by<text:s/>prefer-coding-system</text:span></text:p>
      <text:p text:style-name="OrgSrcBlock">(setq<text:s/>buffer-file-coding-system<text:s/>'utf-8)<text:s/><text:span text:style-name="OrgSrcFontLockCommentDelimiterFace">;<text:s/></text:span><text:span text:style-name="OrgSrcFontLockCommentFace">utf-8-unix</text:span></text:p>
      <text:p text:style-name="OrgSrcBlock">(setq<text:s/>save-buffer-coding-system<text:s/>'utf-8-unix)<text:s/><text:span text:style-name="OrgSrcFontLockCommentDelimiterFace">;<text:s/></text:span><text:span text:style-name="OrgSrcFontLockCommentFace">nil</text:span></text:p>
      <text:p text:style-name="OrgSrcBlock">(set-buffer-process-coding-system<text:s/>'utf-8<text:s/>'utf-8)</text:p>
      <text:p text:style-name="OrgSrcBlock">(setq<text:s/>process-coding-system-alist</text:p>
      <text:p text:style-name="OrgSrcBlockLastLine"><text:s/><text:s/><text:s/><text:s/><text:s/><text:s/>(cons<text:s/>'(<text:span text:style-name="OrgSrcFontLockStringFace">"grep"</text:span><text:s/>utf-8<text:s/>.<text:s/>utf-8)<text:s/>process-coding-system-alist))</text:p>
      <text:h text:style-name="Heading_20_2" text:outline-level="2">
<text:bookmark-start text:name="OrgXref.sec-3-2"/>
<text:bookmark text:name="sec-3-2"/>日本語入力
<text:bookmark-end text:name="OrgXref.sec-3-2"/></text:h>
      <text:p text:style-name="Text_20_body">Emacs23用にインラインパッチを適用している場合に使います。<text:line-break/>Lion でも使える自分用にカスタマイズした <text:a xlink:type="simple" xlink:href="https://gist.github.com/1532344">inline-patch</text:a> を使っています。</text:p>
      <text:p text:style-name="Text_20_body">Emacs24用には、Mavericks対応した<text:a xlink:type="simple" xlink:href="https://gist.github.com/takaxp/9658281">パッチ</text:a>を使っています。</text:p>
      <text:p text:style-name="Text_20_body">Emacs24.5用は<text:a xlink:type="simple" xlink:href="https://gist.github.com/takaxp/1d91107b311b63b57529">こちら</text:a>。</text:p>
      <text:p text:style-name="OrgSrcBlock">(<text:span text:style-name="OrgSrcFontLockKeywordFace">when</text:span><text:s/>(fboundp<text:s/>'mac-add-key-passed-to-system)</text:p>
      <text:p text:style-name="OrgSrcBlock"><text:s/><text:s/>(setq<text:s/>default-input-method<text:s/><text:span text:style-name="OrgSrcFontLockStringFace">"MacOSX"</text:span>)</text:p>
      <text:p text:style-name="OrgSrcBlockLastLine"><text:s/><text:s/>(mac-add-key-passed-to-system<text:s/>'shift))</text:p>
      <text:h text:style-name="Heading_20_2" text:outline-level="2">
<text:bookmark-start text:name="OrgXref.sec-3-3"/>
<text:bookmark text:name="sec-3-3"/>[ag.el] 検索
<text:bookmark-end text:name="OrgXref.sec-3-3"/></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p>
      <text:p text:style-name="OrgFixedWidthBlock">the_silver_searcher @0.18.1 (textproc)</text:p>
      <text:p text:style-name="OrgFixedWidthBlockLastLine"> <text:s text:c="3"/>A code-searching tool similar to ack, but faster.</text:p>
      <text:p text:style-name="Text_20_body">カスタマイズした関数を <text:span text:style-name="OrgCode">C-M-f</text:span> にぶら下げています。</text:p>
      <text:p text:style-name="OrgSrcBlock">(<text:span text:style-name="OrgSrcFontLockKeywordFace">when</text:span><text:s/>(eval-after-autoload-if-found</text:p>
      <text:p text:style-name="OrgSrcBlock"><text:s/><text:s/><text:s/><text:s/><text:s/><text:s/><text:s/>'(my:ag)<text:s/><text:span text:style-name="OrgSrcFontLockStringFace">"ag"</text:span><text:s/>nil<text:s/>t<text:s/>nil</text:p>
      <text:p text:style-name="OrgSrcBlock"><text:s/><text:s/><text:s/><text:s/><text:s/><text:s/><text:s/>'((setq<text:s/>ag-highlight-search<text:s/>t)</text:p>
      <text:p text:style-name="OrgSrcBlock"><text:s/><text:s/><text:s/><text:s/><text:s/><text:s/><text:s/><text:s/><text:s/>(setq<text:s/>ag-reuse-buffers<text:s/>t)<text:s/><text:span text:style-name="OrgSrcFontLockCommentDelimiterFace">;;<text:s/></text:span><text:span text:style-name="OrgSrcFontLockCommentFace">nil=別ウィンドウが開く</text:span></text:p>
      <text:p text:style-name="OrgSrcBlock"><text:s/><text:s/><text:s/><text:s/><text:s/><text:s/><text:s/><text:s/><text:s/>(setq<text:s/>ag-reuse-window<text:s/>t)<text:s/><text:s/><text:span text:style-name="OrgSrcFontLockCommentDelimiterFace">;;<text:s/></text:span><text:span text:style-name="OrgSrcFontLockCommentFace">nil=結果を選択時に別ウィンドウに結果を出す</text:span></text:p>
      <text:p text:style-name="OrgSrcBlock"><text:s/><text:s/><text:s/><text:s/><text:s/><text:s/><text:s/><text:s/><text:s/><text:span text:style-name="OrgSrcFontLockCommentDelimiterFace">;;<text:s/></text:span><text:span text:style-name="OrgSrcFontLockCommentFace">q<text:s/>でウィンドウを抜ける</text:span></text:p>
      <text:p text:style-name="OrgSrcBlock"><text:s/><text:s/><text:s/><text:s/><text:s/><text:s/><text:s/><text:s/><text:s/>(define-key<text:s/>ag-mode-map<text:s/>(kbd<text:s/><text:span text:style-name="OrgSrcFontLockStringFace">"q"</text:span>)<text:s/>'delete-window)</text:p>
      <text:p text:style-name="OrgSrcBlock"/>
      <text:p text:style-name="OrgSrcBlock"><text:s/><text:s/><text:s/><text:s/><text:s/><text:s/><text:s/><text:s/><text:s/>(<text:span text:style-name="OrgSrcFontLockKeywordFace">defun</text:span><text:s/><text:span text:style-name="OrgSrcFontLockFunctionNameFace">my:ag</text:span><text:s/>()</text:p>
      <text:p text:style-name="OrgSrcBlock"><text:s/><text:s/><text:s/><text:s/><text:s/><text:s/><text:s/><text:s/><text:s/><text:s/><text:s/>(interactive)</text:p>
      <text:p text:style-name="OrgSrcBlock"><text:s/><text:s/><text:s/><text:s/><text:s/><text:s/><text:s/><text:s/><text:s/><text:s/><text:s/>(call-interactively<text:s/>'ag)</text:p>
      <text:p text:style-name="OrgSrcBlock"><text:s/><text:s/><text:s/><text:s/><text:s/><text:s/><text:s/><text:s/><text:s/><text:s/><text:s/>(switch-to-buffer-other-frame<text:s/><text:span text:style-name="OrgSrcFontLockStringFace">"*ag<text:s/>search*"</text:span>))))</text:p>
      <text:p text:style-name="OrgSrcBlock"/>
      <text:p text:style-name="OrgSrcBlockLastLine"><text:s/><text:s/>(global-set-key<text:s/>(kbd<text:s/><text:span text:style-name="OrgSrcFontLockStringFace">"C-M-f"</text:span>)<text:s/>'my:ag))</text:p>
      <text:h text:style-name="Heading_20_2" text:outline-level="2">
<text:bookmark-start text:name="OrgXref.sec-3-4"/>
<text:bookmark text:name="sec-3-4"/>基本キーバインド
<text:bookmark-end text:name="OrgXref.sec-3-4"/></text:h>
      <text:p text:style-name="Text_20_body">次の機能にキーバインドを設定する。</text:p>
      <text:list text:style-name="OrgBulletedList" text:continue-numbering="false">
        <text:list-item>
          <text:p text:style-name="Text_20_body">Cmd+V でペースト（Mac用）</text:p>
        </text:list-item>
        <text:list-item>
          <text:p text:style-name="Text_20_body">Cmd と Option を逆にする（Mac用）</text:p>
        </text:list-item>
        <text:list-item>
          <text:p text:style-name="Text_20_body">削除</text:p>
        </text:list-item>
      </text:list>
      <text:p text:style-name="OrgSrcBlock">(<text:span text:style-name="OrgSrcFontLockKeywordFace">when</text:span><text:s/>(eq<text:s/>window-system<text:s/>'ns)</text:p>
      <text:p text:style-name="OrgSrcBlock"><text:s/><text:s/>(global-set-key<text:s/>(kbd<text:s/><text:span text:style-name="OrgSrcFontLockStringFace">"M-v"</text:span>)<text:s/>'yank)</text:p>
      <text:p text:style-name="OrgSrcBlock"><text:s/><text:s/>(setq<text:s/>ns-command-modifier<text:s/>'meta)</text:p>
      <text:p text:style-name="OrgSrcBlock"><text:s/><text:s/>(setq<text:s/>ns-alternate-modifier<text:s/>'super)</text:p>
      <text:p text:style-name="OrgSrcBlock"><text:s/><text:s/>(global-set-key<text:s/>[ns-drag-file]<text:s/>'ns-find-file)<text:s/><text:span text:style-name="OrgSrcFontLockCommentDelimiterFace">;<text:s/></text:span><text:span text:style-name="OrgSrcFontLockCommentFace">D&amp;D<text:s/>for<text:s/>Emacs23</text:span></text:p>
      <text:p text:style-name="OrgSrcBlock"><text:s/><text:s/>(setq<text:s/>ns-pop-up-frames<text:s/>nil))<text:s/><text:span text:style-name="OrgSrcFontLockCommentDelimiterFace">;<text:s/></text:span><text:span text:style-name="OrgSrcFontLockCommentFace">D&amp;D<text:s/>for<text:s/>Emacs23</text:span></text:p>
      <text:p text:style-name="OrgSrcBlock">(global-set-key<text:s/>[delete]<text:s/>'delete-char)</text:p>
      <text:p text:style-name="OrgSrcBlockLastLine">(global-set-key<text:s/>[kp-delete]<text:s/>'delete-char)</text:p>
      <text:h text:style-name="Heading_20_2" text:outline-level="2">
<text:bookmark-start text:name="OrgXref.sec-3-5"/>
<text:bookmark text:name="sec-3-5"/>ナローイングするか
<text:bookmark-end text:name="OrgXref.sec-3-5"/></text:h>
      <text:p text:style-name="Text_20_body">ナローイングを有効にする。デフォルトは、ナローイングを知らないユーザが「データが消えた！」と勘違いしないように、無効になっている。</text:p>
      <text:p text:style-name="Text_20_body">Org でナローイングを使う場合は、特に設定しなくてもよい。</text:p>
      <text:p text:style-name="OrgSrcBlockLastLine">(put<text:s/>'narrow-to-region<text:s/>'disabled<text:s/>nil)</text:p>
      <text:h text:style-name="Heading_20_2" text:outline-level="2">
<text:bookmark-start text:name="OrgXref.sec-3-6"/>
<text:bookmark text:name="sec-3-6"/>バッファの終わりでのnewlineを禁止する
<text:bookmark-end text:name="OrgXref.sec-3-6"/></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setq<text:s/>next-line-add-newlines<text:s/>nil)</text:p>
      <text:h text:style-name="Heading_20_2" text:outline-level="2">
<text:bookmark-start text:name="OrgXref.sec-3-7"/>
<text:bookmark text:name="sec-3-7"/>常に最終行に一行追加する
<text:bookmark-end text:name="OrgXref.sec-3-7"/></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setq<text:s/>require-final-newline<text:s/>t)</text:p>
      <text:h text:style-name="Heading_20_2" text:outline-level="2">
<text:bookmark-start text:name="OrgXref.sec-3-8"/>
<text:bookmark text:name="sec-3-8"/>長い文章を右端で常に折り返す
<text:bookmark-end text:name="OrgXref.sec-3-8"/></text:h>
      <text:p text:style-name="OrgSrcBlock">(setq<text:s/>truncate-lines<text:s/>nil)</text:p>
      <text:p text:style-name="OrgSrcBlockLastLine">(setq<text:s/>truncate-partial-width-windows<text:s/>nil)</text:p>
      <text:h text:style-name="Heading_20_2" text:outline-level="2">
<text:bookmark-start text:name="OrgXref.sec-3-9"/>
<text:bookmark text:name="sec-3-9"/>バッファが外部から編集された場合に自動で再読み込みする
<text:bookmark-end text:name="OrgXref.sec-3-9"/></text:h>
      <text:p text:style-name="Text_20_body"><text:span text:style-name="OrgCode">auto-save-buffers</text:span> を使っていれば、バッファは常に保存された状態になるため、revert が即座に反映される。適宜バックアップツールと組み合わせないと不安な場合もあるかも。</text:p>
      <text:p text:style-name="OrgSrcBlockLastLine">(global-auto-revert-mode<text:s/>1)</text:p>
      <text:h text:style-name="Heading_20_2" text:outline-level="2">
<text:bookmark-start text:name="OrgXref.sec-3-10"/>
<text:bookmark text:name="sec-3-10"/>[uniquify.el] 同じバッファ名が開かれた場合に区別する
<text:bookmark-end text:name="OrgXref.sec-3-10"/></text:h>
      <text:p text:style-name="Text_20_body">ビルトインの <text:span text:style-name="OrgCode">uniquify</text:span> を使います。</text:p>
      <text:p text:style-name="OrgSrcBlockLastLine">(setq<text:s/>uniquify-buffer-name-style<text:s/>'post-forward-angle-brackets)</text:p>
      <text:h text:style-name="Heading_20_2" text:outline-level="2">
<text:bookmark-start text:name="OrgXref.sec-3-11"/>
<text:bookmark text:name="sec-3-11"/>マウスで選択した領域を自動コピー
<text:bookmark-end text:name="OrgXref.sec-3-11"/></text:h>
      <text:p text:style-name="Text_20_body">マウスで選択すると、勝手にペーストボードにデータが流れます。</text:p>
      <text:p text:style-name="OrgSrcBlockLastLine">(setq<text:s/>mouse-drag-copy-region<text:s/>t)</text:p>
      <text:h text:style-name="Heading_20_2" text:outline-level="2">
<text:bookmark-start text:name="OrgXref.sec-3-12"/>
<text:bookmark text:name="sec-3-12"/>パッケージ管理
<text:bookmark-end text:name="OrgXref.sec-3-12"/></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p>
      <text:h text:style-name="Heading_20_3" text:outline-level="3">
<text:bookmark-start text:name="OrgXref.sec-3-12-1"/>
<text:bookmark text:name="sec-3-12-1"/>Cask のセットアップ
<text:bookmark-end text:name="OrgXref.sec-3-12-1"/></text:h>
      <text:p text:style-name="Text_20_body">以下は自分用のメモです。</text:p>
      <text:list text:style-name="OrgNumberedList" text:continue-numbering="false">
        <text:list-item>
          <text:p text:style-name="Text_20_body">curl -fsSkL <text:a xlink:type="simple" xlink:href="https://raw.github.com/cask/cask/master/go">https://raw.github.com/cask/cask/master/go</text:a> | python</text:p>
        </text:list-item>
        <text:list-item>
          <text:p text:style-name="Text_20_body">.cask/bin に PATH を通す (see .zshenv, export PATH="${HOME}/.cask/bin:{$PATH}")</text:p>
        </text:list-item>
        <text:list-item>
          <text:p text:style-name="Text_20_body">cask upgrade</text:p>
        </text:list-item>
        <text:list-item>
          <text:p text:style-name="Text_20_body">cd ~/.emacs</text:p>
        </text:list-item>
        <text:list-item>
          <text:p text:style-name="Text_20_body">cask init            ;; ~/.emacs.d/Cask が存在しない場合だけ実行</text:p>
        </text:list-item>
        <text:list-item>
          <text:p text:style-name="Text_20_body">cask install</text:p>
        </text:list-item>
      </text:list>
      <text:h text:style-name="Heading_20_3" text:outline-level="3">
<text:bookmark-start text:name="OrgXref.sec-3-12-2"/>
<text:bookmark text:name="sec-3-12-2"/>load-path を一箇所にして起動を高速化
<text:bookmark-end text:name="OrgXref.sec-3-12-2"/></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集約できました。場合によっては依存関係に問題が生じる可能性がありますが、今のところは問題になっていません。</text:p>
      <text:list text:style-name="OrgNumberedList" text:continue-numbering="false">
        <text:list-item>
          <text:p text:style-name="Text_20_body"><text:span text:style-name="OrgCode">~/.emacs.d/.cask/package</text:span> なるフォルダを作る</text:p>
        </text:list-item>
        <text:list-item>
          <text:p text:style-name="Text_20_body"><text:span text:style-name="OrgCode">~/.emacs.d/.cask/24.4.1/elpa/*/*</text:span> と <text:span text:style-name="OrgCode">~/.emacs.d/.cask/24.4.1/elpa/*/lisp/*</text:span> をすべて上記フォルダにコピー</text:p>
        </text:list-item>
        <text:list-item>
          <text:p text:style-name="Text_20_body">~/.emacs で、~/.emacs.d/.cask/package を load-path に設定し、Caskは読み込まない</text:p>
        </text:list-item>
      </text:list>
      <text:p text:style-name="Text_20_body"><text:span text:style-name="OrgCode">M-x lis-packges</text:span> を使って新しいパッケージをインストールする時だけ、以下のフラグを nil に書き換えてEmacsを起動します。</text:p>
      <text:p text:style-name="OrgSrcBlock">(<text:span text:style-name="OrgSrcFontLockKeywordFace">if</text:span><text:s/>t</text:p>
      <text:p text:style-name="OrgSrcBlock"><text:s/><text:s/><text:s/><text:s/><text:s/><text:s/>(load-path-setter<text:s/>'(<text:span text:style-name="OrgSrcFontLockStringFace">"~/.emacs.d/.cask/package"</text:span>)<text:s/>'load-path)</text:p>
      <text:p text:style-name="OrgSrcBlock"><text:s/><text:s/><text:s/><text:s/>(<text:span text:style-name="OrgSrcFontLockKeywordFace">when</text:span><text:s/>(<text:span text:style-name="OrgSrcFontLockKeywordFace">require</text:span><text:s/>'<text:span text:style-name="OrgSrcFontLockConstantFace">cask</text:span><text:s/><text:span text:style-name="OrgSrcFontLockStringFace">"~/.cask/cask.el"</text:span><text:s/>t)<text:s/>(cask-initialize))<text:s/><text:span text:style-name="OrgSrcFontLockCommentDelimiterFace">;;<text:s/></text:span><text:span text:style-name="OrgSrcFontLockCommentFace">800[ms]</text:span></text:p>
      <text:p text:style-name="OrgSrcBlockLastLine"><text:s/><text:s/><text:s/><text:s/>(<text:span text:style-name="OrgSrcFontLockKeywordFace">when</text:span><text:s/>(<text:span text:style-name="OrgSrcFontLockKeywordFace">require</text:span><text:s/>'<text:span text:style-name="OrgSrcFontLockConstantFace">pallet</text:span><text:s/>nil<text:s/>t)<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text:p>
      <text:p text:style-name="OrgSrcBlock"><text:span text:style-name="OrgSrcFontLockCommentDelimiterFace">#</text:span><text:span text:style-name="OrgSrcFontLockCommentFace">!/bin/</text:span><text:span text:style-name="OrgSrcFontLockKeywordFace">sh</text:span></text:p>
      <text:p text:style-name="OrgSrcBlock"><text:span text:style-name="OrgSrcFontLockVariableNameFace">CASKPATH</text:span>=/Users/taka/.emacs.d/.cask</text:p>
      <text:p text:style-name="OrgSrcBlock"><text:span text:style-name="OrgSrcFontLockVariableNameFace">VERSION</text:span>=24.5.1</text:p>
      <text:p text:style-name="OrgSrcBlock"><text:span text:style-name="OrgSrcFontLockVariableNameFace">SUBDIR</text:span>=package</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e<text:s/>$CASKPATH/$SUBDIR"</text:span></text:p>
      <text:p text:style-name="OrgSrcBlock"><text:s/><text:s/><text:s/><text:s/>rm<text:s/>-rf<text:s/>$<text:span text:style-name="OrgSrcFontLockVariableNameFace">CASKPATH</text:span>/$<text:span text:style-name="OrgSrcFontLockVariableNameFace">SUBDIR</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cask<text:s/>install</text:p>
      <text:p text:style-name="OrgSrcBlock"/>
      <text:p text:style-name="OrgSrcBlock"><text:span text:style-name="OrgSrcFontLockBuiltinFace">echo</text:span><text:s/><text:span text:style-name="OrgSrcFontLockStringFace">"---<text:s/>Cask<text:s/>update"</text:span></text:p>
      <text:p text:style-name="OrgSrcBlock">cask<text:s/>update</text:p>
      <text:p text:style-name="OrgSrcBlock"/>
      <text:p text:style-name="OrgSrcBlock"><text:span text:style-name="OrgSrcFontLockBuiltinFace">echo</text:span><text:s/><text:span text:style-name="OrgSrcFontLockStringFace">"---<text:s/>Copying<text:s/>elisp<text:s/>files"</text:span></text:p>
      <text:p text:style-name="OrgSrcBlock">/bin/cp<text:s/>-rf<text:s/>/Users/taka/.emacs.d/.cask/$<text:span text:style-name="OrgSrcFontLockVariableNameFace">VERSION</text:span>/elpa/*/*<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
      <text:p text:style-name="OrgSrcBlockLastLine"><text:span text:style-name="OrgSrcFontLockBuiltinFace">echo</text:span><text:s/><text:span text:style-name="OrgSrcFontLockStringFace">"---<text:s/>Done"</text:span></text:p>
      <text:h text:style-name="Heading_20_2" text:outline-level="2">
<text:bookmark-start text:name="OrgXref.sec-3-13"/>
<text:bookmark text:name="sec-3-13"/>インデント
<text:bookmark-end text:name="OrgXref.sec-3-13"/></text:h>
      <text:p text:style-name="OrgSrcBlock">(setq-default<text:s/>tab-width<text:s/>2)</text:p>
      <text:p text:style-name="OrgSrcBlock">(setq-default<text:s/>indent-tabs-mode<text:s/>nil)</text:p>
      <text:p text:style-name="OrgSrcBlock">(setq<text:s/>indent-line-function<text:s/>'insert-tab)</text:p>
      <text:p text:style-name="OrgSrcBlock"><text:span text:style-name="OrgSrcFontLockCommentDelimiterFace">;;<text:s/></text:span><text:span text:style-name="OrgSrcFontLockCommentFace">(add-hook<text:s/>'org-mode-hook</text:span></text:p>
      <text:p text:style-name="OrgSrcBlock"><text:span text:style-name="OrgSrcFontLockCommentDelimiterFace">;;<text:s/><text:s/><text:s/><text:s/><text:s/><text:s/><text:s/><text:s/><text:s/><text:s/><text:s/></text:span><text:span text:style-name="OrgSrcFontLockCommentFace">'(lambda()</text:span></text:p>
      <text:p text:style-name="OrgSrcBlockLastLine"><text:span text:style-name="OrgSrcFontLockCommentDelimiterFace">;;<text:s/><text:s/><text:s/><text:s/><text:s/><text:s/><text:s/><text:s/><text:s/><text:s/><text:s/><text:s/><text:s/><text:s/></text:span><text:span text:style-name="OrgSrcFontLockCommentFace">(setq<text:s/>indent-line-function<text:s/>'insert-tab)))</text:span></text:p>
      <text:h text:style-name="Heading_20_2" text:outline-level="2">
<text:bookmark-start text:name="OrgXref.sec-3-14"/>
<text:bookmark text:name="sec-3-14"/>[aggressive-indent] 即時バッファ整形
<text:bookmark-end text:name="OrgXref.sec-3-14"/></text:h>
      <text:p text:style-name="Text_20_body">特定のメジャーモードで、とにかく整形しまくります。MELPAから入手できます。</text:p>
      <text:p text:style-name="OrgSrcBlock">(<text:span text:style-name="OrgSrcFontLockKeywordFace">when</text:span><text:s/>(eval-after-autoload-if-found</text:p>
      <text:p text:style-name="OrgSrcBlock"><text:s/><text:s/><text:s/><text:s/><text:s/><text:s/><text:s/>'(aggressive-indent-mode)<text:s/><text:span text:style-name="OrgSrcFontLockStringFace">"aggressive-indent"</text:span><text:s/>nil<text:s/>t<text:s/>nil</text:p>
      <text:p text:style-name="OrgSrcBlock"><text:s/><text:s/><text:s/><text:s/><text:s/><text:s/><text:s/>'())</text:p>
      <text:p text:style-name="OrgSrcBlock"><text:s/><text:s/>(add-hook<text:s/>'emacs-lisp-mode-hook<text:s/>'aggressive-indent-mode)</text:p>
      <text:p text:style-name="OrgSrcBlock"><text:s/><text:s/>(add-hook<text:s/>'lisp-mode-hook<text:s/>'aggressive-indent-mode)</text:p>
      <text:p text:style-name="OrgSrcBlock"><text:s/><text:s/>(add-hook<text:s/>'perl-mode-hook<text:s/>'aggressive-indent-mode)</text:p>
      <text:p text:style-name="OrgSrcBlock"><text:s/><text:s/>(add-hook<text:s/>'c-mode-common-hook<text:s/>'aggressive-indent-mode)</text:p>
      <text:p text:style-name="OrgSrcBlock"><text:s/><text:s/>(add-hook<text:s/>'nxml-mode-hook<text:s/>'aggressive-indent-mode)</text:p>
      <text:p text:style-name="OrgSrcBlockLastLine"><text:s/><text:s/>(add-hook<text:s/>'web-mode-hook<text:s/>'aggressive-indent-mode))</text:p>
      <text:h text:style-name="Heading_20_2" text:outline-level="2">
<text:bookmark-start text:name="OrgXref.sec-3-15"/>
<text:bookmark text:name="sec-3-15"/>ファイルリンクを辿る時に確認のメッセージを出さない
<text:bookmark-end text:name="OrgXref.sec-3-15"/></text:h>
      <text:p text:style-name="Text_20_body">そのまま辿ってファイルオープンします。</text:p>
      <text:p text:style-name="OrgSrcBlockLastLine">(setq<text:s/>vc-follow-symlinks<text:s/>t)</text:p>
      <text:p text:style-name="OrgSrcBlock"><text:span text:style-name="OrgSrcFontLockCommentDelimiterFace">;;<text:s/></text:span><text:span text:style-name="OrgSrcFontLockCommentFace">autorevert.el<text:s/>の読み込みが必要</text:span></text:p>
      <text:p text:style-name="OrgSrcBlockLastLine">(setq<text:s/>auto-revert-check-vc-info<text:s/>t)</text:p>
      <text:h text:style-name="Heading_20_1" text:outline-level="1">
<text:bookmark-start text:name="OrgXref.sec-4"/>
<text:bookmark text:name="sec-4"/>カーソル移動
<text:bookmark-end text:name="OrgXref.sec-4"/></text:h>
      <text:p text:style-name="Text_20_body">カーソルの移動は、次のポリシーに従っています。デフォルトではC-v/M-v で上下移動になっているが、M-v は windows のペーストに対応するので混乱を招くので使っていません。ページスクロールは標準の <text:span text:style-name="OrgCode">cua-base.el</text:span> に記載されています。</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B">
                <text:p text:style-name="OrgTableContentsLeft">バッファ切り替え</text:p>
              </table:table-cell>
              <table:table-cell table:style-name="OrgTblCellB">
                <text:p text:style-name="OrgTableContentsLeft">M-]/M-[</text:p>
              </table:table-cell>
            </table:table-row>
          </table:table-rows>
        </table:table>
      </text:section>
      <text:h text:style-name="Heading_20_2" text:outline-level="2">
<text:bookmark-start text:name="OrgXref.sec-4-1"/>
<text:bookmark text:name="sec-4-1"/>バッファ内のカーソル移動
<text:bookmark-end text:name="OrgXref.sec-4-1"/></text:h>
      <text:p text:style-name="Text_20_body">先頭に移動、最終行に移動、ページ単位の進む、ページ単位の戻る、行数を指定して移動</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bookmark-start text:name="OrgXref.sec-4-2"/>
<text:bookmark text:name="sec-4-2"/>バッファ間のカーソル移動
<text:bookmark-end text:name="OrgXref.sec-4-2"/></text:h>
      <text:p text:style-name="Text_20_body"><text:span text:style-name="OrgCode">C-c o</text:span> の代わりに、ウィンドウの移動をワンアクションで行う。</text:p>
      <text:p text:style-name="OrgSrcBlock">(global-set-key<text:s/>(kbd<text:s/><text:span text:style-name="OrgSrcFontLockStringFace">"C-M-p"</text:span>)<text:s/>'(<text:span text:style-name="OrgSrcFontLockKeywordFace">lambda</text:span><text:s/>()<text:s/>(interactive)<text:s/>(other-window<text:s/>-1)))</text:p>
      <text:p text:style-name="OrgSrcBlockLastLine">(global-set-key<text:s/>(kbd<text:s/><text:span text:style-name="OrgSrcFontLockStringFace">"C-M-n"</text:span>)<text:s/>'(<text:span text:style-name="OrgSrcFontLockKeywordFace">lambda</text:span><text:s/>()<text:s/>(interactive)<text:s/>(other-window<text:s/>1)))</text:p>
      <text:h text:style-name="Heading_20_2" text:outline-level="2">
<text:bookmark-start text:name="OrgXref.sec-4-3"/>
<text:bookmark text:name="sec-4-3"/>スクロールを制御
<text:bookmark-end text:name="OrgXref.sec-4-3"/></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p>
      <text:p text:style-name="Text_20_body"><text:a xlink:type="simple" xlink:href="http://marigold.sakura.ne.jp/devel/emacs/scroll/index.html">http://marigold.sakura.ne.jp/devel/emacs/scroll/index.html</text:a></text:p>
      <text:p text:style-name="Text_20_body">非ASCII文字を扱っているときに一行づつスクロールしない場合は、scroll-conservatively の値を1ではなく大きい数字にすると直るかもしれません。</text:p>
      <text:p text:style-name="Text_20_body"><text:a xlink:type="simple" xlink:href="http://www.emacswiki.org/emacs/SmoothScrolling">http://www.emacswiki.org/emacs/SmoothScrolling</text:a></text:p>
      <text:p text:style-name="Text_20_body">scroll-margin を指定すると、カーソルがウィンドウの端から離れた状態でスクロールされます。</text:p>
      <text:p text:style-name="OrgSrcBlock"><text:span text:style-name="OrgSrcFontLockCommentDelimiterFace">;;<text:s/></text:span><text:span text:style-name="OrgSrcFontLockCommentFace">Scroll<text:s/>window<text:s/>on<text:s/>a<text:s/>line-by-line<text:s/>basis</text:span></text:p>
      <text:p text:style-name="OrgSrcBlock">(setq<text:s/>scroll-conservatively<text:s/>1000)</text:p>
      <text:p text:style-name="OrgSrcBlock">(setq<text:s/>scroll-step<text:s/>1)</text:p>
      <text:p text:style-name="OrgSrcBlockLastLine">(setq<text:s/>scroll-margin<text:s/>0)<text:s/><text:span text:style-name="OrgSrcFontLockCommentDelimiterFace">;<text:s/></text:span><text:span text:style-name="OrgSrcFontLockCommentFace">default=0</text:span></text:p>
      <text:p text:style-name="Text_20_body">スクロール時のジャンプが気になる場合は次のパッケージを使うとよいです。</text:p>
      <text:p text:style-name="Text_20_body"><text:a xlink:type="simple" xlink:href="http://adamspiers.org/computing/elisp/smooth-scrolling.el">http://adamspiers.org/computing/elisp/smooth-scrolling.el</text:a></text:p>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setq<text:s/>smooth-scroll-margin<text:s/>1))</text:p>
      <text:p text:style-name="OrgSrcBlock">(<text:span text:style-name="OrgSrcFontLockKeywordFace">when</text:span><text:s/>(autoload-if-found</text:p>
      <text:p text:style-name="OrgSrcBlock"><text:s/><text:s/><text:s/><text:s/><text:s/><text:s/><text:s/>'(smooth-scrolling)<text:s/><text:span text:style-name="OrgSrcFontLockStringFace">"smooth-scrolling"</text:span><text:s/>nil<text:s/>t)</text:p>
      <text:p text:style-name="OrgSrcBlock"><text:s/><text:s/>(eval-after-load<text:s/><text:span text:style-name="OrgSrcFontLockStringFace">"smooth-scrolling"</text:span></text:p>
      <text:p text:style-name="OrgSrcBlock"><text:s/><text:s/><text:s/><text:s/>'(<text:span text:style-name="OrgSrcFontLockKeywordFace">progn</text:span></text:p>
      <text:p text:style-name="OrgSrcBlockLastLine"><text:s/><text:s/><text:s/><text:s/><text:s/><text:s/><text:s/>(setq<text:s/>smooth-scroll-margin<text:s/>1))))</text:p>
      <text:h text:style-name="Heading_20_2" text:outline-level="2">
<text:bookmark-start text:name="OrgXref.sec-4-4"/>
<text:bookmark text:name="sec-4-4"/>スクロールで表示を重複させる行数
<text:bookmark-end text:name="OrgXref.sec-4-4"/></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setq<text:s/>next-screen-context-lines<text:s/>1)</text:p>
      <text:h text:style-name="Heading_20_2" text:outline-level="2">
<text:bookmark-start text:name="OrgXref.sec-4-5"/>
<text:bookmark text:name="sec-4-5"/>[SmoothScroll.el] カーソル固定でスクロールする
<text:bookmark-end text:name="OrgXref.sec-4-5"/></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p>
      <text:p text:style-name="Text_20_body">カーソル位置と行を固定してバッファを背景スクロールできます。</text:p>
      <text:p text:style-name="Text_20_body">オリジナルのままだとコンパイル時に警告がでるので、 <text:span text:style-name="OrgCode">line-move-visual</text:span> で書き換えています。残念ながら最近は使っていません。</text:p>
      <text:p text:style-name="OrgSrcBlock">(eval-after-autoload-if-found</text:p>
      <text:p text:style-name="OrgSrcBlockLastLine"><text:s/>'(scroll-one-up<text:s/>scroll-one-down)<text:s/><text:span text:style-name="OrgSrcFontLockStringFace">"smoothscroll"</text:span><text:s/>nil<text:s/>t)</text:p>
      <text:p text:style-name="OrgSrcBlock">(autoload-if-found</text:p>
      <text:p text:style-name="OrgSrcBlockLastLine"><text:s/>'(scroll-one-up<text:s/>scroll-one-down)<text:s/><text:span text:style-name="OrgSrcFontLockStringFace">"smoothscroll"</text:span><text:s/>nil<text:s/>t)</text:p>
      <text:h text:style-name="Heading_20_3" text:outline-level="3">
<text:bookmark-start text:name="OrgXref.sec-4-5-1"/>
<text:bookmark text:name="sec-4-5-1"/>キーバインド
<text:bookmark-end text:name="OrgXref.sec-4-5-1"/></text:h>
      <text:p text:style-name="OrgSrcBlock">(global-set-key<text:s/>(kbd<text:s/><text:span text:style-name="OrgSrcFontLockStringFace">"s-&lt;up&gt;"</text:span>)<text:s/>'scroll-one-down)</text:p>
      <text:p text:style-name="OrgSrcBlockLastLine">(global-set-key<text:s/>(kbd<text:s/><text:span text:style-name="OrgSrcFontLockStringFace">"s-&lt;down&gt;"</text:span>)<text:s/>'scroll-one-up)</text:p>
      <text:h text:style-name="Heading_20_2" text:outline-level="2">
<text:bookmark-start text:name="OrgXref.sec-4-6"/>
<text:bookmark text:name="sec-4-6"/>[smooth-scroll.el] 滑らかなスクロール
<text:bookmark-end text:name="OrgXref.sec-4-6"/></text:h>
      <text:p text:style-name="Text_20_body">良い感じです。スススっとスクロールします。</text:p>
      <text:p text:style-name="OrgSrcBlock">(eval-after-autoload-if-found</text:p>
      <text:p text:style-name="OrgSrcBlock"><text:s/>'(smooth-scroll)<text:s/><text:span text:style-name="OrgSrcFontLockStringFace">"smooth-scroll"</text:span><text:s/>nil<text:s/>t<text:s/>nil</text:p>
      <text:p text:style-name="OrgSrcBlock"><text:s/>'((smooth-scroll-mode<text:s/>t)</text:p>
      <text:p text:style-name="OrgSrcBlock"><text:s/><text:s/><text:s/>(setq<text:s/>smooth-scroll/vscroll-step-size<text:s/>6)</text:p>
      <text:p text:style-name="OrgSrcBlockLastLine"><text:s/><text:s/><text:s/>(setq<text:s/>smooth-scroll/hscroll-step-size<text:s/>6)))</text:p>
      <text:h text:style-name="Heading_20_2" text:outline-level="2">
<text:bookmark-start text:name="OrgXref.sec-4-7"/>
<text:bookmark text:name="sec-4-7"/>[point-undo.el] カーソル位置を簡単にたどる
<text:bookmark-end text:name="OrgXref.sec-4-7"/></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text:p>
      <text:p text:style-name="OrgSrcBlockLastLine">(<text:span text:style-name="OrgSrcFontLockKeywordFace">require</text:span><text:s/>'<text:span text:style-name="OrgSrcFontLockConstantFace">point-undo</text:span><text:s/>nil<text:s/>t)</text:p>
      <text:h text:style-name="Heading_20_3" text:outline-level="3">
<text:bookmark-start text:name="OrgXref.sec-4-7-1"/>
<text:bookmark text:name="sec-4-7-1"/>キーバインド
<text:bookmark-end text:name="OrgXref.sec-4-7-1"/></text:h>
      <text:p text:style-name="Text_20_body">シングルキーを割り当てておくと使いやすいです。</text:p>
      <text:p text:style-name="OrgSrcBlock"><text:span text:style-name="OrgSrcFontLockCommentDelimiterFace">;;<text:s/></text:span><text:span text:style-name="OrgSrcFontLockCommentFace">[point-undo.el]<text:s/>Move<text:s/>the<text:s/>cursor<text:s/>to<text:s/>the<text:s/>previous<text:s/>position</text:span></text:p>
      <text:p text:style-name="OrgSrcBlock">(global-set-key<text:s/>(kbd<text:s/><text:span text:style-name="OrgSrcFontLockStringFace">"&lt;f7&gt;"</text:span>)<text:s/>'point-undo)</text:p>
      <text:p text:style-name="OrgSrcBlock"><text:span text:style-name="OrgSrcFontLockCommentDelimiterFace">;;<text:s/></text:span><text:span text:style-name="OrgSrcFontLockCommentFace">[point-undo.el]<text:s/>Redo<text:s/>of<text:s/>point-undo</text:span></text:p>
      <text:p text:style-name="OrgSrcBlockLastLine">(global-set-key<text:s/>(kbd<text:s/><text:span text:style-name="OrgSrcFontLockStringFace">"S-&lt;f7&gt;"</text:span>)<text:s/>'point-redo)</text:p>
      <text:h text:style-name="Heading_20_2" text:outline-level="2">
<text:bookmark-start text:name="OrgXref.sec-4-8"/>
<text:bookmark text:name="sec-4-8"/>[cycle-buffer.el] カレントバッファの表示切り替え
<text:bookmark-end text:name="OrgXref.sec-4-8"/></text:h>
      <text:p text:style-name="Text_20_body"><text:a xlink:type="simple" xlink:href="http://www.emacswiki.org/emacs/download/cycle-buffer.el">http://www.emacswiki.org/emacs/download/cycle-buffer.el</text:a></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text:p>
      <text:p text:style-name="OrgSrcBlock">(eval-after-autoload-if-found</text:p>
      <text:p text:style-name="OrgSrcBlock"><text:s/>'(cycle-buffer<text:s/>cycle-buffer-backward)<text:s/><text:span text:style-name="OrgSrcFontLockStringFace">"cycle-buffer"</text:span><text:s/>nil<text:s/>t<text:s/>nil</text:p>
      <text:p text:style-name="OrgSrcBlock"><text:s/>'((setq<text:s/>cycle-buffer-allow-visible<text:s/>t)</text:p>
      <text:p text:style-name="OrgSrcBlock"><text:s/><text:s/><text:s/>(setq<text:s/>cycle-buffer-show-length<text:s/>12)</text:p>
      <text:p text:style-name="OrgSrcBlockLastLine"><text:s/><text:s/><text:s/>(setq<text:s/>cycle-buffer-show-format<text:s/>'(<text:span text:style-name="OrgSrcFontLockStringFace">"<text:s/>&lt;(%s)&gt;"</text:span><text:s/>.<text:s/><text:span text:style-name="OrgSrcFontLockStringFace">"<text:s/>%s"</text:span>))))</text:p>
      <text:h text:style-name="Heading_20_3" text:outline-level="3">
<text:bookmark-start text:name="OrgXref.sec-4-8-1"/>
<text:bookmark text:name="sec-4-8-1"/>キーバインド
<text:bookmark-end text:name="OrgXref.sec-4-8-1"/></text:h>
      <text:p text:style-name="OrgSrcBlock">(global-set-key<text:s/>(kbd<text:s/><text:span text:style-name="OrgSrcFontLockStringFace">"M-]"</text:span>)<text:s/>'cycle-buffer)</text:p>
      <text:p text:style-name="OrgSrcBlockLastLine">(global-set-key<text:s/>(kbd<text:s/><text:span text:style-name="OrgSrcFontLockStringFace">"M-["</text:span>)<text:s/>'cycle-buffer-backward)</text:p>
      <text:h text:style-name="Heading_20_2" text:outline-level="2">
<text:bookmark-start text:name="OrgXref.sec-4-9"/>
<text:bookmark text:name="sec-4-9"/>[bm.el] カーソル位置をブックマークして追う
<text:bookmark-end text:name="OrgXref.sec-4-9"/></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p>
      <text:p text:style-name="OrgSrcBlock">(<text:span text:style-name="OrgSrcFontLockKeywordFace">when</text:span><text:s/>(eval-after-autoload-if-found</text:p>
      <text:p text:style-name="OrgSrcBlock"><text:s/><text:s/><text:s/><text:s/><text:s/><text:s/><text:s/>'(bm-toggle<text:s/>my:bm-next<text:s/>bm-buffer-save<text:s/>bm-buffer-restore</text:p>
      <text:p text:style-name="OrgSrcBlock"><text:s/><text:s/><text:s/><text:s/><text:s/><text:s/><text:s/><text:s/><text:s/><text:s/><text:s/><text:s/><text:s/><text:s/><text:s/><text:s/><text:s/><text:s/><text:s/>bm-buffer-save-all<text:s/>bm-repository-save</text:p>
      <text:p text:style-name="OrgSrcBlock"><text:s/><text:s/><text:s/><text:s/><text:s/><text:s/><text:s/><text:s/><text:s/><text:s/><text:s/><text:s/><text:s/><text:s/><text:s/><text:s/><text:s/><text:s/><text:s/>bm-repository-load)<text:s/><text:span text:style-name="OrgSrcFontLockStringFace">"bm"</text:span><text:s/>nil<text:s/>t<text:s/>nil</text:p>
      <text:p text:style-name="OrgSrcBlock"><text:s/><text:s/><text:s/><text:s/><text:s/><text:s/><text:s/><text:s/><text:s/><text:s/><text:s/><text:s/><text:s/><text:s/><text:s/><text:s/><text:s/><text:s/><text:s/>'((setq-default<text:s/>bm-buffer-persistence<text:s/>t)<text:s/><text:span text:style-name="OrgSrcFontLockCommentDelimiterFace">;;<text:s/></text:span><text:span text:style-name="OrgSrcFontLockCommentFace">t</text:span></text:p>
      <text:p text:style-name="OrgSrcBlock"><text:s/><text:s/><text:s/><text:s/><text:s/><text:s/><text:s/><text:s/><text:s/><text:s/><text:s/><text:s/><text:s/><text:s/><text:s/><text:s/><text:s/><text:s/><text:s/><text:s/><text:s/>(setq<text:s/>bm-repository-file<text:s/><text:span text:style-name="OrgSrcFontLockStringFace">"~/Dropbox/emacs.d/.bookmark"</text:span>)</text:p>
      <text:p text:style-name="OrgSrcBlock"><text:s/><text:s/><text:s/><text:s/><text:s/><text:s/><text:s/><text:s/><text:s/><text:s/><text:s/><text:s/><text:s/><text:s/><text:s/><text:s/><text:s/><text:s/><text:s/><text:s/><text:s/><text:span text:style-name="OrgSrcFontLockCommentDelimiterFace">;;<text:s/></text:span><text:span text:style-name="OrgSrcFontLockCommentFace">autoload<text:s/>との組み合わせでは無意味</text:span></text:p>
      <text:p text:style-name="OrgSrcBlock"><text:s/><text:s/><text:s/><text:s/><text:s/><text:s/><text:s/><text:s/><text:s/><text:s/><text:s/><text:s/><text:s/><text:s/><text:s/><text:s/><text:s/><text:s/><text:s/><text:s/><text:s/><text:span text:style-name="OrgSrcFontLockCommentDelimiterFace">;;</text:span><text:span text:style-name="OrgSrcFontLockCommentFace">（after-init-hook<text:s/>を利用せよ）</text:span></text:p>
      <text:p text:style-name="OrgSrcBlock"><text:s/><text:s/><text:s/><text:s/><text:s/><text:s/><text:s/><text:s/><text:s/><text:s/><text:s/><text:s/><text:s/><text:s/><text:s/><text:s/><text:s/><text:s/><text:s/><text:s/><text:s/><text:span text:style-name="OrgSrcFontLockCommentDelimiterFace">;;<text:s/></text:span><text:span text:style-name="OrgSrcFontLockCommentFace">(setq<text:s/>bm-restore-repository-on-load<text:s/>t)</text:span></text:p>
      <text:p text:style-name="OrgSrcBlock"><text:s/><text:s/><text:s/><text:s/><text:s/><text:s/><text:s/><text:s/><text:s/><text:s/><text:s/><text:s/><text:s/><text:s/><text:s/><text:s/><text:s/><text:s/><text:s/><text:s/><text:s/>(setq<text:s/>bm-persistent-face<text:s/>'bm-face)</text:p>
      <text:p text:style-name="OrgSrcBlock"><text:s/><text:s/><text:s/><text:s/><text:s/><text:s/><text:s/><text:s/><text:s/><text:s/><text:s/><text:s/><text:s/><text:s/><text:s/><text:s/><text:s/><text:s/><text:s/><text:s/><text:s/>(<text:span text:style-name="OrgSrcFontLockKeywordFace">defun</text:span><text:s/><text:span text:style-name="OrgSrcFontLockFunctionNameFace">my:bm-toggle</text:span><text:s/>()</text:p>
      <text:p text:style-name="OrgSrcBlock"><text:s/><text:s/><text:s/><text:s/><text:s/><text:s/><text:s/><text:s/><text:s/><text:s/><text:s/><text:s/><text:s/><text:s/><text:s/><text:s/><text:s/><text:s/><text:s/><text:s/><text:s/><text:s/><text:s/><text:span text:style-name="OrgSrcFontLockDocFace">"bm-toggle<text:s/>with<text:s/>updating<text:s/>history"</text:span></text:p>
      <text:p text:style-name="OrgSrcBlock"><text:s/><text:s/><text:s/><text:s/><text:s/><text:s/><text:s/><text:s/><text:s/><text:s/><text:s/><text:s/><text:s/><text:s/><text:s/><text:s/><text:s/><text:s/><text:s/><text:s/><text:s/><text:s/><text:s/>(interactive)</text:p>
      <text:p text:style-name="OrgSrcBlock"><text:s/><text:s/><text:s/><text:s/><text:s/><text:s/><text:s/><text:s/><text:s/><text:s/><text:s/><text:s/><text:s/><text:s/><text:s/><text:s/><text:s/><text:s/><text:s/><text:s/><text:s/><text:s/><text:s/>(bm-toggle)</text:p>
      <text:p text:style-name="OrgSrcBlock"><text:s/><text:s/><text:s/><text:s/><text:s/><text:s/><text:s/><text:s/><text:s/><text:s/><text:s/><text:s/><text:s/><text:s/><text:s/><text:s/><text:s/><text:s/><text:s/><text:s/><text:s/><text:s/><text:s/>(bm-save))</text:p>
      <text:p text:style-name="OrgSrcBlock"/>
      <text:p text:style-name="OrgSrcBlock"><text:s/><text:s/><text:s/><text:s/><text:s/><text:s/><text:s/><text:s/><text:s/><text:s/><text:s/><text:s/><text:s/><text:s/><text:s/><text:s/><text:s/><text:s/><text:s/><text:s/><text:s/>(<text:span text:style-name="OrgSrcFontLockKeywordFace">defun</text:span><text:s/><text:span text:style-name="OrgSrcFontLockFunctionNameFace">my:bm-next</text:span><text:s/>()</text:p>
      <text:p text:style-name="OrgSrcBlock"><text:s/><text:s/><text:s/><text:s/><text:s/><text:s/><text:s/><text:s/><text:s/><text:s/><text:s/><text:s/><text:s/><text:s/><text:s/><text:s/><text:s/><text:s/><text:s/><text:s/><text:s/><text:s/><text:s/><text:span text:style-name="OrgSrcFontLockDocFace">"bm-next<text:s/>with<text:s/>org-mode"</text:span></text:p>
      <text:p text:style-name="OrgSrcBlock"><text:s/><text:s/><text:s/><text:s/><text:s/><text:s/><text:s/><text:s/><text:s/><text:s/><text:s/><text:s/><text:s/><text:s/><text:s/><text:s/><text:s/><text:s/><text:s/><text:s/><text:s/><text:s/><text:s/>(interactive)</text:p>
      <text:p text:style-name="OrgSrcBlock"><text:s/><text:s/><text:s/><text:s/><text:s/><text:s/><text:s/><text:s/><text:s/><text:s/><text:s/><text:s/><text:s/><text:s/><text:s/><text:s/><text:s/><text:s/><text:s/><text:s/><text:s/><text:s/><text:s/>(bm-next)</text:p>
      <text:p text:style-name="OrgSrcBlock"><text:s/><text:s/><text:s/><text:s/><text:s/><text:s/><text:s/><text:s/><text:s/><text:s/><text:s/><text:s/><text:s/><text:s/><text:s/><text:s/><text:s/><text:s/><text:s/><text:s/><text:s/><text:s/><text:s/>(<text:span text:style-name="OrgSrcFontLockKeywordFace">when</text:span><text:s/>(and<text:s/>(equal<text:s/>major-mode<text:s/>'org-mode)</text:p>
      <text:p text:style-name="OrgSrcBlock"><text:s/><text:s/><text:s/><text:s/><text:s/><text:s/><text:s/><text:s/><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text:s/><text:s/><text:s/><text:s/>(widen)</text:p>
      <text:p text:style-name="OrgSrcBlock"><text:s/><text:s/><text:s/><text:s/><text:s/><text:s/><text:s/><text:s/><text:s/><text:s/><text:s/><text:s/><text:s/><text:s/><text:s/><text:s/><text:s/><text:s/><text:s/><text:s/><text:s/><text:s/><text:s/><text:s/><text:s/>(org-overview)</text:p>
      <text:p text:style-name="OrgSrcBlock"><text:s/><text:s/><text:s/><text:s/><text:s/><text:s/><text:s/><text:s/><text:s/><text:s/><text:s/><text:s/><text:s/><text:s/><text:s/><text:s/><text:s/><text:s/><text:s/><text:s/><text:s/><text:s/><text:s/><text:s/><text:s/>(org-reveal)</text:p>
      <text:p text:style-name="OrgSrcBlock"><text:s/><text:s/><text:s/><text:s/><text:s/><text:s/><text:s/><text:s/><text:s/><text:s/><text:s/><text:s/><text:s/><text:s/><text:s/><text:s/><text:s/><text:s/><text:s/><text:s/><text:s/><text:s/><text:s/><text:s/><text:s/>(org-cycle-hide-drawers<text:s/>'all)</text:p>
      <text:p text:style-name="OrgSrcBlock"><text:s/><text:s/><text:s/><text:s/><text:s/><text:s/><text:s/><text:s/><text:s/><text:s/><text:s/><text:s/><text:s/><text:s/><text:s/><text:s/><text:s/><text:s/><text:s/><text:s/><text:s/><text:s/><text:s/><text:s/><text:s/>(org-show-entry)</text:p>
      <text:p text:style-name="OrgSrcBlock"><text:s/><text:s/><text:s/><text:s/><text:s/><text:s/><text:s/><text:s/><text:s/><text:s/><text:s/><text:s/><text:s/><text:s/><text:s/><text:s/><text:s/><text:s/><text:s/><text:s/><text:s/><text:s/><text:s/><text:s/><text:s/>(show-children)</text:p>
      <text:p text:style-name="OrgSrcBlock"><text:s/><text:s/><text:s/><text:s/><text:s/><text:s/><text:s/><text:s/><text:s/><text:s/><text:s/><text:s/><text:s/><text:s/><text:s/><text:s/><text:s/><text:s/><text:s/><text:s/><text:s/><text:s/><text:s/><text:s/><text:s/>(org-show-siblings)))))</text:p>
      <text:p text:style-name="OrgSrcBlock"/>
      <text:p text:style-name="OrgSrcBlock"><text:s/><text:s/>(add-hook<text:s/>'after-init-hook<text:s/>'bm-repository-load)</text:p>
      <text:p text:style-name="OrgSrcBlock"><text:s/><text:s/>(add-hook<text:s/>'find-file-hook<text:s/>'bm-buffer-restore)</text:p>
      <text:p text:style-name="OrgSrcBlock"><text:s/><text:s/>(add-hook<text:s/>'after-revert-hook<text:s/>'bm-buffer-restore)</text:p>
      <text:p text:style-name="OrgSrcBlock"><text:s/><text:s/>(add-hook<text:s/>'kill-buffer-hook<text:s/>'bm-buffer-save)</text:p>
      <text:p text:style-name="OrgSrcBlock"><text:s/><text:s/>(add-hook<text:s/>'after-save-hook<text:s/>'bm-buffer-save)</text:p>
      <text:p text:style-name="OrgSrcBlock"><text:s/><text:s/>(add-hook<text:s/>'vc-before-checkin-hook<text:s/>'bm-buffer-save)</text:p>
      <text:p text:style-name="OrgSrcBlock"><text:s/><text:s/>(add-hook<text:s/>'kill-emacs-hook<text:s/>'bm-save)</text:p>
      <text:p text:style-name="OrgSrcBlock"/>
      <text:p text:style-name="OrgSrcBlock"><text:s/><text:s/>(global-set-key<text:s/>(kbd<text:s/><text:span text:style-name="OrgSrcFontLockStringFace">"&lt;f10&gt;"</text:span>)<text:s/>'my:bm-toggle)</text:p>
      <text:p text:style-name="OrgSrcBlockLastLine"><text:s/><text:s/>(global-set-key<text:s/>(kbd<text:s/><text:span text:style-name="OrgSrcFontLockStringFace">"&lt;C-f10&gt;"</text:span>)<text:s/>'my:bm-next))</text:p>
      <text:h text:style-name="Heading_20_2" text:outline-level="2">
<text:bookmark-start text:name="OrgXref.sec-4-10"/>
<text:bookmark text:name="sec-4-10"/>[centered-cursor-mode.el] カーソル位置を中央に固定
<text:bookmark-end text:name="OrgXref.sec-4-10"/></text:h>
      <text:p text:style-name="Text_20_body"><text:span text:style-name="OrgCode">isearch-mode</text:span> の時だけ有効にしています。</text:p>
      <text:p text:style-name="OrgSrcBlock">(<text:span text:style-name="OrgSrcFontLockKeywordFace">when</text:span><text:s/>(eval-after-autoload-if-found</text:p>
      <text:p text:style-name="OrgSrcBlock"><text:s/><text:s/><text:s/><text:s/><text:s/><text:s/><text:s/>'(centered-cursor-mode)<text:s/><text:span text:style-name="OrgSrcFontLockStringFace">"centered-cursor-mode"</text:span><text:s/>nil<text:s/>t<text:s/>nil</text:p>
      <text:p text:style-name="OrgSrcBlock"><text:s/><text:s/><text:s/><text:s/><text:s/><text:s/><text:s/>'())</text:p>
      <text:p text:style-name="OrgSrcBlock"><text:s/><text:s/>(add-hook<text:s/>'isearch-mode-hook</text:p>
      <text:p text:style-name="OrgSrcBlock"><text:s/><text:s/><text:s/><text:s/><text:s/><text:s/><text:s/><text:s/><text:s/><text:s/><text:s/><text:s/>'(<text:span text:style-name="OrgSrcFontLockKeywordFace">lambda</text:span><text:s/>()<text:s/>(interactive)<text:s/>(centered-cursor-mode<text:s/>1)))</text:p>
      <text:p text:style-name="OrgSrcBlock"><text:s/><text:s/>(add-hook<text:s/>'isearch-mode-end-hook</text:p>
      <text:p text:style-name="OrgSrcBlockLastLine"><text:s/><text:s/><text:s/><text:s/><text:s/><text:s/><text:s/><text:s/><text:s/><text:s/><text:s/><text:s/>'(<text:span text:style-name="OrgSrcFontLockKeywordFace">lambda</text:span><text:s/>()<text:s/>(interactive)<text:s/>(centered-cursor-mode<text:s/>-1))))</text:p>
      <text:h text:style-name="Heading_20_1" text:outline-level="1">
<text:bookmark-start text:name="OrgXref.sec-5"/>
<text:bookmark text:name="sec-5"/>編集サポート
<text:bookmark-end text:name="OrgXref.sec-5"/></text:h>
      <text:h text:style-name="Heading_20_2" text:outline-level="2">
<text:bookmark-start text:name="OrgXref.sec-5-1"/>
<text:bookmark text:name="sec-5-1"/>矩形編集／連番入力
<text:bookmark-end text:name="OrgXref.sec-5-1"/></text:h>
      <text:p text:style-name="Text_20_body">Built-in の cua-base.el（CUA-mode）を使う。</text:p>
      <text:p text:style-name="OrgSrcBlock">(<text:span text:style-name="OrgSrcFontLockKeywordFace">require</text:span><text:s/>'<text:span text:style-name="OrgSrcFontLockConstantFace">cua-base</text:span>)</text:p>
      <text:p text:style-name="OrgSrcBlock">(cua-mode<text:s/>1)</text:p>
      <text:p text:style-name="OrgSrcBlockLastLine">(setq<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p>
      <text:p text:style-name="Text_20_body">なお、標準の rect.el に以下の機能が実装されている。</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bookmark-start text:name="OrgXref.sec-5-2"/>
<text:bookmark text:name="sec-5-2"/>Yank時に装飾を取る
<text:bookmark-end text:name="OrgXref.sec-5-2"/></text:h>
      <text:p text:style-name="OrgSrcBlockLastLine">(setq<text:s/>yank-excluded-properties<text:s/>t)</text:p>
      <text:h text:style-name="Heading_20_2" text:outline-level="2">
<text:bookmark-start text:name="OrgXref.sec-5-3"/>
<text:bookmark text:name="sec-5-3"/>ファイル保存時に時間を記録する
<text:bookmark-end text:name="OrgXref.sec-5-3"/></text:h>
      <text:p text:style-name="Text_20_body">Built-in の time-stamp.el を使う。</text:p>
      <text:p text:style-name="Text_20_body">バッファの保存時にタイムスタンプを記録する。以下の設定では、バッファの先頭から10行以内に、"Last Update: " があると、"Last Update: 2011-12-31@12:00"のようにタイムスタンプが記録される。</text:p>
      <text:p text:style-name="OrgSrcBlock"><text:span text:style-name="OrgSrcFontLockCommentDelimiterFace">;;<text:s/></text:span><text:span text:style-name="OrgSrcFontLockCommentFace">org-tre-slide<text:s/>が有効ならタイムスタンプを更新しない</text:span></text:p>
      <text:p text:style-name="OrgSrcBlock"><text:span text:style-name="OrgSrcFontLockCommentDelimiterFace">;;<text:s/></text:span><text:span text:style-name="OrgSrcFontLockCommentFace">（Undo範囲が限定されてしまうため）</text:span></text:p>
      <text:p text:style-name="OrgSrcBlock"/>
      <text:p text:style-name="OrgSrcBlock"><text:span text:style-name="OrgSrcFontLockCommentDelimiterFace">;;<text:s/></text:span><text:span text:style-name="OrgSrcFontLockCommentFace">#+UPDATE<text:s/>用</text:span></text:p>
      <text:p text:style-name="OrgSrcBlock">(<text:span text:style-name="OrgSrcFontLockKeywordFace">when</text:span><text:s/>(eval-after-autoload-if-found</text:p>
      <text:p text:style-name="OrgSrcBlock"><text:s/><text:s/><text:s/><text:s/><text:s/><text:s/><text:s/>'(update-stamp)<text:s/><text:span text:style-name="OrgSrcFontLockStringFace">"update-stamp"</text:span><text:s/>nil<text:s/>t<text:s/>nil</text:p>
      <text:p text:style-name="OrgSrcBlock"><text:s/><text:s/><text:s/><text:s/><text:s/><text:s/><text:s/>'((setq<text:s/>update-stamp-start<text:s/><text:span text:style-name="OrgSrcFontLockStringFace">"UPDATE:[<text:s/>\t]*"</text:span>)</text:p>
      <text:p text:style-name="OrgSrcBlock"><text:s/><text:s/><text:s/><text:s/><text:s/><text:s/><text:s/><text:s/><text:s/>(setq<text:s/>update-stamp-format<text:s/><text:span text:style-name="OrgSrcFontLockStringFace">"%02H:%02M:%02S"</text:span>)</text:p>
      <text:p text:style-name="OrgSrcBlock"><text:s/><text:s/><text:s/><text:s/><text:s/><text:s/><text:s/><text:s/><text:s/>(setq<text:s/>update-stamp-end<text:s/><text:span text:style-name="OrgSrcFontLockStringFace">"$"</text:span>)</text:p>
      <text:p text:style-name="OrgSrcBlock"><text:s/><text:s/><text:s/><text:s/><text:s/><text:s/><text:s/><text:s/><text:s/>(setq<text:s/>update-stamp-line-limit<text:s/>10)))<text:s/><text:span text:style-name="OrgSrcFontLockCommentDelimiterFace">;<text:s/></text:span><text:span text:style-name="OrgSrcFontLockCommentFace">def=8</text:span></text:p>
      <text:p text:style-name="OrgSrcBlock"/>
      <text:p text:style-name="OrgSrcBlock"><text:s/><text:s/>(add-hook<text:s/>'before-sav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pan text:style-name="OrgSrcFontLockKeywordFace">if</text:span><text:s/>(boundp<text:s/>'org-tree-slide-mode)</text:p>
      <text:p text:style-name="OrgSrcBlock"><text:s/><text:s/><text:s/><text:s/><text:s/><text:s/><text:s/><text:s/><text:s/><text:s/><text:s/><text:s/><text:s/><text:s/><text:s/><text:s/><text:s/><text:s/><text:s/>(<text:span text:style-name="OrgSrcFontLockKeywordFace">unless</text:span><text:s/>org-tree-slide-mode)<text:s/>(update-stamp))</text:p>
      <text:p text:style-name="OrgSrcBlock"><text:s/><text:s/><text:s/><text:s/><text:s/><text:s/><text:s/><text:s/><text:s/><text:s/><text:s/><text:s/><text:s/><text:s/><text:s/>(update-stamp))))</text:p>
      <text:p text:style-name="OrgSrcBlock"/>
      <text:p text:style-name="OrgSrcBlock"><text:span text:style-name="OrgSrcFontLockCommentDelimiterFace">;;<text:s/></text:span><text:span text:style-name="OrgSrcFontLockCommentFace">#+DATE<text:s/>用</text:span></text:p>
      <text:p text:style-name="OrgSrcBlock">(<text:span text:style-name="OrgSrcFontLockKeywordFace">when</text:span><text:s/>(eval-after-autoload-if-found</text:p>
      <text:p text:style-name="OrgSrcBlock"><text:s/><text:s/><text:s/><text:s/><text:s/><text:s/><text:s/>'(time-stamp)<text:s/><text:span text:style-name="OrgSrcFontLockStringFace">"time-stamp"</text:span><text:s/>nil<text:s/>t<text:s/>nil</text:p>
      <text:p text:style-name="OrgSrcBlock"><text:s/><text:s/><text:s/><text:s/><text:s/><text:s/><text:s/>'((setq<text:s/>time-stamp-start<text:s/><text:span text:style-name="OrgSrcFontLockStringFace">"DATE:[<text:s/>\t]*"</text:span>)</text:p>
      <text:p text:style-name="OrgSrcBlock"><text:s/><text:s/><text:s/><text:s/><text:s/><text:s/><text:s/><text:s/><text:s/>(setq<text:s/>time-stamp-format<text:s/><text:span text:style-name="OrgSrcFontLockStringFace">"%04y-%02m-%02d"</text:span>)</text:p>
      <text:p text:style-name="OrgSrcBlock"><text:s/><text:s/><text:s/><text:s/><text:s/><text:s/><text:s/><text:s/><text:s/>(setq<text:s/>time-stamp-end<text:s/><text:span text:style-name="OrgSrcFontLockStringFace">"$"</text:span>)</text:p>
      <text:p text:style-name="OrgSrcBlock"><text:s/><text:s/><text:s/><text:s/><text:s/><text:s/><text:s/><text:s/><text:s/>(setq<text:s/>time-stamp-line-limit<text:s/>10)<text:s/><text:span text:style-name="OrgSrcFontLockCommentDelimiterFace">;<text:s/></text:span><text:span text:style-name="OrgSrcFontLockCommentFace">def=8</text:span></text:p>
      <text:p text:style-name="OrgSrcBlock"><text:s/><text:s/><text:s/><text:s/><text:s/><text:s/><text:s/><text:s/><text:s/>))</text:p>
      <text:p text:style-name="OrgSrcBlock"/>
      <text:p text:style-name="OrgSrcBlock"><text:s/><text:s/>(add-hook<text:s/>'before-sav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pan text:style-name="OrgSrcFontLockKeywordFace">if</text:span><text:s/>(boundp<text:s/>'org-tree-slide-mode)</text:p>
      <text:p text:style-name="OrgSrcBlock"><text:s/><text:s/><text:s/><text:s/><text:s/><text:s/><text:s/><text:s/><text:s/><text:s/><text:s/><text:s/><text:s/><text:s/><text:s/><text:s/><text:s/><text:s/><text:s/>(<text:span text:style-name="OrgSrcFontLockKeywordFace">unless</text:span><text:s/>org-tree-slide-mode)<text:s/>(time-stamp))</text:p>
      <text:p text:style-name="OrgSrcBlockLastLine"><text:s/><text:s/><text:s/><text:s/><text:s/><text:s/><text:s/><text:s/><text:s/><text:s/><text:s/><text:s/><text:s/><text:s/><text:s/>(time-stamp))))</text:p>
      <text:p text:style-name="OrgSrcBlock">(add-hook<text:s/>'before-save-hook<text:s/>'time-stamp)</text:p>
      <text:p text:style-name="OrgSrcBlock">(eval-after-load<text:s/><text:span text:style-name="OrgSrcFontLockStringFace">"time-stamp"</text:span></text:p>
      <text:p text:style-name="OrgSrcBlock"><text:s/><text:s/>'(<text:span text:style-name="OrgSrcFontLockKeywordFace">progn</text:span></text:p>
      <text:p text:style-name="OrgSrcBlock"><text:s/><text:s/><text:s/><text:s/><text:s/>(setq<text:s/>time-stamp-start<text:s/><text:span text:style-name="OrgSrcFontLockStringFace">"Last<text:s/>Update:<text:s/>"</text:span>)</text:p>
      <text:p text:style-name="OrgSrcBlock"><text:s/><text:s/><text:s/><text:s/><text:s/>(setq<text:s/>time-stamp-format<text:s/><text:span text:style-name="OrgSrcFontLockStringFace">"%04y-%02m-%02d@%02H:%02M"</text:span>)</text:p>
      <text:p text:style-name="OrgSrcBlock"><text:s/><text:s/><text:s/><text:s/><text:s/>(setq<text:s/>time-stamp-end<text:s/><text:span text:style-name="OrgSrcFontLockStringFace">"$"</text:span>)</text:p>
      <text:p text:style-name="OrgSrcBlockLastLine"><text:s/><text:s/><text:s/><text:s/><text:s/>(setq<text:s/>time-stamp-line-limit<text:s/>10)))<text:s/><text:span text:style-name="OrgSrcFontLockCommentDelimiterFace">;<text:s/></text:span><text:span text:style-name="OrgSrcFontLockCommentFace">def=8</text:span></text:p>
      <text:h text:style-name="Heading_20_2" text:outline-level="2">
<text:bookmark-start text:name="OrgXref.sec-5-4"/>
<text:bookmark text:name="sec-5-4"/>選択リージョンを使って検索
<text:bookmark-end text:name="OrgXref.sec-5-4"/></text:h>
      <text:p text:style-name="Text_20_body">検索語をミニバッファに入力するのが面倒なので、リージョンをそのまま検索語として利用します。</text:p>
      <text:p text:style-name="Text_20_body"><text:a xlink:type="simple" xlink:href="http://dev.ariel-networks.com/articles/emacs/part5/">http://dev.ariel-networks.com/articles/emacs/part5/</text:a></text:p>
      <text:p text:style-name="OrgSrcBlock">(<text:span text:style-name="OrgSrcFontLockKeywordFace">defadvice</text:span><text:s/><text:span text:style-name="OrgSrcFontLockFunctionNameFace">isearch-mode</text:span></text:p>
      <text:p text:style-name="OrgSrcBlock"><text:s/><text:s/>(around<text:s/>isearch-mode-default-string</text:p>
      <text:p text:style-name="OrgSrcBlock"><text:s/><text:s/><text:s/><text:s/>(forward<text:s/><text:span text:style-name="OrgSrcFontLockTypeFace">&amp;optional</text:span><text:s/>regexp<text:s/>op-fun<text:s/>recursive-edit<text:s/>word-p)<text:s/>activate)</text:p>
      <text:p text:style-name="OrgSrcBlock"><text:s/><text:s/>(<text:span text:style-name="OrgSrcFontLockKeywordFace">if</text:span><text:s/>(and<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bookmark-start text:name="OrgXref.sec-5-5"/>
<text:bookmark text:name="sec-5-5"/>ChangeLog モード
<text:bookmark-end text:name="OrgXref.sec-5-5"/></text:h>
      <text:p text:style-name="OrgSrcBlock">(setq<text:s/>user-full-name<text:s/><text:span text:style-name="OrgSrcFontLockStringFace">"Your<text:s/>NAME"</text:span>)</text:p>
      <text:p text:style-name="OrgSrcBlockLastLine">(setq<text:s/>user-mail-address<text:s/><text:span text:style-name="OrgSrcFontLockStringFace">"your@address.com"</text:span>)</text:p>
      <text:p text:style-name="OrgSrcBlock">(add-hook<text:s/>'change-log-mode-hook</text:p>
      <text:p text:style-name="OrgSrcBlock"><text:s/><text:s/><text:s/><text:s/><text:s/><text:s/><text:s/><text:s/><text:s/><text:s/>'(<text:span text:style-name="OrgSrcFontLockKeywordFace">lambda</text:span>()</text:p>
      <text:p text:style-name="OrgSrcBlock"><text:s/><text:s/><text:s/><text:s/><text:s/><text:s/><text:s/><text:s/><text:s/><text:s/><text:s/><text:s/><text:s/>(setq<text:s/>tab-width<text:s/>4)</text:p>
      <text:p text:style-name="OrgSrcBlockLastLine"><text:s/><text:s/><text:s/><text:s/><text:s/><text:s/><text:s/><text:s/><text:s/><text:s/><text:s/><text:s/><text:s/>(setq<text:s/>left-margin<text:s/>4)))</text:p>
      <text:h text:style-name="Heading_20_2" text:outline-level="2">
<text:bookmark-start text:name="OrgXref.sec-5-6"/>
<text:bookmark text:name="sec-5-6"/>テキストモード
<text:bookmark-end text:name="OrgXref.sec-5-6"/></text:h>
      <text:p text:style-name="Text_20_body"><text:a xlink:type="simple" xlink:href="http://d.hatena.ne.jp/NeoCat/20080211">http://d.hatena.ne.jp/NeoCat/20080211</text:a></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setq<text:s/>tab-width<text:s/>4)</text:p>
      <text:p text:style-name="OrgSrcBlock"><text:s/><text:s/><text:s/><text:s/><text:s/><text:s/><text:s/><text:s/><text:s/><text:s/><text:s/><text:s/><text:s/>(setq<text:s/>indent-line-function<text:s/>'tab-to-tab-stop)<text:s/><text:s/><text:s/><text:s/><text:s/><text:s/><text:s/><text:s/><text:s/><text:s/><text:s/><text:s/><text:s/></text:p>
      <text:p text:style-name="OrgSrcBlock"><text:s/><text:s/><text:s/><text:s/><text:s/><text:s/><text:s/><text:s/><text:s/><text:s/><text:s/><text:s/><text:s/>(setq<text:s/>tab-stop-list</text:p>
      <text:p text:style-name="OrgSrcBlock"><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64<text:s/>68<text:s/>72<text:s/>76<text:s/>80))))</text:p>
      <text:h text:style-name="Heading_20_2" text:outline-level="2">
<text:bookmark-start text:name="OrgXref.sec-5-7"/>
<text:bookmark text:name="sec-5-7"/>C/C++モード
<text:bookmark-end text:name="OrgXref.sec-5-7"/></text:h>
      <text:p text:style-name="OrgSrcBlockLastLine">(push<text:s/>'(<text:span text:style-name="OrgSrcFontLockStringFace">"\\.h$"</text:span><text:s/>.<text:s/>c++-mode)<text:s/>auto-mode-alist)</text:p>
      <text:h text:style-name="Heading_20_2" text:outline-level="2">
<text:bookmark-start text:name="OrgXref.sec-5-8"/>
<text:bookmark text:name="sec-5-8"/>C#モード
<text:bookmark-end text:name="OrgXref.sec-5-8"/></text:h>
      <text:p text:style-name="OrgSrcBlock">(<text:span text:style-name="OrgSrcFontLockKeywordFace">when</text:span><text:s/>(eval-after-autoload-if-found</text:p>
      <text:p text:style-name="OrgSrcBlock"><text:s/><text:s/><text:s/><text:s/><text:s/><text:s/><text:s/>'(csharp-mode)<text:s/><text:span text:style-name="OrgSrcFontLockStringFace">"csharp-mode"</text:span><text:s/><text:span text:style-name="OrgSrcFontLockStringFace">"Major<text:s/>mode<text:s/>for<text:s/>editing<text:s/>C#<text:s/>mode."</text:span><text:s/>t<text:s/>nil</text:p>
      <text:p text:style-name="OrgSrcBlock"><text:s/><text:s/><text:s/><text:s/><text:s/><text:s/><text:s/>'())</text:p>
      <text:p text:style-name="OrgSrcBlockLastLine"><text:s/><text:s/>(push<text:s/>'(<text:span text:style-name="OrgSrcFontLockStringFace">"\\.cs$"</text:span><text:s/>.<text:s/>csharp-mode)<text:s/>auto-mode-alist))</text:p>
      <text:h text:style-name="Heading_20_2" text:outline-level="2">
<text:bookmark-start text:name="OrgXref.sec-5-9"/>
<text:bookmark text:name="sec-5-9"/>Infoモード
<text:bookmark-end text:name="OrgXref.sec-5-9"/></text:h>
      <text:p text:style-name="Text_20_body">Org-mode の日本語翻訳済みinfoを読むための設定。<text:a xlink:type="simple" xlink:href="https://github.com/org-mode-doc-ja/org-ja">翻訳プロジェクト</text:a>で頒布しています。</text:p>
      <text:p text:style-name="OrgSrcBlock">(eval-after-autoload-if-found</text:p>
      <text:p text:style-name="OrgSrcBlock"><text:s/>'(info<text:s/>org-info-ja)<text:s/><text:span text:style-name="OrgSrcFontLockStringFace">"info"</text:span><text:s/>nil<text:s/>t<text:s/>nil</text:p>
      <text:p text:style-name="OrgSrcBlock"><text:s/>'((add-to-list<text:s/>'Info-additional-directory-list</text:p>
      <text:p text:style-name="OrgSrcBlock"><text:s/><text:s/><text:s/><text:s/><text:s/><text:s/><text:s/><text:s/><text:s/><text:s/><text:s/><text:s/><text:s/><text:s/><text:s/><text:s/>(expand-file-name<text:s/><text:span text:style-name="OrgSrcFontLockStringFace">"~/devel/mygit/org-ja/work/"</text:span>))</text:p>
      <text:p text:style-name="OrgSrcBlock"><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interactive)</text:p>
      <text:p text:style-name="OrgSrcBlockLastLine"><text:s/><text:s/><text:s/><text:s/><text:s/>(info<text:s/>(format<text:s/><text:span text:style-name="OrgSrcFontLockStringFace">"(org-ja)%s"</text:span><text:s/>(or<text:s/>node<text:s/><text:span text:style-name="OrgSrcFontLockStringFace">""</text:span>))))))</text:p>
      <text:h text:style-name="Heading_20_2" text:outline-level="2">
<text:bookmark-start text:name="OrgXref.sec-5-10"/>
<text:bookmark text:name="sec-5-10"/>Rモード
<text:bookmark-end text:name="OrgXref.sec-5-10"/></text:h>
      <text:p text:style-name="OrgSrcBlock">(<text:span text:style-name="OrgSrcFontLockKeywordFace">when</text:span><text:s/>(eval-after-autoload-if-found</text:p>
      <text:p text:style-name="OrgSrcBlock"><text:s/><text:s/><text:s/><text:s/><text:s/><text:s/><text:s/>'(R-mode<text:s/>R)<text:s/><text:span text:style-name="OrgSrcFontLockStringFace">"ess-site"</text:span><text:s/><text:span text:style-name="OrgSrcFontLockStringFace">"Emacs<text:s/>Speaks<text:s/>Statistics<text:s/>mode"</text:span><text:s/>t<text:s/>nil</text:p>
      <text:p text:style-name="OrgSrcBlock"><text:s/><text:s/><text:s/><text:s/><text:s/><text:s/><text:s/>'())</text:p>
      <text:p text:style-name="OrgSrcBlockLastLine"><text:s/><text:s/>(push<text:s/>'(<text:span text:style-name="OrgSrcFontLockStringFace">"\\.[rR]$"</text:span><text:s/>.<text:s/>R-mode)<text:s/>auto-mode-alist))</text:p>
      <text:h text:style-name="Heading_20_2" text:outline-level="2">
<text:bookmark-start text:name="OrgXref.sec-5-11"/>
<text:bookmark text:name="sec-5-11"/>nXMLモード
<text:bookmark-end text:name="OrgXref.sec-5-11"/></text:h>
      <text:p text:style-name="OrgSrcBlock">(add-hook<text:s/>'nxml-mode-hook</text:p>
      <text:p text:style-name="OrgSrcBlock"><text:s/><text:s/><text:s/><text:s/><text:s/><text:s/><text:s/><text:s/><text:s/><text:s/>'(<text:span text:style-name="OrgSrcFontLockKeywordFace">lambda</text:span><text:s/>()</text:p>
      <text:p text:style-name="OrgSrcBlock"><text:s/><text:s/><text:s/><text:s/><text:s/><text:s/><text:s/><text:s/><text:s/><text:s/><text:s/><text:s/><text:s/>(define-key<text:s/>nxml-mode-map<text:s/><text:span text:style-name="OrgSrcFontLockStringFace">"\r"</text:span><text:s/>'newline-and-indent)</text:p>
      <text:p text:style-name="OrgSrcBlock"><text:s/><text:s/><text:s/><text:s/><text:s/><text:s/><text:s/><text:s/><text:s/><text:s/><text:s/><text:s/><text:s/>(setq<text:s/>auto-fill-mode<text:s/>-1)</text:p>
      <text:p text:style-name="OrgSrcBlock"><text:s/><text:s/><text:s/><text:s/><text:s/><text:s/><text:s/><text:s/><text:s/><text:s/><text:s/><text:s/><text:s/>(setq<text:s/>nxml-slash-auto-complete-flag<text:s/>t)</text:p>
      <text:p text:style-name="OrgSrcBlock"><text:s/><text:s/><text:s/><text:s/><text:s/><text:s/><text:s/><text:s/><text:s/><text:s/><text:s/><text:s/><text:s/>(setq<text:s/>tab-width<text:s/>1)</text:p>
      <text:p text:style-name="OrgSrcBlock"><text:s/><text:s/><text:s/><text:s/><text:s/><text:s/><text:s/><text:s/><text:s/><text:s/><text:s/><text:s/><text:s/>(setq<text:s/>nxml-child-indent<text:s/>1)</text:p>
      <text:p text:style-name="OrgSrcBlock"><text:s/><text:s/><text:s/><text:s/><text:s/><text:s/><text:s/><text:s/><text:s/><text:s/><text:s/><text:s/><text:s/>(setq<text:s/>indent-tabs-mode<text:s/>t)</text:p>
      <text:p text:style-name="OrgSrcBlockLastLine"><text:s/><text:s/><text:s/><text:s/><text:s/><text:s/><text:s/><text:s/><text:s/><text:s/><text:s/><text:s/><text:s/>(setq<text:s/>nxml-attribute-indent<text:s/>0)))</text:p>
      <text:h text:style-name="Heading_20_2" text:outline-level="2">
<text:bookmark-start text:name="OrgXref.sec-5-12"/>
<text:bookmark text:name="sec-5-12"/>スペルチェック
<text:bookmark-end text:name="OrgXref.sec-5-12"/></text:h>
      <text:p text:style-name="Text_20_body">Built-in の ispell を使う。チェックエンジンは、aspell を利用する。</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executable-find<text:s/><text:span text:style-name="OrgSrcFontLockStringFace">"aspell"</text:span>)</text:p>
      <text:p text:style-name="OrgSrcBlock"><text:s/><text:s/>(eval-after-autoload-if-found</text:p>
      <text:p text:style-name="OrgSrcBlock"><text:s/><text:s/><text:s/>'(ispell-region)<text:s/><text:span text:style-name="OrgSrcFontLockStringFace">"ispell"</text:span><text:s/>nil<text:s/>t<text:s/>nil</text:p>
      <text:p text:style-name="OrgSrcBlock"><text:s/><text:s/><text:s/>'((setq-default<text:s/>ispell-program-name<text:s/><text:span text:style-name="OrgSrcFontLockStringFace">"aspell"</text:span>)</text:p>
      <text:p text:style-name="OrgSrcBlock"><text:s/><text:s/><text:s/><text:s/><text:s/>(<text:span text:style-name="OrgSrcFontLockKeywordFace">when</text:span><text:s/>(eq<text:s/>window-system<text:s/>'w32)</text:p>
      <text:p text:style-name="OrgSrcBlock"><text:s/><text:s/><text:s/><text:s/><text:s/><text:s/><text:s/>(setq-default<text:s/>ispell-program-name</text:p>
      <text:p text:style-name="OrgSrcBlock"><text:s/><text:s/><text:s/><text:s/><text:s/><text:s/><text:s/><text:s/><text:s/><text:s/><text:s/><text:s/><text:s/><text:s/><text:s/><text:s/><text:s/><text:s/><text:s/><text:s/><text:s/><text:span text:style-name="OrgSrcFontLockStringFace">"C:/Program<text:s/>Files/Aspell/bin/aspell.exe"</text:span>))</text:p>
      <text:p text:style-name="OrgSrcBlock"><text:s/><text:s/><text:s/><text:s/><text:s/><text:span text:style-name="OrgSrcFontLockCommentDelimiterFace">;;</text:span><text:span text:style-name="OrgSrcFontLockCommentFace">(setq<text:s/>ispell-grep-command<text:s/>"grep")</text:span></text:p>
      <text:p text:style-name="OrgSrcBlock"><text:s/><text:s/><text:s/><text:s/><text:s/><text:span text:style-name="OrgSrcFontLockCommentDelimiterFace">;;<text:s/></text:span><text:span text:style-name="OrgSrcFontLockCommentFace">for<text:s/>English<text:s/>and<text:s/>Japanese<text:s/>mixed</text:span></text:p>
      <text:p text:style-name="OrgSrcBlock"/>
      <text:p text:style-name="OrgSrcBlock"><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setq<text:s/>ispell-dictionarry<text:s/><text:span text:style-name="OrgSrcFontLockStringFace">"english"</text:span>)</text:p>
      <text:p text:style-name="OrgSrcBlock"><text:s/><text:s/><text:s/><text:s/><text:s/>(setq<text:s/>ispell-personal-dictionary<text:s/><text:span text:style-name="OrgSrcFontLockStringFace">"~/.emacs.d/.aspell.en.pws"</text:span>)</text:p>
      <text:p text:style-name="OrgSrcBlock"/>
      <text:p text:style-name="OrgSrcBlock"><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pan text:style-name="OrgSrcFontLockCommentDelimiterFace">;;<text:s/><text:s/></text:span><text:span text:style-name="OrgSrcFontLockCommentFace">(setq<text:s/>ispell-aspell-supports-utf8<text:s/>t)</text:span></text:p>
      <text:p text:style-name="OrgSrcBlock"><text:s/><text:s/><text:s/><text:s/><text:s/><text:span text:style-name="OrgSrcFontLockCommentDelimiterFace">;;<text:s/><text:s/></text:span><text:span text:style-name="OrgSrcFontLockCommentFace">(setq<text:s/>ispell-encoding8-command<text:s/>t)</text:span></text:p>
      <text:p text:style-name="OrgSrcBlock"><text:s/><text:s/><text:s/><text:s/><text:s/>(setq<text:s/>ispell-local-dictionary-alist</text:p>
      <text:p text:style-name="OrgSrcBlock"><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LastLine"><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h text:style-name="Heading_20_3" text:outline-level="3">
<text:bookmark-start text:name="OrgXref.sec-5-12-1"/>
<text:bookmark text:name="sec-5-12-1"/>キーバインド
<text:bookmark-end text:name="OrgXref.sec-5-12-1"/></text:h>
      <text:p text:style-name="OrgSrcBlock"><text:span text:style-name="OrgSrcFontLockCommentDelimiterFace">;;<text:s/></text:span><text:span text:style-name="OrgSrcFontLockCommentFace">Spell<text:s/>checking<text:s/>within<text:s/>a<text:s/>specified<text:s/>region</text:span></text:p>
      <text:p text:style-name="OrgSrcBlockLastLine">(global-set-key<text:s/>(kbd<text:s/><text:span text:style-name="OrgSrcFontLockStringFace">"C-c<text:s/>0"</text:span>)<text:s/>'ispell-region)</text:p>
      <text:h text:style-name="Heading_20_2" text:outline-level="2">
<text:bookmark-start text:name="OrgXref.sec-5-13"/>
<text:bookmark text:name="sec-5-13"/>リアルタイムスペルチェック
<text:bookmark-end text:name="OrgXref.sec-5-13"/></text:h>
      <text:p text:style-name="Text_20_body">Built-in の <text:a xlink:type="simple" xlink:href="http://www.emacswiki.org/emacs/FlySpell">flyspell.el</text:a> を使います。</text:p>
      <text:p text:style-name="Text_20_body">重いので現在は使っていません。</text:p>
      <text:p text:style-name="Text_20_body"><text:a xlink:type="simple" xlink:href="http://www.morishima.net/~naoto/fragments/archives/2005/12/20/flyspell/">http://www.morishima.net/~naoto/fragments/archives/2005/12/20/flyspell/</text:a></text:p>
      <text:p text:style-name="OrgSrcBlock">(<text:span text:style-name="OrgSrcFontLockKeywordFace">dolist</text:span></text:p>
      <text:p text:style-name="OrgSrcBlock"><text:s/><text:s/><text:s/><text:s/>(hook</text:p>
      <text:p text:style-name="OrgSrcBlock"><text:s/><text:s/><text:s/><text:s/><text:s/>'(text-mode-hook<text:s/>change-log-mode-hook<text:s/>c++-mode-hook</text:p>
      <text:p text:style-name="OrgSrcBlock"><text:s/><text:s/><text:s/><text:s/><text:s/><text:s/><text:s/><text:s/><text:s/><text:s/><text:s/><text:s/><text:s/><text:s/><text:s/><text:s/><text:s/><text:s/><text:s/><text:s/><text:s/><text:s/>latex-mode-hook<text:s/>org-mode-hook))</text:p>
      <text:p text:style-name="OrgSrcBlock"><text:s/><text:s/>(add-hook<text:s/>hook<text:s/>(<text:span text:style-name="OrgSrcFontLockKeywordFace">lambda</text:span><text:s/>()<text:s/>(flyspell-mode<text:s/>1))))</text:p>
      <text:p text:style-name="OrgSrcBlock"/>
      <text:p text:style-name="OrgSrcBlock">(add-hook<text:s/>'c++-mode-hook</text:p>
      <text:p text:style-name="OrgSrcBlock"><text:s/><text:s/><text:s/><text:s/><text:s/><text:s/><text:s/><text:s/><text:s/><text:s/>(<text:span text:style-name="OrgSrcFontLockKeywordFace">lambda</text:span><text:s/>()<text:s/>(flyspell-prog-mode)))</text:p>
      <text:p text:style-name="OrgSrcBlock"/>
      <text:p text:style-name="OrgSrcBlock"><text:span text:style-name="OrgSrcFontLockCommentDelimiterFace">;;<text:s/></text:span><text:span text:style-name="OrgSrcFontLockCommentFace">Auto<text:s/>complete<text:s/>との衝突を回避</text:span></text:p>
      <text:p text:style-name="OrgSrcBlockLastLine">(ac-flyspell-workaround)</text:p>
      <text:h text:style-name="Heading_20_2" text:outline-level="2">
<text:bookmark-start text:name="OrgXref.sec-5-14"/>
<text:bookmark text:name="sec-5-14"/>[latex-math-preview.el] TeX数式をプレビュー
<text:bookmark-end text:name="OrgXref.sec-5-14"/></text:h>
      <text:p text:style-name="Text_20_body"><text:a xlink:type="simple" xlink:href="http://www.emacswiki.org/emacs/latex-math-preview.el">http://www.emacswiki.org/emacs/latex-math-preview.el</text:a><text:line-break/><text:a xlink:type="simple" xlink:href="http://transitive.info/software/latex-math-preview/">http://transitive.info/software/latex-math-preview/</text:a></text:p>
      <text:p text:style-name="OrgSrcBlockLastLine">(autoload<text:s/>'latex-math-preview<text:s/><text:span text:style-name="OrgSrcFontLockStringFace">"latex-math-preview"</text:span><text:s/>nil<text:s/>t)</text:p>
      <text:h text:style-name="Heading_20_2" text:outline-level="2">
<text:bookmark-start text:name="OrgXref.sec-5-15"/>
<text:bookmark text:name="sec-5-15"/>[po-mode.el] 翻訳ファイルの編集
<text:bookmark-end text:name="OrgXref.sec-5-15"/></text:h>
      <text:p text:style-name="Text_20_body"><text:a xlink:type="simple" xlink:href="http://www.emacswiki.org/emacs/PoMode">http://www.emacswiki.org/emacs/PoMode</text:a><text:line-break/><text:a xlink:type="simple" xlink:href="http://www.emacswiki.org/emacs/po-mode+.el">http://www.emacswiki.org/emacs/po-mode+.el</text:a></text:p>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eval-after-autoload-if-found</text:p>
      <text:p text:style-name="OrgSrcBlock"><text:s/><text:s/><text:s/><text:s/><text:s/><text:s/><text:s/>'(po-mode)<text:s/><text:span text:style-name="OrgSrcFontLockStringFace">"po-mode"</text:span><text:s/>nil<text:s/>t<text:s/>nil</text:p>
      <text:p text:style-name="OrgSrcBlock"><text:s/><text:s/><text:s/><text:s/><text:s/><text:s/><text:s/>'())</text:p>
      <text:p text:style-name="OrgSrcBlockLastLine"><text:s/><text:s/>(push<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bookmark-start text:name="OrgXref.sec-5-16"/>
<text:bookmark text:name="sec-5-16"/>[word-count.el] リージョン内の文字をカウントする
<text:bookmark-end text:name="OrgXref.sec-5-16"/></text:h>
      <text:p text:style-name="Text_20_body">有効な頒布元に変更があった。<text:a xlink:type="simple" xlink:href="http://www.emacswiki.org/emacs/WordCount">word-count.el</text:a> から新しい頒布元にたどりつける。</text:p>
      <text:p text:style-name="OrgSrcBlock">(<text:span text:style-name="OrgSrcFontLockKeywordFace">when</text:span><text:s/>(eval-after-autoload-if-found</text:p>
      <text:p text:style-name="OrgSrcBlock"><text:s/><text:s/><text:s/><text:s/><text:s/><text:s/><text:s/>'(word-count-mode)<text:s/><text:span text:style-name="OrgSrcFontLockStringFace">"word-count"</text:span><text:s/><text:span text:style-name="OrgSrcFontLockStringFace">"Minor<text:s/>mode<text:s/>to<text:s/>count<text:s/>words."</text:span><text:s/>t<text:s/>nil</text:p>
      <text:p text:style-name="OrgSrcBlock"><text:s/><text:s/><text:s/><text:s/><text:s/><text:s/><text:s/>'())</text:p>
      <text:p text:style-name="OrgSrcBlockLastLine"><text:s/><text:s/>(global-set-key<text:s/>(kbd<text:s/><text:span text:style-name="OrgSrcFontLockStringFace">"M-+"</text:span>)<text:s/>'word-count-mode))</text:p>
      <text:h text:style-name="Heading_20_2" text:outline-level="2">
<text:bookmark-start text:name="OrgXref.sec-5-17"/>
<text:bookmark text:name="sec-5-17"/>[yatex.el] YaTeXモード
<text:bookmark-end text:name="OrgXref.sec-5-17"/></text:h>
      <text:p text:style-name="OrgSrcBlock">(<text:span text:style-name="OrgSrcFontLockKeywordFace">when</text:span><text:s/>(eval-after-autoload-if-found</text:p>
      <text:p text:style-name="OrgSrcBlock"><text:s/><text:s/><text:s/><text:s/><text:s/><text:s/><text:s/>'(yatex-mode)<text:s/><text:span text:style-name="OrgSrcFontLockStringFace">"yatex"</text:span><text:s/><text:span text:style-name="OrgSrcFontLockStringFace">"Yet<text:s/>Another<text:s/>LaTeX<text:s/>mode"</text:span><text:s/>t<text:s/>nil</text:p>
      <text:p text:style-name="OrgSrcBlock"><text:s/><text:s/><text:s/><text:s/><text:s/><text:s/><text:s/>'((setq<text:s/>YaTeX-kanji-code<text:s/>4)))<text:s/><text:span text:style-name="OrgSrcFontLockCommentDelimiterFace">;;<text:s/></text:span><text:span text:style-name="OrgSrcFontLockCommentFace">1=Shift<text:s/>JIS,<text:s/>2=JIS,<text:s/>3=EUC,<text:s/>4=UTF-8</text:span></text:p>
      <text:p text:style-name="OrgSrcBlock"><text:s/><text:s/>(push<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LastLine"><text:s/><text:s/><text:s/><text:s/><text:s/><text:s/><text:s/><text:s/><text:s/><text:s/><text:s/><text:s/><text:s/><text:s/><text:s/>(setq<text:s/>auto-fill-function<text:s/>nil))))</text:p>
      <text:h text:style-name="Heading_20_2" text:outline-level="2">
<text:bookmark-start text:name="OrgXref.sec-5-18"/>
<text:bookmark text:name="sec-5-18"/>[wclock.el] 世界時計
<text:bookmark-end text:name="OrgXref.sec-5-18"/></text:h>
      <text:p text:style-name="Text_20_body"><text:a xlink:type="simple" xlink:href="http://pastelwill.jp/wiki/doku.php?id=emacs">http://pastelwill.jp/wiki/doku.php?id=emacs</text:a></text:p>
      <text:p text:style-name="OrgSrcBlockLastLine">(eval-after-autoload-if-found<text:s/>'wclock<text:s/><text:span text:style-name="OrgSrcFontLockStringFace">"wclock"</text:span><text:s/>nil<text:s/>t)</text:p>
      <text:h text:style-name="Heading_20_2" text:outline-level="2">
<text:bookmark-start text:name="OrgXref.sec-5-19"/>
<text:bookmark text:name="sec-5-19"/>[yasnippet.el] Emacs用のテンプレートシステム
<text:bookmark-end text:name="OrgXref.sec-5-19"/></text:h>
      <text:p text:style-name="Text_20_body"><text:a xlink:type="simple" xlink:href="https://github.com/capitaomorte/yasnippet">https://github.com/capitaomorte/yasnippet</text:a></text:p>
      <text:list text:style-name="OrgBulletedList" text:continue-numbering="false">
        <text:list-item>
          <text:p text:style-name="Text_20_body"><text:a xlink:type="simple" xlink:href="http://yasnippet-doc-jp.googlecode.com/svn/trunk/doc-jp/index.html">http://yasnippet-doc-jp.googlecode.com/svn/trunk/doc-jp/index.html</text:a></text:p>
        </text:list-item>
        <text:list-item>
          <text:p text:style-name="Text_20_body"><text:a xlink:type="simple" xlink:href="http://d.hatena.ne.jp/IMAKADO/20080401/1206715770">http://d.hatena.ne.jp/IMAKADO/20080401/1206715770</text:a></text:p>
        </text:list-item>
        <text:list-item>
          <text:p text:style-name="Text_20_body"><text:a xlink:type="simple" xlink:href="http://coderepos.org/share/browser/config/yasnippet">http://coderepos.org/share/browser/config/yasnippet</text:a></text:p>
        </text:list-item>
        <text:list-item>
          <text:p text:style-name="Text_20_body"><text:a xlink:type="simple" xlink:href="https://github.com/RickMoynihan/yasnippet-org-mode">https://github.com/RickMoynihan/yasnippet-org-mode</text:a></text:p>
        </text:list-item>
      </text:list>
      <text:p text:style-name="Text_20_body"><text:a xlink:type="simple" xlink:href="http://orgmode.org/manual/Conflicts.html">Org-modeとの衝突を避ける</text:a></text:p>
      <text:p text:style-name="OrgSrcBlock">(<text:span text:style-name="OrgSrcFontLockKeywordFace">when</text:span><text:s/>(eval-after-autoload-if-found</text:p>
      <text:p text:style-name="OrgSrcBlock"><text:s/><text:s/><text:s/><text:s/><text:s/><text:s/><text:s/>'(yas-global-mode<text:s/>yas-minor-mode)</text:p>
      <text:p text:style-name="OrgSrcBlock"><text:s/><text:s/><text:s/><text:s/><text:s/><text:s/><text:s/><text:span text:style-name="OrgSrcFontLockStringFace">"yasnippet"</text:span><text:s/>nil<text:s/>t<text:s/>nil</text:p>
      <text:p text:style-name="OrgSrcBlock"><text:s/><text:s/><text:s/><text:s/><text:s/><text:s/><text:s/>'((setq<text:s/>yas-verbosity<text:s/>2)</text:p>
      <text:p text:style-name="OrgSrcBlock"><text:s/><text:s/><text:s/><text:s/><text:s/><text:s/><text:s/><text:s/><text:s/>(setq<text:s/>yas-snippet-dirs</text:p>
      <text:p text:style-name="OrgSrcBlock"><text:s/><text:s/><text:s/><text:s/><text:s/><text:s/><text:s/><text:s/><text:s/><text:s/><text:s/><text:s/><text:s/><text:s/><text:s/>(list<text:s/><text:span text:style-name="OrgSrcFontLockStringFace">"~/Dropbox/emacs.d/yas-dict"</text:span></text:p>
      <text:p text:style-name="OrgSrcBlock"><text:s/><text:s/><text:s/><text:s/><text:s/><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text:s/><text:s/><text:s/><text:s/>(custom-set-variables<text:s/>'(yas-trigger-key<text:s/>[tab]))</text:p>
      <text:p text:style-name="OrgSrcBlock"><text:s/><text:s/><text:s/><text:s/><text:s/><text:s/><text:s/><text:s/><text:s/>(yas-global-mode<text:s/>1)</text:p>
      <text:p text:style-name="OrgSrcBlock"><text:s/><text:s/><text:s/><text:s/><text:s/><text:s/><text:s/><text:s/><text:s/>))</text:p>
      <text:p text:style-name="OrgSrcBlock"/>
      <text:p text:style-name="OrgSrcBlock"><text:s/><text:s/>(<text:span text:style-name="OrgSrcFontLockKeywordFace">dolist</text:span><text:s/>(hook<text:s/>(list<text:s/>'perl-mode-hook<text:s/>'c-mode-common-hook<text:s/>'org-mode-hook))</text:p>
      <text:p text:style-name="OrgSrcBlockLastLine"><text:s/><text:s/><text:s/><text:s/>(add-hook<text:s/>hook<text:s/>'yas-minor-mode)))</text:p>
      <text:p text:style-name="OrgSrcBlock">(eval-after-autoload-if-found</text:p>
      <text:p text:style-name="OrgSrcBlock"><text:s/>'(yas-minir-mode<text:s/>yas-expand<text:s/>yas-org-very-safe-expand)<text:s/><text:span text:style-name="OrgSrcFontLockStringFace">"yasnippet"</text:span><text:s/>nil<text:s/>t<text:s/>nil</text:p>
      <text:p text:style-name="OrgSrcBlock"><text:s/>'((setq<text:s/>yas-verbosity<text:s/>2)</text:p>
      <text:p text:style-name="OrgSrcBlock"><text:s/><text:s/><text:s/>(setq<text:s/>yas-snippet-dirs</text:p>
      <text:p text:style-name="OrgSrcBlock"><text:s/><text:s/><text:s/><text:s/><text:s/><text:s/><text:s/><text:s/><text:s/>(list<text:s/><text:span text:style-name="OrgSrcFontLockStringFace">"~/Dropbox/emacs.d/yas-dict"</text:span></text:p>
      <text:p text:style-name="OrgSrcBlock"><text:s/><text:s/><text:s/><text:s/><text:s/><text:s/><text:s/><text:s/><text:s/><text:s/><text:s/><text:s/><text:s/><text:s/><text:s/>'yas-installed-snippets-dir))</text:p>
      <text:p text:style-name="OrgSrcBlock"><text:s/><text:s/><text:s/>(custom-set-variables<text:s/>'(yas-trigger-key<text:s/>[tab]))</text:p>
      <text:p text:style-name="OrgSrcBlock"><text:s/><text:s/><text:s/>(yas-global-mode<text:s/>1)</text:p>
      <text:p text:style-name="OrgSrcBlock"/>
      <text:p text:style-name="OrgSrcBlock"><text:s/><text:s/><text:s/>(<text:span text:style-name="OrgSrcFontLockKeywordFace">defun</text:span><text:s/><text:span text:style-name="OrgSrcFontLockFunctionNameFace">yas-org-very-safe-expand</text:span><text:s/>()</text:p>
      <text:p text:style-name="OrgSrcBlock"><text:s/><text:s/><text:s/><text:s/><text:s/>(<text:span text:style-name="OrgSrcFontLockKeywordFace">let</text:span><text:s/>((yas-fallback-behavior<text:s/>'return-nil))<text:s/>(yas-expand)))))</text:p>
      <text:p text:style-name="OrgSrcBlock"/>
      <text:p text:style-name="OrgSrcBlock">(<text:span text:style-name="OrgSrcFontLockKeywordFace">dolist</text:span><text:s/>(hook<text:s/>(list<text:s/>'perl-mode-hook<text:s/>'c-mode-common-hook))</text:p>
      <text:p text:style-name="OrgSrcBlock"><text:s/><text:s/><text:span text:style-name="OrgSrcFontLockCommentDelimiterFace">;;<text:s/><text:s/><text:s/><text:s/><text:s/><text:s/><text:s/><text:s/><text:s/><text:s/><text:s/><text:s/><text:s/><text:s/><text:s/><text:s/><text:s/><text:s/><text:s/><text:s/><text:s/><text:s/><text:s/></text:span><text:span text:style-name="OrgSrcFontLockCommentFace">'emacs-lisp-mode-hook))</text:span></text:p>
      <text:p text:style-name="OrgSrcBlock"><text:s/><text:s/>(add-hook<text:s/>hook<text:s/>'yas-minor-mode))</text:p>
      <text:p text:style-name="OrgSrcBlock"/>
      <text:p text:style-name="OrgSrcBlock">(add-hook<text:s/>'org-mode-hook</text:p>
      <text:p text:style-name="OrgSrcBlock"><text:s/><text:s/><text:s/><text:s/><text:s/><text:s/><text:s/><text:s/><text:s/><text:s/>'(<text:span text:style-name="OrgSrcFontLockKeywordFace">lambda</text:span><text:s/>()</text:p>
      <text:p text:style-name="OrgSrcBlock"><text:s/><text:s/><text:s/><text:s/><text:s/><text:s/><text:s/><text:s/><text:s/><text:s/><text:s/><text:s/><text:s/>(yas-minor-mode)</text:p>
      <text:p text:style-name="OrgSrcBlock"><text:s/><text:s/><text:s/><text:s/><text:s/><text:s/><text:s/><text:s/><text:s/><text:s/><text:s/><text:s/><text:s/><text:span text:style-name="OrgSrcFontLockCommentDelimiterFace">;;<text:s/></text:span><text:span text:style-name="OrgSrcFontLockCommentFace">org-cycle<text:s/>(&lt;TAB&gt;)<text:s/>との衝突を避ける</text:span></text:p>
      <text:p text:style-name="OrgSrcBlock"><text:s/><text:s/><text:s/><text:s/><text:s/><text:s/><text:s/><text:s/><text:s/><text:s/><text:s/><text:s/><text:s/>(setq<text:s/>yas-trigger-symbol<text:s/>[tab])</text:p>
      <text:p text:style-name="OrgSrcBlock"><text:s/><text:s/><text:s/><text:s/><text:s/><text:s/><text:s/><text:s/><text:s/><text:s/><text:s/><text:s/><text:s/>(add-to-list<text:s/>'org-tab-first-hook<text:s/>'yas-org-very-safe-expand)</text:p>
      <text:p text:style-name="OrgSrcBlockLastLine"><text:s/><text:s/><text:s/><text:s/><text:s/><text:s/><text:s/><text:s/><text:s/><text:s/><text:s/><text:s/><text:s/>(define-key<text:s/>yas-keymap<text:s/>[tab]<text:s/>'yas-next-field)))</text:p>
      <text:h text:style-name="Heading_20_2" text:outline-level="2">
<text:bookmark-start text:name="OrgXref.sec-5-20"/>
<text:bookmark text:name="sec-5-20"/>[sdic.el] 英辞郎で英単語を調べる
<text:bookmark-end text:name="OrgXref.sec-5-20"/></text:h>
      <text:p text:style-name="Text_20_body"><text:a xlink:type="simple" xlink:href="http://www.namazu.org/~tsuchiya/sdic/index.html">http://www.namazu.org/~tsuchiya/sdic/index.html</text:a></text:p>
      <text:p text:style-name="Text_20_body">Emacs から辞書を使う。lookup を使う方法もあるが、Emacsから使うのは英辞郎に限定。</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text:s/><text:s/>(eval-after-load<text:s/><text:span text:style-name="OrgSrcFontLockStringFace">"sdic"</text:span></text:p>
      <text:p text:style-name="OrgSrcBlock"><text:s/><text:s/><text:s/><text:s/>'(<text:span text:style-name="OrgSrcFontLockKeywordFace">progn</text:span></text:p>
      <text:p text:style-name="OrgSrcBlock"><text:s/><text:s/><text:s/><text:s/><text:s/><text:s/><text:s/>(setq<text:s/>sdic-face-color<text:s/><text:span text:style-name="OrgSrcFontLockStringFace">"#3333FF"</text:span>)</text:p>
      <text:p text:style-name="OrgSrcBlock"><text:s/><text:s/><text:s/><text:s/><text:s/><text:s/><text:s/>(setq<text:s/>sdic-default-coding-system<text:s/>'utf-8)</text:p>
      <text:p text:style-name="OrgSrcBlock"><text:s/><text:s/><text:s/><text:s/><text:s/><text:s/><text:s/><text:span text:style-name="OrgSrcFontLockCommentDelimiterFace">;;<text:s/></text:span><text:span text:style-name="OrgSrcFontLockCommentFace">Dictionary<text:s/>(English<text:s/>=&gt;<text:s/>Japanese)</text:span></text:p>
      <text:p text:style-name="OrgSrcBlock"><text:s/><text:s/><text:s/><text:s/><text:s/><text:s/><text:s/>(setq<text:s/>sdic-eiwa-dictionary-list</text:p>
      <text:p text:style-name="OrgSrcBlock"><text:s/><text:s/><text:s/><text:s/><text:s/><text:s/><text:s/><text:s/><text:s/><text:s/><text:s/><text:s/><text:s/>'((sdicf-client<text:s/><text:span text:style-name="OrgSrcFontLockStringFace">"~/Dropbox/Dic/EIJIRO6/EIJI-128.sdic"</text:span>)))</text:p>
      <text:p text:style-name="OrgSrcBlock"><text:s/><text:s/><text:s/><text:s/><text:s/><text:s/><text:s/><text:span text:style-name="OrgSrcFontLockCommentDelimiterFace">;;<text:s/></text:span><text:span text:style-name="OrgSrcFontLockCommentFace">Dictionary<text:s/>(Japanese<text:s/>=&gt;<text:s/>English)</text:span></text:p>
      <text:p text:style-name="OrgSrcBlock"><text:s/><text:s/><text:s/><text:s/><text:s/><text:s/><text:s/>(setq<text:s/>sdic-waei-dictionary-list</text:p>
      <text:p text:style-name="OrgSrcBlockLastLine"><text:s/><text:s/><text:s/><text:s/><text:s/><text:s/><text:s/><text:s/><text:s/><text:s/><text:s/><text:s/><text:s/>'((sdicf-client<text:s/><text:span text:style-name="OrgSrcFontLockStringFace">"~/Dropbox/Dic/EIJIRO6/WAEI-128.sdic"</text:span>))))))</text:p>
      <text:p text:style-name="OrgSrcBlock">(eval-after-autoload-if-found</text:p>
      <text:p text:style-name="OrgSrcBlock"><text:s/>'(sdic-describe-word<text:s/>sdic-describe-word-at-point)<text:s/><text:span text:style-name="OrgSrcFontLockStringFace">"sdic"</text:span><text:s/>nil<text:s/>t<text:s/>nil</text:p>
      <text:p text:style-name="OrgSrcBlock"><text:s/>'((setq<text:s/>sdic-face-color<text:s/><text:span text:style-name="OrgSrcFontLockStringFace">"#3333FF"</text:span>)</text:p>
      <text:p text:style-name="OrgSrcBlock"><text:s/><text:s/><text:s/>(setq<text:s/>sdic-default-coding-system<text:s/>'utf-8)</text:p>
      <text:p text:style-name="OrgSrcBlock"><text:s/><text:s/><text:s/><text:span text:style-name="OrgSrcFontLockCommentDelimiterFace">;;<text:s/></text:span><text:span text:style-name="OrgSrcFontLockCommentFace">Dictionary<text:s/>(English<text:s/>=&gt;<text:s/>Japanese)</text:span></text:p>
      <text:p text:style-name="OrgSrcBlock"><text:s/><text:s/><text:s/>(setq<text:s/>sdic-eiwa-dictionary-list</text:p>
      <text:p text:style-name="OrgSrcBlock"><text:s/><text:s/><text:s/><text:s/><text:s/><text:s/><text:s/><text:s/><text:s/>'((sdicf-client<text:s/><text:span text:style-name="OrgSrcFontLockStringFace">"~/Dropbox/Dic/EIJIRO6/EIJI-128.sdic"</text:span>)))</text:p>
      <text:p text:style-name="OrgSrcBlock"><text:s/><text:s/><text:s/><text:span text:style-name="OrgSrcFontLockCommentDelimiterFace">;;<text:s/></text:span><text:span text:style-name="OrgSrcFontLockCommentFace">Dictionary<text:s/>(Japanese<text:s/>=&gt;<text:s/>English)</text:span></text:p>
      <text:p text:style-name="OrgSrcBlock"><text:s/><text:s/><text:s/>(setq<text:s/>sdic-waei-dictionary-list</text:p>
      <text:p text:style-name="OrgSrcBlockLastLine"><text:s/><text:s/><text:s/><text:s/><text:s/><text:s/><text:s/><text:s/><text:s/>'((sdicf-client<text:s/><text:span text:style-name="OrgSrcFontLockStringFace">"~/Dropbox/Dic/EIJIRO6/WAEI-128.sdic"</text:span>)))))</text:p>
      <text:h text:style-name="Heading_20_3" text:outline-level="3">
<text:bookmark-start text:name="OrgXref.sec-5-20-1"/>
<text:bookmark text:name="sec-5-20-1"/>キーバインド
<text:bookmark-end text:name="OrgXref.sec-5-20-1"/></text:h>
      <text:p text:style-name="OrgSrcBlock"><text:span text:style-name="OrgSrcFontLockCommentDelimiterFace">;;<text:s/></text:span><text:span text:style-name="OrgSrcFontLockCommentFace">カーソルの位置の英単語の意味を調べる</text:span></text:p>
      <text:p text:style-name="OrgSrcBlock">(global-set-key<text:s/>(kbd<text:s/><text:span text:style-name="OrgSrcFontLockStringFace">"C-M-w"</text:span>)<text:s/>'sdic-describe-word-at-point)</text:p>
      <text:p text:style-name="OrgSrcBlock"><text:span text:style-name="OrgSrcFontLockCommentDelimiterFace">;;<text:s/></text:span><text:span text:style-name="OrgSrcFontLockCommentFace">ミニバッファに英単語を入れて英辞郎を使う</text:span></text:p>
      <text:p text:style-name="OrgSrcBlockLastLine">(global-set-key<text:s/>(kbd<text:s/><text:span text:style-name="OrgSrcFontLockStringFace">"C-c<text:s/>w"</text:span>)<text:s/>'sdic-describe-word)</text:p>
      <text:h text:style-name="Heading_20_2" text:outline-level="2">
<text:bookmark-start text:name="OrgXref.sec-5-21"/>
<text:bookmark text:name="sec-5-21"/>MacOSのdictionary.appでCOBUILD5の辞書をひく
<text:bookmark-end text:name="OrgXref.sec-5-21"/></text:h>
      <text:p text:style-name="Text_20_body">OS標準の辞書アプリ（dictionary.app）を経由して、バッファにCOBUILD5のデータを流し込むことができます。</text:p>
      <text:list text:style-name="OrgBulletedList" text:continue-numbering="false">
        <text:list-item>
          <text:p text:style-name="Text_20_body"><text:a xlink:type="simple" xlink:href="http://sakito.jp/mac/dictionary.html#emacs">辞書(Dictionary).appを使い倒そう</text:a></text:p>
        </text:list-item>
      </text:list>
      <text:p text:style-name="Text_20_body">以下の関数を準備します。</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interactive)</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and<text:s/>mark-active</text:p>
      <text:p text:style-name="OrgSrcBlock"><text:s/><text:s/><text:s/><text:s/><text:s/><text:s/><text:s/><text:s/><text:s/><text:s/><text:s/><text:s/><text:s/>(&lt;=<text:s/>(region-beginning)<text:s/>pt)<text:s/>(&lt;=<text:s/>pt<text:s/>(region-end))<text:s/>)</text:p>
      <text:p text:style-name="OrgSrcBlock"><text:s/><text:s/><text:s/><text:s/><text:s/><text:s/><text:s/><text:s/>(setq<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setq<text:s/>end<text:s/>(<text:span text:style-name="OrgSrcFontLockKeywordFace">progn</text:span><text:s/>(forward-word)<text:s/>(point)))</text:p>
      <text:p text:style-name="OrgSrcBlock"><text:s/><text:s/><text:s/><text:s/><text:s/><text:s/><text:s/><text:s/>(setq<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p>
      <text:p text:style-name="Text_20_body">マスタカさんのナイスソリューションをまだ試していないので、こちらの方がエレガントかもしれません。</text:p>
      <text:list text:style-name="OrgBulletedList" text:continue-numbering="false">
        <text:list-item>
          <text:p text:style-name="Text_20_body"><text:a xlink:type="simple" xlink:href="http://masutaka.net/chalow/2011-05-18-1.html">Emacs で Mac の辞書を sdic っぽく使う </text:a></text:p>
        </text:list-item>
        <text:list-item>
          <text:p text:style-name="Text_20_body"><text:a xlink:type="simple" xlink:href="http://masutaka.net/chalow/2012-09-17-1.html">EmacsからMacの辞書をお手軽に使う</text:a></text:p>
        </text:list-item>
      </text:list>
      <text:p text:style-name="Text_20_body">なお、COBUILD5の辞書データをdictionary.appで引けるようにするには以下の操作が必要です。</text:p>
      <text:list text:style-name="OrgBulletedList" text:continue-numbering="false">
        <text:list-item>
          <text:p text:style-name="Text_20_body"><text:a xlink:type="simple" xlink:href="http://safx-dev.blogspot.jp/2012/02/collins-cobuld-5dictionaryapp.html">Collins COBULD 5をDictionary.appで利用できるようにする</text:a></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p>
      <text:h text:style-name="Heading_20_3" text:outline-level="3">
<text:bookmark-start text:name="OrgXref.sec-5-21-1"/>
<text:bookmark text:name="sec-5-21-1"/>マイナーモード化
<text:bookmark-end text:name="OrgXref.sec-5-21-1"/></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p>
      <text:p text:style-name="Text_20_body">マイナーモード化した elisp は、<text:a xlink:type="simple" xlink:href="https://gist.github.com/takaxp/9786376">gist</text:a>で公開しています。</text:p>
      <text:h text:style-name="Heading_20_3" text:outline-level="3">
<text:bookmark-start text:name="OrgXref.sec-5-21-2"/>
<text:bookmark text:name="sec-5-21-2"/>キーバインド
<text:bookmark-end text:name="OrgXref.sec-5-21-2"/></text:h>
      <text:p text:style-name="Text_20_body">マイナーモード化した dict-app を使う場合は以下のようにします。sdic を使っている人は、sdic 用の設定と衝突しないように気をつけます。</text:p>
      <text:p text:style-name="OrgSrcBlock">(<text:span text:style-name="OrgSrcFontLockKeywordFace">when</text:span><text:s/>(eval-after-autoload-if-found</text:p>
      <text:p text:style-name="OrgSrcBlock"><text:s/><text:s/><text:s/><text:s/><text:s/><text:s/><text:s/>'(dict-app-search)<text:s/><text:span text:style-name="OrgSrcFontLockStringFace">"dict-app"</text:span><text:s/>nil<text:s/>t<text:s/>nil</text:p>
      <text:p text:style-name="OrgSrcBlock"><text:s/><text:s/><text:s/><text:s/><text:s/><text:s/><text:s/>'())</text:p>
      <text:p text:style-name="OrgSrcBlock"><text:s/><text:s/><text:span text:style-name="OrgSrcFontLockCommentDelimiterFace">;;<text:s/></text:span><text:span text:style-name="OrgSrcFontLockCommentFace">カーソルの位置の英単語の意味を調べる<text:s/><text:s/></text:span></text:p>
      <text:p text:style-name="OrgSrcBlockLastLine"><text:s/><text:s/>(global-set-key<text:s/>(kbd<text:s/><text:span text:style-name="OrgSrcFontLockStringFace">"C-M-w"</text:span>)<text:s/>'dict-app-search))</text:p>
      <text:h text:style-name="Heading_20_2" text:outline-level="2">
<text:bookmark-start text:name="OrgXref.sec-5-22"/>
<text:bookmark text:name="sec-5-22"/>[lookup.el] 辞書
<text:bookmark-end text:name="OrgXref.sec-5-22"/></text:h>
      <text:p text:style-name="Text_20_body">最近使っていません。</text:p>
      <text:p text:style-name="OrgSrcBlock"><text:span text:style-name="OrgSrcFontLockCommentDelimiterFace">;;<text:s/></text:span><text:span text:style-name="OrgSrcFontLockCommentFace">.lookup/cache.el</text:span></text:p>
      <text:p text:style-name="OrgSrcBlock">(setq<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setq<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setq<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setq<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setq<text:s/>lookup-default-dictionary-options</text:p>
      <text:p text:style-name="OrgSrcBlock"><text:s/><text:s/><text:s/><text:s/><text:s/><text:s/>'((<text:span text:style-name="OrgSrcFontLockBuiltinFace">:stemmer</text:span><text:s/>.<text:s/><text:s/>stem-english)))</text:p>
      <text:p text:style-name="OrgSrcBlock">(setq<text:s/>lookup-use-kakasi<text:s/>nil)</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load<text:s/>"lookup-autoloads")<text:s/>;<text:s/>for<text:s/>1.99</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text:s/>"lookup"<text:s/>nil<text:s/>t)</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region<text:s/>"lookup"<text:s/>nil<text:s/>t)</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word<text:s/>"lookup"<text:s/>nil<text:s/>t)</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Use<text:s/>expand-file-name!</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lookup-search-agents<text:s/>`((ndeb<text:s/>,(concat<text:s/>homedir<text:s/>"/Dropbox/Dic/COBUILD5"))</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lookup-use-bitmap<text:s/>nil)</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ndeb-program-name<text:s/>"/usr/bin/eblook")</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when<text:s/>(eq<text:s/>window-system<text:s/>'ns)</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gram-name<text:s/>"/opt/local/bin/eblook")</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gram-arguments<text:s/>'("-q"<text:s/>"-e"<text:s/>"euc-jp"))</text:span></text:p>
      <text:p text:style-name="OrgSrcBlockLastLine"><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cess-coding-system<text:s/>'utf-8))<text:s/>;<text:s/>utf-8-hfs</text:span></text:p>
      <text:h text:style-name="Heading_20_3" text:outline-level="3">
<text:bookmark-start text:name="OrgXref.sec-5-22-1"/>
<text:bookmark text:name="sec-5-22-1"/>キーバインド
<text:bookmark-end text:name="OrgXref.sec-5-22-1"/></text:h>
      <text:p text:style-name="OrgSrcBlockLastLine">(global-set-key<text:s/>(kbd<text:s/><text:span text:style-name="OrgSrcFontLockStringFace">"&lt;f6&gt;"</text:span>)<text:s/>'lookup-word)</text:p>
      <text:h text:style-name="Heading_20_2" text:outline-level="2">
<text:bookmark-start text:name="OrgXref.sec-5-23"/>
<text:bookmark text:name="sec-5-23"/>[cacoo] Cacoo で描く
<text:bookmark-end text:name="OrgXref.sec-5-23"/></text:h>
      <text:p text:style-name="Text_20_body">画像をリサイズしてバッファに表示する用途にも使える。</text:p>
      <text:p text:style-name="OrgSrcBlock">(<text:span text:style-name="OrgSrcFontLockKeywordFace">when</text:span><text:s/>(autoload-if-found<text:s/>'toggle-cacoo-minor-mode<text:s/><text:span text:style-name="OrgSrcFontLockStringFace">"cacoo"</text:span><text:s/>nil<text:s/>t)</text:p>
      <text:p text:style-name="OrgSrcBlock"><text:s/><text:s/>(global-set-key<text:s/>(kbd<text:s/><text:span text:style-name="OrgSrcFontLockStringFace">"M--"</text:span>)<text:s/>'toggle-cacoo-minor-mode)</text:p>
      <text:p text:style-name="OrgSrcBlock"><text:s/><text:s/>(eval-after-load<text:s/><text:span text:style-name="OrgSrcFontLockStringFace">"cacoo"</text:span></text:p>
      <text:p text:style-name="OrgSrcBlock"><text:s/><text:s/><text:s/><text:s/>'(<text:span text:style-name="OrgSrcFontLockKeywordFace">progn</text:span></text:p>
      <text:p text:style-name="OrgSrcBlockLastLine"><text:s/><text:s/><text:s/><text:s/><text:s/><text:s/><text:s/>(<text:span text:style-name="OrgSrcFontLockKeywordFace">require</text:span><text:s/>'<text:span text:style-name="OrgSrcFontLockConstantFace">cacoo-plugins</text:span>))))</text:p>
      <text:p text:style-name="OrgSrcBlock">(<text:span text:style-name="OrgSrcFontLockKeywordFace">when</text:span><text:s/>(eval-after-autoload-if-found</text:p>
      <text:p text:style-name="OrgSrcBlock"><text:s/><text:s/><text:s/><text:s/><text:s/><text:s/><text:s/>'(toggle-cacoo-minor-mode)<text:s/><text:span text:style-name="OrgSrcFontLockStringFace">"cacoo"</text:span><text:s/>nil<text:s/>t<text:s/>nil</text:p>
      <text:p text:style-name="OrgSrcBlock"><text:s/><text:s/><text:s/><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bookmark-start text:name="OrgXref.sec-5-24"/>
<text:bookmark text:name="sec-5-24"/>[iedit] バッファ内の同じ文字列を一度に編集する
<text:bookmark-end text:name="OrgXref.sec-5-24"/></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p>
      <text:p text:style-name="OrgSrcBlockLastLine">(<text:span text:style-name="OrgSrcFontLockKeywordFace">require</text:span><text:s/>'<text:span text:style-name="OrgSrcFontLockConstantFace">iedit</text:span><text:s/>nil<text:s/>t)</text:p>
      <text:h text:style-name="Heading_20_2" text:outline-level="2">
<text:bookmark-start text:name="OrgXref.sec-5-25"/>
<text:bookmark text:name="sec-5-25"/>[web-mode] HTML編集
<text:bookmark-end text:name="OrgXref.sec-5-25"/></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p>
      <text:p text:style-name="OrgSrcBlock">(<text:span text:style-name="OrgSrcFontLockKeywordFace">when</text:span><text:s/>(eval-after-autoload-if-found</text:p>
      <text:p text:style-name="OrgSrcBlock"><text:s/><text:s/><text:s/><text:s/><text:s/><text:s/><text:s/>'(web-mode)<text:s/><text:span text:style-name="OrgSrcFontLockStringFace">"web-mode"</text:span><text:s/><text:span text:style-name="OrgSrcFontLockStringFace">"web-mode"</text:span><text:s/>t<text:s/>nil</text:p>
      <text:p text:style-name="OrgSrcBlock"><text:s/><text:s/><text:s/><text:s/><text:s/><text:s/><text:s/>'((<text:span text:style-name="OrgSrcFontLockKeywordFace">defun</text:span><text:s/><text:span text:style-name="OrgSrcFontLockFunctionNameFace">my:web-indent-fold</text:span><text:s/>()</text:p>
      <text:p text:style-name="OrgSrcBlock"><text:s/><text:s/><text:s/><text:s/><text:s/><text:s/><text:s/><text:s/><text:s/><text:s/><text:s/>(interactive)</text:p>
      <text:p text:style-name="OrgSrcBlock"><text:s/><text:s/><text:s/><text:s/><text:s/><text:s/><text:s/><text:s/><text:s/><text:s/><text:s/>(web-mode-fold-or-unfold)</text:p>
      <text:p text:style-name="OrgSrcBlock"><text:s/><text:s/><text:s/><text:s/><text:s/><text:s/><text:s/><text:s/><text:s/><text:s/><text:s/>(web-mode-buffer-indent)</text:p>
      <text:p text:style-name="OrgSrcBlock"><text:s/><text:s/><text:s/><text:s/><text:s/><text:s/><text:s/><text:s/><text:s/><text:s/><text:s/>(indent-for-tab-command))</text:p>
      <text:p text:style-name="OrgSrcBlock"/>
      <text:p text:style-name="OrgSrcBlock"><text:s/><text:s/><text:s/><text:s/><text:s/><text:s/><text:s/><text:s/><text:s/><text:span text:style-name="OrgSrcFontLockCommentDelimiterFace">;;<text:s/></text:span><text:span text:style-name="OrgSrcFontLockCommentFace">indent</text:span></text:p>
      <text:p text:style-name="OrgSrcBlock"><text:s/><text:s/><text:s/><text:s/><text:s/><text:s/><text:s/><text:s/><text:s/>(setq<text:s/>web-mode-markup-indent-offset<text:s/>1)</text:p>
      <text:p text:style-name="OrgSrcBlock"/>
      <text:p text:style-name="OrgSrcBlock"><text:s/><text:s/><text:s/><text:s/><text:s/><text:s/><text:s/><text:s/><text:s/><text:span text:style-name="OrgSrcFontLockCommentDelimiterFace">;;<text:s/></text:span><text:span text:style-name="OrgSrcFontLockCommentFace">色の設定</text:span></text:p>
      <text:p text:style-name="OrgSrcBlock"><text:s/><text:s/><text:s/><text:s/><text:s/><text:s/><text:s/><text:s/><text:s/>(custom-set-faces</text:p>
      <text:p text:style-name="OrgSrcBlock"><text:s/><text:s/><text:s/><text:s/><text:s/><text:s/><text:s/><text:s/><text:s/><text:s/><text:span text:style-name="OrgSrcFontLockCommentDelimiterFace">;;<text:s/></text:span><text:span text:style-name="OrgSrcFontLockCommentFace">custom-set-faces<text:s/>was<text:s/>added<text:s/>by<text:s/>Custom.</text:span></text:p>
      <text:p text:style-name="OrgSrcBlock"><text:s/><text:s/><text:s/><text:s/><text:s/><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text:s/><text:s/><text:s/><text:s/><text:s/>'(default<text:s/>((t<text:s/>(<text:span text:style-name="OrgSrcFontLockBuiltinFace">:background</text:span><text:s/><text:span text:style-name="OrgSrcFontLockStringFace">"#FFFFFF"</text:span><text:s/><text:span text:style-name="OrgSrcFontLockBuiltinFace">:foreground</text:span><text:s/><text:span text:style-name="OrgSrcFontLockStringFace">"#202020"</text:span>))))</text:p>
      <text:p text:style-name="OrgSrcBlock"><text:s/><text:s/><text:s/><text:s/><text:s/><text:s/><text:s/><text:s/><text:s/><text:s/>'(web-mode-comment-face<text:s/>((t<text:s/>(<text:span text:style-name="OrgSrcFontLockBuiltinFace">:foreground</text:span><text:s/><text:span text:style-name="OrgSrcFontLockStringFace">"#D9333F"</text:span>))))</text:p>
      <text:p text:style-name="OrgSrcBlock"><text:s/><text:s/><text:s/><text:s/><text:s/><text:s/><text:s/><text:s/><text:s/><text:s/>'(web-mode-css-at-rule-face<text:s/>((t<text:s/>(<text:span text:style-name="OrgSrcFontLockBuiltinFace">:foreground</text:span><text:s/><text:span text:style-name="OrgSrcFontLockStringFace">"#FF7F00"</text:span>))))</text:p>
      <text:p text:style-name="OrgSrcBlock"><text:s/><text:s/><text:s/><text:s/><text:s/><text:s/><text:s/><text:s/><text:s/><text:s/>'(web-mode-css-pseudo-class-face<text:s/>((t<text:s/>(<text:span text:style-name="OrgSrcFontLockBuiltinFace">:foreground</text:span><text:s/><text:span text:style-name="OrgSrcFontLockStringFace">"#FF7F00"</text:span>))))</text:p>
      <text:p text:style-name="OrgSrcBlock"><text:s/><text:s/><text:s/><text:s/><text:s/><text:s/><text:s/><text:s/><text:s/><text:s/>'(web-mode-css-rule-face<text:s/>((t<text:s/>(<text:span text:style-name="OrgSrcFontLockBuiltinFace">:foreground</text:span><text:s/><text:span text:style-name="OrgSrcFontLockStringFace">"#A0D8EF"</text:span>))))</text:p>
      <text:p text:style-name="OrgSrcBlock"><text:s/><text:s/><text:s/><text:s/><text:s/><text:s/><text:s/><text:s/><text:s/><text:s/>'(web-mode-doctype-face<text:s/>((t<text:s/>(<text:span text:style-name="OrgSrcFontLockBuiltinFace">:foreground</text:span><text:s/><text:span text:style-name="OrgSrcFontLockStringFace">"#82AE46"</text:span>))))</text:p>
      <text:p text:style-name="OrgSrcBlock"><text:s/><text:s/><text:s/><text:s/><text:s/><text:s/><text:s/><text:s/><text:s/><text:s/>'(web-mode-html-attr-name-face<text:s/>((t<text:s/>(<text:span text:style-name="OrgSrcFontLockBuiltinFace">:foreground</text:span><text:s/><text:span text:style-name="OrgSrcFontLockStringFace">"#C97586"</text:span>))))</text:p>
      <text:p text:style-name="OrgSrcBlock"><text:s/><text:s/><text:s/><text:s/><text:s/><text:s/><text:s/><text:s/><text:s/><text:s/>'(web-mode-html-attr-value-face<text:s/>((t<text:s/>(<text:span text:style-name="OrgSrcFontLockBuiltinFace">:foreground</text:span><text:s/><text:span text:style-name="OrgSrcFontLockStringFace">"#82AE46"</text:span>))))</text:p>
      <text:p text:style-name="OrgSrcBlock"><text:s/><text:s/><text:s/><text:s/><text:s/><text:s/><text:s/><text:s/><text:s/><text:s/>'(web-mode-html-tag-face<text:s/>((t<text:s/>(<text:span text:style-name="OrgSrcFontLockBuiltinFace">:foreground</text:span><text:s/><text:span text:style-name="OrgSrcFontLockStringFace">"##4682ae"</text:span><text:s/><text:span text:style-name="OrgSrcFontLockBuiltinFace">:weight</text:span><text:s/>bold))))</text:p>
      <text:p text:style-name="OrgSrcBlock"><text:s/><text:s/><text:s/><text:s/><text:s/><text:s/><text:s/><text:s/><text:s/><text:s/>'(web-mode-server-comment-face<text:s/>((t<text:s/>(<text:span text:style-name="OrgSrcFontLockBuiltinFace">:foreground</text:span><text:s/><text:span text:style-name="OrgSrcFontLockStringFace">"#D9333F"</text:span>)))))</text:p>
      <text:p text:style-name="OrgSrcBlock"><text:s/><text:s/><text:s/><text:s/><text:s/><text:s/><text:s/><text:s/><text:s/>(define-key<text:s/>web-mode-map<text:s/>(kbd<text:s/><text:span text:style-name="OrgSrcFontLockStringFace">"&lt;tab&gt;"</text:span>)<text:s/>'my:web-indent-fold)))</text:p>
      <text:p text:style-name="OrgSrcBlock"/>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setq<text:s/>auto-mode-alist</text:p>
      <text:p text:style-name="OrgSrcBlock"><text:s/><text:s/><text:s/><text:s/><text:s/><text:s/><text:s/><text:s/>(append<text:s/>'((<text:span text:style-name="OrgSrcFontLockStringFace">"\\.phtml\\'"</text:span><text:s/>.<text:s/>web-mode)</text:p>
      <text:p text:style-name="OrgSrcBlock"><text:s/><text:s/><text:s/><text:s/><text:s/><text:s/><text:s/><text:s/><text:s/><text:s/><text:s/><text:s/><text:s/><text:s/><text:s/><text:s/><text:s/><text:s/>(<text:span text:style-name="OrgSrcFontLockStringFace">"\\.tpl\\.php\\'"</text:span><text:s/>.<text:s/>web-mode)</text:p>
      <text:p text:style-name="OrgSrcBlock"><text:s/><text:s/><text:s/><text:s/><text:s/><text:s/><text:s/><text:s/><text:s/><text:s/><text:s/><text:s/><text:s/><text:s/><text:s/><text:s/><text:s/><text:s/>(<text:span text:style-name="OrgSrcFontLockStringFace">"\\.jsp\\'"</text:span><text:s/>.<text:s/>web-mode)</text:p>
      <text:p text:style-name="OrgSrcBlock"><text:s/><text:s/><text:s/><text:s/><text:s/><text:s/><text:s/><text:s/><text:s/><text:s/><text:s/><text:s/><text:s/><text:s/><text:s/><text:s/><text:s/><text:s/>(<text:span text:style-name="OrgSrcFontLockStringFace">"\\.as[cp]x\\'"</text:span><text:s/>.<text:s/>web-mode)</text:p>
      <text:p text:style-name="OrgSrcBlock"><text:s/><text:s/><text:s/><text:s/><text:s/><text:s/><text:s/><text:s/><text:s/><text:s/><text:s/><text:s/><text:s/><text:s/><text:s/><text:s/><text:s/><text:s/>(<text:span text:style-name="OrgSrcFontLockStringFace">"\\.erb\\'"</text:span><text:s/>.<text:s/>web-mode)</text:p>
      <text:p text:style-name="OrgSrcBlock"><text:s/><text:s/><text:s/><text:s/><text:s/><text:s/><text:s/><text:s/><text:s/><text:s/><text:s/><text:s/><text:s/><text:s/><text:s/><text:s/><text:s/><text:s/>(<text:span text:style-name="OrgSrcFontLockStringFace">"\\.mustache\\'"</text:span><text:s/>.<text:s/>web-mode)</text:p>
      <text:p text:style-name="OrgSrcBlock"><text:s/><text:s/><text:s/><text:s/><text:s/><text:s/><text:s/><text:s/><text:s/><text:s/><text:s/><text:s/><text:s/><text:s/><text:s/><text:s/><text:s/><text:s/>(<text:span text:style-name="OrgSrcFontLockStringFace">"\\.djhtml\\'"</text:span><text:s/>.<text:s/>web-mode)</text:p>
      <text:p text:style-name="OrgSrcBlock"><text:s/><text:s/><text:s/><text:s/><text:s/><text:s/><text:s/><text:s/><text:s/><text:s/><text:s/><text:s/><text:s/><text:s/><text:s/><text:s/><text:s/><text:s/>(<text:span text:style-name="OrgSrcFontLockStringFace">"\\.html?\\'"</text:span><text:s/>.<text:s/>web-mode))</text:p>
      <text:p text:style-name="OrgSrcBlockLastLine"><text:s/><text:s/><text:s/><text:s/><text:s/><text:s/><text:s/><text:s/><text:s/><text:s/><text:s/><text:s/><text:s/><text:s/><text:s/><text:s/>auto-mode-alist)))</text:p>
      <text:h text:style-name="Heading_20_2" text:outline-level="2">
<text:bookmark-start text:name="OrgXref.sec-5-26"/>
<text:bookmark text:name="sec-5-26"/>[zencoding-mode] HTML編集の高速化
<text:bookmark-end text:name="OrgXref.sec-5-26"/></text:h>
      <text:p text:style-name="Text_20_body">zencoding でタグ打ちを効率化します。</text:p>
      <text:list text:style-name="OrgBulletedList" text:continue-numbering="false">
        <text:list-item>
          <text:p text:style-name="Text_20_body"><text:a xlink:type="simple" xlink:href="http://www.emacswiki.org/emacs/ZenCoding">http://www.emacswiki.org/emacs/ZenCoding</text:a></text:p>
        </text:list-item>
      </text:list>
      <text:p text:style-name="OrgSrcBlock">(add-hook<text:s/>'sgml-mode-hook<text:s/>'zencoding-mode)</text:p>
      <text:p text:style-name="OrgSrcBlock">(add-hook<text:s/>'html-mode-hook<text:s/>'zencoding-mode)</text:p>
      <text:p text:style-name="OrgSrcBlock">(add-hook<text:s/>'web-mode-hook<text:s/>'zencoding-mode)</text:p>
      <text:p text:style-name="OrgSrcBlock">(eval-after-autoload-if-found</text:p>
      <text:p text:style-name="OrgSrcBlock"><text:s/>'(zencoding-mode<text:s/>zencoding-expand-line)<text:s/><text:span text:style-name="OrgSrcFontLockStringFace">"zencoding-mode"</text:span><text:s/><text:span text:style-name="OrgSrcFontLockStringFace">"Zen-coding"</text:span><text:s/>t<text:s/>nil</text:p>
      <text:p text:style-name="OrgSrcBlockLastLine"><text:s/>'((define-key<text:s/>zencoding-mode-keymap<text:s/>(kbd<text:s/><text:span text:style-name="OrgSrcFontLockStringFace">"M-&lt;return&gt;"</text:span>)<text:s/>'zencoding-expand-line)))</text:p>
      <text:h text:style-name="Heading_20_2" text:outline-level="2">
<text:bookmark-start text:name="OrgXref.sec-5-27"/>
<text:bookmark text:name="sec-5-27"/>[emmet-mdoe] zencoding の後継
<text:bookmark-end text:name="OrgXref.sec-5-27"/></text:h>
      <text:p text:style-name="OrgSrcBlock">(<text:span text:style-name="OrgSrcFontLockKeywordFace">when</text:span><text:s/>(eval-after-autoload-if-found</text:p>
      <text:p text:style-name="OrgSrcBlock"><text:s/><text:s/><text:s/><text:s/><text:s/><text:s/><text:s/>'(emmet-mode)<text:s/><text:span text:style-name="OrgSrcFontLockStringFace">"emmet-mode"</text:span><text:s/>nil<text:s/>t<text:s/>nil</text:p>
      <text:p text:style-name="OrgSrcBlock"><text:s/><text:s/><text:s/><text:s/><text:s/><text:s/><text:s/>'((setq<text:s/>emmet-indentation<text:s/>2)</text:p>
      <text:p text:style-name="OrgSrcBlock"><text:s/><text:s/><text:s/><text:s/><text:s/><text:s/><text:s/><text:s/><text:s/>(setq<text:s/>emmet-move-cursor-between-quotes<text:s/>t)))</text:p>
      <text:p text:style-name="OrgSrcBlock"><text:s/><text:s/>(push<text:s/>'(<text:span text:style-name="OrgSrcFontLockStringFace">"\\.xml\\'"</text:span><text:s/>.<text:s/>nxml-mode)<text:s/>auto-mode-alist)</text:p>
      <text:p text:style-name="OrgSrcBlock"><text:s/><text:s/>(push<text:s/>'(<text:span text:style-name="OrgSrcFontLockStringFace">"\\.rdf\\'"</text:span><text:s/>.<text:s/>nxml-mode)<text:s/>auto-mode-alist)</text:p>
      <text:p text:style-name="OrgSrcBlock"><text:s/><text:s/>(add-hook<text:s/>'sgml-mode-hook<text:s/>'emmet-mode)</text:p>
      <text:p text:style-name="OrgSrcBlock"><text:s/><text:s/>(add-hook<text:s/>'nxml-mode-hook<text:s/>'emmet-mode)</text:p>
      <text:p text:style-name="OrgSrcBlock"><text:s/><text:s/>(add-hook<text:s/>'css-mode-hook<text:s/>'emmet-mode)</text:p>
      <text:p text:style-name="OrgSrcBlock"><text:s/><text:s/>(add-hook<text:s/>'html-mode-hook<text:s/>'emmet-mode)</text:p>
      <text:p text:style-name="OrgSrcBlockLastLine"><text:s/><text:s/>(add-hook<text:s/>'web-mode-hook<text:s/>'emmet-mode))</text:p>
      <text:h text:style-name="Heading_20_1" text:outline-level="1">
<text:bookmark-start text:name="OrgXref.sec-6"/>
<text:bookmark text:name="sec-6"/>表示サポート
<text:bookmark-end text:name="OrgXref.sec-6"/></text:h>
      <text:h text:style-name="Heading_20_2" text:outline-level="2">
<text:bookmark-start text:name="OrgXref.sec-6-1"/>
<text:bookmark text:name="sec-6-1"/>モードラインのモード名を短くする
<text:bookmark-end text:name="OrgXref.sec-6-1"/></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p>
      <text:p text:style-name="OrgSrcBlockLastLine">(<text:span text:style-name="OrgSrcFontLockKeywordFace">require</text:span><text:s/>'<text:span text:style-name="OrgSrcFontLockConstantFace">mode-name-abbrev</text:span><text:s/>nil<text:s/>t)</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text:p>
      <text:p text:style-name="OrgSrcBlock">(<text:span text:style-name="OrgSrcFontLockKeywordFace">when</text:span><text:s/>(<text:span text:style-name="OrgSrcFontLockKeywordFace">require</text:span><text:s/>'<text:span text:style-name="OrgSrcFontLockConstantFace">diminish</text:span><text:s/>nil<text:s/>t)</text:p>
      <text:p text:style-name="OrgSrcBlock"><text:s/><text:s/>(<text:span text:style-name="OrgSrcFontLockKeywordFace">with-eval-after-load</text:span><text:s/><text:span text:style-name="OrgSrcFontLockStringFace">"isearch"</text:span><text:s/>(diminish<text:s/>'isearch-mode))</text:p>
      <text:p text:style-name="OrgSrcBlock"><text:s/><text:s/>(<text:span text:style-name="OrgSrcFontLockKeywordFace">with-eval-after-load</text:span><text:s/><text:span text:style-name="OrgSrcFontLockStringFace">"smooth-scroll"</text:span><text:s/>(diminish<text:s/>'smooth-scroll-mode))</text:p>
      <text:p text:style-name="OrgSrcBlock"><text:s/><text:s/>(<text:span text:style-name="OrgSrcFontLockKeywordFace">with-eval-after-load</text:span><text:s/><text:span text:style-name="OrgSrcFontLockStringFace">"whitespace"</text:span><text:s/>(diminish<text:s/>'global-whitespace-mode))</text:p>
      <text:p text:style-name="OrgSrcBlock"><text:s/><text:s/>(<text:span text:style-name="OrgSrcFontLockKeywordFace">with-eval-after-load</text:span><text:s/><text:span text:style-name="OrgSrcFontLockStringFace">"centered-cursor-mode"</text:span></text:p>
      <text:p text:style-name="OrgSrcBlock"><text:s/><text:s/><text:s/><text:s/>(diminish<text:s/>'centered-cursor-mode))</text:p>
      <text:p text:style-name="OrgSrcBlock"><text:s/><text:s/>(<text:span text:style-name="OrgSrcFontLockKeywordFace">with-eval-after-load</text:span><text:s/><text:span text:style-name="OrgSrcFontLockStringFace">"aggressive-indent"</text:span></text:p>
      <text:p text:style-name="OrgSrcBlock"><text:s/><text:s/><text:s/><text:s/>(diminish<text:s/>'aggressive-indent-mode<text:s/><text:span text:style-name="OrgSrcFontLockStringFace">"<text:s/>Ai"</text:span>))</text:p>
      <text:p text:style-name="OrgSrcBlock"><text:s/><text:s/>(<text:span text:style-name="OrgSrcFontLockKeywordFace">with-eval-after-load</text:span><text:s/><text:span text:style-name="OrgSrcFontLockStringFace">"emmet-mode"</text:span><text:s/>(diminish<text:s/>'emmet-mode<text:s/><text:span text:style-name="OrgSrcFontLockStringFace">"<text:s/>e"</text:span>))</text:p>
      <text:p text:style-name="OrgSrcBlock"><text:s/><text:s/>(<text:span text:style-name="OrgSrcFontLockKeywordFace">with-eval-after-load</text:span><text:s/><text:span text:style-name="OrgSrcFontLockStringFace">"abbrev"</text:span><text:s/>(diminish<text:s/>'abbrev-mode<text:s/><text:span text:style-name="OrgSrcFontLockStringFace">"<text:s/>a"</text:span>))</text:p>
      <text:p text:style-name="OrgSrcBlock"><text:s/><text:s/>(<text:span text:style-name="OrgSrcFontLockKeywordFace">with-eval-after-load</text:span><text:s/><text:span text:style-name="OrgSrcFontLockStringFace">"yasnippet"</text:span><text:s/>(diminish<text:s/>'yas-minor-mode<text:s/><text:span text:style-name="OrgSrcFontLockStringFace">"<text:s/>y"</text:span>))</text:p>
      <text:p text:style-name="OrgSrcBlock"><text:s/><text:s/>(<text:span text:style-name="OrgSrcFontLockKeywordFace">with-eval-after-load</text:span><text:s/><text:span text:style-name="OrgSrcFontLockStringFace">"auto-complete"</text:span><text:s/>(diminish<text:s/>'auto-complete-mode<text:s/><text:span text:style-name="OrgSrcFontLockStringFace">"<text:s/>AC"</text:span>))</text:p>
      <text:p text:style-name="OrgSrcBlock"><text:s/><text:s/>(<text:span text:style-name="OrgSrcFontLockKeywordFace">with-eval-after-load</text:span><text:s/><text:span text:style-name="OrgSrcFontLockStringFace">"doxymacs"</text:span><text:s/>(diminish<text:s/>'doxymacs-mode<text:s/><text:span text:style-name="OrgSrcFontLockStringFace">"<text:s/>d"</text:span>))</text:p>
      <text:p text:style-name="OrgSrcBlock"><text:span text:style-name="OrgSrcFontLockCommentDelimiterFace">;;;<text:s/><text:s/></text:span><text:span text:style-name="OrgSrcFontLockCommentFace">(with-eval-after-load<text:s/>"helm"<text:s/>(diminish<text:s/>'helm-mode<text:s/>"<text:s/>H"))</text:span></text:p>
      <text:p text:style-name="OrgSrcBlockLastLine"><text:s/><text:s/>)</text:p>
      <text:p text:style-name="Text_20_body">メジャーモードは、単純に各モードの <text:span text:style-name="OrgCode">hook</text:span> で対処します。</text:p>
      <text:p text:style-name="OrgSrcBlock">(add-hook<text:s/>'c-mode-hook<text:s/>'(<text:span text:style-name="OrgSrcFontLockKeywordFace">lambda</text:span><text:s/>()<text:s/>(setq<text:s/>mode-name<text:s/><text:span text:style-name="OrgSrcFontLockStringFace">"C"</text:span>)))</text:p>
      <text:p text:style-name="OrgSrcBlock">(add-hook<text:s/>'c++-mode-hook<text:s/>'(<text:span text:style-name="OrgSrcFontLockKeywordFace">lambda</text:span><text:s/>()<text:s/>(setq<text:s/>mode-name<text:s/><text:span text:style-name="OrgSrcFontLockStringFace">"C++"</text:span>)))</text:p>
      <text:p text:style-name="OrgSrcBlock">(add-hook<text:s/>'csharp-mode-hook<text:s/>'(<text:span text:style-name="OrgSrcFontLockKeywordFace">lambda</text:span><text:s/>()<text:s/>(setq<text:s/>mode-name<text:s/><text:span text:style-name="OrgSrcFontLockStringFace">"C#"</text:span>)))</text:p>
      <text:p text:style-name="OrgSrcBlock">(add-hook<text:s/>'emacs-lisp-mode-hook<text:s/>'(<text:span text:style-name="OrgSrcFontLockKeywordFace">lambda</text:span><text:s/>()<text:s/>(setq<text:s/>mode-name<text:s/><text:span text:style-name="OrgSrcFontLockStringFace">"el"</text:span>)))</text:p>
      <text:p text:style-name="OrgSrcBlock">(add-hook<text:s/>'perl-mode-hook<text:s/>'(<text:span text:style-name="OrgSrcFontLockKeywordFace">lambda</text:span><text:s/>()<text:s/>(setq<text:s/>mode-name<text:s/><text:span text:style-name="OrgSrcFontLockStringFace">"pl"</text:span>)))</text:p>
      <text:p text:style-name="OrgSrcBlock">(add-hook<text:s/>'web-mode-hook<text:s/>'(<text:span text:style-name="OrgSrcFontLockKeywordFace">lambda</text:span><text:s/>()<text:s/>(setq<text:s/>mode-name<text:s/><text:span text:style-name="OrgSrcFontLockStringFace">"W"</text:span>)))</text:p>
      <text:p text:style-name="OrgSrcBlockLastLine">(add-hook<text:s/>'lisp-interaction-mode-hook<text:s/>'(<text:span text:style-name="OrgSrcFontLockKeywordFace">lambda</text:span><text:s/>()<text:s/>(setq<text:s/>mode-name<text:s/><text:span text:style-name="OrgSrcFontLockStringFace">"Lisp"</text:span>)))</text:p>
      <text:h text:style-name="Heading_20_2" text:outline-level="2">
<text:bookmark-start text:name="OrgXref.sec-6-2"/>
<text:bookmark text:name="sec-6-2"/>モードラインのNarrowを短くする
<text:bookmark-end text:name="OrgXref.sec-6-2"/></text:h>
      <text:p text:style-name="Text_20_body">標準では「Narrow」と表示されますが、「N」に短縮します。</text:p>
      <text:p text:style-name="OrgSrcBlock">(<text:span text:style-name="OrgSrcFontLockKeywordFace">defvar</text:span><text:s/><text:span text:style-name="OrgSrcFontLockVariableNameFace">my:narrow-display</text:span><text:s/><text:span text:style-name="OrgSrcFontLockStringFace">"<text:s/>N"</text:span>)</text:p>
      <text:p text:style-name="OrgSrcBlock">(setq<text:s/>mode-line-modes</text:p>
      <text:p text:style-name="OrgSrcBlock"><text:s/><text:s/><text:s/><text:s/><text:s/><text:s/>(mapcar<text:s/>(<text:span text:style-name="OrgSrcFontLockKeywordFace">lambda</text:span><text:s/>(entry)</text:p>
      <text:p text:style-name="OrgSrcBlock"><text:s/><text:s/><text:s/><text:s/>(<text:span text:style-name="OrgSrcFontLockKeywordFace">if</text:span><text:s/>(and<text:s/>(stringp<text:s/>entry)</text:p>
      <text:p text:style-name="OrgSrcBlock"><text:s/><text:s/><text:s/><text:s/><text:s/><text:s/><text:s/>(string=<text:s/>entry<text:s/><text:span text:style-name="OrgSrcFontLockStringFace">"%n"</text:span>))</text:p>
      <text:p text:style-name="OrgSrcBlock"><text:s/><text:s/><text:s/><text:s/><text:s/><text:s/><text:s/><text:s/>'(<text:span text:style-name="OrgSrcFontLockBuiltinFace">:eval</text:span><text:s/>(<text:span text:style-name="OrgSrcFontLockKeywordFace">if</text:span><text:s/>(and<text:s/>(=<text:s/>1<text:s/>(point-min))</text:p>
      <text:p text:style-name="OrgSrcBlock"><text:s/><text:s/><text:s/><text:s/><text:s/><text:s/><text:s/><text:s/><text:s/>(=<text:s/>(1+<text:s/>(buffer-size))<text:s/>(point-max)))<text:s/><text:span text:style-name="OrgSrcFontLockStringFace">""</text:span></text:p>
      <text:p text:style-name="OrgSrcBlock"><text:s/><text:s/><text:s/><text:s/><text:s/><text:s/><text:s/><text:s/>my:narrow-display))<text:s/>entry))</text:p>
      <text:p text:style-name="OrgSrcBlockLastLine"><text:s/><text:s/><text:s/><text:s/><text:s/><text:s/><text:s/><text:s/>mode-line-modes))</text:p>
      <text:h text:style-name="Heading_20_2" text:outline-level="2">
<text:bookmark-start text:name="OrgXref.sec-6-3"/>
<text:bookmark text:name="sec-6-3"/>モードラインの色をカスタマイズする
<text:bookmark-end text:name="OrgXref.sec-6-3"/></text:h>
      <text:p text:style-name="OrgSrcBlock">(set-face-attribute<text:s/>'mode-line<text:s/>nil<text:s/><text:span text:style-name="OrgSrcFontLockBuiltinFace">:overline</text:span><text:s/><text:span text:style-name="OrgSrcFontLockStringFace">"#203e6f"</text:span><text:s/><text:span text:style-name="OrgSrcFontLockBuiltinFace">:box</text:span><text:s/>nil)</text:p>
      <text:p text:style-name="OrgSrcBlock">(set-face-foreground<text:s/>'mode-line<text:s/><text:span text:style-name="OrgSrcFontLockStringFace">"#203e6f"</text:span>)</text:p>
      <text:p text:style-name="OrgSrcBlock">(set-face-background<text:s/>'mode-line<text:s/><text:span text:style-name="OrgSrcFontLockStringFace">"#b2cefb"</text:span>)</text:p>
      <text:p text:style-name="OrgSrcBlock">(set-face-attribute<text:s/>'mode-line-inactive<text:s/>nil<text:s/><text:span text:style-name="OrgSrcFontLockBuiltinFace">:overline</text:span><text:s/><text:span text:style-name="OrgSrcFontLockStringFace">"#94bbf9"</text:span><text:s/><text:span text:style-name="OrgSrcFontLockBuiltinFace">:box</text:span><text:s/>nil)</text:p>
      <text:p text:style-name="OrgSrcBlock">(set-face-foreground<text:s/>'mode-line-inactive<text:s/><text:s/><text:span text:style-name="OrgSrcFontLockStringFace">"#94bbf9"</text:span>)</text:p>
      <text:p text:style-name="OrgSrcBlockLastLine">(set-face-background<text:s/>'mode-line-inactive<text:s/><text:span text:style-name="OrgSrcFontLockStringFace">"#d8e6fd"</text:span>)</text:p>
      <text:h text:style-name="Heading_20_3" text:outline-level="3">
<text:bookmark-start text:name="OrgXref.sec-6-3-1"/>
<text:bookmark text:name="sec-6-3-1"/>色セット例
<text:bookmark-end text:name="OrgXref.sec-6-3-1"/></text:h>
      <text:list text:style-name="OrgBulletedList" text:continue-numbering="false">
        <text:list-item>
          <text:p text:style-name="Text_20_body">青／白</text:p>
        </text:list-item>
      </text:list>
      <text:section text:style-name="OrgIndentedSection-Level-0" text:name="Section4">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bookmark-start text:name="OrgXref.sec-6-4"/>
<text:bookmark text:name="sec-6-4"/>visible-bell のカスタマイズ
<text:bookmark-end text:name="OrgXref.sec-6-4"/></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があり、MELPAから取れます">http://www.emacswiki.org/emacs/echo-bell.el）があり、MELPAから取れます</text:a>。</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p>
      <text:p text:style-name="OrgSrcBlock">(eval-after-autoload-if-found</text:p>
      <text:p text:style-name="OrgSrcBlock"><text:s/><text:s/><text:s/>'(echo-area-bell)<text:s/><text:span text:style-name="OrgSrcFontLockStringFace">"echo-area-bell"</text:span><text:s/>nil<text:s/>t<text:s/>nil</text:p>
      <text:p text:style-name="OrgSrcBlock"><text:s/><text:s/><text:s/>'((setq<text:s/>visible-bell<text:s/>t)</text:p>
      <text:p text:style-name="OrgSrcBlockLastLine"><text:s/><text:s/><text:s/><text:s/><text:s/>(setq<text:s/>ring-bell-function<text:s/>'echo-area-bell)))</text:p>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setq<text:s/>echo-bell-string<text:s/><text:span text:style-name="OrgSrcFontLockStringFace">""</text:span>)</text:p>
      <text:p text:style-name="OrgSrcBlock"><text:s/><text:s/>(setq<text:s/>echo-bell-background<text:s/><text:span text:style-name="OrgSrcFontLockStringFace">"#FF7D7D"</text:span>)</text:p>
      <text:p text:style-name="OrgSrcBlockLastLine"><text:s/><text:s/>(setq<text:s/>echo-bell-delay<text:s/>0.1))</text:p>
      <text:h text:style-name="Heading_20_2" text:outline-level="2">
<text:bookmark-start text:name="OrgXref.sec-6-5"/>
<text:bookmark text:name="sec-6-5"/>常に <text:span text:style-name="Bold">scratch</text:span> を表示して起動する
<text:bookmark-end text:name="OrgXref.sec-6-5"/></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LastLine">(add-hook<text:s/>'emacs-startup-hook<text:s/>'(<text:span text:style-name="OrgSrcFontLockKeywordFace">lambda</text:span><text:s/>()<text:s/>(switch-to-buffer<text:s/><text:span text:style-name="OrgSrcFontLockStringFace">"*scratch*"</text:span>)))</text:p>
      <text:h text:style-name="Heading_20_2" text:outline-level="2">
<text:bookmark-start text:name="OrgXref.sec-6-6"/>
<text:bookmark text:name="sec-6-6"/>バッテリー情報をモードラインに表示する
<text:bookmark-end text:name="OrgXref.sec-6-6"/></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bookmark-start text:name="OrgXref.sec-6-7"/>
<text:bookmark text:name="sec-6-7"/>スクロールバーを非表示にする
<text:bookmark-end text:name="OrgXref.sec-6-7"/></text:h>
      <text:p text:style-name="Text_20_body">スクロールバーを非表示にするには、nil を指定します。<text:line-break/>右側に表示したい場合は、'right とします。</text:p>
      <text:p text:style-name="OrgSrcBlock"><text:span text:style-name="OrgSrcFontLockCommentDelimiterFace">;;<text:s/></text:span><text:span text:style-name="OrgSrcFontLockCommentFace">Show<text:s/>scroll<text:s/>bar<text:s/>or<text:s/>not</text:span></text:p>
      <text:p text:style-name="OrgSrcBlockLastLine">(set-scroll-bar-mode<text:s/>nil)<text:s/><text:span text:style-name="OrgSrcFontLockCommentDelimiterFace">;<text:s/></text:span><text:span text:style-name="OrgSrcFontLockCommentFace">'right</text:span></text:p>
      <text:h text:style-name="Heading_20_2" text:outline-level="2">
<text:bookmark-start text:name="OrgXref.sec-6-8"/>
<text:bookmark text:name="sec-6-8"/>ツールバーを非表示にする
<text:bookmark-end text:name="OrgXref.sec-6-8"/></text:h>
      <text:p text:style-name="Text_20_body">ツールバーは使わないので非表示にします。</text:p>
      <text:p text:style-name="OrgSrcBlock"><text:span text:style-name="OrgSrcFontLockCommentDelimiterFace">;;<text:s/></text:span><text:span text:style-name="OrgSrcFontLockCommentFace">Disable<text:s/>to<text:s/>show<text:s/>the<text:s/>tool<text:s/>bar.</text:span></text:p>
      <text:p text:style-name="OrgSrcBlockLastLine">(tool-bar-mode<text:s/>0)</text:p>
      <text:h text:style-name="Heading_20_2" text:outline-level="2">
<text:bookmark-start text:name="OrgXref.sec-6-9"/>
<text:bookmark text:name="sec-6-9"/>起動時のスプラッシュ画面を表示しない
<text:bookmark-end text:name="OrgXref.sec-6-9"/></text:h>
      <text:p text:style-name="OrgSrcBlock"><text:span text:style-name="OrgSrcFontLockCommentDelimiterFace">;;<text:s/></text:span><text:span text:style-name="OrgSrcFontLockCommentFace">Disable<text:s/>to<text:s/>show<text:s/>the<text:s/>splash<text:s/>window<text:s/>at<text:s/>startup</text:span></text:p>
      <text:p text:style-name="OrgSrcBlockLastLine">(setq<text:s/>inhibit-startup-screen<text:s/>t)</text:p>
      <text:h text:style-name="Heading_20_2" text:outline-level="2">
<text:bookmark-start text:name="OrgXref.sec-6-10"/>
<text:bookmark text:name="sec-6-10"/>カーソル行の行数をモードラインに表示する
<text:bookmark-end text:name="OrgXref.sec-6-10"/></text:h>
      <text:p text:style-name="OrgSrcBlock"><text:span text:style-name="OrgSrcFontLockCommentDelimiterFace">;;<text:s/></text:span><text:span text:style-name="OrgSrcFontLockCommentFace">Show<text:s/>line<text:s/>number<text:s/>in<text:s/>the<text:s/>mode<text:s/>line.</text:span></text:p>
      <text:p text:style-name="OrgSrcBlockLastLine">(line-number-mode<text:s/>t)</text:p>
      <text:h text:style-name="Heading_20_2" text:outline-level="2">
<text:bookmark-start text:name="OrgXref.sec-6-11"/>
<text:bookmark text:name="sec-6-11"/>カーソル行の関数名をモードラインに表示する
<text:bookmark-end text:name="OrgXref.sec-6-11"/></text:h>
      <text:list text:style-name="OrgBulletedList" text:continue-numbering="false">
        <text:list-item>
          <text:p text:style-name="Text_20_body">emacs24.3 で重く感じるので外している。</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bookmark-start text:name="OrgXref.sec-6-12"/>
<text:bookmark text:name="sec-6-12"/>時刻をモードラインに表示する
<text:bookmark-end text:name="OrgXref.sec-6-12"/></text:h>
      <text:p text:style-name="OrgSrcBlock"><text:span text:style-name="OrgSrcFontLockCommentDelimiterFace">;;<text:s/></text:span><text:span text:style-name="OrgSrcFontLockCommentFace">Show<text:s/>clock<text:s/>in<text:s/>in<text:s/>the<text:s/>mode<text:s/>line</text:span></text:p>
      <text:p text:style-name="OrgSrcBlockLastLine">(display-time-mode<text:s/>t)</text:p>
      <text:h text:style-name="Heading_20_2" text:outline-level="2">
<text:bookmark-start text:name="OrgXref.sec-6-13"/>
<text:bookmark text:name="sec-6-13"/>対応するカッコをハイライトする
<text:bookmark-end text:name="OrgXref.sec-6-13"/></text:h>
      <text:p text:style-name="Text_20_body">Built-in の paren.el が利用できる。拡張版として <text:a xlink:type="simple" xlink:href="http://www.emacswiki.org/emacs/mic-paren.el">mic-paren.el</text:a> があり、現在はこれを利用している。</text:p>
      <text:p text:style-name="OrgSrcBlock">(<text:span text:style-name="OrgSrcFontLockKeywordFace">when</text:span><text:s/>(eval-after-autoload-if-found</text:p>
      <text:p text:style-name="OrgSrcBlock"><text:s/><text:s/><text:s/><text:s/><text:s/><text:s/><text:s/>'(paren-activate)<text:s/><text:span text:style-name="OrgSrcFontLockStringFace">"mic-paren"</text:span><text:s/>nil<text:s/>t<text:s/>nil</text:p>
      <text:p text:style-name="OrgSrcBlock"><text:s/><text:s/><text:s/><text:s/><text:s/><text:s/><text:s/>'((setq<text:s/>paren-sexp-mode<text:s/>nil)</text:p>
      <text:p text:style-name="OrgSrcBlock"><text:s/><text:s/><text:s/><text:s/><text:s/><text:s/><text:s/><text:s/><text:s/>(set-face-foreground<text:s/>'paren-face-match<text:s/><text:span text:style-name="OrgSrcFontLockStringFace">"#FFFFFF"</text:span>)</text:p>
      <text:p text:style-name="OrgSrcBlock"><text:s/><text:s/><text:s/><text:s/><text:s/><text:s/><text:s/><text:s/><text:s/><text:span text:style-name="OrgSrcFontLockCommentDelimiterFace">;;<text:s/></text:span><text:span text:style-name="OrgSrcFontLockCommentFace">Deep<text:s/>blue:<text:s/>#6666CC,<text:s/>orange:<text:s/>#FFCC66</text:span></text:p>
      <text:p text:style-name="OrgSrcBlock"><text:s/><text:s/><text:s/><text:s/><text:s/><text:s/><text:s/><text:s/><text:s/>(set-face-background<text:s/>'paren-face-match<text:s/><text:span text:style-name="OrgSrcFontLockStringFace">"66CC66"</text:span>)))</text:p>
      <text:p text:style-name="OrgSrcBlock"/>
      <text:p text:style-name="OrgSrcBlockLastLine"><text:s/><text:s/>(paren-activate))</text:p>
      <text:p text:style-name="Text_20_body">paren.el の場合は以下の設定。</text:p>
      <text:p text:style-name="OrgSrcBlock">(setq<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5DA4ff")<text:s/>;<text:s/>カーソルより濃い青</text:span></text:p>
      <text:p text:style-name="OrgSrcBlock">(set-face-background<text:s/>'show-paren-match-face<text:s/><text:span text:style-name="OrgSrcFontLockStringFace">"#a634ff"</text:span>)</text:p>
      <text:p text:style-name="OrgSrcBlock">(set-face-foreground<text:s/>'show-paren-match-face<text:s/><text:span text:style-name="OrgSrcFontLockStringFace">"#FFFFFF"</text:span>)</text:p>
      <text:p text:style-name="OrgSrcBlock">(set-face-underline-p<text:s/>'show-paren-match-face<text:s/>nil)</text:p>
      <text:p text:style-name="OrgSrcBlockLastLine">(setq<text:s/>show-paren-style<text:s/>'parenthesis)</text:p>
      <text:h text:style-name="Heading_20_2" text:outline-level="2">
<text:bookmark-start text:name="OrgXref.sec-6-14"/>
<text:bookmark text:name="sec-6-14"/>全角スペースと行末タブ／半角スペースを強調表示する
<text:bookmark-end text:name="OrgXref.sec-6-14"/></text:h>
      <text:p text:style-name="Text_20_body"><text:a xlink:type="simple" xlink:href="http://ubulog.blogspot.jp/2007/09/emacs_09.html">http://ubulog.blogspot.jp/2007/09/emacs_09.html</text:a></text:p>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s/>'((t<text:s/>(<text:span text:style-name="OrgSrcFontLockBuiltinFace">:background</text:span><text:s/><text:span text:style-name="OrgSrcFontLockStringFace">"gray"</text:span><text:s/><text:span text:style-name="OrgSrcFontLockBuiltinFace">:bold</text:span><text:s/>t<text:s/><text:span text:style-name="OrgSrcFontLockBuiltinFace">:underline</text:span><text:s/><text:span text:style-name="OrgSrcFontLockStringFace">"red"</text:span>)))<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s/>'((t<text:s/>(<text:span text:style-name="OrgSrcFontLockBuiltinFace">:background</text:span><text:s/><text:span text:style-name="OrgSrcFontLockStringFace">"orange"</text:span><text:s/><text:span text:style-name="OrgSrcFontLockBuiltinFace">:bold</text:span><text:s/>t<text:s/><text:span text:style-name="OrgSrcFontLockBuiltinFace">:underline</text:span><text:s/><text:span text:style-name="OrgSrcFontLockStringFace">"red"</text:span>)))<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orange"</text:span>)))<text:s/>nil<text:s/><text:span text:style-name="OrgSrcFontLockBuiltinFace">:group</text:span><text:s/>'font-lock-highlighting-faces)</text:p>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pan text:style-name="OrgSrcFontLockCommentDelimiterFace">;;<text:s/><text:s/><text:s/><text:s/><text:s/><text:s/><text:s/></text:span><text:span text:style-name="OrgSrcFontLockCommentFace">("[<text:s/>]+$"<text:s/>0<text:s/>my:face-b-3<text:s/>append)</text:span></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LastLine"><text:s/><text:s/>(ad-activate<text:s/>'font-lock-mode)</text:p>
      <text:h text:style-name="Heading_20_2" text:outline-level="2">
<text:bookmark-start text:name="OrgXref.sec-6-15"/>
<text:bookmark text:name="sec-6-15"/>[migemo.el] ローマ字入力で日本語を検索する
<text:bookmark-end text:name="OrgXref.sec-6-15"/></text:h>
      <text:p text:style-name="Text_20_body"><text:a xlink:type="simple" xlink:href="http://0xcc.net/migemo/#download">http://0xcc.net/migemo/#download</text:a></text:p>
      <text:p text:style-name="Text_20_body">以下は、<text:a xlink:type="simple" xlink:href="http://www.kaoriya.net/software/cmigemo">cmigemo</text:a> を使う設定です。</text:p>
      <text:p text:style-name="OrgSrcBlock">(<text:span text:style-name="OrgSrcFontLockKeywordFace">when</text:span></text:p>
      <text:p text:style-name="OrgSrcBlock"><text:s/><text:s/><text:s/><text:s/>(eval-after-autoload-if-found</text:p>
      <text:p text:style-name="OrgSrcBlock"><text:s/><text:s/><text:s/><text:s/><text:s/>'(migemo-init)<text:s/><text:span text:style-name="OrgSrcFontLockStringFace">"migemo"</text:span><text:s/>nil<text:s/>t<text:s/>nil</text:p>
      <text:p text:style-name="OrgSrcBlock"><text:s/><text:s/><text:s/><text:s/><text:s/>'((setq<text:s/>completion-ignore-case<text:s/>t)<text:s/><text:span text:style-name="OrgSrcFontLockCommentDelimiterFace">;;<text:s/></text:span><text:span text:style-name="OrgSrcFontLockCommentFace">case-independent</text:span></text:p>
      <text:p text:style-name="OrgSrcBlock"><text:s/><text:s/><text:s/><text:s/><text:s/><text:s/><text:s/>(setq<text:s/>migemo-command<text:s/><text:span text:style-name="OrgSrcFontLockStringFace">"cmigemo"</text:span>)</text:p>
      <text:p text:style-name="OrgSrcBlock"><text:s/><text:s/><text:s/><text:s/><text:s/><text:s/><text:s/>(setq<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setq<text:s/>migemo-dictionary<text:s/><text:span text:style-name="OrgSrcFontLockStringFace">"/usr/local/share/migemo/utf-8/migemo-dict"</text:span>)</text:p>
      <text:p text:style-name="OrgSrcBlock"><text:s/><text:s/><text:s/><text:s/><text:s/><text:s/><text:s/>(setq<text:s/>migemo-user-dictionary<text:s/>nil)</text:p>
      <text:p text:style-name="OrgSrcBlock"><text:s/><text:s/><text:s/><text:s/><text:s/><text:s/><text:s/>(setq<text:s/>migemo-regex-dictionary<text:s/>nil)</text:p>
      <text:p text:style-name="OrgSrcBlock"><text:s/><text:s/><text:s/><text:s/><text:s/><text:s/><text:s/>(setq<text:s/>migemo-use-pattern-alist<text:s/>t)</text:p>
      <text:p text:style-name="OrgSrcBlock"><text:s/><text:s/><text:s/><text:s/><text:s/><text:s/><text:s/>(setq<text:s/>migemo-use-frequent-pattern-alist<text:s/>t)</text:p>
      <text:p text:style-name="OrgSrcBlock"><text:s/><text:s/><text:s/><text:s/><text:s/><text:s/><text:s/>(setq<text:s/>migemo-pattern-alist-length<text:s/>1024)</text:p>
      <text:p text:style-name="OrgSrcBlock"><text:s/><text:s/><text:s/><text:s/><text:s/><text:s/><text:s/>(setq<text:s/>migemo-coding-system<text:s/>'utf-8-unix)))</text:p>
      <text:p text:style-name="OrgSrcBlock"/>
      <text:p text:style-name="OrgSrcBlock"><text:s/><text:s/>(<text:span text:style-name="OrgSrcFontLockKeywordFace">when</text:span><text:s/>(executable-find<text:s/><text:span text:style-name="OrgSrcFontLockStringFace">"cmigemo"</text:span>)</text:p>
      <text:p text:style-name="OrgSrcBlockLastLine"><text:s/><text:s/><text:s/><text:s/>(add-hook<text:s/>'isearch-mode-hook<text:s/>'migemo-init)))</text:p>
      <text:h text:style-name="Heading_20_2" text:outline-level="2">
<text:bookmark-start text:name="OrgXref.sec-6-16"/>
<text:bookmark text:name="sec-6-16"/>[anything.el] 何でも絞り込みインターフェイス
<text:bookmark-end text:name="OrgXref.sec-6-16"/></text:h>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p>
      <text:p text:style-name="OrgSrcBlock">(<text:span text:style-name="OrgSrcFontLockKeywordFace">when</text:span><text:s/>(eval-after-autoload-if-found</text:p>
      <text:p text:style-name="OrgSrcBlock"><text:s/><text:s/><text:s/><text:s/><text:s/><text:s/><text:s/>'(anything-other-buffer<text:s/>anything-complete<text:s/>anything-M-x</text:p>
      <text:p text:style-name="OrgSrcBlock"><text:s/><text:s/><text:s/><text:s/><text:s/><text:s/><text:s/><text:s/><text:s/><text:s/><text:s/><text:s/><text:s/><text:s/><text:s/><text:s/><text:s/><text:s/><text:s/><text:s/><text:s/><text:s/><text:s/><text:s/><text:s/><text:s/><text:s/><text:s/><text:s/><text:s/><text:s/>anything-c-moccur-occur-by-moccur)</text:p>
      <text:p text:style-name="OrgSrcBlock"><text:s/><text:s/><text:s/><text:s/><text:s/><text:s/><text:s/><text:span text:style-name="OrgSrcFontLockStringFace">"anything-startup"</text:span><text:s/>nil<text:s/>t<text:s/>nil</text:p>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text:s/><text:span text:style-name="OrgSrcFontLockCommentDelimiterFace">;;<text:s/><text:s/></text:span><text:span text:style-name="OrgSrcFontLockCommentFace">(setq<text:s/>moccur-split-word<text:s/>t)</text:span></text:p>
      <text:p text:style-name="OrgSrcBlock"><text:s/><text:s/><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text:s/>(<text:span text:style-name="OrgSrcFontLockKeywordFace">require</text:span><text:s/>'<text:span text:style-name="OrgSrcFontLockConstantFace">recentf-ext</text:span><text:s/>nil<text:s/>t)</text:p>
      <text:p text:style-name="OrgSrcBlock"/>
      <text:p text:style-name="OrgSrcBlock"><text:s/><text:s/><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text:s/>(setq<text:s/>moccur-use-migemo<text:s/>t))</text:p>
      <text:p text:style-name="OrgSrcBlock"><text:s/><text:s/><text:s/><text:s/><text:s/><text:s/><text:s/><text:s/><text:s/><text:span text:style-name="OrgSrcFontLockCommentDelimiterFace">;;<text:s/></text:span><text:span text:style-name="OrgSrcFontLockCommentFace">M-x<text:s/>anything-grep-by-name</text:span></text:p>
      <text:p text:style-name="OrgSrcBlock"><text:s/><text:s/><text:s/><text:s/><text:s/><text:s/><text:s/><text:s/><text:s/>(setq<text:s/>anything-grep-alist</text:p>
      <text:p text:style-name="OrgSrcBlock"><text:s/><text:s/><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pan text:style-name="OrgSrcFontLockKeywordFace">defun</text:span><text:s/><text:span text:style-name="OrgSrcFontLockFunctionNameFace">my:anything</text:span><text:s/>()</text:p>
      <text:p text:style-name="OrgSrcBlock"><text:s/><text:s/><text:s/><text:s/>(interactive)</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interactive)</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eq<text:s/>window-system<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interactive)</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setq<text:s/>anything-candidate-number-limit<text:s/>50)<text:s/><text:span text:style-name="OrgSrcFontLockCommentDelimiterFace">;<text:s/></text:span><text:span text:style-name="OrgSrcFontLockCommentFace">50</text:span></text:p>
      <text:p text:style-name="OrgSrcBlock"><text:s/><text:s/>(setq<text:s/>anything-input-idle-delay<text:s/>0.1)<text:s/><text:s/><text:s/><text:s/><text:s/><text:s/><text:span text:style-name="OrgSrcFontLockCommentDelimiterFace">;<text:s/></text:span><text:span text:style-name="OrgSrcFontLockCommentFace">0.1</text:span></text:p>
      <text:p text:style-name="OrgSrcBlock"><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setq<text:s/>anything-quick-update<text:s/>nil))<text:s/><text:s/><text:s/><text:s/><text:s/><text:s/><text:s/><text:s/><text:span text:style-name="OrgSrcFontLockCommentDelimiterFace">;<text:s/></text:span><text:span text:style-name="OrgSrcFontLockCommentFace">nil</text:span></text:p>
      <text:p text:style-name="OrgSrcBlock">(<text:span text:style-name="OrgSrcFontLockKeywordFace">when</text:span><text:s/>(autoload-if-found</text:p>
      <text:p text:style-name="OrgSrcBlock"><text:s/><text:s/><text:s/><text:s/><text:s/><text:s/><text:s/>'(anything-other-buffer<text:s/>anything-complete</text:p>
      <text:p text:style-name="OrgSrcBlock"><text:s/><text:s/><text:s/><text:s/><text:s/><text:s/><text:s/><text:s/><text:s/>anything-M-x<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defun</text:span><text:s/><text:span text:style-name="OrgSrcFontLockFunctionNameFace">my:anything</text:span><text:s/>()</text:p>
      <text:p text:style-name="OrgSrcBlock"><text:s/><text:s/><text:s/><text:s/>(interactive)</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interactive)</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eq<text:s/>window-system<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interactive)</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eval-after-load<text:s/><text:span text:style-name="OrgSrcFontLockStringFace">"anything-startup"</text:span></text:p>
      <text:p text:style-name="OrgSrcBlock"><text:s/><text:s/><text:s/><text:s/>'(<text:span text:style-name="OrgSrcFontLockKeywordFace">progn</text:span></text:p>
      <text:p text:style-name="OrgSrcBlock"/>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pan text:style-name="OrgSrcFontLockCommentDelimiterFace">;;<text:s/><text:s/></text:span><text:span text:style-name="OrgSrcFontLockCommentFace">(setq<text:s/>moccur-split-word<text:s/>t)</text:span></text:p>
      <text:p text:style-name="OrgSrcBlock"><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pan text:style-name="OrgSrcFontLockKeywordFace">require</text:span><text:s/>'<text:span text:style-name="OrgSrcFontLockConstantFace">recentf-ext</text:span><text:s/>nil<text:s/>t)</text:p>
      <text:p text:style-name="OrgSrcBlock"/>
      <text:p text:style-name="OrgSrcBlock"><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setq<text:s/>moccur-use-migemo<text:s/>t))</text:p>
      <text:p text:style-name="OrgSrcBlock"/>
      <text:p text:style-name="OrgSrcBlock"><text:s/><text:s/><text:s/><text:s/><text:s/><text:s/><text:s/><text:span text:style-name="OrgSrcFontLockCommentDelimiterFace">;;<text:s/></text:span><text:span text:style-name="OrgSrcFontLockCommentFace">M-x<text:s/>anything-grep-by-name</text:span></text:p>
      <text:p text:style-name="OrgSrcBlock"><text:s/><text:s/><text:s/><text:s/><text:s/><text:s/><text:s/>(setq<text:s/>anything-grep-alist</text:p>
      <text:p text:style-name="OrgSrcBlock"><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text:s/><text:s/>(setq<text:s/>anything-candidate-number-limit<text:s/>50)<text:s/><text:span text:style-name="OrgSrcFontLockCommentDelimiterFace">;<text:s/></text:span><text:span text:style-name="OrgSrcFontLockCommentFace">50</text:span></text:p>
      <text:p text:style-name="OrgSrcBlock"><text:s/><text:s/><text:s/><text:s/><text:s/><text:s/><text:s/>(setq<text:s/>anything-input-idle-delay<text:s/>0.1)<text:s/><text:s/><text:s/><text:s/><text:s/><text:s/><text:span text:style-name="OrgSrcFontLockCommentDelimiterFace">;<text:s/></text:span><text:span text:style-name="OrgSrcFontLockCommentFace">0.1</text:span></text:p>
      <text:p text:style-name="OrgSrcBlock"><text:s/><text:s/><text:s/><text:s/><text:s/><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text:s/><text:s/><text:s/><text:s/><text:s/>(setq<text:s/>anything-quick-update<text:s/>nil))))<text:s/><text:s/><text:s/><text:s/><text:s/><text:s/><text:s/><text:span text:style-name="OrgSrcFontLockCommentDelimiterFace">;<text:s/></text:span><text:span text:style-name="OrgSrcFontLockCommentFace">nil</text:span></text:p>
      <text:h text:style-name="Heading_20_3" text:outline-level="3">
<text:bookmark-start text:name="OrgXref.sec-6-16-1"/>
<text:bookmark text:name="sec-6-16-1"/>キーバインド
<text:bookmark-end text:name="OrgXref.sec-6-16-1"/></text:h>
      <text:p text:style-name="Text_20_body">普通に anything-startup を呼んでいる場合には、anything-M-xを設定する必要はない。</text:p>
      <text:p text:style-name="OrgSrcBlock"><text:s/><text:s/><text:span text:style-name="OrgSrcFontLockCommentDelimiterFace">;;<text:s/></text:span><text:span text:style-name="OrgSrcFontLockCommentFace">Show<text:s/>ibuffer<text:s/>powered<text:s/>by<text:s/>anything</text:span></text:p>
      <text:p text:style-name="OrgSrcBlock"><text:span text:style-name="OrgSrcFontLockCommentDelimiterFace">;;<text:s/><text:s/></text:span><text:span text:style-name="OrgSrcFontLockCommentFace">(with-eval-after-load<text:s/>"anything-startup"</text:span></text:p>
      <text:p text:style-name="OrgSrcBlock"><text:s/><text:s/><text:s/><text:s/>(global-set-key<text:s/>(kbd<text:s/><text:span text:style-name="OrgSrcFontLockStringFace">"M-x"</text:span>)<text:s/>'anything-M-x)</text:p>
      <text:p text:style-name="OrgSrcBlock"><text:s/><text:s/><text:s/><text:s/>(global-set-key<text:s/>(kbd<text:s/><text:span text:style-name="OrgSrcFontLockStringFace">"C-c<text:s/>o"</text:span>)<text:s/>'anything-c-moccur-occur-by-moccur)</text:p>
      <text:p text:style-name="OrgSrcBlock"><text:s/><text:s/><text:s/><text:s/>(global-set-key<text:s/>(kbd<text:s/><text:span text:style-name="OrgSrcFontLockStringFace">"C-M-r"</text:span>)<text:s/>'my:anything)</text:p>
      <text:p text:style-name="OrgSrcBlock"><text:s/><text:s/><text:s/><text:s/>(global-set-key<text:s/>(kbd<text:s/><text:span text:style-name="OrgSrcFontLockStringFace">"C-M-s"</text:span>)<text:s/>'my:anything-spotlight)</text:p>
      <text:p text:style-name="OrgSrcBlock"><text:s/><text:s/><text:s/><text:s/>(global-set-key<text:s/>(kbd<text:s/><text:span text:style-name="OrgSrcFontLockStringFace">"C-x<text:s/>C-b"</text:span>)<text:s/>'my:anything-buffer)</text:p>
      <text:p text:style-name="OrgSrcBlockLastLine"><text:span text:style-name="OrgSrcFontLockCommentDelimiterFace">;;</text:span><text:span text:style-name="OrgSrcFontLockCommentFace">)</text:span></text:p>
      <text:h text:style-name="Heading_20_2" text:outline-level="2">
<text:bookmark-start text:name="OrgXref.sec-6-17"/>
<text:bookmark text:name="sec-6-17"/>[helm.el] 続・何でも絞り込みインターフェイス
<text:bookmark-end text:name="OrgXref.sec-6-17"/></text:h>
      <text:p text:style-name="OrgSrcBlock">(eval-after-autoload-if-found</text:p>
      <text:p text:style-name="OrgSrcBlock"><text:s/>'(helm-M-x<text:s/>helm-locate<text:s/>helm-recentf<text:s/>helm-buffers-list<text:s/>helm-occur<text:s/>helm-swoop)</text:p>
      <text:p text:style-name="OrgSrcBlock"><text:s/><text:span text:style-name="OrgSrcFontLockStringFace">"helm-config"</text:span><text:s/>nil<text:s/>t<text:s/>nil</text:p>
      <text:p text:style-name="OrgSrcBlock"><text:s/>'((helm-mode<text:s/>1)</text:p>
      <text:p text:style-name="OrgSrcBlock"><text:s/><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diminish<text:s/>'helm-mode<text:s/><text:span text:style-name="OrgSrcFontLockStringFace">"<text:s/>H"</text:span>))</text:p>
      <text:p text:style-name="OrgSrcBlock"><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set-face-attribute</text:p>
      <text:p text:style-name="OrgSrcBlock"><text:s/><text:s/><text:s/><text:s/><text:s/><text:s/>'helm-swoop-target-line-face<text:s/>nil<text:s/><text:span text:style-name="OrgSrcFontLockBuiltinFace">:background</text:span><text:s/><text:span text:style-name="OrgSrcFontLockStringFace">"#FFEDDC"</text:span>)</text:p>
      <text:p text:style-name="OrgSrcBlock"><text:s/><text:s/><text:s/><text:s/><text:s/>(set-face-attribute</text:p>
      <text:p text:style-name="OrgSrcBlock"><text:s/><text:s/><text:s/><text:s/><text:s/><text:s/>'helm-swoop-target-word-face<text:s/>nil<text:s/><text:span text:style-name="OrgSrcFontLockBuiltinFace">:background</text:span><text:s/><text:span text:style-name="OrgSrcFontLockStringFace">"#FF5443"</text:span>))</text:p>
      <text:p text:style-name="OrgSrcBlock"><text:s/><text:s/><text:s/>(<text:span text:style-name="OrgSrcFontLockKeywordFace">require</text:span><text:s/>'<text:span text:style-name="OrgSrcFontLockConstantFace">recentf-ext</text:span><text:s/>nil<text:s/>t)</text:p>
      <text:p text:style-name="OrgSrcBlock"><text:s/><text:s/><text:s/><text:span text:style-name="OrgSrcFontLockCommentDelimiterFace">;;<text:s/></text:span><text:span text:style-name="OrgSrcFontLockCommentFace">helm-find-files<text:s/>を呼ばせない</text:span></text:p>
      <text:p text:style-name="OrgSrcBlock"><text:s/><text:s/><text:s/>(add-to-list<text:s/>'helm-completing-read-handlers-alist<text:s/>'(find-file<text:s/>.<text:s/>nil))</text:p>
      <text:p text:style-name="OrgSrcBlock"><text:s/><text:s/><text:s/><text:span text:style-name="OrgSrcFontLockCommentDelimiterFace">;;<text:s/></text:span><text:span text:style-name="OrgSrcFontLockCommentFace">helm-mode-ag<text:s/>を呼ばせない</text:span></text:p>
      <text:p text:style-name="OrgSrcBlock"><text:s/><text:s/><text:s/>(add-to-list<text:s/>'helm-completing-read-handlers-alist<text:s/>'(ag<text:s/>.<text:s/>nil))</text:p>
      <text:p text:style-name="OrgSrcBlock"><text:s/><text:s/><text:s/><text:span text:style-name="OrgSrcFontLockCommentDelimiterFace">;;<text:s/></text:span><text:span text:style-name="OrgSrcFontLockCommentFace">helm-mode-org-set-tags<text:s/>を呼ばせない</text:span></text:p>
      <text:p text:style-name="OrgSrcBlock"><text:s/><text:s/><text:s/>(add-to-list<text:s/>'helm-completing-read-handlers-alist<text:s/>'(org-set-tags<text:s/>.<text:s/>nil))</text:p>
      <text:p text:style-name="OrgSrcBlock"><text:s/><text:s/><text:s/>(setq<text:s/>helm-display-source-at-screen-top<text:s/>nil)</text:p>
      <text:p text:style-name="OrgSrcBlock"><text:s/><text:s/><text:span text:style-name="OrgSrcFontLockCommentDelimiterFace">;;;<text:s/><text:s/><text:s/><text:s/><text:s/><text:s/><text:s/><text:s/><text:s/></text:span><text:span text:style-name="OrgSrcFontLockCommentFace">(setq<text:s/>helm-display-header-line<text:s/>nil)</text:span></text:p>
      <text:p text:style-name="OrgSrcBlock"><text:s/><text:s/><text:s/><text:span text:style-name="OrgSrcFontLockCommentDelimiterFace">;;<text:s/></text:span><text:span text:style-name="OrgSrcFontLockCommentFace">helm-autoresize-mode<text:s/>を有効にしつつ<text:s/>30%<text:s/>に固定</text:span></text:p>
      <text:p text:style-name="OrgSrcBlock"><text:s/><text:s/><text:s/>(helm-autoresize-mode<text:s/>1)</text:p>
      <text:p text:style-name="OrgSrcBlock"><text:s/><text:s/><text:s/>(setq<text:s/>helm-autoresize-max-height<text:s/>30)</text:p>
      <text:p text:style-name="OrgSrcBlock"><text:s/><text:s/><text:s/>(setq<text:s/>helm-autoresize-min-height<text:s/>30)<text:s/><text:s/><text:s/><text:s/><text:s/><text:s/><text:s/><text:s/><text:s/></text:p>
      <text:p text:style-name="OrgSrcBlock"><text:s/><text:s/><text:s/>(set-face-attribute<text:s/>'helm-source-header<text:s/>nil</text:p>
      <text:p text:style-name="OrgSrcBlock"><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pan text:style-name="OrgSrcFontLockBuiltinFace">:foreground</text:span><text:s/><text:span text:style-name="OrgSrcFontLockStringFace">"#666666"</text:span><text:s/><text:span text:style-name="OrgSrcFontLockBuiltinFace">:background</text:span><text:s/><text:span text:style-name="OrgSrcFontLockStringFace">"#DADADA"</text:span>)</text:p>
      <text:p text:style-name="OrgSrcBlock"><text:s/><text:s/><text:s/>(<text:span text:style-name="OrgSrcFontLockKeywordFace">when</text:span><text:s/>(eq<text:s/>window-system<text:s/>'ns)</text:p>
      <text:p text:style-name="OrgSrcBlock"><text:s/><text:s/><text:s/><text:s/><text:s/>(setq<text:s/>helm-locate-command<text:s/><text:span text:style-name="OrgSrcFontLockStringFace">"mdfind<text:s/>-name<text:s/>%s<text:s/>%s"</text:span>))</text:p>
      <text:p text:style-name="OrgSrcBlock"/>
      <text:p text:style-name="OrgSrcBlock"><text:s/><text:s/><text:s/><text:span text:style-name="OrgSrcFontLockCommentDelimiterFace">;;<text:s/></text:span><text:span text:style-name="OrgSrcFontLockCommentFace">この修正が必要</text:span></text:p>
      <text:p text:style-name="OrgSrcBlock"><text:s/><text:s/><text:s/>(<text:span text:style-name="OrgSrcFontLockKeywordFace">when</text:span><text:s/>(<text:span text:style-name="OrgSrcFontLockKeywordFace">require</text:span><text:s/>'<text:span text:style-name="OrgSrcFontLockConstantFace">helm-migemo</text:span><text:s/>nil<text:s/>t)</text:p>
      <text:p text:style-name="OrgSrcBlock"><text:s/><text:s/><text:s/><text:s/><text:s/>(eval-after-load<text:s/><text:span text:style-name="OrgSrcFontLockStringFace">"helm-migemo"</text:span></text:p>
      <text:p text:style-name="OrgSrcBlock"><text:s/><text:s/><text:s/><text:s/><text:s/><text:s/><text:s/>'(<text:span text:style-name="OrgSrcFontLockKeywordFace">defun</text:span><text:s/><text:span text:style-name="OrgSrcFontLockFunctionNameFace">helm-compile-source--candidates-in-buffer</text:span><text:s/>(source)</text:p>
      <text:p text:style-name="OrgSrcBlock"><text:s/><text:s/><text:s/><text:s/><text:s/><text:s/><text:s/><text:s/><text:s/><text:s/>(<text:span text:style-name="OrgSrcFontLockKeywordFace">helm-aif</text:span><text:s/>(assoc<text:s/>'candidates-in-buffer<text:s/>source)</text:p>
      <text:p text:style-name="OrgSrcBlock"><text:s/><text:s/><text:s/><text:s/><text:s/><text:s/><text:s/><text:s/><text:s/><text:s/><text:s/><text:s/><text:s/><text:s/>(append<text:s/>source</text:p>
      <text:p text:style-name="OrgSrcBlock"><text:s/><text:s/><text:s/><text:s/><text:s/><text:s/><text:s/><text:s/><text:s/><text:s/><text:s/><text:s/><text:s/><text:s/><text:s/><text:s/><text:s/><text:s/><text:s/><text:s/><text:s/><text:s/>`((candidates</text:p>
      <text:p text:style-name="OrgSrcBlock"><text:s/><text:s/><text:s/><text:s/><text:s/><text:s/><text:s/><text:s/><text:s/><text:s/><text:s/><text:s/><text:s/><text:s/><text:s/><text:s/><text:s/><text:s/><text:s/><text:s/><text:s/><text:s/><text:s/><text:s/><text:s/>.<text:s/>,(or<text:s/>(cdr<text:s/>it)</text:p>
      <text:p text:style-name="OrgSrcBlock"><text:s/><text:s/><text:s/><text:s/><text:s/><text:s/><text:s/><text:s/><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Do<text:s/>not<text:s/>use<text:s/>`</text:span><text:span text:style-name="OrgSrcFontLockConstantFace">source</text:span><text:span text:style-name="OrgSrcFontLockCommentFace">'<text:s/>because<text:s/>other<text:s/>plugins</text:span></text:p>
      <text:p text:style-name="OrgSrcBlock"><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such<text:s/>as<text:s/>helm-migemo)<text:s/>may<text:s/>change<text:s/>it</text:span></text:p>
      <text:p text:style-name="OrgSrcBlock"><text:s/><text:s/><text:s/><text:s/><text:s/><text:s/><text:s/><text:s/><text:s/><text:s/><text:s/><text:s/><text:s/><text:s/><text:s/><text:s/><text:s/><text:s/><text:s/><text:s/><text:s/><text:s/><text:s/><text:s/><text:s/><text:s/><text:s/><text:s/><text:s/><text:s/><text:s/><text:s/><text:s/><text:s/>(helm-candidates-in-buffer</text:p>
      <text:p text:style-name="OrgSrcBlock"><text:s/><text:s/><text:s/><text:s/><text:s/><text:s/><text:s/><text:s/><text:s/><text:s/><text:s/><text:s/><text:s/><text:s/><text:s/><text:s/><text:s/><text:s/><text:s/><text:s/><text:s/><text:s/><text:s/><text:s/><text:s/><text:s/><text:s/><text:s/><text:s/><text:s/><text:s/><text:s/><text:s/><text:s/><text:s/>(helm-get-current-source)))))</text:p>
      <text:p text:style-name="OrgSrcBlock"><text:s/><text:s/><text:s/><text:s/><text:s/><text:s/><text:s/><text:s/><text:s/><text:s/><text:s/><text:s/><text:s/><text:s/><text:s/><text:s/><text:s/><text:s/><text:s/><text:s/><text:s/><text:s/><text:s/><text:s/>(volatile)<text:s/>(match<text:s/>identity)))</text:p>
      <text:p text:style-name="OrgSrcBlock"><text:s/><text:s/><text:s/><text:s/><text:s/><text:s/><text:s/><text:s/><text:s/><text:s/><text:s/><text:s/>source))))</text:p>
      <text:p text:style-name="OrgSrcBlockLastLine"><text:s/><text:s/><text:s/>))</text:p>
      <text:h text:style-name="Heading_20_3" text:outline-level="3">
<text:bookmark-start text:name="OrgXref.sec-6-17-1"/>
<text:bookmark text:name="sec-6-17-1"/>キーバインド
<text:bookmark-end text:name="OrgXref.sec-6-17-1"/></text:h>
      <text:p text:style-name="OrgSrcBlock">(<text:span text:style-name="OrgSrcFontLockKeywordFace">when</text:span><text:s/>(eval-after-autoload-if-found</text:p>
      <text:p text:style-name="OrgSrcBlock"><text:s/><text:s/><text:s/><text:s/><text:s/><text:s/><text:s/>'(helm-M-x<text:s/>helm-locate<text:s/>helm-recentf<text:s/>helm-buffers-list</text:p>
      <text:p text:style-name="OrgSrcBlock"><text:s/><text:s/><text:s/><text:s/><text:s/><text:s/><text:s/><text:s/><text:s/><text:s/><text:s/><text:s/><text:s/><text:s/><text:s/><text:s/><text:s/><text:s/>helm-occur<text:s/>helm-swoop)</text:p>
      <text:p text:style-name="OrgSrcBlock"><text:s/><text:s/><text:s/><text:s/><text:s/><text:s/><text:s/><text:span text:style-name="OrgSrcFontLockStringFace">"helm-config"</text:span><text:s/>nil<text:s/>t<text:s/>nil</text:p>
      <text:p text:style-name="OrgSrcBlock"><text:s/><text:s/><text:s/><text:s/><text:s/><text:s/><text:s/>'())</text:p>
      <text:p text:style-name="OrgSrcBlock"><text:s/><text:s/>(global-set-key<text:s/>(kbd<text:s/><text:span text:style-name="OrgSrcFontLockStringFace">"C-c<text:s/>f<text:s/>f"</text:span>)<text:s/>'helm-locate)</text:p>
      <text:p text:style-name="OrgSrcBlock"><text:s/><text:s/>(global-set-key<text:s/>(kbd<text:s/><text:span text:style-name="OrgSrcFontLockStringFace">"C-x<text:s/>C-b"</text:span>)<text:s/>'helm-buffers-list)</text:p>
      <text:p text:style-name="OrgSrcBlock"><text:s/><text:s/>(global-set-key<text:s/>(kbd<text:s/><text:span text:style-name="OrgSrcFontLockStringFace">"M-s"</text:span>)<text:s/>'helm-swoop)</text:p>
      <text:p text:style-name="OrgSrcBlock"><text:s/><text:s/>(global-set-key<text:s/>(kbd<text:s/><text:span text:style-name="OrgSrcFontLockStringFace">"C-M-r"</text:span>)<text:s/>'helm-recentf)</text:p>
      <text:p text:style-name="OrgSrcBlock"><text:s/><text:s/>(global-set-key<text:s/>(kbd<text:s/><text:span text:style-name="OrgSrcFontLockStringFace">"C-c<text:s/>o"</text:span>)<text:s/>'helm-occur)</text:p>
      <text:p text:style-name="OrgSrcBlock"><text:s/><text:s/>(global-set-key<text:s/>(kbd<text:s/><text:span text:style-name="OrgSrcFontLockStringFace">"M-x"</text:span>)<text:s/>'helm-M-x)</text:p>
      <text:p text:style-name="OrgSrcBlockLastLine"><text:s/><text:s/>)</text:p>
      <text:h text:style-name="Heading_20_2" text:outline-level="2">
<text:bookmark-start text:name="OrgXref.sec-6-18"/>
<text:bookmark text:name="sec-6-18"/>[stripe-buffer.el] テーブルの色をストライプにする
<text:bookmark-end text:name="OrgXref.sec-6-18"/></text:h>
      <text:p text:style-name="Text_20_body"><text:a xlink:type="simple" xlink:href="https://github.com/sabof/stripe-buffer/blob/master/stripe-buffer.el">stripe-buffer.el</text:a>を使います。重くツリーが多いOrgバッファだと激重になる可能性があります。</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pan text:style-name="OrgSrcFontLockCommentDelimiterFace">;<text:s/><text:s/><text:s/><text:s/><text:s/><text:s/><text:s/><text:s/><text:s/></text:span><text:span text:style-name="OrgSrcFontLockCommentFace">(require<text:s/>'org-install)</text:span></text:p>
      <text:p text:style-name="OrgSrcBlock"><text:s/><text:s/><text:s/>(<text:span text:style-name="OrgSrcFontLockKeywordFace">require</text:span><text:s/>'<text:span text:style-name="OrgSrcFontLockConstantFace">stripe-buffer</text:span><text:s/>nil<text:s/>t)</text:p>
      <text:p text:style-name="OrgSrcBlockLastLine"><text:s/><text:s/><text:s/>(add-hook<text:s/>'org-mode-hook<text:s/>'turn-on-stripe-table-mode)))</text:p>
      <text:h text:style-name="Heading_20_2" text:outline-level="2">
<text:bookmark-start text:name="OrgXref.sec-6-19"/>
<text:bookmark text:name="sec-6-19"/>[rainbow-delimiters] 対応するカッコに色を付ける
<text:bookmark-end text:name="OrgXref.sec-6-19"/></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p>
      <text:p text:style-name="Text_20_body"><text:span text:style-name="OrgCode">org-block</text:span> 内でうまく動かないようなので、本格導入は様子見中です。</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cl-callf<text:s/>color-saturate-name<text:s/>(face-foreground<text:s/>face)<text:s/>50))))</text:p>
      <text:p text:style-name="OrgSrcBlock"/>
      <text:p text:style-name="OrgSrcBlock">(add-hook<text:s/>'prog-mode-hook</text:p>
      <text:p text:style-name="OrgSrcBlock"><text:s/><text:s/><text:s/><text:s/>'(<text:span text:style-name="OrgSrcFontLockKeywordFace">lambda</text:span><text:s/>()</text:p>
      <text:p text:style-name="OrgSrcBlock"><text:s/><text:s/><text:s/><text:s/><text:s/><text:s/><text:s/>(<text:span text:style-name="OrgSrcFontLockKeywordFace">unless</text:span><text:s/>(equal<text:s/>(buffer-name)<text:s/><text:span text:style-name="OrgSrcFontLockStringFace">"*scratch*"</text:span>)</text:p>
      <text:p text:style-name="OrgSrcBlockLastLine"><text:s/><text:s/><text:s/><text:s/><text:s/><text:s/><text:s/><text:s/><text:s/>(rainbow-delimiters-mode))))</text:p>
      <text:h text:style-name="Heading_20_2" text:outline-level="2">
<text:bookmark-start text:name="OrgXref.sec-6-20"/>
<text:bookmark text:name="sec-6-20"/>[git-gutter-fringe] 編集差分をフレーム端で視覚化
<text:bookmark-end text:name="OrgXref.sec-6-20"/></text:h>
      <text:p text:style-name="Text_20_body">git-gutter-fringe を使えば、フレーム幅の変化を気にしなくて済みます。とりあえず、 <text:span text:style-name="OrgCode">org-mode</text:span> を初回起動するときに紐づけています。</text:p>
      <text:p text:style-name="OrgSrcBlock">(<text:span text:style-name="OrgSrcFontLockKeywordFace">when</text:span><text:s/>(eval-after-autoload-if-found</text:p>
      <text:p text:style-name="OrgSrcBlock"><text:s/><text:s/><text:s/><text:s/><text:s/><text:s/><text:s/>'(git-gutter-mode)<text:s/><text:span text:style-name="OrgSrcFontLockStringFace">"git-gutter-fringe"</text:span><text:s/><text:span text:style-name="OrgSrcFontLockStringFace">"Org<text:s/>Mode"</text:span><text:s/>t<text:s/>nil</text:p>
      <text:p text:style-name="OrgSrcBlock"><text:s/><text:s/><text:s/><text:s/><text:s/><text:s/><text:s/>'((setq<text:s/>git-gutter:lighter<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modified<text:s/>nil</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add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delet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setq<text:s/>git-gutter-fr:side<text:s/>'right-fringe)</text:p>
      <text:p text:style-name="OrgSrcBlock"><text:s/><text:s/><text:s/><text:s/><text:s/><text:s/><text:s/><text:s/><text:s/>(set-face-foreground<text:s/>'git-gutter-fr:added<text:s/><text:s/><text:s/><text:s/><text:span text:style-name="OrgSrcFontLockStringFace">"#FF2600"</text:span>)</text:p>
      <text:p text:style-name="OrgSrcBlock"><text:s/><text:s/><text:s/><text:s/><text:s/><text:s/><text:s/><text:s/><text:s/>(set-face-foreground<text:s/>'git-gutter-fr:modified<text:s/><text:span text:style-name="OrgSrcFontLockStringFace">"orange"</text:span>)</text:p>
      <text:p text:style-name="OrgSrcBlock"><text:s/><text:s/><text:s/><text:s/><text:s/><text:s/><text:s/><text:s/><text:s/>(set-face-foreground<text:s/>'git-gutter-fr:deleted<text:s/><text:s/><text:span text:style-name="OrgSrcFontLockStringFace">"medium<text:s/>sea<text:s/>green"</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bookmark-start text:name="OrgXref.sec-6-21"/>
<text:bookmark text:name="sec-6-21"/>[zlc.el] find-file バッファを zsh ライクにする
<text:bookmark-end text:name="OrgXref.sec-6-21"/></text:h>
      <text:p text:style-name="Text_20_body">ファイル選択を zsh ライクに変更できます。</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000000"</text:span><text:s/><text:span text:style-name="OrgSrcFontLockBuiltinFace">:background</text:span><text:s/><text:span text:style-name="OrgSrcFontLockStringFace">"#9DFFD2"</text:span><text:s/><text:span text:style-name="OrgSrcFontLockBuiltinFace">:bold</text:span><text:s/>t)</text:p>
      <text:p text:style-name="OrgSrcBlock"><text:s/><text:s/>(setq<text:s/>zlc-select-completion-immediately<text:s/>t)</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lt;down&gt;"</text:span>)<text:s/>'zlc-select-next-vertical)</text:p>
      <text:p text:style-name="OrgSrcBlock"><text:s/><text:s/><text:s/><text:s/>(define-key<text:s/>map<text:s/>(kbd<text:s/><text:span text:style-name="OrgSrcFontLockStringFace">"&lt;up&gt;"</text:span>)<text:s/>'zlc-select-previous-vertical)</text:p>
      <text:p text:style-name="OrgSrcBlock"><text:s/><text:s/><text:s/><text:s/>(define-key<text:s/>map<text:s/>(kbd<text:s/><text:span text:style-name="OrgSrcFontLockStringFace">"&lt;left&gt;"</text:span>)<text:s/>'zlc-select-next)</text:p>
      <text:p text:style-name="OrgSrcBlock"><text:s/><text:s/><text:s/><text:s/>(define-key<text:s/>map<text:s/>(kbd<text:s/><text:span text:style-name="OrgSrcFontLockStringFace">"&lt;right&gt;"</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1" text:outline-level="1">
<text:bookmark-start text:name="OrgXref.sec-7"/>
<text:bookmark text:name="sec-7"/>メディアサポート
<text:bookmark-end text:name="OrgXref.sec-7"/></text:h>
      <text:h text:style-name="Heading_20_2" text:outline-level="2">
<text:bookmark-start text:name="OrgXref.sec-7-1"/>
<text:bookmark text:name="sec-7-1"/>[bongo.el] Emacsのバッファで音楽ライブラリを管理する
<text:bookmark-end text:name="OrgXref.sec-7-1"/></text:h>
      <text:p text:style-name="Text_20_body"><text:a xlink:type="simple" xlink:href="http://pastelwill.jp/wiki/doku.php?id=emacs">iTunes の代わりに Emacs を使う</text:a></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p>
      <text:p text:style-name="Text_20_body">以下の設定では、autoload で使いつつ、=M-x init-bongo= でプレイリストを読み込んでいる。これならば、Emacs起動時は軽量で、かつ、プレイリストの訪問で Bongo を開始できる。</text:p>
      <text:p text:style-name="OrgSrcBlock"><text:s/><text:s/><text:s/><text:s/><text:span text:style-name="OrgSrcFontLockCommentDelimiterFace">;;<text:s/><text:s/></text:span><text:span text:style-name="OrgSrcFontLockCommentFace">(require<text:s/>'bongo)</text:span></text:p>
      <text:p text:style-name="OrgSrcBlock"><text:s/><text:s/>(<text:span text:style-name="OrgSrcFontLockKeywordFace">when</text:span><text:s/>(autoload-if-found<text:s/>'bongo<text:s/><text:span text:style-name="OrgSrcFontLockStringFace">"bongo-mplayer"</text:span><text:s/>nil<text:s/>t)</text:p>
      <text:p text:style-name="OrgSrcBlock"><text:s/><text:s/><text:s/><text:s/>(<text:span text:style-name="OrgSrcFontLockKeywordFace">defun</text:span><text:s/><text:span text:style-name="OrgSrcFontLockFunctionNameFace">init-bongo</text:span><text:s/>()</text:p>
      <text:p text:style-name="OrgSrcBlock"><text:s/><text:s/><text:s/><text:s/><text:s/><text:s/>(interactive)</text:p>
      <text:p text:style-name="OrgSrcBlock"><text:s/><text:s/><text:s/><text:s/><text:s/><text:s/>(bongo)</text:p>
      <text:p text:style-name="OrgSrcBlock"><text:s/><text:s/><text:s/><text:s/><text:s/><text:s/>(find-file<text:s/><text:span text:style-name="OrgSrcFontLockStringFace">"~/Desktop/next/Tidy/hoge.bongo-playlist"</text:span>))</text:p>
      <text:p text:style-name="OrgSrcBlock"><text:s/><text:s/><text:s/><text:s/>(eval-after-load<text:s/><text:span text:style-name="OrgSrcFontLockStringFace">"bongo-mplayer"</text:span></text:p>
      <text:p text:style-name="OrgSrcBlock"><text:s/><text:s/><text:s/><text:s/><text:s/><text:s/>'(<text:span text:style-name="OrgSrcFontLockKeywordFace">progn</text:span></text:p>
      <text:p text:style-name="OrgSrcBlock"><text:s/><text:s/><text:s/><text:s/><text:s/><text:s/><text:s/><text:s/><text:s/><text:span text:style-name="OrgSrcFontLockCommentDelimiterFace">;;<text:s/></text:span><text:span text:style-name="OrgSrcFontLockCommentFace">Volume<text:s/>control</text:span></text:p>
      <text:p text:style-name="OrgSrcBlock"><text:span text:style-name="OrgSrcFontLockCommentDelimiterFace">;<text:s/><text:s/><text:s/><text:s/><text:s/><text:s/><text:s/><text:s/><text:s/></text:span><text:span text:style-name="OrgSrcFontLockCommentFace">(require<text:s/>volume.el<text:s/>nil<text:s/>t)</text:span></text:p>
      <text:p text:style-name="OrgSrcBlock"><text:s/><text:s/><text:s/><text:s/><text:s/><text:s/><text:s/><text:s/><text:s/>(setq<text:s/>bongo-mplayer-extra-arguments<text:s/>'(<text:span text:style-name="OrgSrcFontLockStringFace">"-volume"</text:span><text:s/><text:span text:style-name="OrgSrcFontLockStringFace">"1"</text:span>))</text:p>
      <text:p text:style-name="OrgSrcBlock"><text:s/><text:s/><text:s/><text:s/><text:s/><text:s/><text:s/><text:s/><text:s/><text:span text:style-name="OrgSrcFontLockCommentDelimiterFace">;;<text:s/></text:span><text:span text:style-name="OrgSrcFontLockCommentFace">Avoid<text:s/>error<text:s/>when<text:s/>editing<text:s/>bongo<text:s/>buffers</text:span></text:p>
      <text:p text:style-name="OrgSrcBlock"><text:s/><text:s/><text:s/><text:s/><text:s/><text:s/><text:s/><text:s/><text:s/>(setq<text:s/>yank-excluded-properties<text:s/>nil)</text:p>
      <text:p text:style-name="OrgSrcBlock"><text:s/><text:s/><text:s/><text:s/><text:s/><text:s/><text:s/><text:s/><text:s/><text:span text:style-name="OrgSrcFontLockCommentDelimiterFace">;;<text:s/></text:span><text:span text:style-name="OrgSrcFontLockCommentFace">Use<text:s/>mplayer</text:span></text:p>
      <text:p text:style-name="OrgSrcBlockLastLine"><text:s/><text:s/><text:s/><text:s/><text:s/><text:s/><text:s/><text:s/><text:s/>(setq<text:s/>bongo-enabled-backends<text:s/>'(mplayer)))))</text:p>
      <text:p text:style-name="OrgSrcBlock">(eval-after-autoload-if-found</text:p>
      <text:p text:style-name="OrgSrcBlock"><text:s/>'(bongo)<text:s/><text:span text:style-name="OrgSrcFontLockStringFace">"bongo-mplayer"</text:span><text:s/>nil<text:s/>t<text:s/>nil</text:p>
      <text:p text:style-name="OrgSrcBlock"><text:s/>'(<text:span text:style-name="OrgSrcFontLockCommentDelimiterFace">;;<text:s/></text:span><text:span text:style-name="OrgSrcFontLockCommentFace">Volume<text:s/>control</text:span></text:p>
      <text:p text:style-name="OrgSrcBlock"><text:s/><text:s/><text:s/><text:span text:style-name="OrgSrcFontLockCommentDelimiterFace">;;<text:s/><text:s/><text:s/><text:s/><text:s/><text:s/><text:s/><text:s/><text:s/></text:span><text:span text:style-name="OrgSrcFontLockCommentFace">(require<text:s/>volume.el<text:s/>nil<text:s/>t)</text:span></text:p>
      <text:p text:style-name="OrgSrcBlock"><text:s/><text:s/><text:s/>(setq<text:s/>bongo-mplayer-extra-arguments<text:s/>'(<text:span text:style-name="OrgSrcFontLockStringFace">"-volume"</text:span><text:s/><text:span text:style-name="OrgSrcFontLockStringFace">"1"</text:span>))</text:p>
      <text:p text:style-name="OrgSrcBlock"><text:s/><text:s/><text:s/><text:span text:style-name="OrgSrcFontLockCommentDelimiterFace">;;<text:s/></text:span><text:span text:style-name="OrgSrcFontLockCommentFace">Avoid<text:s/>error<text:s/>when<text:s/>editing<text:s/>bongo<text:s/>buffers</text:span></text:p>
      <text:p text:style-name="OrgSrcBlock"><text:s/><text:s/><text:s/>(setq<text:s/>yank-excluded-properties<text:s/>nil)</text:p>
      <text:p text:style-name="OrgSrcBlock"><text:s/><text:s/><text:s/><text:span text:style-name="OrgSrcFontLockCommentDelimiterFace">;;<text:s/></text:span><text:span text:style-name="OrgSrcFontLockCommentFace">Use<text:s/>mplayer</text:span></text:p>
      <text:p text:style-name="OrgSrcBlock"><text:s/><text:s/><text:s/>(setq<text:s/>bongo-enabled-backends<text:s/>'(mplayer))</text:p>
      <text:p text:style-name="OrgSrcBlock"/>
      <text:p text:style-name="OrgSrcBlock"><text:s/><text:s/><text:s/>(<text:span text:style-name="OrgSrcFontLockKeywordFace">defun</text:span><text:s/><text:span text:style-name="OrgSrcFontLockFunctionNameFace">init-bongo</text:span><text:s/>()</text:p>
      <text:p text:style-name="OrgSrcBlock"><text:s/><text:s/><text:s/><text:s/><text:s/>(interactive)</text:p>
      <text:p text:style-name="OrgSrcBlock"><text:s/><text:s/><text:s/><text:s/><text:s/>(bongo)</text:p>
      <text:p text:style-name="OrgSrcBlockLastLine"><text:s/><text:s/><text:s/><text:s/><text:s/>(find-file<text:s/><text:span text:style-name="OrgSrcFontLockStringFace">"~/Desktop/next/Tidy/hoge.bongo-playlist"</text:span>))))</text:p>
      <text:p text:style-name="Text_20_body">org-player.el を使えば、org-mode のバッファから Bongo を操作できる。</text:p>
      <text:p text:style-name="OrgSrcBlockLastLine">(eval-after-autoload-if-found<text:s/>'org-mode<text:s/><text:span text:style-name="OrgSrcFontLockStringFace">"org-player"</text:span><text:s/>nil<text:s/>t)</text:p>
      <text:p text:style-name="Text_20_body">音量コントロールには、<text:a xlink:type="simple" xlink:href="https://github.com/dbrock/volume-el">volume.el</text:a>が必要です。設定がうまくいかないので保留中</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bookmark-start text:name="OrgXref.sec-7-2"/>
<text:bookmark text:name="sec-7-2"/>[GoogleMaps.el] GoogleMaps を Emacs 内で使う
<text:bookmark-end text:name="OrgXref.sec-7-2"/></text:h>
      <text:p text:style-name="Text_20_body"><text:a xlink:type="simple" xlink:href="http://julien.danjou.info/software/google-maps.el">http://julien.danjou.info/software/google-maps.el</text:a></text:p>
      <text:p text:style-name="Text_20_body"><text:span text:style-name="OrgCode">M-x gogole-maps</text:span> で起動します。</text:p>
      <text:p text:style-name="OrgSrcBlock">(eval-after-autoload-if-found</text:p>
      <text:p text:style-name="OrgSrcBlock"><text:s/>'(google-maps)<text:s/><text:span text:style-name="OrgSrcFontLockStringFace">"google-maps"</text:span><text:s/>nil<text:s/>t<text:s/>nil</text:p>
      <text:p text:style-name="OrgSrcBlockLastLine"><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p>
      <text:h text:style-name="Heading_20_2" text:outline-level="2">
<text:bookmark-start text:name="OrgXref.sec-7-3"/>
<text:bookmark text:name="sec-7-3"/>[org-google-weather.el] org-agenda に天気を表示する
<text:bookmark-end text:name="OrgXref.sec-7-3"/></text:h>
      <text:p text:style-name="Text_20_body">残念ながら Google API が変更になり動かなくなったそうです。</text:p>
      <text:p text:style-name="Text_20_body"><text:a xlink:type="simple" xlink:href="http://julien.danjou.info/software/google-weather.el">http://julien.danjou.info/software/google-weather.el</text:a></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org-google-weather-use-google-icons<text:s/>t))</text:p>
      <text:h text:style-name="Heading_20_1" text:outline-level="1">
<text:bookmark-start text:name="OrgXref.sec-8"/>
<text:bookmark text:name="sec-8"/>履歴／ファイル管理
<text:bookmark-end text:name="OrgXref.sec-8"/></text:h>
      <text:h text:style-name="Heading_20_2" text:outline-level="2">
<text:bookmark-start text:name="OrgXref.sec-8-1"/>
<text:bookmark text:name="sec-8-1"/>Undoバッファを無限に取る
<text:bookmark-end text:name="OrgXref.sec-8-1"/></text:h>
      <text:p text:style-name="OrgSrcBlockLastLine">(setq<text:s/>undo-outer-limit<text:s/>nil)</text:p>
      <text:h text:style-name="Heading_20_2" text:outline-level="2">
<text:bookmark-start text:name="OrgXref.sec-8-2"/>
<text:bookmark text:name="sec-8-2"/>[undo-tree] 編集履歴をわかりやすくたどる
<text:bookmark-end text:name="OrgXref.sec-8-2"/></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p>
      <text:p text:style-name="OrgSrcBlock">(<text:span text:style-name="OrgSrcFontLockKeywordFace">when</text:span><text:s/>(eval-after-autoload-if-found</text:p>
      <text:p text:style-name="OrgSrcBlock"><text:s/><text:s/><text:s/><text:s/><text:s/><text:s/><text:s/>'(my:undo-tree-visualize)<text:s/><text:span text:style-name="OrgSrcFontLockStringFace">"undo-tree"</text:span><text:s/>nil<text:s/>t<text:s/>nil</text:p>
      <text:p text:style-name="OrgSrcBlock"><text:s/><text:s/><text:s/><text:s/><text:s/><text:s/><text:s/>'((global-undo-tree-mode)</text:p>
      <text:p text:style-name="OrgSrcBlock"><text:s/><text:s/><text:s/><text:s/><text:s/><text:s/><text:s/><text:s/><text:s/>(setq<text:s/>undo-tree-mode-lighter<text:s/>nil)<text:s/><text:span text:style-name="OrgSrcFontLockCommentDelimiterFace">;;<text:s/></text:span><text:span text:style-name="OrgSrcFontLockCommentFace">モードライン領域を節約</text:span></text:p>
      <text:p text:style-name="OrgSrcBlock"><text:s/><text:s/><text:s/><text:s/><text:s/><text:s/><text:s/><text:s/><text:s/>(<text:span text:style-name="OrgSrcFontLockKeywordFace">defun</text:span><text:s/><text:span text:style-name="OrgSrcFontLockFunctionNameFace">my:undo-tree-visualizer-quit</text:span><text:s/>()</text:p>
      <text:p text:style-name="OrgSrcBlock"><text:s/><text:s/><text:s/><text:s/><text:s/><text:s/><text:s/><text:s/><text:s/><text:s/><text:s/>(interactive)</text:p>
      <text:p text:style-name="OrgSrcBlock"><text:s/><text:s/><text:s/><text:s/><text:s/><text:s/><text:s/><text:s/><text:s/><text:s/><text:s/>(undo-tree-visualizer-quit)</text:p>
      <text:p text:style-name="OrgSrcBlock"><text:s/><text:s/><text:s/><text:s/><text:s/><text:s/><text:s/><text:s/><text:s/><text:s/><text:s/>(delete-window)</text:p>
      <text:p text:style-name="OrgSrcBlock"><text:s/><text:s/><text:s/><text:s/><text:s/><text:s/><text:s/><text:s/><text:s/><text:s/><text:s/>(set-frame-width<text:s/>(selected-frame)<text:s/>80))</text:p>
      <text:p text:style-name="OrgSrcBlock"><text:s/><text:s/><text:s/><text:s/><text:s/><text:s/><text:s/><text:s/><text:s/>(<text:span text:style-name="OrgSrcFontLockKeywordFace">defun</text:span><text:s/><text:span text:style-name="OrgSrcFontLockFunctionNameFace">my:undo-tree-visualize</text:span><text:s/>()</text:p>
      <text:p text:style-name="OrgSrcBlock"><text:s/><text:s/><text:s/><text:s/><text:s/><text:s/><text:s/><text:s/><text:s/><text:s/><text:s/>(interactive)</text:p>
      <text:p text:style-name="OrgSrcBlock"><text:s/><text:s/><text:s/><text:s/><text:s/><text:s/><text:s/><text:s/><text:s/><text:s/><text:s/>(set-frame-width<text:s/>(selected-frame)<text:s/>163)</text:p>
      <text:p text:style-name="OrgSrcBlock"><text:s/><text:s/><text:s/><text:s/><text:s/><text:s/><text:s/><text:s/><text:s/><text:s/><text:s/>(undo-tree-visualize))</text:p>
      <text:p text:style-name="OrgSrcBlock"/>
      <text:p text:style-name="OrgSrcBlock"><text:s/><text:s/><text:s/><text:s/><text:s/><text:s/><text:s/><text:s/><text:s/>(define-key<text:s/>undo-tree-visualizer-mode-map<text:s/>(kbd<text:s/><text:span text:style-name="OrgSrcFontLockStringFace">"q"</text:span>)</text:p>
      <text:p text:style-name="OrgSrcBlock"><text:s/><text:s/><text:s/><text:s/><text:s/><text:s/><text:s/><text:s/><text:s/><text:s/><text:s/>'my:undo-tree-visualizer-quit)</text:p>
      <text:p text:style-name="OrgSrcBlock"><text:s/><text:s/><text:s/><text:s/><text:s/><text:s/><text:s/><text:s/><text:s/><text:span text:style-name="OrgSrcFontLockCommentDelimiterFace">;;<text:s/></text:span><text:span text:style-name="OrgSrcFontLockCommentFace">undo-tree-map<text:s/>にも必要</text:span></text:p>
      <text:p text:style-name="OrgSrcBlock"><text:s/><text:s/><text:s/><text:s/><text:s/><text:s/><text:s/><text:s/><text:s/>(define-key<text:s/>undo-tree-map<text:s/>(kbd<text:s/><text:span text:style-name="OrgSrcFontLockStringFace">"C-x<text:s/>u"</text:span>)</text:p>
      <text:p text:style-name="OrgSrcBlock"><text:s/><text:s/><text:s/><text:s/><text:s/><text:s/><text:s/><text:s/><text:s/><text:s/><text:s/>'my:undo-tree-visualize)))</text:p>
      <text:p text:style-name="OrgSrcBlockLastLine"><text:s/><text:s/>(global-set-key<text:s/>(kbd<text:s/><text:span text:style-name="OrgSrcFontLockStringFace">"C-x<text:s/>u"</text:span>)<text:s/>'my:undo-tree-visualize))</text:p>
      <text:h text:style-name="Heading_20_2" text:outline-level="2">
<text:bookmark-start text:name="OrgXref.sec-8-3"/>
<text:bookmark text:name="sec-8-3"/>バッファ保存時にバックアップファイルを生成する
<text:bookmark-end text:name="OrgXref.sec-8-3"/></text:h>
      <text:p text:style-name="Text_20_body">バッファが保存されるとき、必ずバックアップを生成する。</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interactive)<text:s/>(save-buffer<text:s/>16)))</text:p>
      <text:h text:style-name="Heading_20_2" text:outline-level="2">
<text:bookmark-start text:name="OrgXref.sec-8-4"/>
<text:bookmark text:name="sec-8-4"/>バッファ保存時にバックアップを生成させない
<text:bookmark-end text:name="OrgXref.sec-8-4"/></text:h>
      <text:p text:style-name="OrgSrcBlock"><text:span text:style-name="OrgSrcFontLockCommentDelimiterFace">;;<text:s/></text:span><text:span text:style-name="OrgSrcFontLockCommentFace">*.~</text:span></text:p>
      <text:p text:style-name="OrgSrcBlock">(setq<text:s/>make-backup-files<text:s/>nil)</text:p>
      <text:p text:style-name="OrgSrcBlock"><text:span text:style-name="OrgSrcFontLockCommentDelimiterFace">;;<text:s/></text:span><text:span text:style-name="OrgSrcFontLockCommentFace">.#*</text:span></text:p>
      <text:p text:style-name="OrgSrcBlockLastLine">(setq<text:s/>auto-save-default<text:s/>nil)</text:p>
      <text:h text:style-name="Heading_20_2" text:outline-level="2">
<text:bookmark-start text:name="OrgXref.sec-8-5"/>
<text:bookmark text:name="sec-8-5"/>ミニバッファの履歴を保存しリストアする
<text:bookmark-end text:name="OrgXref.sec-8-5"/></text:h>
      <text:p text:style-name="OrgSrcBlock">(<text:span text:style-name="OrgSrcFontLockKeywordFace">when</text:span><text:s/>(eval-after-autoload-if-found</text:p>
      <text:p text:style-name="OrgSrcBlock"><text:s/><text:s/><text:s/><text:s/><text:s/><text:s/><text:s/>'(savehist-mode)<text:s/><text:span text:style-name="OrgSrcFontLockStringFace">"savehist"</text:span><text:s/>nil<text:s/>t<text:s/>nil</text:p>
      <text:p text:style-name="OrgSrcBlock"><text:s/><text:s/><text:s/><text:s/><text:s/><text:s/><text:s/>'((setq<text:s/>savehist-file<text:s/><text:span text:style-name="OrgSrcFontLockStringFace">"~/Dropbox/emacs.d/.history"</text:span>)))</text:p>
      <text:p text:style-name="OrgSrcBlockLastLine"><text:s/><text:s/>(savehist-mode<text:s/>1))</text:p>
      <text:h text:style-name="Heading_20_2" text:outline-level="2">
<text:bookmark-start text:name="OrgXref.sec-8-6"/>
<text:bookmark text:name="sec-8-6"/>履歴サイズを大きくする
<text:bookmark-end text:name="OrgXref.sec-8-6"/></text:h>
      <text:p text:style-name="Text_20_body">tで無限大に指定する。</text:p>
      <text:p text:style-name="OrgSrcBlockLastLine">(setq<text:s/>history-length<text:s/>1000)</text:p>
      <text:h text:style-name="Heading_20_2" text:outline-level="2">
<text:bookmark-start text:name="OrgXref.sec-8-7"/>
<text:bookmark text:name="sec-8-7"/>Emacs終了時に開いていたバッファを起動時に復元する
<text:bookmark-end text:name="OrgXref.sec-8-7"/></text:h>
      <text:p text:style-name="Text_20_body">Built-in の <text:a xlink:type="simple" xlink:href="http://www.emacswiki.org/emacs/DeskTop">desktop.el</text:a> を使う。</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p>
      <text:p text:style-name="OrgSrcBlock">(eval-after-autoload-if-found</text:p>
      <text:p text:style-name="OrgSrcBlock"><text:s/>'(desktop-save<text:s/>desktop-clear<text:s/>desktop-load-default<text:s/>desktop-remove)</text:p>
      <text:p text:style-name="OrgSrcBlock"><text:s/><text:span text:style-name="OrgSrcFontLockStringFace">"desktop"</text:span><text:s/>nil<text:s/>t<text:s/>nil</text:p>
      <text:p text:style-name="OrgSrcBlock"><text:s/>'((desktop-save-mode<text:s/>1)</text:p>
      <text:p text:style-name="OrgSrcBlockLastLine"><text:s/><text:s/><text:s/>(setq<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
<text:bookmark-start text:name="OrgXref.sec-8-8"/>
<text:bookmark text:name="sec-8-8"/>最近開いたファイルリストを保持
<text:bookmark-end text:name="OrgXref.sec-8-8"/></text:h>
      <text:p text:style-name="Text_20_body">Built-in の <text:a xlink:type="simple" xlink:href="http://www.emacswiki.org/emacs/RecentFiles">recentf.el</text:a> を使う。</text:p>
      <text:p text:style-name="Text_20_body"><text:a xlink:type="simple" xlink:href="http://d.hatena.ne.jp/tomoya/20110217/1297928222">http://d.hatena.ne.jp/tomoya/20110217/1297928222</text:a></text:p>
      <text:p text:style-name="Text_20_body">session.el でも履歴管理できるが、anything のソースとして使っているので併用している。</text:p>
      <text:p text:style-name="Text_20_body">起動直後から有効にするので、autolad-if-load で括る必要はない。</text:p>
      <text:p text:style-name="Text_20_body">recentf-auto-cleanup を ='mode= などにすると起動時にファイルのクリーニングが行われるてしまうので、='never= で回避し、アイドルタイマーなどで対応する。これだけで50[ms]ほど起動を高速化できる。</text:p>
      <text:p text:style-name="OrgSrcBlock">(<text:span text:style-name="OrgSrcFontLockKeywordFace">when</text:span><text:s/>(eval-after-autoload-if-found</text:p>
      <text:p text:style-name="OrgSrcBlock"><text:s/><text:s/><text:s/><text:s/><text:s/><text:s/><text:s/>'(rencetf-mode<text:s/>recentf-save-list-without-msg)<text:s/><text:span text:style-name="OrgSrcFontLockStringFace">"recentf"</text:span><text:s/>nil<text:s/>t<text:s/>nil</text:p>
      <text:p text:style-name="OrgSrcBlock"><text:s/><text:s/><text:s/><text:s/><text:s/><text:s/><text:s/>'((<text:span text:style-name="OrgSrcFontLockKeywordFace">when</text:span><text:s/>(<text:span text:style-name="OrgSrcFontLockKeywordFace">require</text:span><text:s/>'<text:span text:style-name="OrgSrcFontLockConstantFace">shut-up</text:span><text:s/>nil<text:s/>t)</text:p>
      <text:p text:style-name="OrgSrcBlock"><text:s/><text:s/><text:s/><text:s/><text:s/><text:s/><text:s/><text:s/><text:s/><text:s/><text:s/>(<text:span text:style-name="OrgSrcFontLockKeywordFace">defun</text:span><text:s/><text:span text:style-name="OrgSrcFontLockFunctionNameFace">recentf-save-list-without-msg</text:span><text:s/>()</text:p>
      <text:p text:style-name="OrgSrcBlock"><text:s/><text:s/><text:s/><text:s/><text:s/><text:s/><text:s/><text:s/><text:s/><text:s/><text:s/><text:s/><text:s/>(interactive)</text:p>
      <text:p text:style-name="OrgSrcBlock"><text:s/><text:s/><text:s/><text:s/><text:s/><text:s/><text:s/><text:s/><text:s/><text:s/><text:s/><text:s/><text:s/>(<text:span text:style-name="OrgSrcFontLockKeywordFace">let</text:span><text:s/>((message-log-max<text:s/>nil))</text:p>
      <text:p text:style-name="OrgSrcBlock"><text:s/><text:s/><text:s/><text:s/><text:s/><text:s/><text:s/><text:s/><text:s/><text:s/><text:s/><text:s/><text:s/><text:s/><text:s/>(shut-up<text:s/>(recentf-save-list)))))</text:p>
      <text:p text:style-name="OrgSrcBlock"/>
      <text:p text:style-name="OrgSrcBlock"><text:s/><text:s/><text:s/><text:s/><text:s/><text:s/><text:s/><text:s/><text:s/>(add-hook<text:s/>'find-file-hook<text:s/>'recentf-save-list-without-msg)</text:p>
      <text:p text:style-name="OrgSrcBlock"><text:s/><text:s/><text:s/><text:s/><text:s/><text:s/><text:s/><text:s/><text:s/><text:span text:style-name="OrgSrcFontLockCommentDelimiterFace">;;<text:s/><text:s/><text:s/><text:s/><text:s/><text:s/><text:s/><text:s/><text:s/><text:s/><text:s/></text:span><text:span text:style-name="OrgSrcFontLockCommentFace">(add-hook<text:s/>'find-file-hook<text:s/>'recentf-save-list)</text:span></text:p>
      <text:p text:style-name="OrgSrcBlock"><text:s/><text:s/><text:s/><text:s/><text:s/><text:s/><text:s/><text:s/><text:s/>(add-hook<text:s/>'kill-emacs-hook<text:s/>'recentf-cleanup)</text:p>
      <text:p text:style-name="OrgSrcBlock"/>
      <text:p text:style-name="OrgSrcBlock"><text:s/><text:s/><text:s/><text:s/><text:s/><text:s/><text:s/><text:s/><text:s/>(setq<text:s/>recentf-max-saved-items<text:s/>2000)</text:p>
      <text:p text:style-name="OrgSrcBlock"><text:s/><text:s/><text:s/><text:s/><text:s/><text:s/><text:s/><text:s/><text:s/>(setq<text:s/>recentf-save-file</text:p>
      <text:p text:style-name="OrgSrcBlock"><text:s/><text:s/><text:s/><text:s/><text:s/><text:s/><text:s/><text:s/><text:s/><text:s/><text:s/><text:s/><text:s/><text:s/><text:s/>(expand-file-name<text:s/><text:span text:style-name="OrgSrcFontLockStringFace">"~/Dropbox/emacs.d/.recentf"</text:span>))</text:p>
      <text:p text:style-name="OrgSrcBlock"><text:s/><text:s/><text:s/><text:s/><text:s/><text:s/><text:s/><text:s/><text:s/>(setq<text:s/>recentf-auto-cleanup<text:s/>'never)</text:p>
      <text:p text:style-name="OrgSrcBlock"><text:s/><text:s/><text:s/><text:s/><text:s/><text:s/><text:s/><text:s/><text:s/>(setq<text:s/>recentf-exclude</text:p>
      <text:p text:style-name="OrgSrcBlock"><text:s/><text:s/><text:s/><text:s/><text:s/><text:s/><text:s/><text:s/><text:s/><text:s/><text:s/><text:s/><text:s/><text:s/><text:s/>'(<text:span text:style-name="OrgSrcFontLockStringFace">".recentf"</text:span><text:s/><text:span text:style-name="OrgSrcFontLockStringFace">"^/tmp\\.*"</text:span><text:s/><text:span text:style-name="OrgSrcFontLockStringFace">"^/private\\.*"</text:span><text:s/><text:span text:style-name="OrgSrcFontLockStringFace">"^/var/folders\\.*"</text:span><text:s/><text:span text:style-name="OrgSrcFontLockStringFace">"/TAGS$"</text:span>))))</text:p>
      <text:p text:style-name="OrgSrcBlockLastLine"><text:s/><text:s/>(add-hook<text:s/>'after-init-hook<text:s/>'recentf-mode))</text:p>
      <text:h text:style-name="Heading_20_2" text:outline-level="2">
<text:bookmark-start text:name="OrgXref.sec-8-9"/>
<text:bookmark text:name="sec-8-9"/>深夜にバッファを自動整理する
<text:bookmark-end text:name="OrgXref.sec-8-9"/></text:h>
      <text:p text:style-name="Text_20_body"><text:a xlink:type="simple" xlink:href="http://www.emacswiki.org/emacs-zh/CleanBufferList">http://www.emacswiki.org/emacs-zh/CleanBufferList</text:a></text:p>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setq<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setq<text:s/>clean-buffer-list-delay-general<text:s/>1)</text:p>
      <text:p text:style-name="OrgSrcBlockLastLine"><text:s/><text:s/>(setq<text:s/>clean-buffer-list-delay-special<text:s/>10))</text:p>
      <text:h text:style-name="Heading_20_2" text:outline-level="2">
<text:bookmark-start text:name="OrgXref.sec-8-10"/>
<text:bookmark text:name="sec-8-10"/>[auto-save-buffers.el] 一定間隔でバッファを保存する
<text:bookmark-end text:name="OrgXref.sec-8-10"/></text:h>
      <text:p text:style-name="Text_20_body"><text:a xlink:type="simple" xlink:href="http://0xcc.net/misc/auto-save/">http://0xcc.net/misc/auto-save/</text:a></text:p>
      <text:p text:style-name="Text_20_body">起動直後から有効にするので、autolad-if-load で括る必要はない。同じ機能で比較的新しいパッケージに、 <text:span text:style-name="OrgCode">real-auto-save</text:span> があります。ただ、私の場合は、以下のようなモードごとの制御がうまくできなかったので移行していません。また、L53あたりの <text:span text:style-name="OrgCode">(save-buffer 16)</text:span> を <text:span text:style-name="OrgCode">(save-buffer)</text:span> にして使っています。常にバックアップが作られてしまうからです。</text:p>
      <text:p text:style-name="OrgSrcBlock">(<text:span text:style-name="OrgSrcFontLockKeywordFace">when</text:span><text:s/>(and<text:s/>(<text:span text:style-name="OrgSrcFontLockKeywordFace">require</text:span><text:s/>'<text:span text:style-name="OrgSrcFontLockConstantFace">auto-save-buffers</text:span><text:s/>nil<text:s/>t)</text:p>
      <text:p text:style-name="OrgSrcBlock"><text:s/><text:s/><text:s/><text:s/><text:s/><text:s/><text:s/><text:s/><text:s/><text:s/><text:s/>(<text:span text:style-name="OrgSrcFontLockKeywordFace">require</text:span><text:s/>'<text:span text:style-name="OrgSrcFontLockConstantFace">shut-up</text:span><text:s/>nil<text:s/>t))</text:p>
      <text:p text:style-name="OrgSrcBlock"><text:s/><text:s/>(run-with-idle-timer<text:s/>1.6<text:s/>t</text:p>
      <text:p text:style-name="OrgSrcBlock"><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pan text:style-name="OrgSrcFontLockKeywordFace">when</text:span><text:s/>(and<text:s/>(not<text:s/>(equal<text:s/>major-mod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undo-tree-visualizer-mode))</text:p>
      <text:p text:style-name="OrgSrcBlock"><text:s/><text:s/><text:s/><text:s/><text:s/><text:s/><text:s/><text:s/><text:s/><text:s/><text:s/><text:s/><text:s/><text:s/><text:s/><text:s/><text:s/><text:s/><text:s/><text:s/><text:s/><text:s/><text:s/><text:s/><text:s/><text:s/><text:s/><text:s/><text:s/><text:s/><text:s/><text:s/><text:s/><text:s/><text:s/><text:s/><text:s/>(not<text:s/>(equal<text:s/>major-mode<text:s/>'diff-mode)))</text:p>
      <text:p text:style-name="OrgSrcBlockLastLine"><text:s/><text:s/><text:s/><text:s/><text:s/><text:s/><text:s/><text:s/><text:s/><text:s/><text:s/><text:s/><text:s/><text:s/><text:s/><text:s/><text:s/><text:s/><text:s/><text:s/><text:s/><text:s/><text:s/><text:s/><text:s/><text:s/><text:s/><text:s/>(shut-up<text:s/>(auto-save-buffers))))))</text:p>
      <text:h text:style-name="Heading_20_2" text:outline-level="2">
<text:bookmark-start text:name="OrgXref.sec-8-11"/>
<text:bookmark text:name="sec-8-11"/>[backup-dir.el] バックアップファイルを一箇所に集める
<text:bookmark-end text:name="OrgXref.sec-8-11"/></text:h>
      <text:p text:style-name="Text_20_body"><text:span text:style-name="OrgCode">backup-each-save</text:span> を使うようになりました。</text:p>
      <text:p text:style-name="Text_20_body"><text:a xlink:type="simple" xlink:href="http://www.emacswiki.org/emacs/BackupDirectory">http://www.emacswiki.org/emacs/BackupDirectory</text:a><text:line-break/><text:a xlink:type="simple" xlink:href="http://www.northbound-train.com/emacs-hosted/backup-dir.el">http://www.northbound-train.com/emacs-hosted/backup-dir.el</text:a><text:line-break/><text:a xlink:type="simple" xlink:href="http://www.northbound-train.com/emacs.html">http://www.northbound-train.com/emacs.html</text:a></text:p>
      <text:p text:style-name="Text_20_body">起動直後から有効にするので、autolad-if-load で括る必要はない。</text:p>
      <text:p text:style-name="OrgSrcBlock">(make-variable-buffer-local<text:s/>'backup-inhibited)</text:p>
      <text:p text:style-name="OrgSrcBlock">(setq<text:s/>backup-files-store-dir<text:s/><text:span text:style-name="OrgSrcFontLockStringFace">"~/env/emacs_backup"</text:span>)</text:p>
      <text:p text:style-name="OrgSrcBlock">(<text:span text:style-name="OrgSrcFontLockKeywordFace">unless</text:span><text:s/>(file-directory-p<text:s/>backup-files-store-dir)<text:s/></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setq<text:s/>bkup-backup-directory-info<text:s/>'((t<text:s/><text:span text:style-name="OrgSrcFontLockStringFace">"~/env/emacs_backup"</text:span><text:s/>ok-create)))</text:p>
      <text:p text:style-name="OrgSrcBlock"><text:s/><text:s/><text:s/><text:s/><text:span text:style-name="OrgSrcFontLockCommentDelimiterFace">;;<text:s/></text:span><text:span text:style-name="OrgSrcFontLockCommentFace">for<text:s/>tramp</text:span></text:p>
      <text:p text:style-name="OrgSrcBlock"><text:s/><text:s/><text:s/><text:s/>(setq<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setq<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bookmark-start text:name="OrgXref.sec-8-12"/>
<text:bookmark text:name="sec-8-12"/>[backup-each-save] クラッシュに備える
<text:bookmark-end text:name="OrgXref.sec-8-12"/></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p>
      <text:p text:style-name="OrgSrcBlock">(<text:span text:style-name="OrgSrcFontLockKeywordFace">when</text:span><text:s/>(<text:span text:style-name="OrgSrcFontLockKeywordFace">require</text:span><text:s/>'<text:span text:style-name="OrgSrcFontLockConstantFace">backup-each-save</text:span><text:s/>nil<text:s/>t)</text:p>
      <text:p text:style-name="OrgSrcBlock"><text:s/><text:s/>(setq<text:s/>backup-each-save-mirror-location<text:s/><text:span text:style-name="OrgSrcFontLockStringFace">"~/env/emacs_backup"</text:span>)</text:p>
      <text:p text:style-name="OrgSrcBlock"><text:s/><text:s/>(setq<text:s/>backup-each-save-time-format<text:s/><text:span text:style-name="OrgSrcFontLockStringFace">"%y-%m-%d_%M:%S"</text:span>)</text:p>
      <text:p text:style-name="OrgSrcBlock"><text:s/><text:s/>(setq<text:s/>backup-each-save-size-limit<text:s/>1048576)</text:p>
      <text:p text:style-name="OrgSrcBlock"><text:s/><text:s/>(add-hook<text:s/>'after-save-hook</text:p>
      <text:p text:style-name="OrgSrcBlock"><text:s/><text:s/><text:s/><text:s/><text:s/><text:s/><text:s/><text:s/><text:s/><text:s/><text:s/><text:s/>'(<text:span text:style-name="OrgSrcFontLockKeywordFace">lambda</text:span><text:s/>()<text:s/>(<text:span text:style-name="OrgSrcFontLockKeywordFace">unless</text:span><text:s/>(equal<text:s/>(buffer-name)<text:s/><text:span text:style-name="OrgSrcFontLockStringFace">".recentf"</text:span>)</text:p>
      <text:p text:style-name="OrgSrcBlock"><text:s/><text:s/><text:s/><text:s/><text:s/><text:s/><text:s/><text:s/><text:s/><text:s/><text:s/><text:s/><text:s/><text:s/><text:s/><text:s/><text:s/><text:s/><text:s/><text:s/><text:s/><text:s/><text:s/><text:s/><text:s/><text:s/>(backup-each-save)))))</text:p>
      <text:p text:style-name="OrgSrcBlock"/>
      <text:p text:style-name="OrgSrcBlock">(<text:span text:style-name="OrgSrcFontLockKeywordFace">when</text:span><text:s/>(eval-after-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s/>nil</text:p>
      <text:p text:style-name="OrgSrcBlock"><text:s/><text:s/><text:s/><text:s/><text:s/><text:s/><text:s/>'())</text:p>
      <text:p text:style-name="OrgSrcBlock"><text:s/><text:s/><text:span text:style-name="OrgSrcFontLockCommentDelimiterFace">;;<text:s/></text:span><text:span text:style-name="OrgSrcFontLockCommentFace">backup-each-save<text:s/>が作るファイルのうち条件にあうものを終了時に削除</text:span></text:p>
      <text:p text:style-name="OrgSrcBlockLastLine"><text:s/><text:s/>(add-hook<text:s/>'kill-emacs-hook<text:s/>'(<text:span text:style-name="OrgSrcFontLockKeywordFace">lambda</text:span><text:s/>()<text:s/>(recursive-delete-backup-files<text:s/>7))))</text:p>
      <text:h text:style-name="Heading_20_2" text:outline-level="2">
<text:bookmark-start text:name="OrgXref.sec-8-13"/>
<text:bookmark text:name="sec-8-13"/>[session.el] 様々な履歴を保存し復元に利用する
<text:bookmark-end text:name="OrgXref.sec-8-13"/></text:h>
      <text:p text:style-name="Text_20_body"><text:a xlink:type="simple" xlink:href="http://emacs-session.sourceforge.net/">http://emacs-session.sourceforge.net/</text:a></text:p>
      <text:list text:style-name="OrgBulletedList" text:continue-numbering="false">
        <text:list-item>
          <text:p text:style-name="Text_20_body">入力履歴の保持（検索語、表示したバッファ履歴）</text:p>
        </text:list-item>
        <text:list-item>
          <text:p text:style-name="Text_20_body">保存時のカーソル位置の保持</text:p>
        </text:list-item>
        <text:list-item>
          <text:p text:style-name="Text_20_body">キルリングの保持</text:p>
        </text:list-item>
        <text:list-item>
          <text:p text:style-name="Text_20_body">変更が加えられたファイル履歴の保持</text:p>
        </text:list-item>
      </text:list>
      <text:p text:style-name="Text_20_body">M-x session-save-session</text:p>
      <text:p text:style-name="Text_20_body">session-undo-check を指定していると、保存時ではなくバッファを閉じるときの状態を保持する。</text:p>
      <text:p text:style-name="Text_20_body">Org-mode と併用する場合は、my:org-reveal-session-jump の設定が必須。</text:p>
      <text:p text:style-name="OrgSrcBlock">(<text:span text:style-name="OrgSrcFontLockKeywordFace">when</text:span><text:s/>(eval-after-autoload-if-found</text:p>
      <text:p text:style-name="OrgSrcBlock"><text:s/><text:s/><text:s/><text:s/><text:s/><text:s/><text:s/>'session-initialize<text:s/><text:span text:style-name="OrgSrcFontLockStringFace">"session"</text:span><text:s/>nil<text:s/>t<text:s/>nil</text:p>
      <text:p text:style-name="OrgSrcBlock"><text:s/><text:s/><text:s/><text:s/><text:s/><text:s/><text:s/>'((add-to-list<text:s/>'session-globals-exclude<text:s/>'org-mark-ring)</text:p>
      <text:p text:style-name="OrgSrcBlock"><text:s/><text:s/><text:s/><text:s/><text:s/><text:s/><text:s/><text:s/><text:s/><text:span text:style-name="OrgSrcFontLockCommentDelimiterFace">;;<text:s/></text:span><text:span text:style-name="OrgSrcFontLockCommentFace">Change<text:s/>save<text:s/>point<text:s/>of<text:s/>session.el</text:span></text:p>
      <text:p text:style-name="OrgSrcBlock"><text:s/><text:s/><text:s/><text:s/><text:s/><text:s/><text:s/><text:s/><text:s/>(setq<text:s/>session-save-file</text:p>
      <text:p text:style-name="OrgSrcBlock"><text:s/><text:s/><text:s/><text:s/><text:s/><text:s/><text:s/><text:s/><text:s/><text:s/><text:s/><text:s/><text:s/><text:s/><text:s/>(expand-file-name<text:s/><text:span text:style-name="OrgSrcFontLockStringFace">"~/Dropbox/emacs.d/.session"</text:span>))</text:p>
      <text:p text:style-name="OrgSrcBlock"><text:s/><text:s/><text:s/><text:s/><text:s/><text:s/><text:s/><text:s/><text:s/>(setq<text:s/>session-initialize<text:s/>'(de-saveplace<text:s/>session<text:s/>keys<text:s/>menus<text:s/>places)</text:p>
      <text:p text:style-name="OrgSrcBlock"><text:s/><text:s/><text:s/><text:s/><text:s/><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text:s/><text:s/><text:s/><text:s/><text:s/>search-ring<text:s/>regexp-search-ring))</text:p>
      <text:p text:style-name="OrgSrcBlock"><text:s/><text:s/><text:s/><text:s/><text:s/><text:s/><text:s/><text:s/><text:s/>(setq<text:s/>session-undo-check<text:s/>-1)))</text:p>
      <text:p text:style-name="OrgSrcBlock"/>
      <text:p text:style-name="OrgSrcBlock"><text:s/><text:s/>(add-hook<text:s/>'after-init-hook<text:s/>'session-initialize))</text:p>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p>
      <text:p text:style-name="Text_20_body"><text:a xlink:type="simple" xlink:href="http://www.emacswiki.org/emacs/EmacsSession">http://www.emacswiki.org/emacs/EmacsSession</text:a></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interactive)</text:p>
      <text:p text:style-name="OrgSrcBlock"><text:s/><text:s/><text:s/><text:s/><text:s/><text:s/><text:s/><text:s/><text:s/>(<text:span text:style-name="OrgSrcFontLockKeywordFace">when</text:span><text:s/>(and<text:s/>(or<text:s/>(memq<text:s/>major-mode<text:s/>'(org-mode<text:s/>outline-mode))</text:p>
      <text:p text:style-name="OrgSrcBlock"><text:s/><text:s/><text:s/><text:s/><text:s/><text:s/><text:s/><text:s/><text:s/><text:s/><text:s/><text:s/><text:s/><text:s/><text:s/><text:s/><text:s/><text:s/><text:s/><text:s/><text:s/><text:s/><text:s/><text:s/>(and<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and<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bookmark-start text:name="OrgXref.sec-8-14"/>
<text:bookmark text:name="sec-8-14"/>[wakatime-mode.el] WakaTime を利用して作業記録する
<text:bookmark-end text:name="OrgXref.sec-8-14"/></text:h>
      <text:list text:style-name="OrgNumberedList" text:continue-numbering="false">
        <text:list-item>
          <text:p text:style-name="Text_20_body"><text:a xlink:type="simple" xlink:href="https://www.wakati.me/">https://www.wakati.me/</text:a>（API発行とログGUI表示）</text:p>
        </text:list-item>
        <text:list-item>
          <text:p text:style-name="Text_20_body"><text:a xlink:type="simple" xlink:href="https://github.com/wakatime/wakatime">https://github.com/wakatime/wakatime</text:a>（ログ記録用スクリプト）</text:p>
        </text:list-item>
        <text:list-item>
          <text:p text:style-name="Text_20_body"><text:a xlink:type="simple" xlink:href="https://github.com/nyuhuhuu/wakatime-mode">https://github.com/nyuhuhuu/wakatime-mode</text:a>（Emacs用プラグイン）</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p>
      <text:p text:style-name="OrgSrcBlock"><text:s/><text:s/>(<text:span text:style-name="OrgSrcFontLockKeywordFace">when</text:span><text:s/>(<text:span text:style-name="OrgSrcFontLockKeywordFace">require</text:span><text:s/>'<text:span text:style-name="OrgSrcFontLockConstantFace">wakatime-mode</text:span><text:s/>nil<text:s/>t)</text:p>
      <text:p text:style-name="OrgSrcBlock"><text:s/><text:s/><text:s/><text:s/>(setq<text:s/>wakatime-api-key<text:s/><text:span text:style-name="OrgSrcFontLockStringFace">"&lt;insert<text:s/>your<text:s/>own<text:s/>api<text:s/>key&gt;"</text:span>)</text:p>
      <text:p text:style-name="OrgSrcBlock"><text:s/><text:s/><text:s/><text:s/>(setq<text:s/>wakatime-cli-path<text:s/><text:span text:style-name="OrgSrcFontLockStringFace">"/Users/taka/Dropbox/emacs.d/bin/wakatime-cli.py"</text:span>)</text:p>
      <text:p text:style-name="OrgSrcBlock"><text:s/><text:s/><text:s/><text:s/><text:span text:style-name="OrgSrcFontLockCommentDelimiterFace">;;<text:s/></text:span><text:span text:style-name="OrgSrcFontLockCommentFace">すべてのバッファで訪問時に記録を開始</text:span></text:p>
      <text:p text:style-name="OrgSrcBlock"><text:span text:style-name="OrgSrcFontLockCommentDelimiterFace">;<text:s/><text:s/><text:s/><text:s/></text:span><text:span text:style-name="OrgSrcFontLockCommentFace">(global-wakatime-mode)</text:span></text:p>
      <text:p text:style-name="OrgSrcBlockLastLine"><text:s/><text:s/><text:s/><text:s/>)</text:p>
      <text:h text:style-name="Heading_20_1" text:outline-level="1">
<text:bookmark-start text:name="OrgXref.sec-9"/>
<text:bookmark text:name="sec-9"/>開発サポート
<text:bookmark-end text:name="OrgXref.sec-9"/></text:h>
      <text:h text:style-name="Heading_20_2" text:outline-level="2">
<text:bookmark-start text:name="OrgXref.sec-9-1"/>
<text:bookmark text:name="sec-9-1"/>便利キーバインド
<text:bookmark-end text:name="OrgXref.sec-9-1"/></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bookmark-start text:name="OrgXref.sec-9-2"/>
<text:bookmark text:name="sec-9-2"/>[gist.el] Gist インターフェイス
<text:bookmark-end text:name="OrgXref.sec-9-2"/></text:h>
      <text:p text:style-name="OrgSrcBlockLastLine">(eval-after-autoload-if-found<text:s/>'(gist)<text:s/><text:span text:style-name="OrgSrcFontLockStringFace">"gist"</text:span><text:s/>nil<text:s/>t)</text:p>
      <text:h text:style-name="Heading_20_2" text:outline-level="2">
<text:bookmark-start text:name="OrgXref.sec-9-3"/>
<text:bookmark text:name="sec-9-3"/>[doxymacs.el] Doxygen のコメントを簡単に入力する
<text:bookmark-end text:name="OrgXref.sec-9-3"/></text:h>
      <text:p text:style-name="Text_20_body"><text:a xlink:type="simple" xlink:href="http://doxymacs.sourceforge.net/">http://doxymacs.sourceforge.net/</text:a></text:p>
      <text:p text:style-name="OrgSrcBlock">(<text:span text:style-name="OrgSrcFontLockKeywordFace">when</text:span><text:s/>(eval-after-autoload-if-found</text:p>
      <text:p text:style-name="OrgSrcBlock"><text:s/><text:s/><text:s/><text:s/><text:s/><text:s/><text:s/>'doxymacs-mode<text:s/><text:span text:style-name="OrgSrcFontLockStringFace">"doxymacs"</text:span><text:s/>nil<text:s/>t<text:s/>nil</text:p>
      <text:p text:style-name="OrgSrcBlock"><text:s/><text:s/><text:s/><text:s/><text:s/><text:s/><text:s/>'((setq<text:s/>doxymacs-doxygen-style<text:s/><text:span text:style-name="OrgSrcFontLockStringFace">"JavaDoc"</text:span>)</text:p>
      <text:p text:style-name="OrgSrcBlock"><text:s/><text:s/><text:s/><text:s/><text:s/><text:s/><text:s/><text:s/><text:s/>(add-hook<text:s/>'font-lock-mode-hook</text:p>
      <text:p text:style-name="OrgSrcBlock"><text:s/><text:s/><text:s/><text:s/><text:s/><text:s/><text:s/><text:s/><text:s/><text:s/><text:s/><text:s/><text:s/><text:s/><text:s/><text:s/><text:s/><text:s/><text:s/>'(<text:span text:style-name="OrgSrcFontLockKeywordFace">lambda</text:span><text:s/>()<text:s/>(interactive)</text:p>
      <text:p text:style-name="OrgSrcBlock"><text:s/><text:s/><text:s/><text:s/><text:s/><text:s/><text:s/><text:s/><text:s/><text:s/><text:s/><text:s/><text:s/><text:s/><text:s/><text:s/><text:s/><text:s/><text:s/><text:s/><text:s/><text:s/>(<text:span text:style-name="OrgSrcFontLockKeywordFace">when</text:span><text:s/>(or<text:s/>(eq<text:s/>major-mode<text:s/>'c-mode)</text:p>
      <text:p text:style-name="OrgSrcBlock"><text:s/><text:s/><text:s/><text:s/><text:s/><text:s/><text:s/><text:s/><text:s/><text:s/><text:s/><text:s/><text:s/><text:s/><text:s/><text:s/><text:s/><text:s/><text:s/><text:s/><text:s/><text:s/><text:s/><text:s/><text:s/><text:s/><text:s/><text:s/><text:s/><text:s/><text:s/><text:s/>(eq<text:s/>major-mode<text:s/>'c++-mode))</text:p>
      <text:p text:style-name="OrgSrcBlock"><text:s/><text:s/><text:s/><text:s/><text:s/><text:s/><text:s/><text:s/><text:s/><text:s/><text:s/><text:s/><text:s/><text:s/><text:s/><text:s/><text:s/><text:s/><text:s/><text:s/><text:s/><text:s/><text:s/><text:s/>(doxymacs-font-lock))))</text:p>
      <text:p text:style-name="OrgSrcBlock"><text:s/><text:s/><text:s/><text:s/><text:s/><text:s/><text:s/><text:s/><text:s/>(define-key<text:s/>doxymacs-mode-map<text:s/>(kbd<text:s/><text:span text:style-name="OrgSrcFontLockStringFace">"C-c<text:s/>C-s"</text:span>)<text:s/>'ff-find-other-file)))</text:p>
      <text:p text:style-name="OrgSrcBlockLastLine"><text:s/><text:s/>(add-hook<text:s/>'c-mode-common-hook<text:s/>'doxymacs-mode))</text:p>
      <text:h text:style-name="Heading_20_2" text:outline-level="2">
<text:bookmark-start text:name="OrgXref.sec-9-4"/>
<text:bookmark text:name="sec-9-4"/>[matlab.el] Matlab用の設定
<text:bookmark-end text:name="OrgXref.sec-9-4"/></text:h>
      <text:p text:style-name="OrgSrcBlock">(<text:span text:style-name="OrgSrcFontLockKeywordFace">when</text:span><text:s/>(and<text:s/>(eq<text:s/>window-system<text:s/>'ns)<text:s/>(&gt;<text:s/>emacs-major-version<text:s/>23))</text:p>
      <text:p text:style-name="OrgSrcBlock"><text:s/><text:s/>(eval-after-autoload-if-found</text:p>
      <text:p text:style-name="OrgSrcBlock"><text:s/><text:s/><text:s/>'(matlab-mode<text:s/>matlab-shell)<text:s/><text:span text:style-name="OrgSrcFontLockStringFace">"matlab"</text:span><text:s/><text:span text:style-name="OrgSrcFontLockStringFace">"Enter<text:s/>Matlab<text:s/>mode."</text:span><text:s/>t<text:s/>nil</text:p>
      <text:p text:style-name="OrgSrcBlock"><text:s/><text:s/><text:s/>'())</text:p>
      <text:p text:style-name="OrgSrcBlockLastLine"><text:s/><text:s/>(push<text:s/>'(<text:span text:style-name="OrgSrcFontLockStringFace">"\\.m$"</text:span><text:s/>.<text:s/>matlab-mode)<text:s/>auto-mode-alist))</text:p>
      <text:h text:style-name="Heading_20_2" text:outline-level="2">
<text:bookmark-start text:name="OrgXref.sec-9-5"/>
<text:bookmark text:name="sec-9-5"/>[auto-complete.el] 自動補完機能
<text:bookmark-end text:name="OrgXref.sec-9-5"/></text:h>
      <text:p text:style-name="Text_20_body"><text:a xlink:type="simple" xlink:href="http://cx4a.org/software/auto-complete/manual.ja.html">http://cx4a.org/software/auto-complete/manual.ja.html</text:a></text:p>
      <text:list text:style-name="OrgBulletedList" text:continue-numbering="false">
        <text:list-item>
          <text:p text:style-name="Text_20_body">辞書データを使う（ <text:span text:style-name="OrgCode">ac-dictionary-directories</text:span> ）</text:p>
        </text:list-item>
        <text:list-item>
          <text:p text:style-name="Text_20_body">auto-complete.el, auto-complete-config.el, fuzzy.el, popup.el を使う。</text:p>
        </text:list-item>
        <text:list-item>
          <text:p text:style-name="Text_20_body"><text:a xlink:type="simple" xlink:href="http://cx4a.org/software/auto-complete/manual.ja.html">日本語マニュアル</text:a></text:p>
        </text:list-item>
        <text:list-item>
          <text:p text:style-name="Text_20_body">ac-auto-start を 4 にしておけば、3文字までは TAB を yasnippet に渡せる。</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p>
      <text:p text:style-name="Text_20_body">情報源については、<text:a xlink:type="simple" xlink:href="http://cx4a.org/software/auto-complete/manual.ja.html#.E6.A8.99.E6.BA.96.E6.83.85.E5.A0.B1.E6.BA.90">オンラインマニュアル</text:a>を参照のこと。</text:p>
      <text:p text:style-name="OrgSrcBlock"><text:s/><text:s/>(<text:span text:style-name="OrgSrcFontLockKeywordFace">when</text:span><text:s/>(<text:span text:style-name="OrgSrcFontLockKeywordFace">require</text:span><text:s/>'<text:span text:style-name="OrgSrcFontLockConstantFace">auto-complete</text:span><text:s/>nil<text:s/>t)</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setq<text:s/>ac-sources<text: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abbrev<text:s/>;<text:s/>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ymbols<text: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variable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text:s/><text:s/><text:s/><text:s/>(add-hook<text:s/>'org-mode-hook<text:s/>'ac-org-mode-setup)</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setq<text:s/>ac-sources<text:s/>'(ac-source-abbrev</text:p>
      <text:p text:style-name="OrgSrcBlock"><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ac-source-words-in-same-mode-buffers)))</text:p>
      <text:p text:style-name="OrgSrcBlock"><text:span text:style-name="OrgSrcFontLockCommentDelimiterFace">;;;<text:s/><text:s/><text:s/><text:s/><text:s/><text:s/></text:span><text:span text:style-name="OrgSrcFontLockCommentFace">(setq<text:s/>ac-sources<text:s/>(append<text:s/>'(ac-source-abbrev</text:span></text:p>
      <text:p text:style-name="OrgSrcBlock"><text:span text:style-name="OrgSrcFontLockCommentDelimiterFace">;;;<text:s/><text:s/><text:s/><text:s/><text:s/><text:s/><text:s/><text:s/><text:s/><text:s/><text:s/><text:s/><text:s/><text:s/><text:s/><text:s/><text:s/><text:s/><text:s/><text:s/><text:s/><text:s/><text:s/><text:s/><text:s/><text:s/><text:s/><text:s/><text:s/><text:s/><text:s/><text:s/><text:s/></text:span><text:span text:style-name="OrgSrcFontLockCommentFace">ac-source-dictionary</text:span></text:p>
      <text:p text:style-name="OrgSrcBlock"><text:span text:style-name="OrgSrcFontLockCommentDelimiterFace">;;;<text:s/><text:s/><text:s/><text:s/><text:s/><text:s/><text:s/><text:s/><text:s/><text:s/><text:s/><text:s/><text:s/><text:s/><text:s/><text:s/><text:s/><text:s/><text:s/><text:s/><text:s/><text:s/><text:s/><text:s/><text:s/><text:s/><text:s/><text:s/><text:s/><text:s/><text:s/><text:s/><text:s/></text:span><text:span text:style-name="OrgSrcFontLockCommentFace">ac-source-words-in-same-mode-buffers)</text:span></text:p>
      <text:p text:style-name="OrgSrcBlock"><text:span text:style-name="OrgSrcFontLockCommentDelimiterFace">;;;<text:s/><text:s/><text:s/><text:s/><text:s/><text:s/><text:s/><text:s/><text:s/><text:s/><text:s/><text:s/><text:s/><text:s/><text:s/><text:s/><text:s/><text:s/><text:s/><text:s/><text:s/><text:s/><text:s/><text:s/><text:s/><text:s/><text:s/><text:s/><text:s/><text:s/><text:s/></text:span><text:span text:style-name="OrgSrcFontLockCommentFace">ac-sources)))</text:span></text:p>
      <text:p text:style-name="OrgSrcBlock"><text:s/><text:s/><text:s/><text:s/>(<text:span text:style-name="OrgSrcFontLockKeywordFace">dolist</text:span><text:s/>(hook<text:s/>(list<text:s/>'perl-mode-hook<text:s/>'objc-mode-hook))</text:p>
      <text:p text:style-name="OrgSrcBlock"><text:s/><text:s/><text:s/><text:s/><text:s/><text:s/>(add-hook<text:s/>hook<text:s/>'ac-default-setup))</text:p>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ac-default-setup))))</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setq<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setq<text:s/>ac-auto-show-menu<text:s/>1.0)</text:p>
      <text:p text:style-name="OrgSrcBlock"><text:s/><text:s/><text:s/><text:s/><text:span text:style-name="OrgSrcFontLockCommentDelimiterFace">;;<text:s/></text:span><text:span text:style-name="OrgSrcFontLockCommentFace">ツールチップの表示</text:span></text:p>
      <text:p text:style-name="OrgSrcBlock"><text:s/><text:s/><text:s/><text:s/>(setq<text:s/>ac-use-quick-help<text:s/>t)</text:p>
      <text:p text:style-name="OrgSrcBlock"><text:s/><text:s/><text:s/><text:s/>(setq<text:s/>ac-quick-help-delay<text:s/>2.0)</text:p>
      <text:p text:style-name="OrgSrcBlock"><text:s/><text:s/><text:s/><text:s/>(setq<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setq<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setq<text:s/>popup-use-optimized-column-computation<text:s/>nil))</text:p>
      <text:p text:style-name="OrgSrcBlockLastLine"><text:s/><text:s/><text:span text:style-name="OrgSrcFontLockCommentDelimiterFace">;;</text:span><text:span text:style-name="OrgSrcFontLockCommentFace">(setq<text:s/>ac-candidate-max<text:s/>10)</text:span></text:p>
      <text:h text:style-name="Heading_20_2" text:outline-level="2">
<text:bookmark-start text:name="OrgXref.sec-9-6"/>
<text:bookmark text:name="sec-9-6"/>[auto-complete-clang.el] オムニ補完
<text:bookmark-end text:name="OrgXref.sec-9-6"/></text:h>
      <text:p text:style-name="Text_20_body">C++バッファでメソッドを補完対象とする。try-catch を使っている場合、 <text:span text:style-name="OrgCode">-fcxx-exceptions</text:span> オプションが必要で、これはプリコンパイルヘッダを生成する時も同じだ。この設定では、 <text:span text:style-name="OrgCode">~/Dropbox/emacs.d/</text:span> 以下に <text:span text:style-name="OrgCode">stdafx.pch</text:span> を生成する必要があるため、以下のコマンドを用いてプリコンパイルヘッダを生成する。ヘッダファイルのパスを適切に与えれば、Boostや自作のライブラリも補完対象に設定できる。</text:p>
      <text:p text:style-name="Text_20_body">現状では、補完直後にデフォルトの引数がすべて書き込まれてしまう。なんかうまいことしたいものだ。</text:p>
      <text:p text:style-name="OrgSrcBlockLastLine">clang<text:s/>-cc1<text:s/>-x<text:s/>c++-header<text:s/>-fcxx-exceptions<text:s/>./stdafx.h<text:s/>-emit-pch<text:s/>-o<text:s/>./stdafx.pch<text:s/>-I/opt/local/include<text:s/>-I/opt/local/include/netpbm</text:p>
      <text:p text:style-name="Text_20_body">以下の設定は、先に <text:span text:style-name="OrgCode">auto-complete.el</text:span> に関する設定を読み込んでいることを前提としている。</text:p>
      <text:p text:style-name="OrgSrcBlock">(<text:span text:style-name="OrgSrcFontLockKeywordFace">when</text:span><text:s/>(<text:span text:style-name="OrgSrcFontLockKeywordFace">require</text:span><text:s/>'<text:span text:style-name="OrgSrcFontLockConstantFace">auto-complete</text:span><text:s/>nil<text:s/>t)</text:p>
      <text:p text:style-name="OrgSrcBlock"><text:s/><text:s/>(<text:span text:style-name="OrgSrcFontLockKeywordFace">require</text:span><text:s/>'<text:span text:style-name="OrgSrcFontLockConstantFace">auto-complete-clang</text:span><text:s/>nil<text:s/>t)</text:p>
      <text:p text:style-name="OrgSrcBlock"><text:s/><text:s/><text:span text:style-name="OrgSrcFontLockCommentDelimiterFace">;;<text:s/></text:span><text:span text:style-name="OrgSrcFontLockCommentFace">ac-cc-mode-setup<text:s/>のオーバーライド</text:span></text:p>
      <text:p text:style-name="OrgSrcBlock"><text:s/><text:s/>(<text:span text:style-name="OrgSrcFontLockKeywordFace">defun</text:span><text:s/><text:span text:style-name="OrgSrcFontLockFunctionNameFace">ac-cc-mode-setup</text:span><text:s/>()</text:p>
      <text:p text:style-name="OrgSrcBlock"><text:s/><text:s/><text:s/><text:s/><text:span text:style-name="OrgSrcFontLockCommentDelimiterFace">;;<text:s/><text:s/><text:s/><text:s/><text:s/><text:s/><text:s/><text:s/><text:s/><text:s/><text:s/><text:s/></text:span><text:span text:style-name="OrgSrcFontLockCommentFace">(message<text:s/>"<text:s/>&gt;&gt;<text:s/>Auto-complete-clang")</text:span></text:p>
      <text:p text:style-name="OrgSrcBlock"><text:s/><text:s/><text:s/><text:s/><text:span text:style-name="OrgSrcFontLockCommentDelimiterFace">;;<text:s/><text:s/><text:s/><text:s/><text:s/><text:s/></text:span><text:span text:style-name="OrgSrcFontLockCommentFace">(setq<text:s/>ac-clang-prefix-header<text:s/>"stdafx.pch")</text:span></text:p>
      <text:p text:style-name="OrgSrcBlock"><text:s/><text:s/><text:s/><text:s/><text:span text:style-name="OrgSrcFontLockCommentDelimiterFace">;;<text:s/><text:s/><text:s/><text:s/><text:s/><text:s/><text:s/><text:s/><text:s/><text:s/><text:s/><text:s/></text:span><text:span text:style-name="OrgSrcFontLockCommentFace">(setq<text:s/>ac-auto-start<text:s/>0)</text:span></text:p>
      <text:p text:style-name="OrgSrcBlock"><text:s/><text:s/><text:s/><text:s/>(setq<text:s/>ac-clang-prefix-header<text:s/><text:span text:style-name="OrgSrcFontLockStringFace">"~/.emacs.d/stdafx.pch"</text:span>)</text:p>
      <text:p text:style-name="OrgSrcBlock"><text:s/><text:s/><text:s/><text:s/>(setq<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pan text:style-name="OrgSrcFontLockStringFace">"-fcxx-exceptions"</text:span>))</text:p>
      <text:p text:style-name="OrgSrcBlock"><text:s/><text:s/><text:s/><text:s/>(setq<text:s/>ac-sources<text:s/>'(ac-source-clang</text:p>
      <text:p text:style-name="OrgSrcBlock"><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ac-source-gtags))</text:p>
      <text:p text:style-name="OrgSrcBlock"><text:s/><text:s/><text:s/><text:s/>)</text:p>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p>
      <text:p text:style-name="OrgSrcBlock"><text:span text:style-name="OrgSrcFontLockPreprocessorFace">#</text:span><text:span text:style-name="OrgSrcFontLockPreprocessorFace">include</text:span><text:s/><text:span text:style-name="OrgSrcFontLockStringFace">&lt;iostream&gt;</text:span></text:p>
      <text:p text:style-name="OrgSrcBlock"><text:span text:style-name="OrgSrcFontLockPreprocessorFace">#</text:span><text:span text:style-name="OrgSrcFontLockPreprocessorFace">include</text:span><text:s/><text:span text:style-name="OrgSrcFontLockStringFace">&lt;vector&gt;</text:span></text:p>
      <text:p text:style-name="OrgSrcBlock"><text:span text:style-name="OrgSrcFontLockPreprocessorFace">#</text:span><text:span text:style-name="OrgSrcFontLockPreprocessorFace">include</text:span><text:s/><text:span text:style-name="OrgSrcFontLockStringFace">&lt;boost/timer.hpp&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bookmark-start text:name="OrgXref.sec-9-6-1"/>
<text:bookmark text:name="sec-9-6-1"/>参考サイト
<text:bookmark-end text:name="OrgXref.sec-9-6-1"/></text:h>
      <text:list text:style-name="OrgBulletedList" text:continue-numbering="false">
        <text:list-item>
          <text:p text:style-name="Text_20_body"><text:a xlink:type="simple" xlink:href="http://d.hatena.ne.jp/kenbell1988/20120428/1335609313">http://d.hatena.ne.jp/kenbell1988/20120428/1335609313</text:a></text:p>
        </text:list-item>
        <text:list-item>
          <text:p text:style-name="Text_20_body"><text:a xlink:type="simple" xlink:href="http://d.hatena.ne.jp/whitypig/20110306/1299416655">http://d.hatena.ne.jp/whitypig/20110306/1299416655</text:a></text:p>
        </text:list-item>
        <text:list-item>
          <text:p text:style-name="Text_20_body"><text:a xlink:type="simple" xlink:href="http://d.hatena.ne.jp/yano-htn/?of=30">http://d.hatena.ne.jp/yano-htn/?of=30</text:a></text:p>
        </text:list-item>
        <text:list-item>
          <text:p text:style-name="Text_20_body"><text:a xlink:type="simple" xlink:href="http://www.nomtats.com/2010/11/auto-completeelemacs.html">http://www.nomtats.com/2010/11/auto-completeelemacs.html</text:a></text:p>
        </text:list-item>
        <text:list-item>
          <text:p text:style-name="Text_20_body"><text:a xlink:type="simple" xlink:href="http://www.plugmasters.com.br/plugfeed/post/73768/awesome-cc-autocompletion-in-emacs">http://www.plugmasters.com.br/plugfeed/post/73768/awesome-cc-autocompletion-in-emacs</text:a></text:p>
        </text:list-item>
      </text:list>
      <text:h text:style-name="Heading_20_2" text:outline-level="2">
<text:bookmark-start text:name="OrgXref.sec-9-7"/>
<text:bookmark text:name="sec-9-7"/>[hideshowvis.el] 関数の表示／非表示
<text:bookmark-end text:name="OrgXref.sec-9-7"/></text:h>
      <text:list text:style-name="OrgBulletedList" text:continue-numbering="false">
        <text:list-item>
          <text:p text:style-name="Text_20_body"><text:a xlink:type="simple" xlink:href="http://www.emacswiki.org/emacs/hideshowvis.el">http://www.emacswiki.org/emacs/hideshowvis.el</text:a></text:p>
        </text:list-item>
        <text:list-item>
          <text:p text:style-name="Text_20_body">org.el（約2万行）を開くために約2分必要なため、最近は使っていません。</text:p>
        </text:list-item>
      </text:list>
      <text:p text:style-name="OrgSrcBlock">(<text:span text:style-name="OrgSrcFontLockKeywordFace">when</text:span><text:s/>(and<text:s/>(eq<text:s/>window-system<text:s/>'ns)<text:s/>(&gt;<text:s/>emacs-major-version<text:s/>23))</text:p>
      <text:p text:style-name="OrgSrcBlock"><text:s/><text:s/>(<text:span text:style-name="OrgSrcFontLockKeywordFace">when</text:span><text:s/>(eval-after-autoload-if-found</text:p>
      <text:p text:style-name="OrgSrcBlock"><text:s/><text:s/><text:s/><text:s/><text:s/><text:s/><text:s/><text:s/><text:s/>'(hideshowvis-enable<text:s/>hideshowvis-minor-mode)<text:s/><text:span text:style-name="OrgSrcFontLockStringFace">"hideshowvis"</text:span><text:s/>nil<text:s/>t<text:s/>nil</text:p>
      <text:p text:style-name="OrgSrcBlock"><text:s/><text:s/><text:s/><text:s/><text:s/><text:s/><text:s/><text:s/><text:s/>'((define-key<text:s/>hideshowvis-mode-map<text:s/>(kbd<text:s/><text:span text:style-name="OrgSrcFontLockStringFace">"C-("</text:span>)<text:s/>'hs-hide-block)</text:p>
      <text:p text:style-name="OrgSrcBlock"><text:s/><text:s/><text:s/><text:s/><text:s/><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hideshowvis-enable))))</text:p>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1" text:outline-level="1">
<text:bookmark-start text:name="OrgXref.sec-10"/>
<text:bookmark text:name="sec-10"/>Org Mode
<text:bookmark-end text:name="OrgXref.sec-10"/></text:h>
      <text:h text:style-name="Heading_20_2" text:outline-level="2">
<text:bookmark-start text:name="OrgXref.sec-10-1"/>
<text:bookmark text:name="sec-10-1"/>基本設定
<text:bookmark-end text:name="OrgXref.sec-10-1"/></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pan text:style-name="OrgSrcFontLockKeywordFace">require</text:span><text:s/>'<text:span text:style-name="OrgSrcFontLockConstantFace">org-extension</text:span><text:s/>nil<text:s/>t)</text:p>
      <text:p text:style-name="OrgSrcBlock"><text:s/><text:s/><text:s/>(<text:span text:style-name="OrgSrcFontLockKeywordFace">require</text:span><text:s/>'<text:span text:style-name="OrgSrcFontLockConstantFace">org-habit</text:span>)</text:p>
      <text:p text:style-name="OrgSrcBlock"><text:s/><text:s/><text:s/>(<text:span text:style-name="OrgSrcFontLockKeywordFace">require</text:span><text:s/>'<text:span text:style-name="OrgSrcFontLockConstantFace">org-mobile</text:span>)</text:p>
      <text:p text:style-name="OrgSrcBlock"/>
      <text:p text:style-name="OrgSrcBlock"><text:s/><text:s/><text:s/>(<text:span text:style-name="OrgSrcFontLockKeywordFace">when</text:span><text:s/>(<text:span text:style-name="OrgSrcFontLockKeywordFace">require</text:span><text:s/>'<text:span text:style-name="OrgSrcFontLockConstantFace">pomodoro</text:span><text:s/>nil<text:s/>t)</text:p>
      <text:p text:style-name="OrgSrcBlock"><text:s/><text:s/><text:s/><text:s/><text:s/>(pomodoro:start<text:s/>nil))</text:p>
      <text:p text:style-name="OrgSrcBlock"/>
      <text:p text:style-name="OrgSrcBlock"><text:s/><text:s/><text:s/>(push<text:s/>'(<text:span text:style-name="OrgSrcFontLockStringFace">"\\.org$"</text:span><text:s/>.<text:s/>org-mode)<text:s/>auto-mode-alist)</text:p>
      <text:p text:style-name="OrgSrcBlock"><text:s/><text:s/><text:s/>(push<text:s/>'(<text:span text:style-name="OrgSrcFontLockStringFace">"\\.txt$"</text:span><text:s/>.<text:s/>org-mode)<text:s/>auto-mode-alist)</text:p>
      <text:p text:style-name="OrgSrcBlock"/>
      <text:p text:style-name="OrgSrcBlock"><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define-key<text:s/>org-mode-map<text:s/>(kbd<text:s/><text:span text:style-name="OrgSrcFontLockStringFace">"C-c<text:s/>4"</text:span>)<text:s/>'org-mark-ring-goto)</text:p>
      <text:p text:style-name="OrgSrcBlock"/>
      <text:p text:style-name="OrgSrcBlock"><text:s/><text:s/><text:s/><text:span text:style-name="OrgSrcFontLockCommentDelimiterFace">;;<text:s/></text:span><text:span text:style-name="OrgSrcFontLockCommentFace">Set<text:s/>checksum<text:s/>program<text:s/>path<text:s/>for<text:s/>windows</text:span></text:p>
      <text:p text:style-name="OrgSrcBlock"><text:s/><text:s/><text:s/>(<text:span text:style-name="OrgSrcFontLockKeywordFace">when</text:span><text:s/>(eq<text:s/>window-system<text:s/>'w32)</text:p>
      <text:p text:style-name="OrgSrcBlock"><text:s/><text:s/><text:s/><text:s/><text:s/>(setq<text:s/>org-mobile-checksum-binary<text:s/><text:span text:style-name="OrgSrcFontLockStringFace">"~/Dropbox/do/cksum.exe"</text:span>))</text:p>
      <text:p text:style-name="OrgSrcBlock"/>
      <text:p text:style-name="OrgSrcBlock"><text:s/><text:s/><text:s/><text:span text:style-name="OrgSrcFontLockCommentDelimiterFace">;;<text:s/></text:span><text:span text:style-name="OrgSrcFontLockCommentFace">org<text:s/>ファイルの集中管理</text:span></text:p>
      <text:p text:style-name="OrgSrcBlock"><text:s/><text:s/><text:s/>(setq<text:s/>org-directory<text:s/><text:span text:style-name="OrgSrcFontLockStringFace">"~/Dropbox/org/"</text:span>)</text:p>
      <text:p text:style-name="OrgSrcBlock"/>
      <text:p text:style-name="OrgSrcBlock"><text:s/><text:s/><text:s/><text:span text:style-name="OrgSrcFontLockCommentDelimiterFace">;;<text:s/></text:span><text:span text:style-name="OrgSrcFontLockCommentFace">Set<text:s/>default<text:s/>table<text:s/>export<text:s/>format</text:span></text:p>
      <text:p text:style-name="OrgSrcBlock"><text:s/><text:s/><text:s/>(setq<text:s/>org-table-export-default-format<text:s/><text:span text:style-name="OrgSrcFontLockStringFace">"orgtbl-to-csv"</text:span>)</text:p>
      <text:p text:style-name="OrgSrcBlock"/>
      <text:p text:style-name="OrgSrcBlock"><text:s/><text:s/><text:s/><text:span text:style-name="OrgSrcFontLockCommentDelimiterFace">;;<text:s/></text:span><text:span text:style-name="OrgSrcFontLockCommentFace">Toggle<text:s/>inline<text:s/>images<text:s/>display<text:s/>at<text:s/>startup</text:span></text:p>
      <text:p text:style-name="OrgSrcBlock"><text:s/><text:s/><text:s/>(setq<text:s/>org-startup-with-inline-images<text:s/>t)</text:p>
      <text:p text:style-name="OrgSrcBlock"/>
      <text:p text:style-name="OrgSrcBlock"><text:s/><text:s/><text:s/><text:span text:style-name="OrgSrcFontLockCommentDelimiterFace">;;<text:s/></text:span><text:span text:style-name="OrgSrcFontLockCommentFace">dvipng</text:span></text:p>
      <text:p text:style-name="OrgSrcBlock"><text:s/><text:s/><text:s/>(setq<text:s/>org-export-with-LaTeX-fragments<text:s/>t)</text:p>
      <text:p text:style-name="OrgSrcBlock"/>
      <text:p text:style-name="OrgSrcBlock"><text:s/><text:s/><text:s/><text:span text:style-name="OrgSrcFontLockCommentDelimiterFace">;;<text:s/></text:span><text:span text:style-name="OrgSrcFontLockCommentFace">orgバッファ内の全ての動的ブロックを保存直前に変更する</text:span></text:p>
      <text:p text:style-name="OrgSrcBlock"><text:s/><text:s/><text:s/><text:span text:style-name="OrgSrcFontLockCommentDelimiterFace">;;<text:s/></text:span><text:span text:style-name="OrgSrcFontLockCommentFace">(add-hook<text:s/>'before-save-hook<text:s/>'org-update-all-dblocks)</text:span></text:p>
      <text:p text:style-name="OrgSrcBlock"/>
      <text:p text:style-name="OrgSrcBlock"><text:s/><text:s/><text:s/><text:span text:style-name="OrgSrcFontLockCommentDelimiterFace">;;<text:s/></text:span><text:span text:style-name="OrgSrcFontLockCommentFace">アーカイブファイルの名称を指定</text:span></text:p>
      <text:p text:style-name="OrgSrcBlock"><text:s/><text:s/><text:s/>(setq<text:s/>org-archive-location<text:s/><text:span text:style-name="OrgSrcFontLockStringFace">"%s_archive::"</text:span>)</text:p>
      <text:p text:style-name="OrgSrcBlock"/>
      <text:p text:style-name="OrgSrcBlock"><text:s/><text:s/><text:s/><text:span text:style-name="OrgSrcFontLockCommentDelimiterFace">;;<text:s/></text:span><text:span text:style-name="OrgSrcFontLockCommentFace">タイムスタンプによるログ収集設定</text:span></text:p>
      <text:p text:style-name="OrgSrcBlock"><text:s/><text:s/><text:s/>(setq<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pan text:style-name="OrgSrcFontLockCommentDelimiterFace">;;<text:s/></text:span><text:span text:style-name="OrgSrcFontLockCommentFace">ログをドロアーに入れる</text:span></text:p>
      <text:p text:style-name="OrgSrcBlock"><text:s/><text:s/><text:s/>(setq<text:s/>org-log-into-drawer<text:s/>t)</text:p>
      <text:p text:style-name="OrgSrcBlock"/>
      <text:p text:style-name="OrgSrcBlock"><text:s/><text:s/><text:s/><text:span text:style-name="OrgSrcFontLockCommentDelimiterFace">;;<text:s/></text:span><text:span text:style-name="OrgSrcFontLockCommentFace">アンダースコアをエクスポートしない（_{}で明示的に表現できる）</text:span></text:p>
      <text:p text:style-name="OrgSrcBlock"><text:s/><text:s/><text:s/>(setq<text:s/>org-export-with-sub-superscripts<text:s/>nil)</text:p>
      <text:p text:style-name="OrgSrcBlock"/>
      <text:p text:style-name="OrgSrcBlock"><text:s/><text:s/><text:s/><text:span text:style-name="OrgSrcFontLockCommentDelimiterFace">;;<text:s/></text:span><text:span text:style-name="OrgSrcFontLockCommentFace">#+OPTIONS:<text:s/>\n:t<text:s/>と同じ</text:span></text:p>
      <text:p text:style-name="OrgSrcBlock"><text:s/><text:s/><text:s/>(setq<text:s/>org-export-preserve-breaks<text:s/>t)</text:p>
      <text:p text:style-name="OrgSrcBlock"/>
      <text:p text:style-name="OrgSrcBlock"><text:s/><text:s/><text:s/><text:span text:style-name="OrgSrcFontLockCommentDelimiterFace">;;<text:s/></text:span><text:span text:style-name="OrgSrcFontLockCommentFace">タイマーの音</text:span></text:p>
      <text:p text:style-name="OrgSrcBlock"><text:s/><text:s/><text:s/><text:span text:style-name="OrgSrcFontLockCommentDelimiterFace">;;<text:s/></text:span><text:span text:style-name="OrgSrcFontLockCommentFace">(lsetq<text:s/>org-clock-sound<text:s/>"");</text:span></text:p>
      <text:p text:style-name="OrgSrcBlock"/>
      <text:p text:style-name="OrgSrcBlock"><text:s/><text:s/><text:s/><text:span text:style-name="OrgSrcFontLockCommentDelimiterFace">;;<text:s/></text:span><text:span text:style-name="OrgSrcFontLockCommentFace">helm<text:s/>を立ち上げる</text:span></text:p>
      <text:p text:style-name="OrgSrcBlock"><text:s/><text:s/><text:s/>(<text:span text:style-name="OrgSrcFontLockKeywordFace">require</text:span><text:s/>'<text:span text:style-name="OrgSrcFontLockConstantFace">helm-config</text:span><text:s/>nil<text:s/>t)</text:p>
      <text:p text:style-name="OrgSrcBlock"/>
      <text:p text:style-name="OrgSrcBlockLastLine"><text:s/><text:s/><text:s/>))</text:p>
      <text:h text:style-name="Heading_20_2" text:outline-level="2">
<text:bookmark-start text:name="OrgXref.sec-10-2"/>
<text:bookmark text:name="sec-10-2"/>contribution を使う
<text:bookmark-end text:name="OrgXref.sec-10-2"/></text:h>
      <text:p text:style-name="OrgSrcBlockLastLine">(setq<text:s/>load-path<text:s/>(append<text:s/>'(<text:span text:style-name="OrgSrcFontLockStringFace">"~/devel/git/org-mode/contrib/lisp"</text:span>)<text:s/>load-path))</text:p>
      <text:h text:style-name="Heading_20_2" text:outline-level="2">
<text:bookmark-start text:name="OrgXref.sec-10-3"/>
<text:bookmark text:name="sec-10-3"/>iCal との連携
<text:bookmark-end text:name="OrgXref.sec-10-3"/></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pan text:style-name="OrgSrcFontLockCommentDelimiterFace">;;<text:s/></text:span><text:span text:style-name="OrgSrcFontLockCommentFace">~/Dropbox/Public<text:s/>は第三者に探索される可能性があるので要注意</text:span></text:p>
      <text:p text:style-name="OrgSrcBlock"><text:s/><text:s/><text:s/><text:span text:style-name="OrgSrcFontLockCommentDelimiterFace">;;<text:s/></text:span><text:span text:style-name="OrgSrcFontLockCommentFace">default<text:s/>=<text:s/>~/org.ics</text:span></text:p>
      <text:p text:style-name="OrgSrcBlock"><text:s/><text:s/><text:s/><text:span text:style-name="OrgSrcFontLockCommentDelimiterFace">;;<text:s/></text:span><text:span text:style-name="OrgSrcFontLockCommentFace">C-c<text:s/>C-e<text:s/>i<text:s/>org-export-icalendar-this-file</text:span></text:p>
      <text:p text:style-name="OrgSrcBlock"><text:s/><text:s/><text:s/><text:span text:style-name="OrgSrcFontLockCommentDelimiterFace">;;<text:s/></text:span><text:span text:style-name="OrgSrcFontLockCommentFace">C-c<text:s/>C-e<text:s/>I<text:s/>org-export-icalendar-all-agenda-files</text:span></text:p>
      <text:p text:style-name="OrgSrcBlock"><text:s/><text:s/><text:s/><text:span text:style-name="OrgSrcFontLockCommentDelimiterFace">;;<text:s/></text:span><text:span text:style-name="OrgSrcFontLockCommentFace">C-c<text:s/>C-e<text:s/>c<text:s/>org-export-icalendar-all-combine-agenda-files</text:span></text:p>
      <text:p text:style-name="OrgSrcBlock"><text:s/><text:s/><text:s/><text:span text:style-name="OrgSrcFontLockCommentDelimiterFace">;;<text:s/></text:span><text:span text:style-name="OrgSrcFontLockCommentFace">(setq<text:s/>org-combined-agenda-icalendar-file<text:s/>"~/Dropbox/Public/orgAgenda.ics")</text:span></text:p>
      <text:p text:style-name="OrgSrcBlock"/>
      <text:p text:style-name="OrgSrcBlock"><text:s/><text:s/><text:s/>(setq<text:s/>org-icalendar-combined-agenda-file<text:s/><text:span text:style-name="OrgSrcFontLockStringFace">"~/Dropbox/org/org-ical.ics"</text:span>)</text:p>
      <text:p text:style-name="OrgSrcBlock"/>
      <text:p text:style-name="OrgSrcBlock"><text:s/><text:s/><text:s/><text:span text:style-name="OrgSrcFontLockCommentDelimiterFace">;;<text:s/></text:span><text:span text:style-name="OrgSrcFontLockCommentFace">iCal<text:s/>の説明文</text:span></text:p>
      <text:p text:style-name="OrgSrcBlock"><text:s/><text:s/><text:s/>(setq<text:s/>org-icalendar-combined-description<text:s/><text:span text:style-name="OrgSrcFontLockStringFace">"OrgModeのスケジュール出力"</text:span>)</text:p>
      <text:p text:style-name="OrgSrcBlock"><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setq<text:s/>org-icalendar-timezone<text:s/><text:span text:style-name="OrgSrcFontLockStringFace">"Asia/Tokyo"</text:span>)</text:p>
      <text:p text:style-name="OrgSrcBlock"/>
      <text:p text:style-name="OrgSrcBlock"><text:s/><text:s/><text:s/><text:span text:style-name="OrgSrcFontLockCommentDelimiterFace">;;<text:s/></text:span><text:span text:style-name="OrgSrcFontLockCommentFace">DONE<text:s/>になった<text:s/>TODO<text:s/>はアジェンダから除外する</text:span></text:p>
      <text:p text:style-name="OrgSrcBlock"><text:s/><text:s/><text:s/>(setq<text:s/>org-icalendar-include-todo<text:s/>t)</text:p>
      <text:p text:style-name="OrgSrcBlock"><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setq<text:s/>org-icalendar-use-scheduled<text:s/>'(event-if-todo))</text:p>
      <text:p text:style-name="OrgSrcBlock"><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pan text:style-name="OrgSrcFontLockCommentDelimiterFace">;;<text:s/></text:span><text:span text:style-name="OrgSrcFontLockCommentFace">(setq<text:s/>org-icalendar-use-deadline<text:s/>'(event-if-todo<text:s/>event-if-not-todo))</text:span></text:p>
      <text:p text:style-name="OrgSrcBlock"><text:s/><text:s/><text:s/>(setq<text:s/>org-icalendar-use-deadline<text:s/>'(event-if-todo))</text:p>
      <text:p text:style-name="OrgSrcBlock"/>
      <text:p text:style-name="OrgSrcBlock"><text:s/><text:s/><text:s/>(<text:span text:style-name="OrgSrcFontLockKeywordFace">when</text:span><text:s/>(<text:span text:style-name="OrgSrcFontLockKeywordFace">require</text:span><text:s/>'<text:span text:style-name="OrgSrcFontLockConstantFace">ox-icalendar</text:span><text:s/>nil<text:s/>t)</text:p>
      <text:p text:style-name="OrgSrcBlock"><text:s/><text:s/><text:s/><text:s/><text:s/>(<text:span text:style-name="OrgSrcFontLockKeywordFace">defun</text:span><text:s/><text:span text:style-name="OrgSrcFontLockFunctionNameFace">my:ox-icalendar</text:span><text:s/>()</text:p>
      <text:p text:style-name="OrgSrcBlock"><text:s/><text:s/><text:s/><text:s/><text:s/><text:s/><text:s/>(interactive)</text:p>
      <text:p text:style-name="OrgSrcBlock"><text:s/><text:s/><text:s/><text:s/><text:s/><text:s/><text:s/>(<text:span text:style-name="OrgSrcFontLockKeywordFace">let</text:span><text:s/>((temp-agenda-files<text:s/>org-agenda-files))</text:p>
      <text:p text:style-name="OrgSrcBlock"><text:s/><text:s/><text:s/><text:s/><text:s/><text:s/><text:s/><text:s/><text:s/>(setq<text:s/>org-agenda-files<text:s/>'(<text:span text:style-name="OrgSrcFontLockStringFace">"~/Dropbox/org/org-ical.org"</text:span>))</text:p>
      <text:p text:style-name="OrgSrcBlock"><text:s/><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text:s/>(org-icalendar-combine-agenda-files)</text:p>
      <text:p text:style-name="OrgSrcBlock"><text:s/><text:s/><text:s/><text:s/><text:s/><text:s/><text:s/><text:s/><text:s/>(setq<text:s/>org-agenda-files<text:s/>temp-agenda-files)</text:p>
      <text:p text:style-name="OrgSrcBlock"><text:s/><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shell-command</text:p>
      <text:p text:style-name="OrgSrcBlock"><text:s/><text:s/><text:s/><text:s/><text:s/><text:s/><text:s/><text:s/><text:s/><text:s/>(concat<text:s/><text:span text:style-name="OrgSrcFontLockStringFace">"cp<text:s/>"</text:span><text:s/>org-icalendar-combined-agenda-file<text:s/><text:span text:style-name="OrgSrcFontLockStringFace">"<text:s/>"</text:span></text:p>
      <text:p text:style-name="OrgSrcBlock"><text:s/><text:s/><text:s/><text:s/><text:s/><text:s/><text:s/><text:s/><text:s/><text:s/><text:s/><text:s/><text:s/><text:s/><text:s/><text:s/><text:s/><text:s/>org-icalendar-dropbox-agenda-file))</text:p>
      <text:p text:style-name="OrgSrcBlock"><text:s/><text:s/><text:s/><text:s/><text:s/><text:s/><text:s/><text:s/><text:s/>(<text:span text:style-name="OrgSrcFontLockKeywordFace">if</text:span><text:s/>(eq<text:s/>0<text:s/>(shell-command</text:p>
      <text:p text:style-name="OrgSrcBlock"><text:s/><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text:s/>org-icalendar-combined-agenda-file</text:p>
      <text:p text:style-name="OrgSrcBlock"><text:s/><text:s/><text:s/><text:s/><text:s/><text:s/><text:s/><text:s/><text:s/><text:s/><text:s/><text:s/><text:s/><text:s/><text:s/><text:s/><text:s/><text:s/><text:s/><text:s/><text:s/><text:s/><text:s/><text:s/><text:s/><text:s/><text:s/><text:s/><text:span text:style-name="OrgSrcFontLockStringFace">"<text:s/>orz:~/public_html/ical"</text:span>)))</text:p>
      <text:p text:style-name="OrgSrcBlock"><text:s/><text:s/><text:s/><text:s/><text:s/><text:s/><text:s/><text:s/><text:s/><text:s/><text:s/><text:s/><text:s/>(message<text:s/><text:span text:style-name="OrgSrcFontLockStringFace">"Uploading<text:s/>...<text:s/>[DONE]"</text:span>)</text:p>
      <text:p text:style-name="OrgSrcBlock"><text:s/><text:s/><text:s/><text:s/><text:s/><text:s/><text:s/><text:s/><text:s/><text:s/><text:s/>(message<text:s/><text:span text:style-name="OrgSrcFontLockStringFace">"Uploading<text:s/>...<text:s/>[MISS]"</text:span>))</text:p>
      <text:p text:style-name="OrgSrcBlock"><text:s/><text:s/><text:s/><text:s/><text:s/><text:s/><text:s/><text:s/><text:s/>(<text:span text:style-name="OrgSrcFontLockKeywordFace">when</text:span><text:s/>(file-exists-p</text:p>
      <text:p text:style-name="OrgSrcBlock"><text:s/><text:s/><text:s/><text:s/><text:s/><text:s/><text:s/><text:s/><text:s/><text:s/><text:s/><text:s/><text:s/><text:s/><text:s/><text:s/>(expand-file-name<text:s/>org-icalendar-combined-agenda-file))</text:p>
      <text:p text:style-name="OrgSrcBlock"><text:s/><text:s/><text:s/><text:s/><text:s/><text:s/><text:s/><text:s/><text:s/><text:s/><text:s/>(shell-command-to-string</text:p>
      <text:p text:style-name="OrgSrcBlock"><text:s/><text:s/><text:s/><text:s/><text:s/><text:s/><text:s/><text:s/><text:s/><text:s/><text:s/><text:s/>(concat<text:s/><text:span text:style-name="OrgSrcFontLockStringFace">"rm<text:s/>-rf<text:s/>"</text:span><text:s/>org-icalendar-combined-agenda-file))))))</text:p>
      <text:p text:style-name="OrgSrcBlockLastLine"><text:s/><text:s/><text:s/>))</text:p>
      <text:h text:style-name="Heading_20_2" text:outline-level="2">
<text:bookmark-start text:name="OrgXref.sec-10-4"/>
<text:bookmark text:name="sec-10-4"/>スピードコマンド
<text:bookmark-end text:name="OrgXref.sec-10-4"/></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use-speed-commands<text:s/>t)</text:p>
      <text:p text:style-name="OrgSrcBlock"><text:s/><text:s/><text:s/>(setq<text:s/>org-speed-commands-user</text:p>
      <text:p text:style-name="OrgSrcBlock"><text:s/><text:s/><text:s/><text:s/><text:s/><text:s/><text:s/><text:s/><text:s/>(quote<text:s/>((<text:span text:style-name="OrgSrcFontLockStringFace">"n"</text:span><text:s/>.<text:s/>show-next-org)</text:p>
      <text:p text:style-name="OrgSrcBlock"><text:s/><text:s/><text:s/><text:s/><text:s/><text:s/><text:s/><text:s/><text:s/><text:s/><text:s/><text:s/><text:s/><text:s/><text:s/><text:s/><text:s/>(<text:span text:style-name="OrgSrcFontLockStringFace">"t"</text:span><text:s/>.<text:s/>show-today-org))))</text:p>
      <text:p text:style-name="OrgSrcBlock"><text:s/><text:s/><text:s/>(<text:span text:style-name="OrgSrcFontLockKeywordFace">defun</text:span><text:s/><text:span text:style-name="OrgSrcFontLockFunctionNameFace">show-next-org</text:span><text:s/>()<text:s/>(show-org-buffer<text:s/><text:span text:style-name="OrgSrcFontLockStringFace">"next.org"</text:span>))</text:p>
      <text:p text:style-name="OrgSrcBlock"><text:s/><text:s/><text:s/>(<text:span text:style-name="OrgSrcFontLockKeywordFace">defun</text:span><text:s/><text:span text:style-name="OrgSrcFontLockFunctionNameFace">show-today-org</text:span><text:s/>()<text:s/>(show-org-buffer<text:s/><text:span text:style-name="OrgSrcFontLockStringFace">"today.org"</text:span>))</text:p>
      <text:p text:style-name="OrgSrcBlockLastLine">))</text:p>
      <text:h text:style-name="Heading_20_2" text:outline-level="2">
<text:bookmark-start text:name="OrgXref.sec-10-5"/>
<text:bookmark text:name="sec-10-5"/>Pomodoro
<text:bookmark-end text:name="OrgXref.sec-10-5"/></text:h>
      <text:p text:style-name="Text_20_body"><text:a xlink:type="simple" xlink:href="http://orgmode.org/worg/org-gtd-etc.html">http://orgmode.org/worg/org-gtd-etc.html</text:a></text:p>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text:s/><text:s/></text:p>
      <text:p text:style-name="OrgSrcBlock"><text:s/><text:s/><text:s/><text:s/><text:s/><text:s/><text:s/>(add-to-list<text:s/>'org-modules<text:s/>'org-timer)</text:p>
      <text:p text:style-name="OrgSrcBlock"><text:s/><text:s/><text:s/><text:s/><text:s/><text:s/><text:s/>(setq<text:s/>org-timer-default-timer<text:s/>25)</text:p>
      <text:p text:style-name="OrgSrcBlock"><text:span text:style-name="OrgSrcFontLockCommentDelimiterFace">;;<text:s/></text:span><text:span text:style-name="OrgSrcFontLockCommentFace">(add-hook<text:s/>'org-clock-in-hook</text:span></text:p>
      <text:p text:style-name="OrgSrcBlock"><text:span text:style-name="OrgSrcFontLockCommentDelimiterFace">;;<text:s/><text:s/><text:s/><text:s/><text:s/><text:s/><text:s/><text:s/></text:span><text:span text:style-name="OrgSrcFontLockCommentFace">'(lamda<text:s/>()</text:span></text:p>
      <text:p text:style-name="OrgSrcBlock"><text:span text:style-name="OrgSrcFontLockCommentDelimiterFace">;;<text:s/><text:s/><text:s/><text:s/><text:s/><text:s/><text:s/><text:s/><text:s/><text:s/><text:s/><text:s/><text:s/><text:s/><text:s/><text:s/></text:span><text:span text:style-name="OrgSrcFontLockCommentFace">(if<text:s/>(not<text:s/>org-timer-current-timer)</text:span></text:p>
      <text:p text:style-name="OrgSrcBlock"><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s/><text:s/><text:s/><text:s/><text:s/><text:s/><text:s/>(setq<text:s/>growl-pomodoro-default-task-name<text:s/><text:span text:style-name="OrgSrcFontLockStringFace">"doing<text:s/>the<text:s/>task"</text:span>)</text:p>
      <text:p text:style-name="OrgSrcBlock"><text:s/><text:s/><text:s/><text:s/><text:s/><text:s/><text:s/>(setq<text:s/>growl-pomodoro-task-name<text:s/>'growl-pomodoro-default-task-name)</text:p>
      <text:p text:style-name="OrgSrcBlock"/>
      <text:p text:style-name="OrgSrcBlock"><text:s/><text:s/><text:s/><text:s/><text:s/><text:s/><text:s/>(<text:span text:style-name="OrgSrcFontLockKeywordFace">defun</text:span><text:s/><text:span text:style-name="OrgSrcFontLockFunctionNameFace">set-growl-pomodoro-task-name</text:span><text:s/>()</text:p>
      <text:p text:style-name="OrgSrcBlock"><text:s/><text:s/><text:s/><text:s/><text:s/><text:s/><text:s/><text:s/><text:s/>(interactive<text:s/><text:span text:style-name="OrgSrcFontLockStringFace">"P"</text:span>)</text:p>
      <text:p text:style-name="OrgSrcBlock"><text:s/><text:s/><text:s/><text:s/><text:s/><text:s/><text:s/><text:s/><text:s/>(setq<text:s/>growl-pomodoro-task-name</text:p>
      <text:p text:style-name="OrgSrcBlock"><text:s/><text:s/><text:s/><text:s/><text:s/><text:s/><text:s/><text:s/><text:s/><text:s/><text:s/><text:s/><text:s/><text:s/><text:s/>(read-from-minibuffer<text:s/><text:span text:style-name="OrgSrcFontLockStringFace">"Task<text:s/>Name:<text:s/>"</text:span><text:s/>growl-pomodoro-default-task-name)))</text:p>
      <text:p text:style-name="OrgSrcBlock"><text:s/><text:s/><text:s/><text:s/><text:s/><text:s/><text:s/>(add-hook<text:s/>'org-timer-set-hook<text:s/>'set-growl-pomodoro-task-name)</text:p>
      <text:p text:style-name="OrgSrcBlock"/>
      <text:p text:style-name="OrgSrcBlock"><text:s/><text:s/><text:s/><text:s/><text:s/><text:s/><text:s/>(<text:span text:style-name="OrgSrcFontLockKeywordFace">defun</text:span><text:s/><text:span text:style-name="OrgSrcFontLockFunctionNameFace">growl-pomodoro-timer</text:span><text:s/>()</text:p>
      <text:p text:style-name="OrgSrcBlock"><text:s/><text:s/><text:s/><text:s/><text:s/><text:s/><text:s/><text:s/><text:s/>(interactive)</text:p>
      <text:p text:style-name="OrgSrcBlock"><text:s/><text:s/><text:s/><text:s/><text:s/><text:s/><text:s/><text:s/><text:s/>(shell-command-to-string</text:p>
      <text:p text:style-name="OrgSrcBlock"><text:s/><text:s/><text:s/><text:s/><text:s/><text:s/><text:s/><text:s/><text:s/><text:s/>(concat<text:s/><text:span text:style-name="OrgSrcFontLockStringFace">"growlnotify<text:s/>-s<text:s/>-a<text:s/>Emacs<text:s/>-t<text:s/>\"++<text:s/>Pomodoro<text:s/>++\"<text:s/>-m<text:s/>\""</text:span></text:p>
      <text:p text:style-name="OrgSrcBlock"><text:s/><text:s/><text:s/><text:s/><text:s/><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text:s/><text:s/><text:s/><text:s/><text:s/>(shell-command-to-string</text:p>
      <text:p text:style-name="OrgSrcBlock"><text:s/><text:s/><text:s/><text:s/><text:s/><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text:s/><text:s/><text:s/><text:s/><text:s/>(concat<text:s/><text:span text:style-name="OrgSrcFontLockStringFace">"say<text:s/>-v<text:s/>Kyoko<text:s/>"</text:span><text:s/>growl-pomodoro-task-name)</text:p>
      <text:p text:style-name="OrgSrcBlock"><text:s/><text:s/><text:s/><text:s/><text:s/><text:s/><text:s/><text:s/><text:s/><text:s/>))</text:p>
      <text:p text:style-name="OrgSrcBlock"><text:s/><text:s/><text:s/><text:s/><text:s/><text:s/><text:s/>(add-hook<text:s/>'org-timer-done-hook<text:s/>'growl-pomodoro-timer)</text:p>
      <text:p text:style-name="OrgSrcBlockLastLine">))</text:p>
      <text:h text:style-name="Heading_20_2" text:outline-level="2">
<text:bookmark-start text:name="OrgXref.sec-10-6"/>
<text:bookmark text:name="sec-10-6"/>face 関連
<text:bookmark-end text:name="OrgXref.sec-10-6"/></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text:p>
      <text:p text:style-name="OrgSrcBlock"><text:s/><text:s/><text:s/><text:span text:style-name="OrgSrcFontLockCommentDelimiterFace">;;<text:s/></text:span><text:span text:style-name="OrgSrcFontLockCommentFace">Font<text:s/>lock<text:s/>を使う</text:span></text:p>
      <text:p text:style-name="OrgSrcBlock"><text:s/><text:s/><text:s/>(global-font-lock-mode<text:s/>1)</text:p>
      <text:p text:style-name="OrgSrcBlock"><text:s/><text:s/><text:s/>(add-hook<text:s/>'org-mode-hook<text:s/>'turn-on-font-lock)</text:p>
      <text:p text:style-name="OrgSrcBlock"><text:s/><text:s/><text:s/><text:span text:style-name="OrgSrcFontLockCommentDelimiterFace">;;<text:s/></text:span><text:span text:style-name="OrgSrcFontLockCommentFace">ウィンドウの端で折り返す（想定と逆の振る舞い。どこかにバグがある）</text:span></text:p>
      <text:p text:style-name="OrgSrcBlock"><text:s/><text:s/><text:s/>(setq<text:s/>org-startup-truncated<text:s/>nil)</text:p>
      <text:p text:style-name="OrgSrcBlock"><text:s/><text:s/><text:s/><text:span text:style-name="OrgSrcFontLockCommentDelimiterFace">;;<text:s/></text:span><text:span text:style-name="OrgSrcFontLockCommentFace">サブツリー以下の<text:s/>*<text:s/>を略式表示する</text:span></text:p>
      <text:p text:style-name="OrgSrcBlock"><text:s/><text:s/><text:s/>(setq<text:s/>org-hide-leading-stars<text:s/>t)</text:p>
      <text:p text:style-name="OrgSrcBlock"><text:s/><text:s/><text:s/><text:span text:style-name="OrgSrcFontLockCommentDelimiterFace">;;<text:s/></text:span><text:span text:style-name="OrgSrcFontLockCommentFace">Color<text:s/>setting<text:s/>for<text:s/>TODO<text:s/>keywords</text:span></text:p>
      <text:p text:style-name="OrgSrcBlock"><text:s/><text:s/><text:s/><text:span text:style-name="OrgSrcFontLockCommentDelimiterFace">;;<text:s/></text:span><text:span text:style-name="OrgSrcFontLockCommentFace">Color<text:s/>for<text:s/>priorities</text:span></text:p>
      <text:p text:style-name="OrgSrcBlock"><text:s/><text:s/><text:s/><text:span text:style-name="OrgSrcFontLockCommentDelimiterFace">;;<text:s/></text:span><text:span text:style-name="OrgSrcFontLockCommentFace">(setq<text:s/>org-priority-faces</text:span></text:p>
      <text:p text:style-name="OrgSrcBlock"><text:s/><text:s/><text:s/><text:span text:style-name="OrgSrcFontLockCommentDelimiterFace">;;<text:s/><text:s/></text:span><text:span text:style-name="OrgSrcFontLockCommentFace">'(("?A"<text:s/>:foreground<text:s/>"#E01B4C"<text:s/>:background<text:s/>"#FFFFFF"<text:s/>:weight<text:s/>bold)</text:span></text:p>
      <text:p text:style-name="OrgSrcBlock"><text:s/><text:s/><text:s/><text:span text:style-name="OrgSrcFontLockCommentDelimiterFace">;;<text:s/><text:s/><text:s/><text:s/></text:span><text:span text:style-name="OrgSrcFontLockCommentFace">("?B"<text:s/>:foreground<text:s/>"#1739BF"<text:s/>:background<text:s/>"#FFFFFF"<text:s/>:weight<text:s/>bold)</text:span></text:p>
      <text:p text:style-name="OrgSrcBlock"><text:s/><text:s/><text:s/><text:span text:style-name="OrgSrcFontLockCommentDelimiterFace">;;<text:s/><text:s/><text:s/><text:s/></text:span><text:span text:style-name="OrgSrcFontLockCommentFace">("?C"<text:s/>:foreground<text:s/>"#575757"<text:s/>:background<text:s/>"#FFFFFF"<text:s/>:weight<text:s/>bold)))</text:span></text:p>
      <text:p text:style-name="OrgSrcBlock"><text:s/><text:s/><text:s/><text:span text:style-name="OrgSrcFontLockCommentDelimiterFace">;;<text:s/></text:span><text:span text:style-name="OrgSrcFontLockCommentFace">Color<text:s/>setting<text:s/>for<text:s/>Tags</text:span></text:p>
      <text:p text:style-name="OrgSrcBlock"/>
      <text:p text:style-name="OrgSrcBlock"><text:s/><text:s/><text:s/><text:span text:style-name="OrgSrcFontLockCommentDelimiterFace">;;<text:s/></text:span><text:span text:style-name="OrgSrcFontLockCommentFace">#CC3333<text:s/><text:s/><text:s/><text:s/><text:s/></text:span></text:p>
      <text:p text:style-name="OrgSrcBlock"><text:s/><text:s/><text:s/>(setq<text:s/>org-todo-keyword-faces</text:p>
      <text:p text:style-name="OrgSrcBlock"><text:s/><text:s/><text:s/><text:s/><text:s/><text:s/><text:s/><text:s/><text:s/>'((<text:span text:style-name="OrgSrcFontLockStringFace">"FOCUS"</text:span><text:s/><text:s/><text:s/><text:span text:style-name="OrgSrcFontLockBuiltinFace">:foreground</text:span><text:s/><text:span text:style-name="OrgSrcFontLockStringFace">"#FF0000"</text:span><text:s/><text:span text:style-name="OrgSrcFontLockBuiltinFace">:background</text:span><text:s/><text:span text:style-name="OrgSrcFontLockStringFace">"#FFCC66"</text:span>)</text:p>
      <text:p text:style-name="OrgSrcBlock"><text:s/><text:s/><text:s/><text:s/><text:s/><text:s/><text:s/><text:s/><text:s/><text:s/><text:s/>(<text:span text:style-name="OrgSrcFontLockStringFace">"OTW"</text:span><text:s/><text:s/><text:s/><text:s/><text:s/><text:span text:style-name="OrgSrcFontLockBuiltinFace">:foreground</text:span><text:s/><text:span text:style-name="OrgSrcFontLockStringFace">"#EE3300"</text:span><text:s/><text:span text:style-name="OrgSrcFontLockBuiltinFace">:background</text:span><text:s/><text:span text:style-name="OrgSrcFontLockStringFace">"#FFEE99"</text:span>)</text:p>
      <text:p text:style-name="OrgSrcBlock"><text:s/><text:s/><text:s/><text:s/><text:s/><text:s/><text:s/><text:s/><text:s/><text:s/><text:s/>(<text:span text:style-name="OrgSrcFontLockStringFace">"CHECK"</text:span><text:s/><text:s/><text:s/><text:span text:style-name="OrgSrcFontLockBuiltinFace">:foreground</text:span><text:s/><text:span text:style-name="OrgSrcFontLockStringFace">"#FF9900"</text:span><text:s/><text:span text:style-name="OrgSrcFontLockBuiltinFace">:background</text:span><text:s/><text:span text:style-name="OrgSrcFontLockStringFace">"#FFF0F0"</text:span><text:s/><text:span text:style-name="OrgSrcFontLockBuiltinFace">:underline</text:span><text:s/>t)</text:p>
      <text:p text:style-name="OrgSrcBlock"><text:s/><text:s/><text:s/><text:s/><text:s/><text:s/><text:s/><text:s/><text:s/><text:s/><text:s/>(<text:span text:style-name="OrgSrcFontLockStringFace">"ICAL"</text:span><text:s/><text:s/><text:s/><text:s/><text:span text:style-name="OrgSrcFontLockBuiltinFace">:foreground</text:span><text:s/><text:span text:style-name="OrgSrcFontLockStringFace">"#33CC66"</text:span>)</text:p>
      <text:p text:style-name="OrgSrcBlock"><text:s/><text:s/><text:s/><text:s/><text:s/><text:s/><text:s/><text:s/><text:s/><text:s/><text:s/>(<text:span text:style-name="OrgSrcFontLockStringFace">"WAIT"</text:span><text:s/><text:s/><text:s/><text:s/><text:span text:style-name="OrgSrcFontLockBuiltinFace">:foreground</text:span><text:s/><text:span text:style-name="OrgSrcFontLockStringFace">"#CCCCCC"</text:span><text:s/><text:span text:style-name="OrgSrcFontLockBuiltinFace">:background</text:span><text:s/><text:span text:style-name="OrgSrcFontLockStringFace">"#666666"</text:span>)</text:p>
      <text:p text:style-name="OrgSrcBlock"><text:s/><text:s/><text:s/><text:s/><text:s/><text:s/><text:s/><text:s/><text:s/><text:s/><text:s/>(<text:span text:style-name="OrgSrcFontLockStringFace">"EDIT"</text:span><text:s/><text:s/><text:s/><text:s/><text:span text:style-name="OrgSrcFontLockBuiltinFace">:foreground</text:span><text:s/><text:span text:style-name="OrgSrcFontLockStringFace">"#FF33CC"</text:span>)</text:p>
      <text:p text:style-name="OrgSrcBlock"><text:s/><text:s/><text:s/><text:s/><text:s/><text:s/><text:s/><text:s/><text:s/><text:s/><text:s/>(<text:span text:style-name="OrgSrcFontLockStringFace">"READ"</text:span><text:s/><text:s/><text:s/><text:s/><text:span text:style-name="OrgSrcFontLockBuiltinFace">:foreground</text:span><text:s/><text:span text:style-name="OrgSrcFontLockStringFace">"#9933CC"</text:span>)</text:p>
      <text:p text:style-name="OrgSrcBlock"><text:s/><text:s/><text:s/><text:s/><text:s/><text:s/><text:s/><text:s/><text:s/><text:s/><text:s/>(<text:span text:style-name="OrgSrcFontLockStringFace">"MAIL"</text:span><text:s/><text:s/><text:s/><text:s/><text:span text:style-name="OrgSrcFontLockBuiltinFace">:foreground</text:span><text:s/><text:span text:style-name="OrgSrcFontLockStringFace">"#CC3300"</text:span>)</text:p>
      <text:p text:style-name="OrgSrcBlock"><text:s/><text:s/><text:s/><text:s/><text:s/><text:s/><text:s/><text:s/><text:s/><text:s/><text:s/>(<text:span text:style-name="OrgSrcFontLockStringFace">"PLAN"</text:span><text:s/><text:s/><text:s/><text:s/><text:span text:style-name="OrgSrcFontLockBuiltinFace">:foreground</text:span><text:s/><text:span text:style-name="OrgSrcFontLockStringFace">"#FF6600"</text:span>)</text:p>
      <text:p text:style-name="OrgSrcBlock"><text:s/><text:s/><text:s/><text:s/><text:s/><text:s/><text:s/><text:s/><text:s/><text:s/><text:s/>(<text:span text:style-name="OrgSrcFontLockStringFace">"REV1"</text:span><text:s/><text:s/><text:s/><text:s/><text:span text:style-name="OrgSrcFontLockBuiltinFace">:foreground</text:span><text:s/><text:span text:style-name="OrgSrcFontLockStringFace">"#3366FF"</text:span>)</text:p>
      <text:p text:style-name="OrgSrcBlock"><text:s/><text:s/><text:s/><text:s/><text:s/><text:s/><text:s/><text:s/><text:s/><text:s/><text:s/>(<text:span text:style-name="OrgSrcFontLockStringFace">"REV2"</text:span><text:s/><text:s/><text:s/><text:s/><text:span text:style-name="OrgSrcFontLockBuiltinFace">:foreground</text:span><text:s/><text:span text:style-name="OrgSrcFontLockStringFace">"#3366FF"</text:span><text:s/><text:span text:style-name="OrgSrcFontLockBuiltinFace">:background</text:span><text:s/><text:span text:style-name="OrgSrcFontLockStringFace">"#99CCFF"</text:span>)</text:p>
      <text:p text:style-name="OrgSrcBlock"><text:s/><text:s/><text:s/><text:s/><text:s/><text:s/><text:s/><text:s/><text:s/><text:s/><text:s/>(<text:span text:style-name="OrgSrcFontLockStringFace">"REV3"</text:span><text:s/><text:s/><text:s/><text:s/><text:span text:style-name="OrgSrcFontLockBuiltinFace">:foreground</text:span><text:s/><text:span text:style-name="OrgSrcFontLockStringFace">"#FFFFFF"</text:span><text:s/><text:span text:style-name="OrgSrcFontLockBuiltinFace">:background</text:span><text:s/><text:span text:style-name="OrgSrcFontLockStringFace">"#3366FF"</text:span>)</text:p>
      <text:p text:style-name="OrgSrcBlock"><text:s/><text:s/><text:s/><text:s/><text:s/><text:s/><text:s/><text:s/><text:s/><text:s/><text:s/>(<text:span text:style-name="OrgSrcFontLockStringFace">"SLEEP"</text:span><text:s/><text:s/><text:s/><text:s/><text:span text:style-name="OrgSrcFontLockBuiltinFace">:foreground</text:span><text:s/><text:span text:style-name="OrgSrcFontLockStringFace">"#9999CC"</text:span>)))</text:p>
      <text:p text:style-name="OrgSrcBlock"/>
      <text:p text:style-name="OrgSrcBlock"><text:s/><text:s/><text:s/><text:span text:style-name="OrgSrcFontLockCommentDelimiterFace">;;<text:s/></text:span><text:span text:style-name="OrgSrcFontLockCommentFace">(:foreground<text:s/>"#0000FF"<text:s/>:bold<text:s/>t)<text:s/><text:s/><text:s/><text:s/><text:s/>;<text:s/>default.<text:s/>do<text:s/>NOT<text:s/>put<text:s/>this<text:s/>bottom<text:s/><text:s/><text:s/><text:s/></text:span></text:p>
      <text:p text:style-name="OrgSrcBlock"><text:s/><text:s/><text:s/>(setq<text:s/>org-tag-faces</text:p>
      <text:p text:style-name="OrgSrcBlock"><text:s/><text:s/><text:s/><text:s/><text:s/><text:s/><text:s/><text:s/><text:s/>'((<text:span text:style-name="OrgSrcFontLockStringFace">"Achievement"</text:span><text:s/><text:span text:style-name="OrgSrcFontLockBuiltinFace">:foreground</text:span><text:s/><text:span text:style-name="OrgSrcFontLockStringFace">"#66CC66"</text:span>)</text:p>
      <text:p text:style-name="OrgSrcBlock"><text:s/><text:s/><text:s/><text:s/><text:s/><text:s/><text:s/><text:s/><text:s/><text:s/><text:s/>(<text:span text:style-name="OrgSrcFontLockStringFace">"Report"</text:span><text:s/><text:s/><text:s/><text:s/><text:s/><text:s/><text:span text:style-name="OrgSrcFontLockBuiltinFace">:foreground</text:span><text:s/><text:span text:style-name="OrgSrcFontLockStringFace">"#66CC66"</text:span>)</text:p>
      <text:p text:style-name="OrgSrcBlock"><text:s/><text:s/><text:s/><text:s/><text:s/><text:s/><text:s/><text:s/><text:s/><text:s/><text:s/>(<text:span text:style-name="OrgSrcFontLockStringFace">"Background"</text:span><text:s/><text:s/><text:span text:style-name="OrgSrcFontLockBuiltinFace">:foreground</text:span><text:s/><text:span text:style-name="OrgSrcFontLockStringFace">"#66CC99"</text:span>)</text:p>
      <text:p text:style-name="OrgSrcBlock"><text:s/><text:s/><text:s/><text:s/><text:s/><text:s/><text:s/><text:s/><text:s/><text:s/><text:s/>(<text:span text:style-name="OrgSrcFontLockStringFace">"Chore"</text:span><text:s/><text:s/><text:s/><text:s/><text:s/><text:s/><text:s/><text:span text:style-name="OrgSrcFontLockBuiltinFace">:foreground</text:span><text:s/><text:span text:style-name="OrgSrcFontLockStringFace">"#6699CC"</text:span>)</text:p>
      <text:p text:style-name="OrgSrcBlock"><text:s/><text:s/><text:s/><text:s/><text:s/><text:s/><text:s/><text:s/><text:s/><text:s/><text:s/>(<text:span text:style-name="OrgSrcFontLockStringFace">"Domestic"</text:span><text:s/><text:s/><text:s/><text:s/><text:span text:style-name="OrgSrcFontLockBuiltinFace">:foreground</text:span><text:s/><text:span text:style-name="OrgSrcFontLockStringFace">"#6666CC"</text:span>)</text:p>
      <text:p text:style-name="OrgSrcBlock"><text:s/><text:s/><text:s/><text:s/><text:s/><text:s/><text:s/><text:s/><text:s/><text:s/><text:s/>(<text:span text:style-name="OrgSrcFontLockStringFace">"Doing"</text:span><text:s/><text:s/><text:s/><text:s/><text:s/><text:s/><text:s/><text:span text:style-name="OrgSrcFontLockBuiltinFace">:foreground</text:span><text:s/><text:span text:style-name="OrgSrcFontLockStringFace">"#FF0000"</text:span>)<text:s/><text:s/><text:s/></text:p>
      <text:p text:style-name="OrgSrcBlock"><text:s/><text:s/><text:s/><text:s/><text:s/><text:s/><text:s/><text:s/><text:s/><text:s/><text:s/>(<text:span text:style-name="OrgSrcFontLockStringFace">"Ongoing"</text:span><text:s/><text:s/><text:s/><text:s/><text:s/><text:span text:style-name="OrgSrcFontLockBuiltinFace">:foreground</text:span><text:s/><text:span text:style-name="OrgSrcFontLockStringFace">"#CC6666"</text:span>)<text:s/><text:span text:style-name="OrgSrcFontLockCommentDelimiterFace">;<text:s/></text:span><text:span text:style-name="OrgSrcFontLockCommentFace">for<text:s/>non<text:s/>scheduled/reminder</text:span></text:p>
      <text:p text:style-name="OrgSrcBlock"><text:s/><text:s/><text:s/><text:s/><text:s/><text:s/><text:s/><text:s/><text:s/><text:s/><text:s/>(<text:span text:style-name="OrgSrcFontLockStringFace">"Repeat"</text:span><text:s/><text:s/><text:s/><text:s/><text:s/><text:s/><text:span text:style-name="OrgSrcFontLockBuiltinFace">:foreground</text:span><text:s/><text:span text:style-name="OrgSrcFontLockStringFace">"#CC9999"</text:span>)<text:s/><text:span text:style-name="OrgSrcFontLockCommentDelimiterFace">;<text:s/></text:span><text:span text:style-name="OrgSrcFontLockCommentFace">for<text:s/>interval<text:s/>tasks</text:span></text:p>
      <text:p text:style-name="OrgSrcBlock"><text:s/><text:s/><text:s/><text:s/><text:s/><text:s/><text:s/><text:s/><text:s/><text:s/><text:s/>(<text:span text:style-name="OrgSrcFontLockStringFace">"Mag"</text:span><text:s/><text:s/><text:s/><text:s/><text:s/><text:s/><text:s/><text:s/><text:s/><text:span text:style-name="OrgSrcFontLockBuiltinFace">:foreground</text:span><text:s/><text:span text:style-name="OrgSrcFontLockStringFace">"#9966CC"</text:span>)</text:p>
      <text:p text:style-name="OrgSrcBlock"><text:s/><text:s/><text:s/><text:s/><text:s/><text:s/><text:s/><text:s/><text:s/><text:s/><text:s/>(<text:span text:style-name="OrgSrcFontLockStringFace">"buy"</text:span><text:s/><text:s/><text:s/><text:s/><text:s/><text:s/><text:s/><text:s/><text:s/><text:span text:style-name="OrgSrcFontLockBuiltinFace">:foreground</text:span><text:s/><text:span text:style-name="OrgSrcFontLockStringFace">"#9966CC"</text:span>)</text:p>
      <text:p text:style-name="OrgSrcBlock"><text:s/><text:s/><text:s/><text:s/><text:s/><text:s/><text:s/><text:s/><text:s/><text:s/><text:s/>(<text:span text:style-name="OrgSrcFontLockStringFace">"pay"</text:span><text:s/><text:s/><text:s/><text:s/><text:s/><text:s/><text:s/><text:s/><text:s/><text:span text:style-name="OrgSrcFontLockBuiltinFace">:foreground</text:span><text:s/><text:span text:style-name="OrgSrcFontLockStringFace">"#CC6699"</text:span>)</text:p>
      <text:p text:style-name="OrgSrcBlock"><text:s/><text:s/><text:s/><text:s/><text:s/><text:s/><text:s/><text:s/><text:s/><text:s/><text:s/>(<text:span text:style-name="OrgSrcFontLockStringFace">"secret"</text:span><text:s/><text:s/><text:s/><text:s/><text:s/><text:s/><text:span text:style-name="OrgSrcFontLockBuiltinFace">:foreground</text:span><text:s/><text:span text:style-name="OrgSrcFontLockStringFace">"#FF0000"</text:span>)</text:p>
      <text:p text:style-name="OrgSrcBlock"><text:s/><text:s/><text:s/><text:s/><text:s/><text:s/><text:s/><text:s/><text:s/><text:s/><text:s/>(<text:span text:style-name="OrgSrcFontLockStringFace">"note"</text:span><text:s/><text:s/><text:s/><text:s/><text:s/><text:s/><text:s/><text:s/><text:span text:style-name="OrgSrcFontLockBuiltinFace">:foreground</text:span><text:s/><text:span text:style-name="OrgSrcFontLockStringFace">"#6633CC"</text:span>)</text:p>
      <text:p text:style-name="OrgSrcBlock"><text:s/><text:s/><text:s/><text:s/><text:s/><text:s/><text:s/><text:s/><text:s/><text:s/><text:s/>(<text:span text:style-name="OrgSrcFontLockStringFace">"print"</text:span><text:s/><text:s/><text:s/><text:s/><text:s/><text:s/><text:s/><text:span text:style-name="OrgSrcFontLockBuiltinFace">:foreground</text:span><text:s/><text:span text:style-name="OrgSrcFontLockStringFace">"#6633CC"</text:span>)</text:p>
      <text:p text:style-name="OrgSrcBlock"><text:s/><text:s/><text:s/><text:s/><text:s/><text:s/><text:s/><text:s/><text:s/><text:s/><text:s/>(<text:span text:style-name="OrgSrcFontLockStringFace">"Implements"</text:span><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pan text:style-name="OrgSrcFontLockStringFace">"Coding"</text:span><text:s/><text:s/><text:s/><text:s/><text:s/><text:s/><text:span text:style-name="OrgSrcFontLockBuiltinFace">:foreground</text:span><text:s/><text:span text:style-name="OrgSrcFontLockStringFace">"#CC9999"</text:span>)</text:p>
      <text:p text:style-name="OrgSrcBlock"><text:s/><text:s/><text:s/><text:s/><text:s/><text:s/><text:s/><text:s/><text:s/><text:s/><text:s/>(<text:span text:style-name="OrgSrcFontLockStringFace">"Editing"</text:span><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pan text:style-name="OrgSrcFontLockStringFace">"work"</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pan text:style-name="OrgSrcFontLockStringFace">"Survey"</text:span><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pan text:style-name="OrgSrcFontLockStringFace">"Home"</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pan text:style-name="OrgSrcFontLockStringFace">"Open"</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pan text:style-name="OrgSrcFontLockStringFace">"Blog"</text:span><text:s/><text:s/><text:s/><text:s/><text:s/><text:s/><text:s/><text:s/><text:span text:style-name="OrgSrcFontLockBuiltinFace">:foreground</text:span><text:s/><text:span text:style-name="OrgSrcFontLockStringFace">"#FF33CC"</text:span><text:s/><text:span text:style-name="OrgSrcFontLockBuiltinFace">:background</text:span><text:s/><text:span text:style-name="OrgSrcFontLockStringFace">"#9966CC"</text:span>)</text:p>
      <text:p text:style-name="OrgSrcBlock"><text:s/><text:s/><text:s/><text:s/><text:s/><text:s/><text:s/><text:s/><text:s/><text:s/><text:s/>(<text:span text:style-name="OrgSrcFontLockStringFace">"Test"</text:span><text:s/><text:s/><text:s/><text:s/><text:s/><text:s/><text:s/><text:s/><text:span text:style-name="OrgSrcFontLockBuiltinFace">:foreground</text:span><text:s/><text:span text:style-name="OrgSrcFontLockStringFace">"#FF0000"</text:span><text:s/><text:span text:style-name="OrgSrcFontLockBuiltinFace">:weight</text:span><text:s/>bold)</text:p>
      <text:p text:style-name="OrgSrcBlock"><text:s/><text:s/><text:s/><text:s/><text:s/><text:s/><text:s/><text:s/><text:s/><text:s/><text:s/>(<text:span text:style-name="OrgSrcFontLockStringFace">"DEBUG"</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9966CC"</text:span>)</text:p>
      <text:p text:style-name="OrgSrcBlock"><text:s/><text:s/><text:s/><text:s/><text:s/><text:s/><text:s/><text:s/><text:s/><text:s/><text:s/>(<text:span text:style-name="OrgSrcFontLockStringFace">"EVENT"</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9966CC"</text:span>)</text:p>
      <text:p text:style-name="OrgSrcBlock"><text:s/><text:s/><text:s/><text:s/><text:s/><text:s/><text:s/><text:s/><text:s/><text:s/><text:s/>(<text:span text:style-name="OrgSrcFontLockStringFace">"Thinking"</text:span><text:s/><text:s/><text:s/><text:s/><text:span text:style-name="OrgSrcFontLockBuiltinFace">:foreground</text:span><text:s/><text:span text:style-name="OrgSrcFontLockStringFace">"#FFFFFF"</text:span><text:s/><text:span text:style-name="OrgSrcFontLockBuiltinFace">:background</text:span><text:s/><text:span text:style-name="OrgSrcFontLockStringFace">"#96A9FF"</text:span>)</text:p>
      <text:p text:style-name="OrgSrcBlock"><text:s/><text:s/><text:s/><text:s/><text:s/><text:s/><text:s/><text:s/><text:s/><text:s/><text:s/>(<text:span text:style-name="OrgSrcFontLockStringFace">"Schedule"</text:span><text:s/><text:s/><text:s/><text:s/><text:span text:style-name="OrgSrcFontLockBuiltinFace">:foreground</text:span><text:s/><text:span text:style-name="OrgSrcFontLockStringFace">"#FFFFFF"</text:span><text:s/><text:span text:style-name="OrgSrcFontLockBuiltinFace">:background</text:span><text:s/><text:span text:style-name="OrgSrcFontLockStringFace">"#FF7D7D"</text:span>)</text:p>
      <text:p text:style-name="OrgSrcBlock"><text:s/><text:s/><text:s/><text:s/><text:s/><text:s/><text:s/><text:s/><text:s/><text:s/><text:s/>(<text:span text:style-name="OrgSrcFontLockStringFace">"INPUT"</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CC6666"</text:span>)</text:p>
      <text:p text:style-name="OrgSrcBlock"><text:s/><text:s/><text:s/><text:s/><text:s/><text:s/><text:s/><text:s/><text:s/><text:s/><text:s/>(<text:span text:style-name="OrgSrcFontLockStringFace">"OUTPUT"</text:span><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66CC99"</text:span>)</text:p>
      <text:p text:style-name="OrgSrcBlock"><text:s/><text:s/><text:s/><text:s/><text:s/><text:s/><text:s/><text:s/><text:s/><text:s/><text:s/>(<text:span text:style-name="OrgSrcFontLockStringFace">"CYCLE"</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6699CC"</text:span>)</text:p>
      <text:p text:style-name="OrgSrcBlock"><text:s/><text:s/><text:s/><text:s/><text:s/><text:s/><text:s/><text:s/><text:s/><text:s/><text:s/>(<text:span text:style-name="OrgSrcFontLockStringFace">"WEEKEND"</text:span><text:s/><text:s/><text:s/><text:s/><text:s/><text:span text:style-name="OrgSrcFontLockBuiltinFace">:foreground</text:span><text:s/><text:span text:style-name="OrgSrcFontLockStringFace">"#FFFFFF"</text:span><text:s/><text:span text:style-name="OrgSrcFontLockBuiltinFace">:background</text:span><text:s/><text:span text:style-name="OrgSrcFontLockStringFace">"#66BB66"</text:span>)</text:p>
      <text:p text:style-name="OrgSrcBlock"><text:s/><text:s/><text:s/><text:s/><text:s/><text:s/><text:s/><text:s/><text:s/><text:s/><text:s/>(<text:span text:style-name="OrgSrcFontLockStringFace">"weekend"</text:span><text:s/><text:s/><text:s/><text:s/><text:s/><text:span text:style-name="OrgSrcFontLockBuiltinFace">:foreground</text:span><text:s/><text:span text:style-name="OrgSrcFontLockStringFace">"#FFFFFF"</text:span><text:s/><text:span text:style-name="OrgSrcFontLockBuiltinFace">:background</text:span><text:s/><text:span text:style-name="OrgSrcFontLockStringFace">"#CC6666"</text:span>)</text:p>
      <text:p text:style-name="OrgSrcBlock"><text:s/><text:s/><text:s/><text:s/><text:s/><text:s/><text:s/><text:s/><text:s/><text:s/><text:s/>(<text:span text:style-name="OrgSrcFontLockStringFace">"Log"</text:span><text:s/><text:s/><text:s/><text:s/><text:s/><text:s/><text:s/><text:s/><text:s/><text:span text:style-name="OrgSrcFontLockBuiltinFace">:foreground</text:span><text:s/><text:span text:style-name="OrgSrcFontLockStringFace">"#008500"</text:span>)))))</text:p>
      <text:p text:style-name="OrgSrcBlockLastLine"><text:span text:style-name="OrgSrcFontLockCommentDelimiterFace">;;</text:span><text:span text:style-name="OrgSrcFontLockCommentFace">#5BDF8D</text:span></text:p>
      <text:h text:style-name="Heading_20_2" text:outline-level="2">
<text:bookmark-start text:name="OrgXref.sec-10-7"/>
<text:bookmark text:name="sec-10-7"/>TODOキーワードのカスタマイズ
<text:bookmark-end text:name="OrgXref.sec-10-7"/></text:h>
      <text:p text:style-name="Text_20_body">キーワードには日本語も使えます。</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todo-keywords</text:p>
      <text:p text:style-name="OrgSrcBlock"><text:s/><text:s/><text:s/><text:s/><text:s/><text:s/><text:s/><text:s/><text:s/>'((sequence<text:s/><text:span text:style-name="OrgSrcFontLockStringFace">"TODO(t)"</text:span><text:s/><text:span text:style-name="OrgSrcFontLockStringFace">"FOCUS(f)"</text:span><text:s/><text:span text:style-name="OrgSrcFontLockStringFace">"ICAL(c)"</text:span><text:s/><text:span text:style-name="OrgSrcFontLockStringFace">"|"</text:span><text:s/><text:span text:style-name="OrgSrcFontLockStringFace">"DONE(d)"</text:span>)</text:p>
      <text:p text:style-name="OrgSrcBlock"><text:s/><text:s/><text:s/><text:s/><text:s/><text:s/><text:s/><text:s/><text:s/><text:s/><text:s/>(sequence<text:s/><text:span text:style-name="OrgSrcFontLockStringFace">"READ(r)"</text:span><text:s/><text:span text:style-name="OrgSrcFontLockStringFace">"EDIT(e)"</text:span><text:s/><text:span text:style-name="OrgSrcFontLockStringFace">"MAIL(m)"</text:span><text:s/><text:span text:style-name="OrgSrcFontLockStringFace">"PLAN(p)"</text:span><text:s/><text:span text:style-name="OrgSrcFontLockStringFace">"|"</text:span>)</text:p>
      <text:p text:style-name="OrgSrcBlock"><text:s/><text:s/><text:s/><text:s/><text:s/><text:s/><text:s/><text:s/><text:s/><text:s/><text:s/>(sequence<text:s/><text:span text:style-name="OrgSrcFontLockStringFace">"CHECK(C)"</text:span><text:s/><text:span text:style-name="OrgSrcFontLockStringFace">"OTW(o)"</text:span><text:s/><text:span text:style-name="OrgSrcFontLockStringFace">"WAIT(w)"</text:span><text:s/><text:span text:style-name="OrgSrcFontLockStringFace">"SLEEP(s)"</text:span><text:s/><text:span text:style-name="OrgSrcFontLockStringFace">"|"</text:span>)</text:p>
      <text:p text:style-name="OrgSrcBlock"><text:s/><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p>
      <text:p text:style-name="OrgSrcBlock"/>
      <text:p text:style-name="OrgSrcBlock"><text:s/><text:s/><text:s/><text:span text:style-name="OrgSrcFontLockCommentDelimiterFace">;;<text:s/></text:span><text:span text:style-name="OrgSrcFontLockCommentFace">Global<text:s/>counting<text:s/>of<text:s/>TODO<text:s/>items</text:span></text:p>
      <text:p text:style-name="OrgSrcBlock"><text:s/><text:s/><text:s/>(setq<text:s/>org-hierarchical-todo-statistics<text:s/>nil)</text:p>
      <text:p text:style-name="OrgSrcBlock"><text:s/><text:s/><text:s/><text:span text:style-name="OrgSrcFontLockCommentDelimiterFace">;;<text:s/></text:span><text:span text:style-name="OrgSrcFontLockCommentFace">Global<text:s/>counting<text:s/>of<text:s/>checked<text:s/>TODO<text:s/>items</text:span></text:p>
      <text:p text:style-name="OrgSrcBlock"><text:s/><text:s/><text:s/>(setq<text:s/>org-hierarchical-checkbox-statistics<text:s/>nil)</text:p>
      <text:p text:style-name="OrgSrcBlock"/>
      <text:p text:style-name="OrgSrcBlock"><text:s/><text:s/><text:s/><text:span text:style-name="OrgSrcFontLockCommentDelimiterFace">;;<text:s/></text:span><text:span text:style-name="OrgSrcFontLockCommentFace">block-update-time</text:span></text:p>
      <text:p text:style-name="OrgSrcBlock"><text:s/><text:s/><text:s/>(<text:span text:style-name="OrgSrcFontLockKeywordFace">defun</text:span><text:s/><text:span text:style-name="OrgSrcFontLockFunctionNameFace">org-dblock-write:block-update-time</text:span><text:s/>(params)</text:p>
      <text:p text:style-name="OrgSrcBlock"><text:s/><text:s/><text:s/><text:s/><text:s/>(<text:span text:style-name="OrgSrcFontLockKeywordFace">let</text:span><text:s/>((fmt<text:s/>(or<text:s/>(plist-get<text:s/>params<text:s/><text:span text:style-name="OrgSrcFontLockBuiltinFace">:format</text:span>)<text:s/><text:span text:style-name="OrgSrcFontLockStringFace">"%Y-%m-%d"</text:span>)))</text:p>
      <text:p text:style-name="OrgSrcBlock"><text:s/><text:s/><text:s/><text:s/><text:s/><text:s/><text:s/>(insert<text:s/><text:span text:style-name="OrgSrcFontLockStringFace">""</text:span><text:s/>(format-time-string<text:s/>fmt<text:s/>(current-time)))))</text:p>
      <text:p text:style-name="OrgSrcBlock"/>
      <text:p text:style-name="OrgSrcBlock"><text:s/><text:s/><text:s/><text:span text:style-name="OrgSrcFontLockCommentDelimiterFace">;;<text:s/></text:span><text:span text:style-name="OrgSrcFontLockCommentFace">すべてのチェックボックスの<text:s/>cookies<text:s/>を更新する</text:span></text:p>
      <text:p text:style-name="OrgSrcBlock"><text:s/><text:s/><text:s/>(<text:span text:style-name="OrgSrcFontLockKeywordFace">defun</text:span><text:s/><text:span text:style-name="OrgSrcFontLockFunctionNameFace">do-org-update-statistics-cookies</text:span><text:s/>()</text:p>
      <text:p text:style-name="OrgSrcBlock"><text:s/><text:s/><text:s/><text:s/><text:s/>(interactive)</text:p>
      <text:p text:style-name="OrgSrcBlock"><text:s/><text:s/><text:s/><text:s/><text:s/>(org-update-statistics-cookies<text:s/>'all))</text:p>
      <text:p text:style-name="OrgSrcBlockLastLine"><text:s/><text:s/><text:s/>))</text:p>
      <text:h text:style-name="Heading_20_2" text:outline-level="2">
<text:bookmark-start text:name="OrgXref.sec-10-8"/>
<text:bookmark text:name="sec-10-8"/>ImageMagick を使って様々な画像をインライン表示する
<text:bookmark-end text:name="OrgXref.sec-10-8"/></text:h>
      <text:p text:style-name="Text_20_body">システムに OpenJPEG と ImageMagick がインストールされていれば、JPEG 2000 などの画像形式もバッファに表示できます。</text:p>
      <text:p text:style-name="OrgSrcBlock">(eval-after-autoload-if-found</text:p>
      <text:p text:style-name="OrgSrcBlock"><text:s/>'org-agenda<text:s/><text:span text:style-name="OrgSrcFontLockStringFace">"org"</text:span><text:s/><text:span text:style-name="OrgSrcFontLockStringFace">"Org<text:s/>Mode"</text:span><text:s/>t<text:s/>nil</text:p>
      <text:p text:style-name="OrgSrcBlock"><text:s/>'((setq<text:s/>org-image-actual-width<text:s/>'(256))</text:p>
      <text:p text:style-name="OrgSrcBlock"><text:s/><text:s/><text:s/>(add-to-list<text:s/>'image-file-name-extensions<text:s/><text:span text:style-name="OrgSrcFontLockStringFace">"jp2"</text:span>)</text:p>
      <text:p text:style-name="OrgSrcBlock"><text:s/><text:s/><text:s/><text:span text:style-name="OrgSrcFontLockCommentDelimiterFace">;;<text:s/></text:span><text:span text:style-name="OrgSrcFontLockCommentFace">(add-to-list<text:s/>'image-file-name-extensions<text:s/>"j2c")</text:span></text:p>
      <text:p text:style-name="OrgSrcBlock"><text:s/><text:s/><text:s/>(add-to-list<text:s/>'image-file-name-extensions<text:s/><text:span text:style-name="OrgSrcFontLockStringFace">"bmp"</text:span>)</text:p>
      <text:p text:style-name="OrgSrcBlockLastLine"><text:s/><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p>
      <text:p text:style-name="OrgSrcBlock">#+ATTR_HTML:<text:s/><text:span text:style-name="OrgSrcFontLockBuiltinFace">:width</text:span><text:s/>128</text:p>
      <text:p text:style-name="OrgSrcBlock">[[~/Desktop/lena_std.jp2]]</text:p>
      <text:p text:style-name="OrgSrcBlock"/>
      <text:p text:style-name="OrgSrcBlock">[[~/Desktop/lena_std.jp2]]</text:p>
      <text:p text:style-name="OrgSrcBlock"/>
      <text:p text:style-name="OrgSrcBlock">#+BEGIN_SRC<text:s/>emacs-lisp</text:p>
      <text:p text:style-name="OrgSrcBlockLastLine">(org-toggle-inline-images)</text:p>
      <text:h text:style-name="Heading_20_2" text:outline-level="2">
<text:bookmark-start text:name="OrgXref.sec-10-9"/>
<text:bookmark text:name="sec-10-9"/>[org-agenda]
<text:bookmark-end text:name="OrgXref.sec-10-9"/></text:h>
      <text:p text:style-name="OrgSrcBlock">(eval-after-autoload-if-found</text:p>
      <text:p text:style-name="OrgSrcBlock"><text:s/>'org-agenda<text:s/><text:span text:style-name="OrgSrcFontLockStringFace">"org"</text:span><text:s/><text:span text:style-name="OrgSrcFontLockStringFace">"Org<text:s/>Mode"</text:span><text:s/>t<text:s/>nil</text:p>
      <text:p text:style-name="OrgSrcBlock"><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setq<text:s/>org-agenda-span<text:s/>'day)</text:p>
      <text:p text:style-name="OrgSrcBlock"><text:s/><text:s/><text:s/><text:span text:style-name="OrgSrcFontLockCommentDelimiterFace">;;<text:s/></text:span><text:span text:style-name="OrgSrcFontLockCommentFace">アジェンダに警告を表示する期間</text:span></text:p>
      <text:p text:style-name="OrgSrcBlock"><text:s/><text:s/><text:s/>(setq<text:s/>org-deadline-warning-days<text:s/>2)</text:p>
      <text:p text:style-name="OrgSrcBlock"><text:s/><text:s/><text:s/><text:span text:style-name="OrgSrcFontLockCommentDelimiterFace">;;<text:s/></text:span><text:span text:style-name="OrgSrcFontLockCommentFace">アジェンダビューでFOLLOWを設定</text:span></text:p>
      <text:p text:style-name="OrgSrcBlock"><text:s/><text:s/><text:s/><text:span text:style-name="OrgSrcFontLockCommentDelimiterFace">;;<text:s/></text:span><text:span text:style-name="OrgSrcFontLockCommentFace">(setq<text:s/>org-agenda-start-with-follow-mode<text:s/>t)</text:span></text:p>
      <text:p text:style-name="OrgSrcBlock"><text:s/><text:s/><text:s/><text:span text:style-name="OrgSrcFontLockCommentDelimiterFace">;;<text:s/></text:span><text:span text:style-name="OrgSrcFontLockCommentFace">Customized<text:s/>Time<text:s/>Grid</text:span></text:p>
      <text:p text:style-name="OrgSrcBlock"><text:s/><text:s/><text:s/>(setq<text:s/>org-agenda-time-grid</text:p>
      <text:p text:style-name="OrgSrcBlock"><text:s/><text:s/><text:s/><text:s/><text:s/><text:s/><text:s/><text:s/><text:s/>'((daily<text:s/>today<text:s/>require-timed)</text:p>
      <text:p text:style-name="OrgSrcBlock"><text:s/><text:s/><text:s/><text:s/><text:s/><text:s/><text:s/><text:s/><text:s/><text:s/><text:s/><text:span text:style-name="OrgSrcFontLockStringFace">"----------------"</text:span></text:p>
      <text:p text:style-name="OrgSrcBlock"><text:s/><text:s/><text:s/><text:s/><text:s/><text:s/><text:s/><text:s/><text:s/><text:s/><text:s/>(800<text:s/>1000<text:s/>1200<text:s/>1400<text:s/>1600<text:s/>1800<text:s/>2000<text:s/>2200<text:s/>2400<text:s/>2600)))</text:p>
      <text:p text:style-name="OrgSrcBlock"><text:s/><text:s/><text:s/>(setq<text:s/>org-agenda-current-time-string<text:s/><text:span text:style-name="OrgSrcFontLockStringFace">"&lt;<text:s/>d('-<text:s/>'<text:s/>)<text:s/>now!"</text:span>)</text:p>
      <text:p text:style-name="OrgSrcBlock"><text:s/><text:s/><text:s/>(setq<text:s/>org-agenda-timegrid-use-ampm<text:s/>t)</text:p>
      <text:p text:style-name="OrgSrcBlock"/>
      <text:p text:style-name="OrgSrcBlock"><text:s/><text:s/><text:s/><text:span text:style-name="OrgSrcFontLockCommentDelimiterFace">;;<text:s/></text:span><text:span text:style-name="OrgSrcFontLockCommentFace">アジェンダ作成対象（指定しないとagendaが生成されない）</text:span></text:p>
      <text:p text:style-name="OrgSrcBlock"><text:s/><text:s/><text:s/><text:span text:style-name="OrgSrcFontLockCommentDelimiterFace">;;<text:s/></text:span><text:span text:style-name="OrgSrcFontLockCommentFace">ここを間違うと、MobileOrg,<text:s/>iCal<text:s/>export<text:s/>もうまくいかない</text:span></text:p>
      <text:p text:style-name="OrgSrcBlock"><text:s/><text:s/><text:s/>(setq<text:s/>org-agenda-files</text:p>
      <text:p text:style-name="OrgSrcBlock"><text:s/><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text:span text:style-name="OrgSrcFontLockStringFace">"~/Dropbox/org/today.org"</text:span><text:s/><text:span text:style-name="OrgSrcFontLockStringFace">"~/Dropbox/org/buffer.org"</text:span></text:p>
      <text:p text:style-name="OrgSrcBlock"><text:s/><text:s/><text:s/><text:s/><text:s/><text:s/><text:s/><text:s/><text:s/><text:s/><text:s/><text:span text:style-name="OrgSrcFontLockStringFace">"~/Dropbox/org/stock.org"</text:span></text:p>
      <text:p text:style-name="OrgSrcBlock"><text:s/><text:s/><text:s/><text:s/><text:s/><text:s/><text:s/><text:s/><text:s/><text:s/><text:s/><text:span text:style-name="OrgSrcFontLockStringFace">"~/Dropbox/org/work.org"</text:span><text:s/><text:span text:style-name="OrgSrcFontLockStringFace">"~/Dropbox/org/research.org"</text:span>))</text:p>
      <text:p text:style-name="OrgSrcBlock"/>
      <text:p text:style-name="OrgSrcBlock"><text:s/><text:s/><text:s/>(add-hook<text:s/>'org-finalize-agenda-hook</text:p>
      <text:p text:style-name="OrgSrcBlock"><text:s/><text:s/><text:s/><text:s/><text:s/><text:s/><text:s/><text:s/><text:s/><text:s/><text:s/><text:s/><text:s/>'(<text:span text:style-name="OrgSrcFontLockKeywordFace">lambda</text:span><text:s/>()<text:s/>(org-agenda-to-appt<text:s/>t<text:s/>'((headline<text:s/><text:span text:style-name="OrgSrcFontLockStringFace">"TODO"</text:span>)))))</text:p>
      <text:p text:style-name="OrgSrcBlock"/>
      <text:p text:style-name="OrgSrcBlock"><text:s/><text:s/><text:s/><text:span text:style-name="OrgSrcFontLockCommentDelimiterFace">;;<text:s/></text:span><text:span text:style-name="OrgSrcFontLockCommentFace">移動直後にagendaバッファを閉じる（ツリーの内容はSPACEで確認可）</text:span></text:p>
      <text:p text:style-name="OrgSrcBlock"><text:s/><text:s/><text:s/>(org-defkey<text:s/>org-agenda-mode-map<text:s/>[(tab)]</text:p>
      <text:p text:style-name="OrgSrcBlock"><text:s/><text:s/><text:s/><text:s/><text:s/><text:s/><text:s/><text:s/><text:s/><text:s/><text:s/><text:s/><text:s/><text:s/><text:s/>'(<text:span text:style-name="OrgSrcFontLockKeywordFace">lambda</text:span><text:s/>()<text:s/>(interactive)</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text:s/><text:span text:style-name="OrgSrcFontLockCommentDelimiterFace">;;<text:s/></text:span><text:span text:style-name="OrgSrcFontLockCommentFace">特定タグを持つツリーリストを一発移動（org-tags-view,<text:s/>org-tree-slide）</text:span></text:p>
      <text:p text:style-name="OrgSrcBlock"><text:s/><text:s/><text:s/>(<text:span text:style-name="OrgSrcFontLockKeywordFace">defvar</text:span><text:s/><text:span text:style-name="OrgSrcFontLockVariableNameFace">my:doing-tag</text:span><text:s/><text:span text:style-name="OrgSrcFontLockStringFace">"Doing"</text:span>)</text:p>
      <text:p text:style-name="OrgSrcBlock"><text:s/><text:s/><text:s/>(<text:span text:style-name="OrgSrcFontLockKeywordFace">defun</text:span><text:s/><text:span text:style-name="OrgSrcFontLockFunctionNameFace">my:sparse-doing-tree</text:span><text:s/>()</text:p>
      <text:p text:style-name="OrgSrcBlock"><text:s/><text:s/><text:s/><text:s/><text:s/>(interactive)</text:p>
      <text:p text:style-name="OrgSrcBlock"><text:s/><text:s/><text:s/><text:s/><text:s/>(org-tags-view<text:s/>nil<text:s/>my:doing-tag))</text:p>
      <text:p text:style-name="OrgSrcBlock"><text:s/><text:s/><text:s/><text:span text:style-name="OrgSrcFontLockCommentDelimiterFace">;;<text:s/></text:span><text:span text:style-name="OrgSrcFontLockCommentFace">Doingタグをトグルする</text:span></text:p>
      <text:p text:style-name="OrgSrcBlock"><text:s/><text:s/><text:s/>(<text:span text:style-name="OrgSrcFontLockKeywordFace">defun</text:span><text:s/><text:span text:style-name="OrgSrcFontLockFunctionNameFace">my:toggle-doing-tag</text:span><text:s/>()</text:p>
      <text:p text:style-name="OrgSrcBlock"><text:s/><text:s/><text:s/><text:s/><text:s/>(interactive)</text:p>
      <text:p text:style-name="OrgSrcBlock"><text:s/><text:s/><text:s/><text:s/><text:s/>(<text:span text:style-name="OrgSrcFontLockKeywordFace">when</text:span><text:s/>(eq<text:s/>major-mode<text:s/>'org-mode)</text:p>
      <text:p text:style-name="OrgSrcBlock"><text:s/><text:s/><text:s/><text:s/><text:s/><text:s/><text:s/>(<text:span text:style-name="OrgSrcFontLockKeywordFace">save-excursion</text:span></text:p>
      <text:p text:style-name="OrgSrcBlock"><text:s/><text:s/><text:s/><text:s/><text:s/><text:s/><text:s/><text:s/><text:s/>(<text:span text:style-name="OrgSrcFontLockKeywordFace">save-restriction</text:span></text:p>
      <text:p text:style-name="OrgSrcBlock"><text:s/><text:s/><text:s/><text:s/><text:s/><text:s/><text:s/><text:s/><text:s/><text:s/><text:s/>(<text:span text:style-name="OrgSrcFontLockKeywordFace">unless</text:span><text:s/>(org-at-heading-p)</text:p>
      <text:p text:style-name="OrgSrcBlock"><text:s/><text:s/><text:s/><text:s/><text:s/><text:s/><text:s/><text:s/><text:s/><text:s/><text:s/><text:s/><text:s/>(outline-previous-heading))</text:p>
      <text:p text:style-name="OrgSrcBlock"><text:s/><text:s/><text:s/><text:s/><text:s/><text:s/><text:s/><text:s/><text:s/><text:s/><text:s/>(<text:span text:style-name="OrgSrcFontLockKeywordFace">if</text:span><text:s/>(string-match</text:p>
      <text:p text:style-name="OrgSrcBlock"><text:s/><text:s/><text:s/><text:s/><text:s/><text:s/><text:s/><text:s/><text:s/><text:s/><text:s/><text:s/><text:s/><text:s/><text:s/><text:s/>(concat<text:s/><text:span text:style-name="OrgSrcFontLockStringFace">":"</text:span><text:s/>my:doing-tag<text:s/><text:span text:style-name="OrgSrcFontLockStringFace">":"</text:span>)<text:s/>(org-get-tags-string))</text:p>
      <text:p text:style-name="OrgSrcBlock"><text:s/><text:s/><text:s/><text:s/><text:s/><text:s/><text:s/><text:s/><text:s/><text:s/><text:s/><text:s/><text:s/><text:s/><text:s/>(org-toggle-tag<text:s/>my:doing-tag<text:s/>'off)</text:p>
      <text:p text:style-name="OrgSrcBlock"><text:s/><text:s/><text:s/><text:s/><text:s/><text:s/><text:s/><text:s/><text:s/><text:s/><text:s/><text:s/><text:s/>(org-toggle-tag<text:s/>my:doing-tag<text:s/>'on))</text:p>
      <text:p text:style-name="OrgSrcBlock"><text:s/><text:s/><text:s/><text:s/><text:s/><text:s/><text:s/><text:s/><text:s/><text:s/><text:s/>(org-reveal)))))</text:p>
      <text:p text:style-name="OrgSrcBlock"/>
      <text:p text:style-name="OrgSrcBlock"><text:s/><text:s/><text:s/>(custom-set-faces</text:p>
      <text:p text:style-name="OrgSrcBlock"><text:s/><text:s/><text:s/><text:s/><text:span text:style-name="OrgSrcFontLockCommentDelimiterFace">;;<text:s/></text:span><text:span text:style-name="OrgSrcFontLockCommentFace">'(org-agenda-clocking<text:s/>((t<text:s/>(:background<text:s/>"#300020"))))</text:span></text:p>
      <text:p text:style-name="OrgSrcBlock"><text:s/><text:s/><text:s/><text:s/>'(org-agenda-structure<text:s/>((t<text:s/>(<text:span text:style-name="OrgSrcFontLockBuiltinFace">:underline</text:span><text:s/>t<text:s/><text:span text:style-name="OrgSrcFontLockBuiltinFace">:foreground</text:span><text:s/><text:span text:style-name="OrgSrcFontLockStringFace">"#6873ff"</text:span>))))</text:p>
      <text:p text:style-name="OrgSrcBlock"><text:s/><text:s/><text:s/><text:s/>'(org-agenda-date-today<text:s/>((t<text:s/>(<text:span text:style-name="OrgSrcFontLockBuiltinFace">:weight</text:span><text:s/>bold<text:s/><text:span text:style-name="OrgSrcFontLockBuiltinFace">:foreground</text:span><text:s/><text:span text:style-name="OrgSrcFontLockStringFace">"#4a6aff"</text:span>))))</text:p>
      <text:p text:style-name="OrgSrcBlock"><text:s/><text:s/><text:s/><text:s/>'(org-agenda-date<text:s/>((t<text:s/>(<text:span text:style-name="OrgSrcFontLockBuiltinFace">:weight</text:span><text:s/>bold<text:s/><text:span text:style-name="OrgSrcFontLockBuiltinFace">:foreground</text:span><text:s/><text:span text:style-name="OrgSrcFontLockStringFace">"#6ac214"</text:span>))))</text:p>
      <text:p text:style-name="OrgSrcBlock"><text:s/><text:s/><text:s/><text:s/>'(org-agenda-date-weekend<text:s/>((t<text:s/>(<text:span text:style-name="OrgSrcFontLockBuiltinFace">:weight</text:span><text:s/>bold<text:s/><text:span text:style-name="OrgSrcFontLockBuiltinFace">:foreground</text:span><text:s/><text:span text:style-name="OrgSrcFontLockStringFace">"#ff8d1e"</text:span>))))</text:p>
      <text:p text:style-name="OrgSrcBlock"><text:s/><text:s/><text:s/><text:s/>'(org-time-grid<text:s/>((t<text:s/>(<text:span text:style-name="OrgSrcFontLockBuiltinFace">:foreground</text:span><text:s/><text:span text:style-name="OrgSrcFontLockStringFace">"#0a4796"</text:span>))))</text:p>
      <text:p text:style-name="OrgSrcBlock"><text:s/><text:s/><text:s/><text:s/>'(org-warning<text:s/>((t<text:s/>(<text:span text:style-name="OrgSrcFontLockBuiltinFace">:foreground</text:span><text:s/><text:span text:style-name="OrgSrcFontLockStringFace">"#ff431a"</text:span>))))</text:p>
      <text:p text:style-name="OrgSrcBlock"><text:s/><text:s/><text:s/><text:s/>'(org-upcoming-deadline<text:s/>((t<text:s/>(<text:span text:style-name="OrgSrcFontLockBuiltinFace">:inherit</text:span><text:s/>font-lock-keyword-face))))</text:p>
      <text:p text:style-name="OrgSrcBlock"><text:s/><text:s/><text:s/><text:s/>)</text:p>
      <text:p text:style-name="OrgSrcBlock"/>
      <text:p text:style-name="OrgSrcBlock"><text:s/><text:s/><text:s/>(define-key<text:s/>org-mode-map<text:s/>(kbd<text:s/><text:span text:style-name="OrgSrcFontLockStringFace">"&lt;f11&gt;"</text:span>)<text:s/>'my:toggle-doing-tag)</text:p>
      <text:p text:style-name="OrgSrcBlockLastLine"><text:s/><text:s/><text:s/>(define-key<text:s/>org-mode-map<text:s/>(kbd<text:s/><text:span text:style-name="OrgSrcFontLockStringFace">"C-c<text:s/>&lt;f11&gt;"</text:span>)<text:s/>'my:sparse-doing-tree)))</text:p>
      <text:h text:style-name="Heading_20_2" text:outline-level="2">
<text:bookmark-start text:name="OrgXref.sec-10-10"/>
<text:bookmark text:name="sec-10-10"/>[appt.el] アラーム設定
<text:bookmark-end text:name="OrgXref.sec-10-10"/></text:h>
      <text:list text:style-name="OrgBulletedList" text:continue-numbering="false">
        <text:list-item>
          <text:p text:style-name="Text_20_body">Growl と連携していると、Emacsがバックグラウンドにあってもアラームに気づける。</text:p>
        </text:list-item>
      </text:list>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pan text:style-name="OrgSrcFontLockCommentDelimiterFace">;;<text:s/></text:span><text:span text:style-name="OrgSrcFontLockCommentFace">アラーム表示を有効にする</text:span></text:p>
      <text:p text:style-name="OrgSrcBlock"><text:s/><text:s/><text:s/>(appt-activate<text:s/>1)</text:p>
      <text:p text:style-name="OrgSrcBlock"><text:s/><text:s/><text:s/><text:span text:style-name="OrgSrcFontLockCommentDelimiterFace">;;<text:s/></text:span><text:span text:style-name="OrgSrcFontLockCommentFace">window<text:s/>を<text:s/>フレーム内に表示する</text:span></text:p>
      <text:p text:style-name="OrgSrcBlock"><text:s/><text:s/><text:s/>(setq<text:s/>appt-display-format<text:s/>'window)</text:p>
      <text:p text:style-name="OrgSrcBlock"><text:s/><text:s/><text:s/><text:span text:style-name="OrgSrcFontLockCommentDelimiterFace">;;<text:s/></text:span><text:span text:style-name="OrgSrcFontLockCommentFace">window<text:s/>を継続表示する時間[s]</text:span></text:p>
      <text:p text:style-name="OrgSrcBlock"><text:s/><text:s/><text:s/>(setq<text:s/>appt-display-duration<text:s/>3)</text:p>
      <text:p text:style-name="OrgSrcBlock"><text:s/><text:s/><text:s/><text:span text:style-name="OrgSrcFontLockCommentDelimiterFace">;;<text:s/></text:span><text:span text:style-name="OrgSrcFontLockCommentFace">ビープ音の有無</text:span></text:p>
      <text:p text:style-name="OrgSrcBlock"><text:s/><text:s/><text:s/>(setq<text:s/>appt-audible<text:s/>t)</text:p>
      <text:p text:style-name="OrgSrcBlock"><text:s/><text:s/><text:s/><text:span text:style-name="OrgSrcFontLockCommentDelimiterFace">;;<text:s/></text:span><text:span text:style-name="OrgSrcFontLockCommentFace">何分前から警告表示を開始するか[m]</text:span></text:p>
      <text:p text:style-name="OrgSrcBlock"><text:s/><text:s/><text:s/>(setq<text:s/>appt-message-warning-time<text:s/>3)</text:p>
      <text:p text:style-name="OrgSrcBlock"><text:s/><text:s/><text:s/><text:span text:style-name="OrgSrcFontLockCommentDelimiterFace">;;<text:s/></text:span><text:span text:style-name="OrgSrcFontLockCommentFace">モードラインにアラームを表示する</text:span></text:p>
      <text:p text:style-name="OrgSrcBlock"><text:s/><text:s/><text:s/>(setq<text:s/>appt-display-mode-line<text:s/>t)</text:p>
      <text:p text:style-name="OrgSrcBlock"><text:s/><text:s/><text:s/><text:span text:style-name="OrgSrcFontLockCommentDelimiterFace">;;<text:s/></text:span><text:span text:style-name="OrgSrcFontLockCommentFace">org-agenda<text:s/>の内容をアラームに登録する</text:span></text:p>
      <text:p text:style-name="OrgSrcBlock"><text:s/><text:s/><text:s/><text:span text:style-name="OrgSrcFontLockCommentDelimiterFace">;;<text:s/></text:span><text:span text:style-name="OrgSrcFontLockCommentFace">(add-hook<text:s/>'org-mode-hook</text:span></text:p>
      <text:p text:style-name="OrgSrcBlock"><text:s/><text:s/><text:s/><text:span text:style-name="OrgSrcFontLockCommentDelimiterFace">;;<text:s/><text:s/><text:s/><text:s/><text:s/><text:s/><text:s/><text:s/><text:s/><text:s/><text:s/></text:span><text:span text:style-name="OrgSrcFontLockCommentFace">'(lambda<text:s/>()</text:span></text:p>
      <text:p text:style-name="OrgSrcBlock"><text:s/><text:s/><text:s/><text:span text:style-name="OrgSrcFontLockCommentDelimiterFace">;;<text:s/><text:s/><text:s/><text:s/><text:s/><text:s/><text:s/><text:s/><text:s/><text:s/><text:s/><text:s/><text:s/><text:s/></text:span><text:span text:style-name="OrgSrcFontLockCommentFace">(message<text:s/>"---<text:s/>agenda<text:s/>to<text:s/>appt")</text:span></text:p>
      <text:p text:style-name="OrgSrcBlock"><text:s/><text:s/><text:s/><text:span text:style-name="OrgSrcFontLockCommentDelimiterFace">;;<text:s/><text:s/><text:s/><text:s/><text:s/><text:s/><text:s/><text:s/><text:s/><text:s/><text:s/><text:s/><text:s/><text:s/></text:span><text:span text:style-name="OrgSrcFontLockCommentFace">(org-agenda-to-appt<text:s/>t<text:s/>'((headline<text:s/>"TODO")))))</text:span></text:p>
      <text:p text:style-name="OrgSrcBlock"><text:s/><text:s/><text:s/><text:span text:style-name="OrgSrcFontLockCommentDelimiterFace">;;<text:s/></text:span><text:span text:style-name="OrgSrcFontLockCommentFace">定期的に更新する</text:span></text:p>
      <text:p text:style-name="OrgSrcBlock"><text:s/><text:s/><text:s/>(run-with-idle-timer<text:s/>300<text:s/>t</text:p>
      <text:p text:style-name="OrgSrcBlock"><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org-agenda-to-appt<text:s/>t<text:s/>'((headline<text:s/><text:span text:style-name="OrgSrcFontLockStringFace">"TODO"</text:span>)))))</text:p>
      <text:p text:style-name="OrgSrcBlock"><text:s/><text:s/><text:s/><text:span text:style-name="OrgSrcFontLockCommentDelimiterFace">;;<text:s/></text:span><text:span text:style-name="OrgSrcFontLockCommentFace">保存時にアラームを登録</text:span></text:p>
      <text:p text:style-name="OrgSrcBlock"><text:s/><text:s/><text:s/><text:span text:style-name="OrgSrcFontLockCommentDelimiterFace">;;<text:s/></text:span><text:span text:style-name="OrgSrcFontLockCommentFace">(add-hook<text:s/>'org-mode-hook</text:span></text:p>
      <text:p text:style-name="OrgSrcBlock"><text:s/><text:s/><text:s/><text:span text:style-name="OrgSrcFontLockCommentDelimiterFace">;;<text:s/><text:s/><text:s/><text:s/><text:s/><text:s/><text:s/><text:s/><text:s/><text:s/><text:s/></text:span><text:span text:style-name="OrgSrcFontLockCommentFace">(lambda()<text:s/>(add-hook<text:s/>'before-save-hook</text:span></text:p>
      <text:p text:style-name="OrgSrcBlock"><text:s/><text:s/><text:s/><text:span text:style-name="OrgSrcFontLockCommentDelimiterFace">;;<text:s/><text:s/><text:s/><text:s/><text:s/><text:s/><text:s/><text:s/><text:s/><text:s/><text:s/><text:s/><text:s/><text:s/><text:s/><text:s/><text:s/><text:s/><text:s/><text:s/><text:s/><text:s/><text:s/><text:s/><text:s/><text:s/><text:s/><text:s/><text:s/><text:s/><text:s/></text:span><text:span text:style-name="OrgSrcFontLockCommentFace">'org-agenda-to-appt<text:s/>t<text:s/>'((headline<text:s/>"TODO")))))</text:span></text:p>
      <text:p text:style-name="OrgSrcBlockLastLine"><text:s/><text:s/><text:s/>))</text:p>
      <text:h text:style-name="Heading_20_2" text:outline-level="2">
<text:bookmark-start text:name="OrgXref.sec-10-11"/>
<text:bookmark text:name="sec-10-11"/>[org-capture] 高速にメモを取る
<text:bookmark-end text:name="OrgXref.sec-10-11"/></text:h>
      <text:p text:style-name="OrgSrcBlock">(eval-after-autoload-if-found</text:p>
      <text:p text:style-name="OrgSrcBlock"><text:s/>'org-capture<text:s/><text:span text:style-name="OrgSrcFontLockStringFace">"org-capture"</text:span><text:s/><text:span text:style-name="OrgSrcFontLockStringFace">"Org<text:s/>Mode"</text:span><text:s/>t<text:s/>nil</text:p>
      <text:p text:style-name="OrgSrcBlock"><text:s/>'(<text:s/><text:s/></text:p>
      <text:p text:style-name="OrgSrcBlock"><text:s/><text:s/><text:s/><text:span text:style-name="OrgSrcFontLockCommentDelimiterFace">;;<text:s/></text:span><text:span text:style-name="OrgSrcFontLockCommentFace">2010-06-13<text:s/>の形式では、タグとして認識されない</text:span></text:p>
      <text:p text:style-name="OrgSrcBlock"><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setq<text:s/>org-default-notes-file<text:s/>(concat<text:s/>org-directory<text:s/><text:span text:style-name="OrgSrcFontLockStringFace">"next.org"</text:span>))</text:p>
      <text:p text:style-name="OrgSrcBlock"><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pan text:style-name="OrgSrcFontLockKeywordFace">defvar</text:span><text:s/><text:span text:style-name="OrgSrcFontLockVariableNameFace">org-capture-research-file</text:span><text:s/>(concat<text:s/>org-directory<text:s/><text:span text:style-name="OrgSrcFontLockStringFace">"research.org"</text:span>))</text:p>
      <text:p text:style-name="OrgSrcBlock"><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pan text:style-name="OrgSrcFontLockKeywordFace">defvar</text:span><text:s/><text:span text:style-name="OrgSrcFontLockVariableNameFace">org-capture-today-file</text:span><text:s/>(concat<text:s/>org-directory<text:s/><text:span text:style-name="OrgSrcFontLockStringFace">"today.org"</text:span>))</text:p>
      <text:p text:style-name="OrgSrcBlock"><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
      <text:p text:style-name="OrgSrcBlock"><text:s/><text:s/><text:s/><text:span text:style-name="OrgSrcFontLockCommentDelimiterFace">;;<text:s/></text:span><text:span text:style-name="OrgSrcFontLockCommentFace">see<text:s/>org.pdf:p73</text:span></text:p>
      <text:p text:style-name="OrgSrcBlock"><text:s/><text:s/><text:s/>(setq<text:s/>org-capture-templates</text:p>
      <text:p text:style-name="OrgSrcBlock"><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file+headline<text:s/>nil<text:s/><text:span text:style-name="OrgSrcFontLockStringFace">"INBOX"</text:span>)<text:s/><text:span text:style-name="OrgSrcFontLockStringFace">"**<text:s/>TODO<text:s/>%?\n\t"</text:span>)</text:p>
      <text:p text:style-name="OrgSrcBlock"><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file+headline<text:s/>,org-capture-ical-file<text:s/><text:span text:style-name="OrgSrcFontLockStringFace">"Schedule"</text:span>)</text:p>
      <text:p text:style-name="OrgSrcBlock"><text:s/><text:s/><text:s/><text:s/><text:s/><text:s/><text:s/><text:s/><text:s/><text:s/><text:s/><text:s/><text:span text:style-name="OrgSrcFontLockStringFace">"**<text:s/>TODO<text:s/>%?\n\t"</text:span>)<text:s/></text:p>
      <text:p text:style-name="OrgSrcBlock"><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file+headline<text:s/>nil<text:s/><text:span text:style-name="OrgSrcFontLockStringFace">"INBOX"</text:span>)</text:p>
      <text:p text:style-name="OrgSrcBlock"><text:s/><text:s/><text:s/><text:s/><text:s/><text:s/><text:s/><text:s/><text:s/><text:s/><text:s/><text:s/><text:span text:style-name="OrgSrcFontLockStringFace">"**<text:s/>TODO<text:s/>%?<text:s/>:Doing:\n<text:s/><text:s/>-<text:s/>\n"</text:span>)</text:p>
      <text:p text:style-name="OrgSrcBlock"><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file+headline<text:s/>,org-capture-today-file<text:s/><text:span text:style-name="OrgSrcFontLockStringFace">"Today"</text:span>)</text:p>
      <text:p text:style-name="OrgSrcBlock"><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pan text:style-name="OrgSrcFontLockStringFace">"i"</text:span><text:s/><text:span text:style-name="OrgSrcFontLockStringFace">"アイディアを書き込む"</text:span><text:s/>entry<text:s/>(file+headline<text:s/>nil<text:s/><text:span text:style-name="OrgSrcFontLockStringFace">"INBOX"</text:span>)</text:p>
      <text:p text:style-name="OrgSrcBlock"><text:s/><text:s/><text:s/><text:s/><text:s/><text:s/><text:s/><text:s/><text:s/><text:s/><text:s/><text:s/><text:span text:style-name="OrgSrcFontLockStringFace">"**<text:s/>%?\n<text:s/><text:s/>-<text:s/>\n\t%U"</text:span>)</text:p>
      <text:p text:style-name="OrgSrcBlock"><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file+headline<text:s/>nil<text:s/><text:span text:style-name="OrgSrcFontLockStringFace">"INBOX"</text:span>)</text:p>
      <text:p text:style-name="OrgSrcBlock"><text:s/><text:s/><text:s/><text:s/><text:s/><text:s/><text:s/><text:s/><text:s/><text:s/><text:s/><text:s/><text:span text:style-name="OrgSrcFontLockStringFace">"**<text:s/>TODO<text:s/>%?<text:s/>:bug:\n<text:s/>%i\n<text:s/>%a<text:s/>%t"</text:span>)</text:p>
      <text:p text:style-name="OrgSrcBlock"><text:s/><text:s/><text:s/><text:s/><text:s/><text:s/><text:s/><text:s/><text:s/><text:s/><text:s/>(<text:span text:style-name="OrgSrcFontLockStringFace">"w"</text:span><text:s/>,(concat<text:s/><text:span text:style-name="OrgSrcFontLockStringFace">"英単語を<text:s/>"</text:span><text:s/>org-capture-words-notes-file</text:p>
      <text:p text:style-name="OrgSrcBlock"><text:s/><text:s/><text:s/><text:s/><text:s/><text:s/><text:s/><text:s/><text:s/><text:s/><text:s/><text:s/><text:s/><text:s/><text:s/><text:s/><text:s/><text:s/><text:s/><text:s/><text:s/><text:s/><text:s/><text:s/><text:s/><text:span text:style-name="OrgSrcFontLockStringFace">"<text:s/>に書き込む"</text:span>)<text:s/>entry</text:p>
      <text:p text:style-name="OrgSrcBlock"><text:s/><text:s/><text:s/><text:s/><text:s/><text:s/><text:s/><text:s/><text:s/><text:s/><text:s/><text:s/><text:s/><text:s/><text:s/><text:s/><text:s/><text:s/><text:s/><text:s/><text:s/><text:s/><text:s/><text:s/><text:s/>(file+headline<text:s/>,org-capture-words-notes-file<text:s/><text:span text:style-name="OrgSrcFontLockStringFace">"WORDS"</text:span>)</text:p>
      <text:p text:style-name="OrgSrcBlock"><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pan text:style-name="OrgSrcFontLockStringFace">"g"</text:span><text:s/>,(concat<text:s/><text:span text:style-name="OrgSrcFontLockStringFace">"英語ノートを<text:s/>"</text:span><text:s/>org-capture-words-notes-file</text:p>
      <text:p text:style-name="OrgSrcBlock"><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entry<text:s/>(file+headline<text:s/>,org-capture-words-notes-file<text:s/><text:span text:style-name="OrgSrcFontLockStringFace">"GRAMMER"</text:span>)</text:p>
      <text:p text:style-name="OrgSrcBlock"><text:s/><text:s/><text:s/><text:s/><text:s/><text:s/><text:s/><text:s/><text:s/><text:s/><text:s/><text:s/><text:span text:style-name="OrgSrcFontLockStringFace">"**<text:s/>%?<text:s/>:%(get-current-date-tags):\n\n%U"</text:span>)</text:p>
      <text:p text:style-name="OrgSrcBlock"><text:s/><text:s/><text:s/><text:s/><text:s/><text:s/><text:s/><text:s/><text:s/><text:s/><text:s/>(<text:span text:style-name="OrgSrcFontLockStringFace">"T"</text:span><text:s/><text:span text:style-name="OrgSrcFontLockStringFace">"時間付きエントリー"</text:span><text:s/>entry<text:s/>(file+headline<text:s/>nil<text:s/><text:span text:style-name="OrgSrcFontLockStringFace">"INBOX"</text:span>)</text:p>
      <text:p text:style-name="OrgSrcBlock"><text:s/><text:s/><text:s/><text:s/><text:s/><text:s/><text:s/><text:s/><text:s/><text:s/><text:s/><text:s/><text:span text:style-name="OrgSrcFontLockStringFace">"**<text:s/>%?<text:s/>%T--\n"</text:span>)</text:p>
      <text:p text:style-name="OrgSrcBlock"><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file+headline<text:s/>nil<text:s/><text:span text:style-name="OrgSrcFontLockStringFace">"INBOX"</text:span>)</text:p>
      <text:p text:style-name="OrgSrcBlock"><text:s/><text:s/><text:s/><text:s/><text:s/><text:s/><text:s/><text:s/><text:s/><text:s/><text:s/><text:s/><text:span text:style-name="OrgSrcFontLockStringFace">"**<text:s/>%?<text:s/>:note:\n\t%U"</text:span>)</text:p>
      <text:p text:style-name="OrgSrcBlock"><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pan text:style-name="OrgSrcFontLockStringFace">"r"</text:span><text:s/>,(concat<text:s/><text:span text:style-name="OrgSrcFontLockStringFace">"研究ノートを<text:s/>"</text:span><text:s/>org-capture-research-file</text:p>
      <text:p text:style-name="OrgSrcBlock"><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entry<text:s/>(file+headline<text:s/>,org-capture-research-file<text:s/><text:span text:style-name="OrgSrcFontLockStringFace">"Survey"</text:span>)</text:p>
      <text:p text:style-name="OrgSrcBlock"><text:s/><text:s/><text:s/><text:s/><text:s/><text:s/><text:s/><text:s/><text:s/><text:s/><text:s/><text:s/><text:span text:style-name="OrgSrcFontLockStringFace">"**<text:s/>%?<text:s/>:note:\n#<text:s/>\n<text:s/><text:s/>-<text:s/>\n\t%U"</text:span>)</text:p>
      <text:p text:style-name="OrgSrcBlock"><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entry<text:s/>(file+headline<text:s/>,org-capture-buffer-file<text:s/><text:span text:style-name="OrgSrcFontLockStringFace">"Buffer"</text:span>)</text:p>
      <text:p text:style-name="OrgSrcBlock"><text:s/><text:s/><text:s/><text:s/><text:s/><text:s/><text:s/><text:s/><text:s/><text:s/><text:s/><text:s/><text:span text:style-name="OrgSrcFontLockStringFace">"**<text:s/>%(get-random-string<text:s/>16)<text:s/>%U\n\n%?\n\n----"</text:span>)))</text:p>
      <text:p text:style-name="OrgSrcBlockLastLine"><text:s/><text:s/><text:s/>))</text:p>
      <text:h text:style-name="Heading_20_2" text:outline-level="2">
<text:bookmark-start text:name="OrgXref.sec-10-12"/>
<text:bookmark text:name="sec-10-12"/>[org-refile]
<text:bookmark-end text:name="OrgXref.sec-10-12"/></text:h>
      <text:p text:style-name="OrgSrcBlock">(eval-after-autoload-if-found</text:p>
      <text:p text:style-name="OrgSrcBlock"><text:s/>'org-refile<text:s/><text:span text:style-name="OrgSrcFontLockStringFace">"org"</text:span><text:s/><text:span text:style-name="OrgSrcFontLockStringFace">"Org<text:s/>Mode"</text:span><text:s/>t<text:s/>nil</text:p>
      <text:p text:style-name="OrgSrcBlock"><text:s/>'((setq<text:s/>org-refile-targets</text:p>
      <text:p text:style-name="OrgSrcBlock"><text:s/><text:s/><text:s/><text:s/><text:s/><text:s/><text:s/><text:s/><text:s/>(quote<text:s/>((<text:span text:style-name="OrgSrcFontLockStringFace">"org-ical.org"</text:span><text:s/><text:span text:style-name="OrgSrcFontLockBuiltinFace">:level</text:span><text:s/>.<text:s/>1)</text:p>
      <text:p text:style-name="OrgSrcBlock"><text:s/><text:s/><text:s/><text:s/><text:s/><text:s/><text:s/><text:s/><text:s/><text:s/><text:s/><text:s/><text:s/><text:s/><text:s/><text:s/><text:s/>(<text:span text:style-name="OrgSrcFontLockStringFace">"work.org"</text:span><text:s/><text:span text:style-name="OrgSrcFontLockBuiltinFace">:level</text:span><text:s/>.<text:s/>1)</text:p>
      <text:p text:style-name="OrgSrcBlock"><text:s/><text:s/><text:s/><text:s/><text:s/><text:s/><text:s/><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text:s/><text:s/><text:s/><text:s/>(<text:span text:style-name="OrgSrcFontLockStringFace">"sleep.org"</text:span><text:s/><text:span text:style-name="OrgSrcFontLockBuiltinFace">:level</text:span><text:s/>.<text:s/>1))))</text:p>
      <text:p text:style-name="OrgSrcBlockLastLine"><text:s/><text:s/><text:s/><text:s/><text:s/><text:s/><text:s/>))</text:p>
      <text:h text:style-name="Heading_20_2" text:outline-level="2">
<text:bookmark-start text:name="OrgXref.sec-10-13"/>
<text:bookmark text:name="sec-10-13"/>[org-babel] 基本設定
<text:bookmark-end text:name="OrgXref.sec-10-13"/></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confirm-babel-evaluate<text:s/>nil)</text:p>
      <text:p text:style-name="OrgSrcBlock"><text:s/><text:s/><text:s/>(setq<text:s/>org-src-fontify-natively<text:s/>t)</text:p>
      <text:p text:style-name="OrgSrcBlock"><text:s/><text:s/><text:s/>(setq<text:s/>org-src-tab-acts-natively<text:s/>t)</text:p>
      <text:p text:style-name="OrgSrcBlock"><text:s/><text:s/><text:s/><text:span text:style-name="OrgSrcFontLockCommentDelimiterFace">;;<text:s/></text:span><text:span text:style-name="OrgSrcFontLockCommentFace">org-src-window-setup<text:s/>(current-window,<text:s/>other-window,<text:s/>other-frame)</text:span></text:p>
      <text:p text:style-name="OrgSrcBlock"><text:s/><text:s/><text:s/>(setq<text:s/>org-src-window-setup<text:s/>'current-window)</text:p>
      <text:p text:style-name="OrgSrcBlock"><text:s/><text:s/><text:s/><text:span text:style-name="OrgSrcFontLockCommentDelimiterFace">;;<text:s/></text:span><text:span text:style-name="OrgSrcFontLockCommentFace">Add<text:s/>":results<text:s/>output"<text:s/>after<text:s/>program<text:s/>name</text:span></text:p>
      <text:p text:style-name="OrgSrcBlock"><text:s/><text:s/><text:s/>(org-babel-do-load-languages</text:p>
      <text:p text:style-name="OrgSrcBlock"><text:s/><text:s/><text:s/><text:s/>'org-babel-load-languages</text:p>
      <text:p text:style-name="OrgSrcBlock"><text:s/><text:s/><text:s/><text:s/>'((dot<text:s/>.<text:s/>t)</text:p>
      <text:p text:style-name="OrgSrcBlock"><text:s/><text:s/><text:s/><text:s/><text:s/><text:s/>(C<text:s/>.<text:s/>t)</text:p>
      <text:p text:style-name="OrgSrcBlock"><text:s/><text:s/><text:s/><text:s/><text:s/><text:s/>(perl<text:s/>.<text:s/>t)</text:p>
      <text:p text:style-name="OrgSrcBlock"><text:s/><text:s/><text:s/><text:s/><text:s/><text:s/>(sh<text:s/>.<text:s/>t)</text:p>
      <text:p text:style-name="OrgSrcBlock"><text:s/><text:s/><text:s/><text:s/><text:s/><text:s/>(python<text:s/>.<text:s/>t)))</text:p>
      <text:p text:style-name="OrgSrcBlock"><text:s/><text:s/><text:s/><text:span text:style-name="OrgSrcFontLockCommentDelimiterFace">;;<text:s/></text:span><text:span text:style-name="OrgSrcFontLockCommentFace">(require<text:s/>'ob-C<text:s/>nil<text:s/>t)</text:span></text:p>
      <text:p text:style-name="OrgSrcBlock"><text:s/><text:s/><text:s/><text:span text:style-name="OrgSrcFontLockCommentDelimiterFace">;;<text:s/></text:span><text:span text:style-name="OrgSrcFontLockCommentFace">(require<text:s/>'ob-perl<text:s/>nil<text:s/>t)</text:span></text:p>
      <text:p text:style-name="OrgSrcBlock"><text:s/><text:s/><text:s/><text:span text:style-name="OrgSrcFontLockCommentDelimiterFace">;;<text:s/></text:span><text:span text:style-name="OrgSrcFontLockCommentFace">(require<text:s/>'ob-sh<text:s/>nil<text:s/>t)</text:span></text:p>
      <text:p text:style-name="OrgSrcBlock"><text:s/><text:s/><text:s/><text:span text:style-name="OrgSrcFontLockCommentDelimiterFace">;;<text:s/></text:span><text:span text:style-name="OrgSrcFontLockCommentFace">(require<text:s/>'ob-python<text:s/>nil<text:s/>t)</text:span></text:p>
      <text:p text:style-name="OrgSrcBlock"/>
      <text:p text:style-name="OrgSrcBlock"><text:s/><text:s/><text:s/><text:span text:style-name="OrgSrcFontLockCommentDelimiterFace">;;<text:s/></text:span><text:span text:style-name="OrgSrcFontLockCommentFace">実装済みの言語に好きな名前を紐付ける</text:span></text:p>
      <text:p text:style-name="OrgSrcBlock"><text:s/><text:s/><text:s/>(add-to-list<text:s/>'org-src-lang-modes<text:s/>'(<text:span text:style-name="OrgSrcFontLockStringFace">"cs"</text:span><text:s/>.<text:s/>csharp))</text:p>
      <text:p text:style-name="OrgSrcBlockLastLine"><text:s/><text:s/><text:s/>(add-to-list<text:s/>'org-src-lang-modes<text:s/>'(<text:span text:style-name="OrgSrcFontLockStringFace">"zsh"</text:span><text:s/>.<text:s/>sh))))</text:p>
      <text:h text:style-name="Heading_20_2" text:outline-level="2">
<text:bookmark-start text:name="OrgXref.sec-10-14"/>
<text:bookmark text:name="sec-10-14"/>[org-babel] ソースブロックの入力キーをカスタマイズ
<text:bookmark-end text:name="OrgXref.sec-10-14"/></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add-to-list<text:s/>'org-structure-template-alist</text:p>
      <text:p text:style-name="OrgSrcBlock"><text:s/><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text:s/>(add-to-list<text:s/>'org-structure-template-alist</text:p>
      <text:p text:style-name="OrgSrcBlockLastLine"><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bookmark-start text:name="OrgXref.sec-10-15"/>
<text:bookmark text:name="sec-10-15"/>[MobileOrg] iOS との連携
<text:bookmark-end text:name="OrgXref.sec-10-15"/></text:h>
      <text:p text:style-name="Text_20_body"><text:a xlink:type="simple" xlink:href="http://orgmode.org/manual/Setting-up-the-staging-area.html">http://orgmode.org/manual/Setting-up-the-staging-area.html</text:a></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text:s/><text:s/><text:span text:style-name="OrgSrcFontLockCommentDelimiterFace">;;</text:span><text:span text:style-name="OrgSrcFontLockCommentFace">(setq<text:s/>org-mobile-files<text:s/>'("~/Dropbox/org/next.org"<text:s/>"1.org"<text:s/>"2.org"))</text:span></text:p>
      <text:p text:style-name="OrgSrcBlock"><text:s/><text:s/><text:s/>(setq<text:s/>org-mobile-files<text:s/>'(<text:span text:style-name="OrgSrcFontLockStringFace">"~/Dropbox/org/next.org"</text:span>))</text:p>
      <text:p text:style-name="OrgSrcBlock"><text:s/><text:s/><text:s/><text:span text:style-name="OrgSrcFontLockCommentDelimiterFace">;;</text:span><text:span text:style-name="OrgSrcFontLockCommentFace">(setq<text:s/>org-mobile-force-id-on-agenda-items<text:s/>nil)</text:span></text:p>
      <text:p text:style-name="OrgSrcBlock"/>
      <text:p text:style-name="OrgSrcBlock"><text:s/><text:s/><text:s/><text:span text:style-name="OrgSrcFontLockCommentDelimiterFace">;;<text:s/></text:span><text:span text:style-name="OrgSrcFontLockCommentFace">Set<text:s/>a<text:s/>file<text:s/>to<text:s/>capture<text:s/>data<text:s/>from<text:s/>iOS<text:s/>devices</text:span></text:p>
      <text:p text:style-name="OrgSrcBlock"><text:s/><text:s/><text:s/>(setq<text:s/>org-mobile-inbox-for-pull<text:s/>(concat<text:s/>org-directory<text:s/><text:span text:style-name="OrgSrcFontLockStringFace">"captured.org"</text:span>))</text:p>
      <text:p text:style-name="OrgSrcBlock"/>
      <text:p text:style-name="OrgSrcBlock"><text:s/><text:s/><text:s/><text:span text:style-name="OrgSrcFontLockCommentDelimiterFace">;;<text:s/></text:span><text:span text:style-name="OrgSrcFontLockCommentFace">Upload<text:s/>location<text:s/>stored<text:s/>org<text:s/>files<text:s/>(index.org<text:s/>will<text:s/>be<text:s/>created)</text:span></text:p>
      <text:p text:style-name="OrgSrcBlock"><text:s/><text:s/><text:s/>(setq<text:s/>org-mobile-directory<text:s/><text:span text:style-name="OrgSrcFontLockStringFace">"~/Dropbox/Apps/MobileOrg/"</text:span>)</text:p>
      <text:p text:style-name="OrgSrcBlock"/>
      <text:p text:style-name="OrgSrcBlock"><text:span text:style-name="OrgSrcFontLockCommentDelimiterFace">;;;<text:s/></text:span><text:span text:style-name="OrgSrcFontLockCommentFace">Menu<text:s/>to<text:s/>push<text:s/>or<text:s/>pull<text:s/>org<text:s/>files<text:s/>using<text:s/>MobileOrg</text:span></text:p>
      <text:p text:style-name="OrgSrcBlock"><text:s/><text:s/><text:s/>(<text:span text:style-name="OrgSrcFontLockKeywordFace">defun</text:span><text:s/><text:span text:style-name="OrgSrcFontLockFunctionNameFace">org-mobile-sync</text:span><text:s/>()</text:p>
      <text:p text:style-name="OrgSrcBlock"><text:s/><text:s/><text:s/><text:s/><text:s/>(interactive)</text:p>
      <text:p text:style-name="OrgSrcBlock"><text:s/><text:s/><text:s/><text:s/><text:s/>(<text:span text:style-name="OrgSrcFontLockKeywordFace">let</text:span></text:p>
      <text:p text:style-name="OrgSrcBlock"><text:s/><text:s/><text:s/><text:s/><text:s/><text:s/><text:s/><text:s/><text:s/>(org-mobile-sync-type</text:p>
      <text:p text:style-name="OrgSrcBlock"><text:s/><text:s/><text:s/><text:s/><text:s/><text:s/><text:s/><text:s/><text:s/><text:s/>(read-from-minibuffer<text:s/><text:span text:style-name="OrgSrcFontLockStringFace">"How<text:s/>do<text:s/>you<text:s/>sync<text:s/>the<text:s/>org<text:s/>files?<text:s/>(pull<text:s/>or<text:s/>push)<text:s/>"</text:span>))</text:p>
      <text:p text:style-name="OrgSrcBlock"><text:s/><text:s/><text:s/><text:s/><text:s/><text:s/><text:s/>(message<text:s/><text:span text:style-name="OrgSrcFontLockStringFace">"%s"</text:span><text:s/>org-mobile-sync-type)</text:p>
      <text:p text:style-name="OrgSrcBlock"><text:s/><text:s/><text:s/><text:s/><text:s/><text:s/><text:s/>(<text:span text:style-name="OrgSrcFontLockKeywordFace">cond</text:span></text:p>
      <text:p text:style-name="OrgSrcBlock"><text:s/><text:s/><text:s/><text:s/><text:s/><text:s/><text:s/><text:s/>((string=<text:s/><text:span text:style-name="OrgSrcFontLockStringFace">"pull"</text:span><text:s/>org-mobile-sync-type)<text:s/>(org-mobile-pull))</text:p>
      <text:p text:style-name="OrgSrcBlock"><text:s/><text:s/><text:s/><text:s/><text:s/><text:s/><text:s/><text:s/>((string=<text:s/><text:span text:style-name="OrgSrcFontLockStringFace">"push"</text:span><text:s/>org-mobile-sync-type)<text:s/>(org-mobile-push)))))</text:p>
      <text:p text:style-name="OrgSrcBlockLastLine"><text:s/><text:s/><text:s/>))</text:p>
      <text:h text:style-name="Heading_20_2" text:outline-level="2">
<text:bookmark-start text:name="OrgXref.sec-10-16"/>
<text:bookmark text:name="sec-10-16"/>[org-tree-slide] Org でプレゼンテーション
<text:bookmark-end text:name="OrgXref.sec-10-16"/></text:h>
      <text:p text:style-name="Text_20_body"><text:a xlink:type="simple" xlink:href="http://pastelwill.jp/wiki/doku.php?id=emacs:org-tree-slide">http://pastelwill.jp/wiki/doku.php?id=emacs:org-tree-slide</text:a></text:p>
      <text:p text:style-name="OrgSrcBlock"><text:span text:style-name="OrgSrcFontLockCommentDelimiterFace">;;<text:s/></text:span><text:span text:style-name="OrgSrcFontLockCommentFace">Org-tree-slide</text:span></text:p>
      <text:p text:style-name="OrgSrcBlock">(<text:span text:style-name="OrgSrcFontLockKeywordFace">when</text:span><text:s/>(eval-after-autoload-if-found</text:p>
      <text:p text:style-name="OrgSrcBlock"><text:s/><text:s/><text:s/><text:s/><text:s/><text:s/><text:s/>'org-tree-slide-mode<text:s/><text:span text:style-name="OrgSrcFontLockStringFace">"org-tree-slide"</text:span><text:s/>nil<text:s/>t<text:s/>nil</text:p>
      <text:p text:style-name="OrgSrcBlock"><text:s/><text:s/><text:s/><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text:s/><text:s/><text:s/><text:s/><text:s/>(define-key<text:s/>org-tree-slide-mode-map<text:s/>(kbd<text:s/><text:span text:style-name="OrgSrcFontLockStringFace">"&lt;f9&gt;"</text:span>)</text:p>
      <text:p text:style-name="OrgSrcBlock"><text:s/><text:s/><text:s/><text:s/><text:s/><text:s/><text:s/><text:s/><text:s/><text:s/><text:s/>'org-tree-slide-move-previous-tree)</text:p>
      <text:p text:style-name="OrgSrcBlock"><text:s/><text:s/><text:s/><text:s/><text:s/><text:s/><text:s/><text:s/><text:s/>(define-key<text:s/>org-tree-slide-mode-map<text:s/>(kbd<text:s/><text:span text:style-name="OrgSrcFontLockStringFace">"&lt;f10&gt;"</text:span>)</text:p>
      <text:p text:style-name="OrgSrcBlock"><text:s/><text:s/><text:s/><text:s/><text:s/><text:s/><text:s/><text:s/><text:s/><text:s/><text:s/>'org-tree-slide-move-next-tree)</text:p>
      <text:p text:style-name="OrgSrcBlock"><text:s/><text:s/><text:s/><text:s/><text:s/><text:s/><text:s/><text:s/><text:s/>(org-tree-slide-narrowing-control-profile)</text:p>
      <text:p text:style-name="OrgSrcBlock"><text:s/><text:s/><text:s/><text:s/><text:s/><text:s/><text:s/><text:s/><text:s/>(setq<text:s/>org-tree-slide-modeline-display<text:s/>'outside)</text:p>
      <text:p text:style-name="OrgSrcBlock"><text:s/><text:s/><text:s/><text:s/><text:s/><text:s/><text:s/><text:s/><text:s/>(setq<text:s/>org-tree-slide-skip-outline-level<text:s/>5)</text:p>
      <text:p text:style-name="OrgSrcBlock"><text:s/><text:s/><text:s/><text:s/><text:s/><text:s/><text:s/><text:s/><text:s/>(setq<text:s/>org-tree-slide-skip-done<text:s/>nil)))</text:p>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p>
      <text:h text:style-name="Heading_20_2" text:outline-level="2">
<text:bookmark-start text:name="OrgXref.sec-10-17"/>
<text:bookmark text:name="sec-10-17"/>[org-tree-slide] クロックインとアウトを自動化する
<text:bookmark-end text:name="OrgXref.sec-10-17"/></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p>
      <text:p text:style-name="OrgSrcBlock">(eval-after-autoload-if-found</text:p>
      <text:p text:style-name="OrgSrcBlock"><text:s/>'org-tree-slide-mode<text:s/><text:span text:style-name="OrgSrcFontLockStringFace">"org-tree-slide"</text:span><text:s/>nil<text:s/>t<text:s/>nil</text:p>
      <text:p text:style-name="OrgSrcBlock"><text:s/>'((<text:span text:style-name="OrgSrcFontLockKeywordFace">defun</text:span><text:s/><text:span text:style-name="OrgSrcFontLockFunctionNameFace">my:org-clock-in</text:span><text:s/>()</text:p>
      <text:p text:style-name="OrgSrcBlock"><text:s/><text:s/><text:s/><text:s/><text:s/>(setq<text:s/>vc-display-status<text:s/>nil)<text:s/><text:span text:style-name="OrgSrcFontLockCommentDelimiterFace">;;<text:s/></text:span><text:span text:style-name="OrgSrcFontLockCommentFace">モードライン節約</text:span></text:p>
      <text:p text:style-name="OrgSrcBlock"><text:s/><text:s/><text:s/><text:s/><text:s/>(org-clock-in))</text:p>
      <text:p text:style-name="OrgSrcBlock"/>
      <text:p text:style-name="OrgSrcBlock"><text:s/><text:s/><text:s/>(<text:span text:style-name="OrgSrcFontLockKeywordFace">defun</text:span><text:s/><text:span text:style-name="OrgSrcFontLockFunctionNameFace">my:org-clock-out</text:span><text:s/>()</text:p>
      <text:p text:style-name="OrgSrcBlock"><text:s/><text:s/><text:s/><text:s/><text:s/>(setq<text:s/>vc-display-status<text:s/>t)<text:s/><text:span text:style-name="OrgSrcFontLockCommentDelimiterFace">;;<text:s/></text:span><text:span text:style-name="OrgSrcFontLockCommentFace">モードライン節約解除</text:span></text:p>
      <text:p text:style-name="OrgSrcBlock"><text:s/><text:s/><text:s/><text:s/><text:s/>(<text:span text:style-name="OrgSrcFontLockKeywordFace">require</text:span><text:s/>'<text:span text:style-name="OrgSrcFontLockConstantFace">org-clock</text:span><text:s/>nil<text:s/>t)</text:p>
      <text:p text:style-name="OrgSrcBlock"><text:s/><text:s/><text:s/><text:s/><text:s/>(<text:span text:style-name="OrgSrcFontLockKeywordFace">when</text:span><text:s/>(org-clocking-p)<text:s/>(org-clock-out)))</text:p>
      <text:p text:style-name="OrgSrcBlock"/>
      <text:p text:style-name="OrgSrcBlock"><text:s/><text:s/><text:s/>(add-hook<text:s/>'org-tree-slide-before-move-previous-hook</text:p>
      <text:p text:style-name="OrgSrcBlock"><text:s/><text:s/><text:s/><text:s/><text:s/><text:s/><text:s/><text:s/><text:s/><text:s/><text:s/><text:s/><text:s/>'my:org-clock-out)</text:p>
      <text:p text:style-name="OrgSrcBlock"><text:s/><text:s/><text:s/>(add-hook<text:s/>'org-tree-slide-before-move-next-hook</text:p>
      <text:p text:style-name="OrgSrcBlock"><text:s/><text:s/><text:s/><text:s/><text:s/><text:s/><text:s/><text:s/><text:s/><text:s/><text:s/><text:s/><text:s/>'my:org-clock-out)</text:p>
      <text:p text:style-name="OrgSrcBlock"><text:s/><text:s/><text:s/>(add-hook<text:s/>'org-tree-slide-stop-hook<text:s/>'my:org-clock-out)</text:p>
      <text:p text:style-name="OrgSrcBlock"/>
      <text:p text:style-name="OrgSrcBlock"><text:s/><text:s/><text:s/>(add-hook<text:s/>'org-tree-slide-before-narrow-hook</text:p>
      <text:p text:style-name="OrgSrcBlock"><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p>
      <text:p text:style-name="OrgSrcBlock"><text:s/><text:s/><text:s/><text:s/><text:s/><text:s/><text:s/><text:s/><text:s/><text:s/><text:s/><text:s/><text:s/><text:s/><text:s/><text:s/><text:s/><text:s/><text:s/><text:s/>(and<text:s/>(equal<text:s/>(buffer-name)<text:s/><text:span text:style-name="OrgSrcFontLockStringFace">"work.org"</text:span>)</text:p>
      <text:p text:style-name="OrgSrcBlock"><text:s/><text:s/><text:s/><text:s/><text:s/><text:s/><text:s/><text:s/><text:s/><text:s/><text:s/><text:s/><text:s/><text:s/><text:s/><text:s/><text:s/><text:s/><text:s/><text:s/><text:s/><text:s/><text:s/><text:s/><text:s/>(and<text:s/>(or<text:s/>(eq<text:s/>(org-outline-level)<text:s/>2)</text:p>
      <text:p text:style-name="OrgSrcBlock"><text:s/><text:s/><text:s/><text:s/><text:s/><text:s/><text:s/><text:s/><text:s/><text:s/><text:s/><text:s/><text:s/><text:s/><text:s/><text:s/><text:s/><text:s/><text:s/><text:s/><text:s/><text:s/><text:s/><text:s/><text:s/><text:s/><text:s/><text:s/><text:s/><text:s/><text:s/><text:s/><text:s/><text:s/>(eq<text:s/>(org-outline-level)<text:s/>3))</text:p>
      <text:p text:style-name="OrgSrcBlock"><text:s/><text:s/><text:s/><text:s/><text:s/><text:s/><text:s/><text:s/><text:s/><text:s/><text:s/><text:s/><text:s/><text:s/><text:s/><text:s/><text:s/><text:s/><text:s/><text:s/><text:s/><text:s/><text:s/><text:s/><text:s/><text:s/><text:s/><text:s/><text:s/><text:s/>(looking-at<text:s/>(concat<text:s/><text:span text:style-name="OrgSrcFontLockStringFace">"^\\*+<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org-not-done-regexp))))</text:p>
      <text:p text:style-name="OrgSrcBlockLastLine"><text:s/><text:s/><text:s/><text:s/><text:s/><text:s/><text:s/><text:s/><text:s/><text:s/><text:s/><text:s/><text:s/><text:s/><text:s/><text:s/><text:s/><text:s/>(my:org-clock-in))))))</text:p>
      <text:h text:style-name="Heading_20_2" text:outline-level="2">
<text:bookmark-start text:name="OrgXref.sec-10-18"/>
<text:bookmark text:name="sec-10-18"/>[org-tree-slide] 特定のツリーをプロポーショナルフォントで表示する
<text:bookmark-end text:name="OrgXref.sec-10-18"/></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p>
      <text:p text:style-name="OrgSrcBlock">(eval-after-autoload-if-found</text:p>
      <text:p text:style-name="OrgSrcBlock"><text:s/>'org-tree-slide-mode<text:s/><text:span text:style-name="OrgSrcFontLockStringFace">"org-tree-slide"</text:span><text:s/>nil<text:s/>t<text:s/>nil</text:p>
      <text:p text:style-name="OrgSrcBlock"><text:s/>'((<text:span text:style-name="OrgSrcFontLockKeywordFace">defcustom</text:span><text:s/><text:span text:style-name="OrgSrcFontLockVariableNameFace">use-proportional-font</text:span><text:s/>nil</text:p>
      <text:p text:style-name="OrgSrcBlock"><text:s/><text:s/><text:s/><text:s/><text:s/><text:span text:style-name="OrgSrcFontLockDocFace">"The<text:s/>status<text:s/>of<text:s/>FONT<text:s/>property"</text:span></text:p>
      <text:p text:style-name="OrgSrcBlock"><text:s/><text:s/><text:s/><text:s/><text:s/><text:span text:style-name="OrgSrcFontLockBuiltinFace">:type</text:span><text:s/>'boolean</text:p>
      <text:p text:style-name="OrgSrcBlock"><text:s/><text:s/><text:s/><text:s/><text:s/><text:span text:style-name="OrgSrcFontLockBuiltinFace">:group</text:span><text:s/>'org-mode)</text:p>
      <text:p text:style-name="OrgSrcBlock"/>
      <text:p text:style-name="OrgSrcBlock"><text:s/><text:s/><text:s/>(set-face-attribute<text:s/>'variable-pitch<text:s/>nil</text:p>
      <text:p text:style-name="OrgSrcBlock"><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pan text:style-name="OrgSrcFontLockBuiltinFace">:height</text:span><text:s/>125)</text:p>
      <text:p text:style-name="OrgSrcBlock"/>
      <text:p text:style-name="OrgSrcBlock"><text:s/><text:s/><text:s/>(<text:span text:style-name="OrgSrcFontLockKeywordFace">defun</text:span><text:s/><text:span text:style-name="OrgSrcFontLockFunctionNameFace">my:proportional-font-toggle</text:span><text:s/>()</text:p>
      <text:p text:style-name="OrgSrcBlock"><text:s/><text:s/><text:s/><text:s/><text:s/>(interactive)</text:p>
      <text:p text:style-name="OrgSrcBlock"><text:s/><text:s/><text:s/><text:s/><text:s/>(setq<text:s/>use-proportional-font<text:s/>(not<text:s/>use-proportional-font))</text:p>
      <text:p text:style-name="OrgSrcBlock"><text:s/><text:s/><text:s/><text:s/><text:s/>(<text:span text:style-name="OrgSrcFontLockKeywordFace">if</text:span><text:s/>use-proportional-font</text:p>
      <text:p text:style-name="OrgSrcBlock"><text:s/><text:s/><text:s/><text:s/><text:s/><text:s/><text:s/><text:s/><text:s/>(org-entry-put<text:s/>nil<text:s/><text:span text:style-name="OrgSrcFontLockStringFace">"FONT"</text:span><text:s/><text:span text:style-name="OrgSrcFontLockStringFace">"PROPORTIONAL"</text:span>)</text:p>
      <text:p text:style-name="OrgSrcBlock"><text:s/><text:s/><text:s/><text:s/><text:s/><text:s/><text:s/>(org-delete-property<text:s/><text:span text:style-name="OrgSrcFontLockStringFace">"FONT"</text:span>)))</text:p>
      <text:p text:style-name="OrgSrcBlock"/>
      <text:p text:style-name="OrgSrcBlock"><text:s/><text:s/><text:s/>(add-hook<text:s/>'org-tree-slide-before-narrow-hook</text:p>
      <text:p text:style-name="OrgSrcBlock"><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buffer-face-set<text:s/>'variable-pitch)</text:p>
      <text:p text:style-name="OrgSrcBlock"><text:s/><text:s/><text:s/><text:s/><text:s/><text:s/><text:s/><text:s/><text:s/><text:s/><text:s/><text:s/><text:s/><text:s/><text:s/><text:s/><text:s/><text:s/>(buffer-face-mode<text:s/>0))))</text:p>
      <text:p text:style-name="OrgSrcBlock"><text:s/><text:s/><text:s/>(add-hook<text:s/>'org-tree-slide-stop-hook</text:p>
      <text:p text:style-name="OrgSrcBlock"><text:s/><text:s/><text:s/><text:s/><text:s/><text:s/><text:s/><text:s/><text:s/><text:s/><text:s/><text:s/><text:s/>'(<text:span text:style-name="OrgSrcFontLockKeywordFace">lambda</text:span><text:s/>()</text:p>
      <text:p text:style-name="OrgSrcBlockLastLine"><text:s/><text:s/><text:s/><text:s/><text:s/><text:s/><text:s/><text:s/><text:s/><text:s/><text:s/><text:s/><text:s/><text:s/><text:s/><text:s/>(buffer-face-mode<text:s/>0)))))</text:p>
      <text:h text:style-name="Heading_20_3" text:outline-level="3">
<text:bookmark-start text:name="OrgXref.sec-10-18-1"/>
<text:bookmark text:name="sec-10-18-1"/>キーバインド
<text:bookmark-end text:name="OrgXref.sec-10-18-1"/></text:h>
      <text:p text:style-name="OrgSrcBlock">(<text:span text:style-name="OrgSrcFontLockKeywordFace">with-eval-after-load</text:span><text:s/><text:span text:style-name="OrgSrcFontLockStringFace">"org"</text:span></text:p>
      <text:p text:style-name="OrgSrcBlockLastLine"><text:s/><text:s/>(define-key<text:s/>org-mode-map<text:s/>(kbd<text:s/><text:span text:style-name="OrgSrcFontLockStringFace">"C-c<text:s/>f<text:s/>p"</text:span>)<text:s/>'my:proportional-font-toggle))</text:p>
      <text:h text:style-name="Heading_20_2" text:outline-level="2">
<text:bookmark-start text:name="OrgXref.sec-10-19"/>
<text:bookmark text:name="sec-10-19"/>[org-fstree] ディレクトリ構造を読み取る
<text:bookmark-end text:name="OrgXref.sec-10-19"/></text:h>
      <text:p text:style-name="OrgSrcBlock">(eval-after-autoload-if-found</text:p>
      <text:p text:style-name="OrgSrcBlock"><text:s/>'org-mode<text:s/><text:span text:style-name="OrgSrcFontLockStringFace">"org"</text:span><text:s/>nil<text:s/>t<text:s/>nil</text:p>
      <text:p text:style-name="OrgSrcBlockLastLine"><text:s/>'((<text:span text:style-name="OrgSrcFontLockKeywordFace">require</text:span><text:s/>'<text:span text:style-name="OrgSrcFontLockConstantFace">org-fstree</text:span><text:s/>nil<text:s/>t)))</text:p>
      <text:h text:style-name="Heading_20_2" text:outline-level="2">
<text:bookmark-start text:name="OrgXref.sec-10-20"/>
<text:bookmark text:name="sec-10-20"/>[calfw-org] calfw に org の予定を表示する
<text:bookmark-end text:name="OrgXref.sec-10-20"/></text:h>
      <text:p text:style-name="Text_20_body">org-mode の表のようにフェイスを統一しています。 <text:span text:style-name="OrgCode">calfw</text:span> を起動する時に、自動的にフレームサイズを拡大するような独自関数をぶら下げています。</text:p>
      <text:p text:style-name="OrgSrcBlock">(<text:span text:style-name="OrgSrcFontLockKeywordFace">when</text:span><text:s/>(eval-after-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s/>nil</text:p>
      <text:p text:style-name="OrgSrcBlock"><text:s/><text:s/><text:s/><text:s/><text:s/><text:s/><text:s/>'(</text:p>
      <text:p text:style-name="OrgSrcBlock"><text:s/><text:s/><text:s/><text:s/><text:s/><text:s/><text:s/><text:s/><text:s/><text:span text:style-name="OrgSrcFontLockCommentDelimiterFace">;;<text:s/></text:span><text:span text:style-name="OrgSrcFontLockCommentFace">icalendar<text:s/>との連結</text:span></text:p>
      <text:p text:style-name="OrgSrcBlock"><text:s/><text:s/><text:s/><text:s/><text:s/><text:s/><text:s/><text:s/><text:s/>(setq<text:s/>cfw:org-icalendars<text:s/>'(<text:span text:style-name="OrgSrcFontLockStringFace">"~/Dropbox/org/org-ical.org"</text:span>))</text:p>
      <text:p text:style-name="OrgSrcBlock"/>
      <text:p text:style-name="OrgSrcBlock"><text:s/><text:s/><text:s/><text:s/><text:s/><text:s/><text:s/><text:s/><text:s/><text:span text:style-name="OrgSrcFontLockCommentDelimiterFace">;;<text:s/></text:span><text:span text:style-name="OrgSrcFontLockCommentFace">org<text:s/>で使う表にフェイスを統一</text:span></text:p>
      <text:p text:style-name="OrgSrcBlock"><text:s/><text:s/><text:s/><text:s/><text:s/><text:s/><text:s/><text:s/><text:s/>(setq<text:s/>cfw:fchar-junction<text:s/>?+</text:p>
      <text:p text:style-name="OrgSrcBlock"><text:s/><text:s/><text:s/><text:s/><text:s/><text:s/><text:s/><text:s/><text:s/><text:s/><text:s/><text:s/><text:s/><text:s/><text:s/>cfw:fchar-vertical-line<text:s/>?|</text:p>
      <text:p text:style-name="OrgSrcBlock"><text:s/><text:s/><text:s/><text:s/><text:s/><text:s/><text:s/><text:s/><text:s/><text:s/><text:s/><text:s/><text:s/><text:s/><text:s/>cfw:fchar-horizontal-line<text:s/>?-</text:p>
      <text:p text:style-name="OrgSrcBlock"><text:s/><text:s/><text:s/><text:s/><text:s/><text:s/><text:s/><text:s/><text:s/><text:s/><text:s/><text:s/><text:s/><text:s/><text:s/>cfw:fchar-left-junction<text:s/>?|</text:p>
      <text:p text:style-name="OrgSrcBlock"><text:s/><text:s/><text:s/><text:s/><text:s/><text:s/><text:s/><text:s/><text:s/><text:s/><text:s/><text:s/><text:s/><text:s/><text:s/>cfw:fchar-right-junction<text:s/>?|</text:p>
      <text:p text:style-name="OrgSrcBlock"><text:s/><text:s/><text:s/><text:s/><text:s/><text:s/><text:s/><text:s/><text:s/><text:s/><text:s/><text:s/><text:s/><text:s/><text:s/>cfw:fchar-top-junction<text:s/>?+</text:p>
      <text:p text:style-name="OrgSrcBlock"><text:s/><text:s/><text:s/><text:s/><text:s/><text:s/><text:s/><text:s/><text:s/><text:s/><text:s/><text:s/><text:s/><text:s/><text:s/>cfw:fchar-top-left-corner<text:s/>?|</text:p>
      <text:p text:style-name="OrgSrcBlock"><text:s/><text:s/><text:s/><text:s/><text:s/><text:s/><text:s/><text:s/><text:s/><text:s/><text:s/><text:s/><text:s/><text:s/><text:s/>cfw:fchar-top-right-corner<text:s/>?|<text:s/>)</text:p>
      <text:p text:style-name="OrgSrcBlock"/>
      <text:p text:style-name="OrgSrcBlock"><text:s/><text:s/><text:s/><text:s/><text:s/><text:s/><text:s/><text:s/><text:s/>(<text:span text:style-name="OrgSrcFontLockKeywordFace">defun</text:span><text:s/><text:span text:style-name="OrgSrcFontLockFunctionNameFace">my:org-mark-ring-goto-calfw</text:span><text:s/>()</text:p>
      <text:p text:style-name="OrgSrcBlock"><text:s/><text:s/><text:s/><text:s/><text:s/><text:s/><text:s/><text:s/><text:s/><text:s/><text:s/>(interactive)</text:p>
      <text:p text:style-name="OrgSrcBlock"><text:s/><text:s/><text:s/><text:s/><text:s/><text:s/><text:s/><text:s/><text:s/><text:s/><text:s/>(org-mark-ring-goto))</text:p>
      <text:p text:style-name="OrgSrcBlock"/>
      <text:p text:style-name="OrgSrcBlock"><text:s/><text:s/><text:s/><text:s/><text:s/><text:s/><text:s/><text:s/><text:s/>(<text:span text:style-name="OrgSrcFontLockKeywordFace">defun</text:span><text:s/><text:span text:style-name="OrgSrcFontLockFunctionNameFace">my:cfw-open-org-calendar</text:span><text:s/>()</text:p>
      <text:p text:style-name="OrgSrcBlock"><text:s/><text:s/><text:s/><text:s/><text:s/><text:s/><text:s/><text:s/><text:s/><text:s/><text:s/>(interactive)</text:p>
      <text:p text:style-name="OrgSrcBlock"><text:s/><text:s/><text:s/><text:s/><text:s/><text:s/><text:s/><text:s/><text:s/><text:s/><text:s/>(change-frame-width-double)</text:p>
      <text:p text:style-name="OrgSrcBlock"><text:s/><text:s/><text:s/><text:s/><text:s/><text:s/><text:s/><text:s/><text:s/><text:s/><text:s/>(cfw:open-org-calendar))</text:p>
      <text:p text:style-name="OrgSrcBlock"/>
      <text:p text:style-name="OrgSrcBlock"><text:s/><text:s/><text:s/><text:s/><text:s/><text:s/><text:s/><text:s/><text:s/>(<text:span text:style-name="OrgSrcFontLockKeywordFace">defun</text:span><text:s/><text:span text:style-name="OrgSrcFontLockFunctionNameFace">my:cfw-burry-buffer</text:span><text:s/>()</text:p>
      <text:p text:style-name="OrgSrcBlock"><text:s/><text:s/><text:s/><text:s/><text:s/><text:s/><text:s/><text:s/><text:s/><text:s/><text:s/>(interactive)</text:p>
      <text:p text:style-name="OrgSrcBlock"><text:s/><text:s/><text:s/><text:s/><text:s/><text:s/><text:s/><text:s/><text:s/><text:s/><text:s/>(bury-buffer)</text:p>
      <text:p text:style-name="OrgSrcBlock"><text:s/><text:s/><text:s/><text:s/><text:s/><text:s/><text:s/><text:s/><text:s/><text:s/><text:s/>(change-frame-width-single))</text:p>
      <text:p text:style-name="OrgSrcBlock"/>
      <text:p text:style-name="OrgSrcBlock"><text:s/><text:s/><text:s/><text:s/><text:s/><text:s/><text:s/><text:s/><text:s/>(<text:span text:style-name="OrgSrcFontLockKeywordFace">defun</text:span><text:s/><text:span text:style-name="OrgSrcFontLockFunctionNameFace">cfw:org-goto-date</text:span><text:s/>()</text:p>
      <text:p text:style-name="OrgSrcBlock"><text:s/><text:s/><text:s/><text:s/><text:s/><text:s/><text:s/><text:s/><text:s/><text:s/><text:s/><text:span text:style-name="OrgSrcFontLockDocFace">"Move<text:s/>the<text:s/>cursor<text:s/>to<text:s/>the<text:s/>specified<text:s/>date."</text:span></text:p>
      <text:p text:style-name="OrgSrcBlock"><text:s/><text:s/><text:s/><text:s/><text:s/><text:s/><text:s/><text:s/><text:s/><text:s/><text:s/>(interactive)</text:p>
      <text:p text:style-name="OrgSrcBlock"><text:s/><text:s/><text:s/><text:s/><text:s/><text:s/><text:s/><text:s/><text:s/><text:s/><text:s/>(cfw:navi-goto-date</text:p>
      <text:p text:style-name="OrgSrcBlock"><text:s/><text:s/><text:s/><text:s/><text:s/><text:s/><text:s/><text:s/><text:s/><text:s/><text:s/><text:s/>(cfw:emacs-to-calendar<text:s/>(org-read-date<text:s/>nil<text:s/>'to-time))))</text:p>
      <text:p text:style-name="OrgSrcBlock"/>
      <text:p text:style-name="OrgSrcBlock"><text:s/><text:s/><text:s/><text:s/><text:s/><text:s/><text:s/><text:s/><text:s/>(define-key<text:s/>cfw:calendar-mode-map<text:s/>(kbd<text:s/><text:span text:style-name="OrgSrcFontLockStringFace">"j"</text:span>)<text:s/>'cfw:org-goto-date)</text:p>
      <text:p text:style-name="OrgSrcBlock"><text:s/><text:s/><text:s/><text:s/><text:s/><text:s/><text:s/><text:s/><text:s/>(define-key<text:s/>cfw:org-schedule-map<text:s/>(kbd<text:s/><text:span text:style-name="OrgSrcFontLockStringFace">"q"</text:span>)<text:s/>'my:cfw-burry-buffer)))</text:p>
      <text:p text:style-name="OrgSrcBlock"><text:s/><text:s/>(global-set-key<text:s/>(kbd<text:s/><text:span text:style-name="OrgSrcFontLockStringFace">"C-c<text:s/>f<text:s/>c"</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h text:style-name="Heading_20_2" text:outline-level="2">
<text:bookmark-start text:name="OrgXref.sec-10-21"/>
<text:bookmark text:name="sec-10-21"/>[org-export-generic] エクスポート機能を拡張する
<text:bookmark-end text:name="OrgXref.sec-10-21"/></text:h>
      <text:p text:style-name="Text_20_body"><text:span text:style-name="OrgCode">org-set-generic-type</text:span> を使うことで、エクスポート機能を好みに拡張できる。contrib の中の <text:span text:style-name="OrgCode">org-export-generic.el</text:span> が必要なので注意する。</text:p>
      <text:p text:style-name="OrgSrcBlock">(eval-after-autoload-if-found</text:p>
      <text:p text:style-name="OrgSrcBlock"><text:s/>'org-export-generic<text:s/><text:span text:style-name="OrgSrcFontLockStringFace">"org-mode"</text:span><text:s/>nil<text:s/>t<text:s/>nil</text:p>
      <text:p text:style-name="OrgSrcBlock"><text:s/>'((org-set-generic-type</text:p>
      <text:p text:style-name="OrgSrcBlock"><text:s/><text:s/><text:s/><text:s/><text:span text:style-name="OrgSrcFontLockStringFace">"textile"</text:span></text:p>
      <text:p text:style-name="OrgSrcBlock"><text:s/><text:s/><text:s/><text:s/>'(<text:span text:style-name="OrgSrcFontLockBuiltinFace">:file-suffix</text:span></text:p>
      <text:p text:style-name="OrgSrcBlock"><text:s/><text:s/><text:s/><text:s/><text:s/><text:s/><text:span text:style-name="OrgSrcFontLockStringFace">".textile"</text:span></text:p>
      <text:p text:style-name="OrgSrcBlock"><text:s/><text:s/><text:s/><text:s/><text:s/><text:s/><text:span text:style-name="OrgSrcFontLockBuiltinFace">:key-binding</text:span><text:s/>?T</text:p>
      <text:p text:style-name="OrgSrcBlock"><text:s/><text:s/><text:s/><text:s/><text:s/><text:s/><text:span text:style-name="OrgSrcFontLockBuiltinFace">:title-format</text:span><text:s/><text:s/><text:s/><text:s/><text:span text:style-name="OrgSrcFontLockStringFace">"Title:<text:s/>%s\n\n"</text:span></text:p>
      <text:p text:style-name="OrgSrcBlock"><text:s/><text:s/><text:s/><text:s/><text:s/><text:s/><text:span text:style-name="OrgSrcFontLockCommentDelimiterFace">;;<text:s/><text:s/><text:s/></text:span><text:span text:style-name="OrgSrcFontLockCommentFace">:date-format<text:s/><text:s/><text:s/><text:s/><text:s/>"Date:<text:s/>%s\n"</text:span></text:p>
      <text:p text:style-name="OrgSrcBlock"><text:s/><text:s/><text:s/><text:s/><text:s/><text:s/><text:span text:style-name="OrgSrcFontLockBuiltinFace">:date-export</text:span><text:s/>nil</text:p>
      <text:p text:style-name="OrgSrcBlock"><text:s/><text:s/><text:s/><text:s/><text:s/><text:s/><text:span text:style-name="OrgSrcFontLockBuiltinFace">:toc-export</text:span><text:s/><text:s/><text:s/><text:s/><text:s/><text:s/>nil</text:p>
      <text:p text:style-name="OrgSrcBlock"><text:s/><text:s/><text:s/><text:s/><text:s/><text:s/><text:span text:style-name="OrgSrcFontLockBuiltinFace">:author-export</text:span><text:s/><text:s/><text:s/>nil</text:p>
      <text:p text:style-name="OrgSrcBlock"><text:s/><text:s/><text:s/><text:s/><text:s/><text:s/><text:span text:style-name="OrgSrcFontLockBuiltinFace">:tags-export</text:span><text:s/><text:s/><text:s/><text:s/><text:s/>nil</text:p>
      <text:p text:style-name="OrgSrcBlock"><text:s/><text:s/><text:s/><text:s/><text:s/><text:s/><text:span text:style-name="OrgSrcFontLockBuiltinFace">:drawers-export</text:span><text:s/><text:s/>nil</text:p>
      <text:p text:style-name="OrgSrcBlock"><text:s/><text:s/><text:s/><text:s/><text:s/><text:s/><text:span text:style-name="OrgSrcFontLockBuiltinFace">:date-export</text:span><text:s/><text:s/><text:s/><text:s/><text:s/>t</text:p>
      <text:p text:style-name="OrgSrcBlock"><text:s/><text:s/><text:s/><text:s/><text:s/><text:s/><text:span text:style-name="OrgSrcFontLockBuiltinFace">:timestamps-export</text:span><text:s/><text:s/>t</text:p>
      <text:p text:style-name="OrgSrcBlock"><text:s/><text:s/><text:s/><text:s/><text:s/><text:s/><text:span text:style-name="OrgSrcFontLockBuiltinFace">:priorities-export</text:span><text:s/><text:s/>nil</text:p>
      <text:p text:style-name="OrgSrcBlock"><text:s/><text:s/><text:s/><text:s/><text:s/><text:s/><text:span text:style-name="OrgSrcFontLockBuiltinFace">:todo-keywords-export</text:span><text:s/>t</text:p>
      <text:p text:style-name="OrgSrcBlock"><text:s/><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text:span text:style-name="OrgSrcFontLockBuiltinFace">:body-list-format</text:span><text:s/><text:span text:style-name="OrgSrcFontLockStringFace">"*<text:s/>%s"</text:span></text:p>
      <text:p text:style-name="OrgSrcBlock"><text:s/><text:s/><text:s/><text:s/><text:s/><text:s/><text:span text:style-name="OrgSrcFontLockBuiltinFace">:body-list-suffix</text:span><text:s/><text:span text:style-name="OrgSrcFontLockStringFace">"\n"</text:span></text:p>
      <text:p text:style-name="OrgSrcBlock"><text:s/><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pan text:style-name="OrgSrcFontLockBuiltinFace">:body-number-list-format</text:span><text:s/><text:span text:style-name="OrgSrcFontLockStringFace">"#<text:s/>%s"</text:span></text:p>
      <text:p text:style-name="OrgSrcBlock"><text:s/><text:s/><text:s/><text:s/><text:s/><text:s/><text:span text:style-name="OrgSrcFontLockBuiltinFace">:body-number-list-suffix</text:span><text:s/><text:span text:style-name="OrgSrcFontLockStringFace">"\n"</text:span></text:p>
      <text:p text:style-name="OrgSrcBlock"><text:s/><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text:span text:style-name="OrgSrcFontLockBuiltinFace">:body-section-header-format</text:span><text:s/><text:span text:style-name="OrgSrcFontLockStringFace">"%s"</text:span></text:p>
      <text:p text:style-name="OrgSrcBlock"><text:s/><text:s/><text:s/><text:s/><text:s/><text:s/><text:span text:style-name="OrgSrcFontLockBuiltinFace">:body-section-header-suffix</text:span><text:s/>(<text:span text:style-name="OrgSrcFontLockStringFace">"\n\n"</text:span>)</text:p>
      <text:p text:style-name="OrgSrcBlock"><text:s/><text:s/><text:s/><text:s/><text:s/><text:s/><text:span text:style-name="OrgSrcFontLockBuiltinFace">:body-header-section-numbers</text:span><text:s/>nil</text:p>
      <text:p text:style-name="OrgSrcBlock"><text:s/><text:s/><text:s/><text:s/><text:s/><text:s/><text:span text:style-name="OrgSrcFontLockBuiltinFace">:body-header-section-number-format</text:span><text:s/><text:span text:style-name="OrgSrcFontLockStringFace">"%s)<text:s/>"</text:span></text:p>
      <text:p text:style-name="OrgSrcBlock"><text:s/><text:s/><text:s/><text:s/><text:s/><text:s/><text:span text:style-name="OrgSrcFontLockBuiltinFace">:body-line-format</text:span><text:s/><text:span text:style-name="OrgSrcFontLockStringFace">"%s\n"</text:span></text:p>
      <text:p text:style-name="OrgSrcBlock"><text:s/><text:s/><text:s/><text:s/><text:s/><text:s/><text:span text:style-name="OrgSrcFontLockBuiltinFace">:body-newline-paragraph</text:span><text:s/><text:span text:style-name="OrgSrcFontLockStringFace">"\n"</text:span></text:p>
      <text:p text:style-name="OrgSrcBlock"><text:s/><text:s/><text:s/><text:s/><text:s/><text:s/><text:span text:style-name="OrgSrcFontLockBuiltinFace">:bold-format</text:span><text:s/><text:span text:style-name="OrgSrcFontLockStringFace">"*%s*"</text:span></text:p>
      <text:p text:style-name="OrgSrcBlock"><text:s/><text:s/><text:s/><text:s/><text:s/><text:s/><text:span text:style-name="OrgSrcFontLockBuiltinFace">:italic-format</text:span><text:s/><text:span text:style-name="OrgSrcFontLockStringFace">"_%s_"</text:span></text:p>
      <text:p text:style-name="OrgSrcBlock"><text:s/><text:s/><text:s/><text:s/><text:s/><text:s/><text:span text:style-name="OrgSrcFontLockBuiltinFace">:underline-format</text:span><text:s/><text:span text:style-name="OrgSrcFontLockStringFace">"+%s+"</text:span></text:p>
      <text:p text:style-name="OrgSrcBlock"><text:s/><text:s/><text:s/><text:s/><text:s/><text:s/><text:span text:style-name="OrgSrcFontLockBuiltinFace">:strikethrough-format</text:span><text:s/><text:span text:style-name="OrgSrcFontLockStringFace">"-%s-"</text:span></text:p>
      <text:p text:style-name="OrgSrcBlock"><text:s/><text:s/><text:s/><text:s/><text:s/><text:s/><text:span text:style-name="OrgSrcFontLockBuiltinFace">:verbatim-format</text:span><text:s/><text:span text:style-name="OrgSrcFontLockStringFace">"`%s`"</text:span></text:p>
      <text:p text:style-name="OrgSrcBlock"><text:s/><text:s/><text:s/><text:s/><text:s/><text:s/><text:span text:style-name="OrgSrcFontLockBuiltinFace">:code-format</text:span><text:s/><text:span text:style-name="OrgSrcFontLockStringFace">"@%s@"</text:span></text:p>
      <text:p text:style-name="OrgSrcBlock"><text:s/><text:s/><text:s/><text:s/><text:s/><text:s/><text:span text:style-name="OrgSrcFontLockBuiltinFace">:body-line-wrap</text:span><text:s/><text:s/><text:s/>75</text:p>
      <text:p text:style-name="OrgSrcBlock"><text:s/><text:s/><text:s/><text:s/><text:s/><text:s/><text:span text:style-name="OrgSrcFontLockBuiltinFace">:blockquote-start</text:span><text:s/><text:span text:style-name="OrgSrcFontLockStringFace">"\n&lt;pre&gt;\n"</text:span></text:p>
      <text:p text:style-name="OrgSrcBlock"><text:s/><text:s/><text:s/><text:s/><text:s/><text:s/><text:span text:style-name="OrgSrcFontLockBuiltinFace">:blockquote-end</text:span><text:s/><text:span text:style-name="OrgSrcFontLockStringFace">"\n&lt;/pre&gt;\n"</text:span></text:p>
      <text:p text:style-name="OrgSrcBlock"><text:s/><text:s/><text:s/><text:s/><text:s/><text:s/>))</text:p>
      <text:p text:style-name="OrgSrcBlock"/>
      <text:p text:style-name="OrgSrcBlock"><text:s/><text:s/><text:s/>(org-set-generic-type</text:p>
      <text:p text:style-name="OrgSrcBlock"><text:s/><text:s/><text:s/><text:span text:style-name="OrgSrcFontLockStringFace">"markdown"</text:span><text:s/></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p>
      <text:p text:style-name="OrgSrcBlockLastLine"><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p>
      <text:h text:style-name="Heading_20_2" text:outline-level="2">
<text:bookmark-start text:name="OrgXref.sec-10-22"/>
<text:bookmark text:name="sec-10-22"/>[org-odt] ODT形式に出力
<text:bookmark-end text:name="OrgXref.sec-10-22"/></text:h>
      <text:p text:style-name="OrgSrcBlock">(eval-after-autoload-if-found</text:p>
      <text:p text:style-name="OrgSrcBlock"><text:s/>'(ox-odt)<text:s/><text:span text:style-name="OrgSrcFontLockStringFace">"ox-odt"</text:span><text:s/>nil<text:s/>t<text:s/>nil</text:p>
      <text:p text:style-name="OrgSrcBlock"><text:s/>'((setq<text:s/>org-odt-styles-file</text:p>
      <text:p text:style-name="OrgSrcBlock"><text:s/><text:s/><text:s/><text:s/><text:s/><text:s/><text:s/><text:s/><text:s/>(concat<text:s/>(getenv<text:s/><text:span text:style-name="OrgSrcFontLockStringFace">"HOME"</text:span>)<text:s/><text:span text:style-name="OrgSrcFontLockStringFace">"/Dropbox/emacs.d/config/style.odt"</text:span>))</text:p>
      <text:p text:style-name="OrgSrcBlock"><text:s/><text:s/><text:s/><text:span text:style-name="OrgSrcFontLockCommentDelimiterFace">;;<text:s/></text:span><text:span text:style-name="OrgSrcFontLockCommentFace">(setq<text:s/>org-odt-content-template-file</text:span></text:p>
      <text:p text:style-name="OrgSrcBlock"><text:s/><text:s/><text:s/><text:span text:style-name="OrgSrcFontLockCommentDelimiterFace">;;<text:s/><text:s/><text:s/><text:s/><text:s/><text:s/><text:s/></text:span><text:span text:style-name="OrgSrcFontLockCommentFace">(concat<text:s/>(getenv<text:s/>"HOME")<text:s/>"/Dropbox/emacs.d/config/style.ott"))</text:span></text:p>
      <text:p text:style-name="OrgSrcBlock"><text:s/><text:s/><text:s/>(setq<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pan text:style-name="OrgSrcFontLockCommentDelimiterFace">;;<text:s/></text:span><text:span text:style-name="OrgSrcFontLockCommentFace">ox-odt.el<text:s/>の<text:s/>自作パッチの変数（DOCSTRINGが記述されていない）</text:span></text:p>
      <text:p text:style-name="OrgSrcBlock"><text:s/><text:s/><text:s/>(setq<text:s/>org-odt-apply-custom-punctuation<text:s/>t)</text:p>
      <text:p text:style-name="OrgSrcBlock"><text:s/><text:s/><text:s/>(setq<text:s/>org-odt-convert-processes</text:p>
      <text:p text:style-name="OrgSrcBlock"><text:s/><text:s/><text:s/><text:s/><text:s/><text:s/><text:s/><text:s/><text:s/>'((<text:span text:style-name="OrgSrcFontLockStringFace">"LibreOffice"</text:span></text:p>
      <text:p text:style-name="OrgSrcBlock"><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pan text:style-name="OrgSrcFontLockStringFace">"unoconv"</text:span><text:s/><text:span text:style-name="OrgSrcFontLockStringFace">"unoconv<text:s/>-f<text:s/>%f<text:s/>-o<text:s/>%d<text:s/>%i"</text:span>)))))</text:p>
      <text:h text:style-name="Heading_20_2" text:outline-level="2">
<text:bookmark-start text:name="OrgXref.sec-10-23"/>
<text:bookmark text:name="sec-10-23"/>[org-crypt] ツリーを暗号化する
<text:bookmark-end text:name="OrgXref.sec-10-23"/></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p>
      <text:p text:style-name="Text_20_body"><text:span text:style-name="OrgCode">M-x org-encrypt-entries</text:span> で、特定のタグが付けられたツリーを一括処理することもできますが、私は安全性を考慮して使っていません。</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p>
      <text:p text:style-name="OrgSrcBlock">(eval-after-autoload-if-found</text:p>
      <text:p text:style-name="OrgSrcBlock"><text:s/>'org-crypt<text:s/><text:span text:style-name="OrgSrcFontLockStringFace">"org"</text:span><text:s/><text:span text:style-name="OrgSrcFontLockStringFace">"Org<text:s/>Mode"</text:span><text:s/>t<text:s/>nil</text:p>
      <text:p text:style-name="OrgSrcBlock"><text:s/>'((setq<text:s/>org-crypt-key<text:s/><text:span text:style-name="OrgSrcFontLockStringFace">"&lt;insert<text:s/>your<text:s/>key&gt;"</text:span>)</text:p>
      <text:p text:style-name="OrgSrcBlock"><text:s/><text:s/><text:s/><text:span text:style-name="OrgSrcFontLockCommentDelimiterFace">;;<text:s/></text:span><text:span text:style-name="OrgSrcFontLockCommentFace">org-encrypt-entries<text:s/>の影響を受けるタグを指定</text:span></text:p>
      <text:p text:style-name="OrgSrcBlock"><text:s/><text:s/><text:s/>(setq<text:s/>org-tags-exclude-from-inheritance<text:s/>(quote<text:s/>(<text:span text:style-name="OrgSrcFontLockStringFace">"secret"</text:span>)))</text:p>
      <text:p text:style-name="OrgSrcBlock"><text:s/><text:s/><text:s/><text:span text:style-name="OrgSrcFontLockCommentDelimiterFace">;;<text:s/></text:span><text:span text:style-name="OrgSrcFontLockCommentFace">自動保存の確認を無効に</text:span></text:p>
      <text:p text:style-name="OrgSrcBlockLastLine"><text:s/><text:s/><text:s/>(setq<text:s/>org-crypt-disable-auto-save<text:s/>'nil)))</text:p>
      <text:h text:style-name="Heading_20_2" text:outline-level="2">
<text:bookmark-start text:name="OrgXref.sec-10-24"/>
<text:bookmark text:name="sec-10-24"/>[org-mac-link] 外部アプリから情報を取る
<text:bookmark-end text:name="OrgXref.sec-10-24"/></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bookmark-start text:name="OrgXref.sec-10-25"/>
<text:bookmark text:name="sec-10-25"/>[org-notify] 通知
<text:bookmark-end text:name="OrgXref.sec-10-25"/></text:h>
      <text:p text:style-name="Text_20_body">org-mode の通知に独自関数をぶら下げています。</text:p>
      <text:list text:style-name="OrgBulletedList" text:continue-numbering="false">
        <text:list-item>
          <text:p text:style-name="Text_20_body"><text:a xlink:type="simple" xlink:href="http://blog.devnode.pl/blog/2012/01/04/get-notified/">http://blog.devnode.pl/blog/2012/01/04/get-notified/</text:a></text:p>
        </text:list-item>
        <text:list-item>
          <text:p text:style-name="Text_20_body"><text:a xlink:type="simple" xlink:href="https://github.com/p-m/org-notify/blob/master/org-notify.el">https://github.com/p-m/org-notify/blob/master/org-notify.el</text:a></text:p>
        </text:list-item>
        <text:list-item>
          <text:p text:style-name="Text_20_body"><text:a xlink:type="simple" xlink:href="http://sheephead.homelinux.org/2015/01/10/7220/">http://sheephead.homelinux.org/2015/01/10/7220/</text:a></text:p>
        </text:list-item>
      </text:list>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show-notification-handler</text:p>
      <text:p text:style-name="OrgSrcBlock"><text:s/><text:s/><text:s/><text:s/><text:s/><text:s/><text:s/><text:s/>'(<text:span text:style-name="OrgSrcFontLockKeywordFace">lambda</text:span><text:s/>(notification)</text:p>
      <text:p text:style-name="OrgSrcBlock"><text:s/><text:s/><text:s/><text:s/><text:s/><text:s/><text:s/><text:s/><text:s/><text:s/><text:s/>(my:desktop-notify<text:s/><text:span text:style-name="OrgSrcFontLockStringFace">"osx-native"</text:span><text:s/><text:span text:style-name="OrgSrcFontLockStringFace">"org-mode<text:s/>notification"</text:span></text:p>
      <text:p text:style-name="OrgSrcBlock"><text:s/><text:s/><text:s/><text:s/><text:s/><text:s/><text:s/><text:s/><text:s/><text:s/><text:s/><text:s/><text:s/><text:s/><text:s/><text:s/><text:s/><text:s/><text:s/><text:s/><text:s/><text:s/><text:s/><text:s/><text:s/><text:s/><text:s/><text:s/><text:s/><text:s/>01<text:s/>01<text:s/>notification<text:s/>nil)</text:p>
      <text:p text:style-name="OrgSrcBlockLastLine"><text:s/><text:s/><text:s/><text:s/><text:s/><text:s/><text:s/><text:s/><text:s/><text:s/><text:s/>(message<text:s/>notification)))))</text:p>
      <text:h text:style-name="Heading_20_2" text:outline-level="2">
<text:bookmark-start text:name="OrgXref.sec-10-26"/>
<text:bookmark text:name="sec-10-26"/>[org-grep] org ファイルを grep する
<text:bookmark-end text:name="OrgXref.sec-10-26"/></text:h>
      <text:p text:style-name="OrgSrcBlock">(<text:span text:style-name="OrgSrcFontLockKeywordFace">when</text:span><text:s/>(eval-after-autoload-if-found</text:p>
      <text:p text:style-name="OrgSrcBlock"><text:s/><text:s/><text:s/><text:s/><text:s/><text:s/><text:s/>'(org-grep)<text:s/><text:span text:style-name="OrgSrcFontLockStringFace">"org-grep"</text:span><text:s/>nil<text:s/>t<text:s/>nil</text:p>
      <text:p text:style-name="OrgSrcBlock"><text:s/><text:s/><text:s/><text:s/><text:s/><text:s/><text:s/>'((setq<text:s/>org-grep-extensions<text:s/>nil)</text:p>
      <text:p text:style-name="OrgSrcBlock"><text:s/><text:s/><text:s/><text:s/><text:s/><text:s/><text:s/><text:s/><text:s/>(add-to-list<text:s/>'org-grep-directories<text:s/><text:span text:style-name="OrgSrcFontLockStringFace">"~/.emacs.d"</text:span>)</text:p>
      <text:p text:style-name="OrgSrcBlock"><text:s/><text:s/><text:s/><text:s/><text:s/><text:s/><text:s/><text:s/><text:s/>(add-to-list<text:s/>'org-grep-directories<text:s/><text:span text:style-name="OrgSrcFontLockStringFace">"~/.emacs.d/.cask/package"</text:span>)))</text:p>
      <text:p text:style-name="OrgSrcBlockLastLine"><text:s/><text:s/>(global-set-key<text:s/>(kbd<text:s/><text:span text:style-name="OrgSrcFontLockStringFace">"C-M-g"</text:span>)<text:s/>'org-grep))</text:p>
      <text:h text:style-name="Heading_20_2" text:outline-level="2">
<text:bookmark-start text:name="OrgXref.sec-10-27"/>
<text:bookmark text:name="sec-10-27"/>README を常に org-mode で開く
<text:bookmark-end text:name="OrgXref.sec-10-27"/></text:h>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LastLine">'((push<text:s/>'(<text:span text:style-name="OrgSrcFontLockStringFace">"[rR][eE][aA][dD][mM][eE]"</text:span><text:s/>.<text:s/>org-mode)<text:s/>auto-mode-alist)))</text:p>
      <text:h text:style-name="Heading_20_2" text:outline-level="2">
<text:bookmark-start text:name="OrgXref.sec-10-28"/>
<text:bookmark text:name="sec-10-28"/>Growlnotify と org-mode でアラーム管理
<text:bookmark-end text:name="OrgXref.sec-10-28"/></text:h>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p>
      <text:p text:style-name="Text_20_body"><text:span text:style-name="OrgCode">set-alarms-from-file</text:span> は、<text:a xlink:type="simple" xlink:href="http://pastelwill.jp/wiki/doku.php?id=emacs:utility.el">utility.el</text:a>に記述した関数です。</text:p>
      <text:p text:style-name="OrgSrcBlock">(<text:span text:style-name="OrgSrcFontLockKeywordFace">with-eval-after-load</text:span><text:s/><text:span text:style-name="OrgSrcFontLockStringFace">"utility"</text:span></text:p>
      <text:p text:style-name="OrgSrcBlock"><text:s/><text:s/>(set-alarms-from-file<text:s/><text:span text:style-name="OrgSrcFontLockStringFace">"~/Dropbox/org/today.org"</text:span>))</text:p>
      <text:p text:style-name="OrgSrcBlock"/>
      <text:p text:style-name="OrgSrcBlock">(<text:span text:style-name="OrgSrcFontLockKeywordFace">when</text:span><text:s/>(eval-after-autoload-if-found</text:p>
      <text:p text:style-name="OrgSrcBlock"><text:s/><text:s/><text:s/><text:s/><text:s/><text:s/><text:s/>'(my:update-alarms-from-file)<text:s/><text:span text:style-name="OrgSrcFontLockStringFace">"utility"</text:span><text:s/>nil<text:s/>t<text:s/>nil</text:p>
      <text:p text:style-name="OrgSrcBlock"><text:s/><text:s/><text:s/><text:s/><text:s/><text:s/><text:s/>'((<text:span text:style-name="OrgSrcFontLockKeywordFace">defun</text:span><text:s/><text:span text:style-name="OrgSrcFontLockFunctionNameFace">my:update-alarms-from-file</text:span><text:s/>()</text:p>
      <text:p text:style-name="OrgSrcBlock"><text:s/><text:s/><text:s/><text:s/><text:s/><text:s/><text:s/><text:s/><text:s/><text:s/><text:s/>(interactive)</text:p>
      <text:p text:style-name="OrgSrcBlock"><text:s/><text:s/><text:s/><text:s/><text:s/><text:s/><text:s/><text:s/><text:s/><text:s/><text:s/>(<text:span text:style-name="OrgSrcFontLockKeywordFace">when</text:span><text:s/>(string-match<text:s/>(file-name-base<text:s/><text:span text:style-name="OrgSrcFontLockStringFace">"today.org"</text:span>)<text:s/>(buffer-name))</text:p>
      <text:p text:style-name="OrgSrcBlock"><text:s/><text:s/><text:s/><text:s/><text:s/><text:s/><text:s/><text:s/><text:s/><text:s/><text:s/><text:s/><text:s/>(message<text:s/><text:span text:style-name="OrgSrcFontLockStringFace">"---<text:s/>The<text:s/>alarm<text:s/>list<text:s/>has<text:s/>been<text:s/>updated."</text:span>)</text:p>
      <text:p text:style-name="OrgSrcBlock"><text:s/><text:s/><text:s/><text:s/><text:s/><text:s/><text:s/><text:s/><text:s/><text:s/><text:s/><text:s/><text:s/>(set-alarms-from-file<text:s/><text:span text:style-name="OrgSrcFontLockStringFace">"~/Dropbox/org/today.org"</text:span>)))))</text:p>
      <text:p text:style-name="OrgSrcBlockLastLine"><text:s/><text:s/>(add-hook<text:s/>'after-save-hook<text:s/>'my:update-alarms-from-file))</text:p>
      <text:h text:style-name="Heading_20_3" text:outline-level="3">
<text:bookmark-start text:name="OrgXref.sec-10-28-1"/>
<text:bookmark text:name="sec-10-28-1"/>キーバインド
<text:bookmark-end text:name="OrgXref.sec-10-28-1"/></text:h>
      <text:p text:style-name="OrgSrcBlock">(<text:span text:style-name="OrgSrcFontLockKeywordFace">when</text:span><text:s/>(eval-after-autoload-if-found</text:p>
      <text:p text:style-name="OrgSrcBlock"><text:s/><text:s/><text:s/><text:s/><text:s/><text:s/><text:s/>'org-mode<text:s/><text:span text:style-name="OrgSrcFontLockStringFace">"org"</text:span><text:s/><text:span text:style-name="OrgSrcFontLockStringFace">"Org<text:s/>Mode"</text:span><text:s/>t<text:s/>nil</text:p>
      <text:p text:style-name="OrgSrcBlock"><text:s/><text:s/><text:s/><text:s/><text:s/><text:s/><text:s/>'(<text:span text:style-name="OrgSrcFontLockCommentDelimiterFace">;;<text:s/></text:span><text:span text:style-name="OrgSrcFontLockCommentFace">(org-transpose-element)<text:s/>が割り当てられているので取り返す。</text:span></text:p>
      <text:p text:style-name="OrgSrcBlock"><text:s/><text:s/><text:s/><text:s/><text:s/><text:s/><text:s/><text:s/><text:s/>(org-defkey<text:s/>org-mode-map<text:s/><text:span text:style-name="OrgSrcFontLockStringFace">"\C-\M-t"</text:span><text:s/>'beginning-of-buffer)</text:p>
      <text:p text:style-name="OrgSrcBlock"/>
      <text:p text:style-name="OrgSrcBlock"><text:s/><text:s/><text:s/><text:s/><text:s/><text:s/><text:s/><text:s/><text:s/><text:span text:style-name="OrgSrcFontLockCommentDelimiterFace">;;</text:span><text:span text:style-name="OrgSrcFontLockCommentFace">(define-key<text:s/>org-mode-map<text:s/>(kbd<text:s/>"C-c<text:s/>1")</text:span></text:p>
      <text:p text:style-name="OrgSrcBlock"><text:s/><text:s/><text:s/><text:s/><text:s/><text:s/><text:s/><text:s/><text:s/><text:span text:style-name="OrgSrcFontLockCommentDelimiterFace">;;<text:s/><text:s/></text:span><text:span text:style-name="OrgSrcFontLockCommentFace">'org-export-icalendar-combine-agenda-files)</text:span></text:p>
      <text:p text:style-name="OrgSrcBlock"><text:s/><text:s/><text:s/><text:s/><text:s/><text:s/><text:s/><text:s/><text:s/>(define-key<text:s/>org-mode-map<text:s/>(kbd<text:s/><text:span text:style-name="OrgSrcFontLockStringFace">"C-c<text:s/>f<text:s/>1"</text:span>)<text:s/>'my:ox-icalendar)</text:p>
      <text:p text:style-name="OrgSrcBlock"><text:s/><text:s/><text:s/><text:s/><text:s/><text:s/><text:s/><text:s/><text:s/>(<text:span text:style-name="OrgSrcFontLockKeywordFace">defun</text:span><text:s/><text:span text:style-name="OrgSrcFontLockFunctionNameFace">my:do-org-update-staistics-cookies</text:span><text:s/>()</text:p>
      <text:p text:style-name="OrgSrcBlock"><text:s/><text:s/><text:s/><text:s/><text:s/><text:s/><text:s/><text:s/><text:s/><text:s/><text:s/>(interactive)</text:p>
      <text:p text:style-name="OrgSrcBlock"><text:s/><text:s/><text:s/><text:s/><text:s/><text:s/><text:s/><text:s/><text:s/><text:s/><text:s/>(message<text:s/><text:span text:style-name="OrgSrcFontLockStringFace">"Update<text:s/>statistics<text:s/>..."</text:span>)</text:p>
      <text:p text:style-name="OrgSrcBlock"><text:s/><text:s/><text:s/><text:s/><text:s/><text:s/><text:s/><text:s/><text:s/><text:s/><text:s/>(do-org-update-statistics-cookies))</text:p>
      <text:p text:style-name="OrgSrcBlock"><text:s/><text:s/><text:s/><text:s/><text:s/><text:s/><text:s/><text:s/><text:s/>(define-key<text:s/>org-mode-map<text:s/>(kbd<text:s/><text:span text:style-name="OrgSrcFontLockStringFace">"C-c<text:s/>f<text:s/>2"</text:span>)</text:p>
      <text:p text:style-name="OrgSrcBlock"><text:s/><text:s/><text:s/><text:s/><text:s/><text:s/><text:s/><text:s/><text:s/><text:s/><text:s/>'my:do-org-update-staistics-cookies)</text:p>
      <text:p text:style-name="OrgSrcBlock"><text:s/><text:s/><text:s/><text:s/><text:s/><text:s/><text:s/><text:s/><text:s/>(define-key<text:s/>org-mode-map<text:s/>(kbd<text:s/><text:span text:style-name="OrgSrcFontLockStringFace">"C-c<text:s/>m"</text:span>)<text:s/>'org-mobile-sync)</text:p>
      <text:p text:style-name="OrgSrcBlock"><text:s/><text:s/><text:s/><text:s/><text:s/><text:s/><text:s/><text:s/><text:s/>(define-key<text:s/>org-mode-map<text:s/>(kbd<text:s/><text:span text:style-name="OrgSrcFontLockStringFace">"&lt;f5&gt;"</text:span>)<text:s/>'org-narrow-to-subtree)</text:p>
      <text:p text:style-name="OrgSrcBlock"><text:s/><text:s/><text:s/><text:s/><text:s/><text:s/><text:s/><text:s/><text:s/>(define-key<text:s/>org-mode-map<text:s/>(kbd<text:s/><text:span text:style-name="OrgSrcFontLockStringFace">"S-&lt;f5&gt;"</text:span>)<text:s/>'widen)))</text:p>
      <text:p text:style-name="OrgSrcBlock"/>
      <text:p text:style-name="OrgSrcBlock"><text:s/><text:s/>(global-set-key<text:s/>(kbd<text:s/><text:span text:style-name="OrgSrcFontLockStringFace">"S-&lt;f12&gt;"</text:span>)</text:p>
      <text:p text:style-name="OrgSrcBlock"><text:s/><text:s/><text:s/><text:s/><text:s/><text:s/><text:s/><text:s/><text:s/><text:s/><text:s/><text:s/><text:s/><text:s/><text:s/><text:s/><text:s/><text:s/>'(<text:span text:style-name="OrgSrcFontLockKeywordFace">lambda</text:span><text:s/>()<text:s/>(interactive)<text:s/>(show-org-buffer<text:s/><text:span text:style-name="OrgSrcFontLockStringFace">"work.org"</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interactive)<text:s/>(show-org-buffer<text:s/><text:span text:style-name="OrgSrcFontLockStringFace">"next.org"</text:span>)))</text:p>
      <text:p text:style-name="OrgSrcBlock"><text:s/><text:s/>(global-set-key<text:s/>(kbd<text:s/><text:span text:style-name="OrgSrcFontLockStringFace">"C-M-c"</text:span>)<text:s/></text:p>
      <text:p text:style-name="OrgSrcBlock"><text:s/><text:s/><text:s/><text:s/><text:s/><text:s/><text:s/><text:s/><text:s/><text:s/><text:s/><text:s/><text:s/><text:s/><text:s/><text:s/><text:s/><text:s/>'(<text:span text:style-name="OrgSrcFontLockKeywordFace">lambda</text:span><text:s/>()<text:s/>(interactive)<text:s/>(show-org-buffer<text:s/><text:span text:style-name="OrgSrcFontLockStringFace">"org-ical.org"</text:span>)))</text:p>
      <text:p text:style-name="OrgSrcBlock"><text:s/><text:s/>(global-set-key<text:s/>(kbd<text:s/><text:span text:style-name="OrgSrcFontLockStringFace">"C-M-9"</text:span>)<text:s/></text:p>
      <text:p text:style-name="OrgSrcBlock"><text:s/><text:s/><text:s/><text:s/><text:s/><text:s/><text:s/><text:s/><text:s/><text:s/><text:s/><text:s/><text:s/><text:s/><text:s/><text:s/><text:s/><text:s/>'(<text:span text:style-name="OrgSrcFontLockKeywordFace">lambda</text:span><text:s/>()<text:s/>(interactive)<text:s/>(show-org-buffer<text:s/><text:span text:style-name="OrgSrcFontLockStringFace">"buffer.org"</text:span>)))</text:p>
      <text:p text:style-name="OrgSrcBlock"><text:s/><text:s/>(global-set-key<text:s/>(kbd<text:s/><text:span text:style-name="OrgSrcFontLockStringFace">"C-M-0"</text:span>)<text:s/></text:p>
      <text:p text:style-name="OrgSrcBlock"><text:s/><text:s/><text:s/><text:s/><text:s/><text:s/><text:s/><text:s/><text:s/><text:s/><text:s/><text:s/><text:s/><text:s/><text:s/><text:s/><text:s/><text:s/>'(<text:span text:style-name="OrgSrcFontLockKeywordFace">lambda</text:span><text:s/>()<text:s/>(interactive)<text:s/>(show-org-buffer<text:s/><text:span text:style-name="OrgSrcFontLockStringFace">"today.org"</text:span>)))</text:p>
      <text:p text:style-name="OrgSrcBlock"><text:s/><text:s/>(global-set-key<text:s/>(kbd<text:s/><text:span text:style-name="OrgSrcFontLockStringFace">"C-c<text:s/>l"</text:span>)<text:s/>'org-store-link)</text:p>
      <text:p text:style-name="OrgSrcBlock"><text:s/><text:s/>(global-set-key<text:s/>(kbd<text:s/><text:span text:style-name="OrgSrcFontLockStringFace">"C-c<text:s/>a"</text:span>)<text:s/>'org-agenda)</text:p>
      <text:p text:style-name="OrgSrcBlockLastLine"><text:s/><text:s/>(global-set-key<text:s/>(kbd<text:s/><text:span text:style-name="OrgSrcFontLockStringFace">"C-c<text:s/>r"</text:span>)<text:s/>'org-capture))</text:p>
      <text:h text:style-name="Heading_20_2" text:outline-level="2">
<text:bookmark-start text:name="OrgXref.sec-10-29"/>
<text:bookmark text:name="sec-10-29"/>org-mode の latex エクスポート関数をオーバーライド
<text:bookmark-end text:name="OrgXref.sec-10-29"/></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bookmark-start text:name="OrgXref.sec-11"/>
<text:bookmark text:name="sec-11"/>フォント／配色関連
<text:bookmark-end text:name="OrgXref.sec-11"/></text:h>
      <text:h text:style-name="Heading_20_2" text:outline-level="2">
<text:bookmark-start text:name="OrgXref.sec-11-1"/>
<text:bookmark text:name="sec-11-1"/>正規表現を見やすくする
<text:bookmark-end text:name="OrgXref.sec-11-1"/></text:h>
      <text:p text:style-name="OrgSrcBlock">(set-face-foreground<text:s/>'font-lock-regexp-grouping-backslash<text:s/><text:span text:style-name="OrgSrcFontLockStringFace">"#66CC99"</text:span>)</text:p>
      <text:p text:style-name="OrgSrcBlockLastLine">(set-face-foreground<text:s/>'font-lock-regexp-grouping-construct<text:s/><text:span text:style-name="OrgSrcFontLockStringFace">"#9966CC"</text:span>)</text:p>
      <text:p text:style-name="Text_20_body">Emacs Lisp での正規表現入力をサポートするツールには、 <text:span text:style-name="OrgCode">M-x re-builder</text:span> や <text:span text:style-name="OrgCode">rx</text:span> マクロがある。</text:p>
      <text:list text:style-name="OrgBulletedList" text:continue-numbering="false">
        <text:list-item>
          <text:p text:style-name="Text_20_body"><text:a xlink:type="simple" xlink:href="http://www.emacswiki.org/emacs/ReBuilder">EmacsWiki: Re Builder</text:a></text:p>
        </text:list-item>
        <text:list-item>
          <text:p text:style-name="Text_20_body"><text:a xlink:type="simple" xlink:href="http://emacswiki.org/emacs/rx">EmacsWiki: rx</text:a></text:p>
        </text:list-item>
      </text:list>
      <text:h text:style-name="Heading_20_2" text:outline-level="2">
<text:bookmark-start text:name="OrgXref.sec-11-2"/>
<text:bookmark text:name="sec-11-2"/>設定ファイルを見やすくする
<text:bookmark-end text:name="OrgXref.sec-11-2"/></text:h>
      <text:p text:style-name="Text_20_body"><text:span text:style-name="OrgCode">generic-x</text:span> を使えば、 <text:span text:style-name="OrgCode">/etc/hosts</text:span> や <text:span text:style-name="OrgCode">/etc/apache2.conf</text:span> に色を付けられる。</text:p>
      <text:p text:style-name="OrgSrcBlockLastLine">(<text:span text:style-name="OrgSrcFontLockKeywordFace">require</text:span><text:s/>'<text:span text:style-name="OrgSrcFontLockConstantFace">generic-x</text:span><text:s/>nil<text:s/>t)</text:p>
      <text:h text:style-name="Heading_20_2" text:outline-level="2">
<text:bookmark-start text:name="OrgXref.sec-11-3"/>
<text:bookmark text:name="sec-11-3"/>カーソル行に色をつける
<text:bookmark-end text:name="OrgXref.sec-11-3"/></text:h>
      <text:p text:style-name="OrgSrcBlock"><text:span text:style-name="OrgSrcFontLockCommentDelimiterFace">;;<text:s/></text:span><text:span text:style-name="OrgSrcFontLockCommentFace">Color<text:s/>of<text:s/>the<text:s/>current<text:s/>line</text:span></text:p>
      <text:p text:style-name="OrgSrcBlock"><text:span text:style-name="OrgSrcFontLockCommentDelimiterFace">;;<text:s/></text:span><text:span text:style-name="OrgSrcFontLockCommentFace">Cite:<text:s/>http://murakan.cocolog-nifty.com/blog/2009/01/emacs-tips-1d45.html</text:span></text:p>
      <text:p text:style-name="OrgSrcBlock"><text:span text:style-name="OrgSrcFontLockCommentDelimiterFace">;;<text:s/></text:span><text:span text:style-name="OrgSrcFontLockCommentFace">see<text:s/>also<text:s/>http://www.emacswiki.org/cgi-bin/emacs/highlight-current-line.el</text:span></text:p>
      <text:p text:style-name="OrgSrcBlock">(global-hl-line-mode<text:s/>t)</text:p>
      <text:p text:style-name="OrgSrcBlockLastLine">(set-face-background<text:s/>'hl-line<text:s/><text:span text:style-name="OrgSrcFontLockStringFace">"#DEEDFF"</text:span>)</text:p>
      <text:h text:style-name="Heading_20_2" text:outline-level="2">
<text:bookmark-start text:name="OrgXref.sec-11-4"/>
<text:bookmark text:name="sec-11-4"/>カーソルの色
<text:bookmark-end text:name="OrgXref.sec-11-4"/></text:h>
      <text:p text:style-name="OrgSrcBlock"><text:span text:style-name="OrgSrcFontLockCommentDelimiterFace">;;<text:s/></text:span><text:span text:style-name="OrgSrcFontLockCommentFace">Cursor<text:s/>(see<text:s/>also<text:s/>takaxp-mac.el)</text:span></text:p>
      <text:p text:style-name="OrgSrcBlock"><text:span text:style-name="OrgSrcFontLockCommentDelimiterFace">;;</text:span><text:span text:style-name="OrgSrcFontLockCommentFace">(add-to-list<text:s/>'default-frame-alist<text:s/>'(cursor-type<text:s/>.<text:s/>(hbar<text:s/>.<text:s/>5)))</text:span></text:p>
      <text:p text:style-name="OrgSrcBlock"><text:span text:style-name="OrgSrcFontLockCommentDelimiterFace">;;</text:span><text:span text:style-name="OrgSrcFontLockCommentFace">(add-to-list<text:s/>'default-frame-alist<text:s/>'(cursor-type<text:s/>.<text:s/>bar))</text:span></text:p>
      <text:p text:style-name="OrgSrcBlock"><text:span text:style-name="OrgSrcFontLockCommentDelimiterFace">;;</text:span><text:span text:style-name="OrgSrcFontLockCommentFace">(add-hook<text:s/>'window-configuration-change-hook</text:span></text:p>
      <text:p text:style-name="OrgSrcBlock"/>
      <text:p text:style-name="OrgSrcBlock">(<text:span text:style-name="OrgSrcFontLockKeywordFace">if</text:span><text:s/>(and<text:s/>(eq<text:s/>window-system<text:s/>'ns)<text:s/>(&gt;=<text:s/>emacs-major-version<text:s/>24))</text:p>
      <text:p text:style-name="OrgSrcBlock"><text:s/><text:s/><text:s/><text:s/><text:span text:style-name="OrgSrcFontLockCommentDelimiterFace">;;<text:s/></text:span><text:span text:style-name="OrgSrcFontLockCommentFace">when<text:s/>IME<text:s/>is<text:s/>ON</text:span></text:p>
      <text:p text:style-name="OrgSrcBlock"><text:s/><text:s/><text:s/><text:s/>(<text:span text:style-name="OrgSrcFontLockKeywordFace">when</text:span><text:s/>(fboundp<text:s/>'mac-set-input-method-parameter)</text:p>
      <text:p text:style-name="OrgSrcBlock"><text:s/><text:s/><text:s/><text:s/><text:s/><text:s/>(mac-set-input-method-parameter</text:p>
      <text:p text:style-name="OrgSrcBlock"><text:s/><text:s/><text:s/><text:s/><text:s/><text:s/><text:s/><text:span text:style-name="OrgSrcFontLockStringFace">"com.google.inputmethod.Japanese.base"</text:span><text:s/>'title<text:s/><text:span text:style-name="OrgSrcFontLockStringFace">"グ"</text:span>))</text:p>
      <text:p text:style-name="OrgSrcBlock"/>
      <text:p text:style-name="OrgSrcBlock"><text:s/><text:s/>(<text:span text:style-name="OrgSrcFontLockKeywordFace">defun</text:span><text:s/><text:span text:style-name="OrgSrcFontLockFunctionNameFace">update-cursor-color</text:span><text:s/>()</text:p>
      <text:p text:style-name="OrgSrcBlock"><text:s/><text:s/><text:s/><text:s/>(interactive)</text:p>
      <text:p text:style-name="OrgSrcBlock"><text:s/><text:s/><text:s/><text:s/>(<text:span text:style-name="OrgSrcFontLockKeywordFace">if</text:span><text:s/>current-input-method<text:s/>(set-cursor-color<text:s/><text:span text:style-name="OrgSrcFontLockStringFace">"#91C3FF"</text:span>)</text:p>
      <text:p text:style-name="OrgSrcBlock"><text:s/><text:s/><text:s/><text:s/><text:s/><text:s/>(set-cursor-color<text:s/><text:span text:style-name="OrgSrcFontLockStringFace">"#AAAAAA"</text:span>)))</text:p>
      <text:p text:style-name="OrgSrcBlock"><text:s/><text:s/>(update-cursor-color)</text:p>
      <text:p text:style-name="OrgSrcBlock"><text:s/><text:s/>(run-with-idle-timer<text:s/>10<text:s/>t<text:s/>'update-cursor-color))</text:p>
      <text:p text:style-name="OrgSrcBlock"/>
      <text:p text:style-name="OrgSrcBlock">(set-cursor-color<text:s/><text:span text:style-name="OrgSrcFontLockStringFace">"#91C3FF"</text:span>)</text:p>
      <text:p text:style-name="OrgSrcBlock">(add-hook<text:s/>'input-method-activate-hook</text:p>
      <text:p text:style-name="OrgSrcBlock"><text:s/><text:s/><text:s/><text:s/><text:s/><text:s/><text:s/><text:s/><text:s/><text:s/>(<text:span text:style-name="OrgSrcFontLockKeywordFace">lambda</text:span><text:s/>()<text:s/>(set-cursor-color<text:s/><text:span text:style-name="OrgSrcFontLockStringFace">"#91C3FF"</text:span>)))</text:p>
      <text:p text:style-name="OrgSrcBlock">(add-hook<text:s/>'input-method-inactivate-hook</text:p>
      <text:p text:style-name="OrgSrcBlockLastLine"><text:s/><text:s/><text:s/><text:s/><text:s/><text:s/><text:s/><text:s/><text:s/><text:s/>(<text:span text:style-name="OrgSrcFontLockKeywordFace">lambda</text:span><text:s/>()<text:s/>(set-cursor-color<text:s/><text:span text:style-name="OrgSrcFontLockStringFace">"#AAAAAA"</text:span>)))</text:p>
      <text:h text:style-name="Heading_20_2" text:outline-level="2">
<text:bookmark-start text:name="OrgXref.sec-11-5"/>
<text:bookmark text:name="sec-11-5"/>カーソルを点滅させない
<text:bookmark-end text:name="OrgXref.sec-11-5"/></text:h>
      <text:p text:style-name="OrgSrcBlock"><text:span text:style-name="OrgSrcFontLockCommentDelimiterFace">;;<text:s/></text:span><text:span text:style-name="OrgSrcFontLockCommentFace">Disable<text:s/>cursor<text:s/>blink</text:span></text:p>
      <text:p text:style-name="OrgSrcBlockLastLine">(blink-cursor-mode<text:s/>-1)</text:p>
      <text:h text:style-name="Heading_20_2" text:outline-level="2">
<text:bookmark-start text:name="OrgXref.sec-11-6"/>
<text:bookmark text:name="sec-11-6"/>カーソル位置のフォントを確認
<text:bookmark-end text:name="OrgXref.sec-11-6"/></text:h>
      <text:p text:style-name="Text_20_body"><text:span text:style-name="OrgCode">M-x describe-char</text:span> することで、カーソル位置のフォントの情報がポップで表示される。</text:p>
      <text:h text:style-name="Heading_20_2" text:outline-level="2">
<text:bookmark-start text:name="OrgXref.sec-11-7"/>
<text:bookmark text:name="sec-11-7"/>フォント設定
<text:bookmark-end text:name="OrgXref.sec-11-7"/></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p>
      <text:section text:style-name="OrgIndentedSection-Level-0" text:name="Section7">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p text:style-name="Text_20_body"><text:a xlink:type="simple" xlink:href="http://d.hatena.ne.jp/setoryohei/20110117/1295336454">http://d.hatena.ne.jp/setoryohei/20110117/1295336454</text:a></text:p>
      <text:p text:style-name="OrgSrcBlock"><text:s/><text:s/>(<text:span text:style-name="OrgSrcFontLockKeywordFace">defvar</text:span><text:s/><text:span text:style-name="OrgSrcFontLockVariableNameFace">my:font-size</text:span><text:s/>12)</text:p>
      <text:p text:style-name="OrgSrcBlock"><text:s/><text:s/>(<text:span text:style-name="OrgSrcFontLockKeywordFace">defun</text:span><text:s/><text:span text:style-name="OrgSrcFontLockFunctionNameFace">my:ja-font-setter</text:span><text:s/>(spec)</text:p>
      <text:p text:style-name="OrgSrcBlock"><text:s/><text:s/><text:s/><text:s/>(set-fontset-font<text:s/>nil<text:s/>'japanese-jisx0208<text:s/>spec)</text:p>
      <text:p text:style-name="OrgSrcBlock"><text:s/><text:s/><text:s/><text:s/>(set-fontset-font<text:s/>nil<text:s/>'katakana-jisx0201<text:s/>spec)</text:p>
      <text:p text:style-name="OrgSrcBlock"><text:s/><text:s/><text:s/><text:s/>(set-fontset-font<text:s/>nil<text:s/>'japanese-jisx0212<text:s/>spec)</text:p>
      <text:p text:style-name="OrgSrcBlock"><text:s/><text:s/><text:s/><text:s/>(set-fontset-font<text:s/>nil<text:s/>'(#x0080<text:s/>.<text:s/>#x024F)<text:s/>spec)</text:p>
      <text:p text:style-name="OrgSrcBlock"><text:s/><text:s/><text:s/><text:s/>(set-fontset-font<text:s/>nil<text:s/>'(#x0370<text:s/>.<text:s/>#x03FF)<text:s/>spec)</text:p>
      <text:p text:style-name="OrgSrcBlock"><text:s/><text:s/><text:s/><text:s/>(set-fontset-font<text:s/>nil<text:s/>'mule-unicode-0100-24ff<text:s/>spec))</text:p>
      <text:p text:style-name="OrgSrcBlock"><text:s/><text:s/>(<text:span text:style-name="OrgSrcFontLockKeywordFace">defun</text:span><text:s/><text:span text:style-name="OrgSrcFontLockFunctionNameFace">my:ascii-font-setter</text:span><text:s/>(spec)</text:p>
      <text:p text:style-name="OrgSrcBlock"><text:s/><text:s/><text:s/><text:s/>(set-fontset-font<text:s/>nil<text:s/>'ascii<text:s/>spec))<text:s/><text:s/><text:s/><text:s/><text:s/><text:s/></text:p>
      <text:p text:style-name="OrgSrcBlock"/>
      <text:p text:style-name="OrgSrcBlock"><text:s/><text:s/>(<text:span text:style-name="OrgSrcFontLockKeywordFace">cond</text:span></text:p>
      <text:p text:style-name="OrgSrcBlock"><text:s/><text:s/><text:s/><text:span text:style-name="OrgSrcFontLockCommentDelimiterFace">;;<text:s/></text:span><text:span text:style-name="OrgSrcFontLockCommentFace">CocoaEmacs</text:span></text:p>
      <text:p text:style-name="OrgSrcBlock"><text:s/><text:s/><text:s/>((eq<text:s/>window-system<text:s/>'ns)</text:p>
      <text:p text:style-name="OrgSrcBlock"><text:s/><text:s/><text:s/><text:s/>(<text:span text:style-name="OrgSrcFontLockKeywordFace">when</text:span><text:s/>(or<text:s/>(=<text:s/>emacs-major-version<text:s/>23)<text:s/>(=<text:s/>emacs-major-version<text:s/>24))</text:p>
      <text:p text:style-name="OrgSrcBlock"><text:s/><text:s/><text:s/><text:s/><text:s/><text:s/>(<text:span text:style-name="OrgSrcFontLockKeywordFace">let</text:span></text:p>
      <text:p text:style-name="OrgSrcBlock"><text:s/><text:s/><text:s/><text:s/><text:s/><text:s/><text:s/><text:s/><text:s/><text:s/><text:span text:style-name="OrgSrcFontLockCommentDelimiterFace">;;<text:s/></text:span><text:span text:style-name="OrgSrcFontLockCommentFace">1)<text:s/>Monaco,<text:s/>Hiragino/Migu<text:s/>2M<text:s/>:<text:s/>font-size=12,<text:s/>-apple-hiragino=1.2</text:span></text:p>
      <text:p text:style-name="OrgSrcBlock"><text:s/><text:s/><text:s/><text:s/><text:s/><text:s/><text:s/><text:s/><text:s/><text:s/><text:span text:style-name="OrgSrcFontLockCommentDelimiterFace">;;<text:s/></text:span><text:span text:style-name="OrgSrcFontLockCommentFace">2)<text:s/>Inconsolata,<text:s/>Migu<text:s/>2M<text:s/><text:s/><text:s/><text:s/><text:s/>:<text:s/>font-size=14,<text:s/></text:span></text:p>
      <text:p text:style-name="OrgSrcBlock"><text:s/><text:s/><text:s/><text:s/><text:s/><text:s/><text:s/><text:s/><text:s/><text:s/><text:span text:style-name="OrgSrcFontLockCommentDelimiterFace">;;<text:s/></text:span><text:span text:style-name="OrgSrcFontLockCommentFace">3)<text:s/>Inconsolata,<text:s/>Hiragino<text:s/><text:s/><text:s/><text:s/>:<text:s/>font-size=14,<text:s/>-apple-hiragino=1.0</text:span></text:p>
      <text:p text:style-name="OrgSrcBlock"/>
      <text:p text:style-name="OrgSrcBlock"><text:span text:style-name="OrgSrcFontLockCommentDelimiterFace">;;<text:s/></text:span><text:span text:style-name="OrgSrcFontLockCommentFace">Fonts</text:span></text:p>
      <text:p text:style-name="OrgSrcBlock"/>
      <text:p text:style-name="OrgSrcBlock"><text:s/><text:s/><text:s/><text:s/><text:s/><text:s/><text:s/><text:s/><text:s/><text:s/>((font-size<text:s/>my:font-size)</text:p>
      <text:p text:style-name="OrgSrcBlock"><text:span text:style-name="OrgSrcFontLockCommentDelimiterFace">;<text:s/><text:s/><text:s/><text:s/><text:s/><text:s/><text:s/><text:s/><text:s/><text:s/></text:span><text:span text:style-name="OrgSrcFontLockCommentFace">((font-size<text:s/>28)<text:s/>;<text:s/>for<text:s/>mirroring<text:s/>presentation<text:s/>(1440x900)</text:span></text:p>
      <text:p text:style-name="OrgSrcBlock"><text:span text:style-name="OrgSrcFontLockCommentDelimiterFace">;<text:s/><text:s/><text:s/><text:s/><text:s/><text:s/><text:s/><text:s/><text:s/><text:s/><text:s/></text:span><text:span text:style-name="OrgSrcFontLockCommentFace">(ascii-font<text:s/>"Inconsolata")</text:span></text:p>
      <text:p text:style-name="OrgSrcBlock"><text:s/><text:s/><text:s/><text:s/><text:s/><text:s/><text:s/><text:s/><text:s/><text:s/><text:s/>(ascii-font<text:s/><text:span text:style-name="OrgSrcFontLockStringFace">"Monaco"</text:span>)</text:p>
      <text:p text:style-name="OrgSrcBlock"><text:s/><text:s/><text:s/><text:s/><text:s/><text:s/><text:s/><text:s/><text:s/><text:s/><text:s/>(ja-font<text:s/><text:span text:style-name="OrgSrcFontLockStringFace">"Migu<text:s/>2M"</text:span>))</text:p>
      <text:p text:style-name="OrgSrcBlock"><text:s/><text:s/><text:s/><text:s/><text:s/><text:s/><text:s/><text:s/><text:span text:style-name="OrgSrcFontLockCommentDelimiterFace">;;<text:s/></text:span><text:span text:style-name="OrgSrcFontLockCommentFace">(ja-font<text:s/>"Hiragino<text:s/>Maru<text:s/>Gothic<text:s/>Pro"))<text:s/></text:span></text:p>
      <text:p text:style-name="OrgSrcBlock"><text:s/><text:s/><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text:s/><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text:s/>(setq<text:s/>face-font-rescale-alist</text:p>
      <text:p text:style-name="OrgSrcBlock"><text:s/><text:s/><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text:s/>(<text:span text:style-name="OrgSrcFontLockStringFace">".*Migu.*"</text:span><text:s/>.<text:s/>1.2)</text:p>
      <text:p text:style-name="OrgSrcBlock"><text:s/><text:s/><text:s/><text:s/><text:s/><text:s/><text:s/><text:s/><text:s/><text:s/><text:s/><text:s/><text:s/><text:s/>(<text:span text:style-name="OrgSrcFontLockStringFace">".*Inconsolata.*"</text:span><text:s/>1.0)</text:p>
      <text:p text:style-name="OrgSrcBlock"><text:s/><text:s/><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
      <text:p text:style-name="OrgSrcBlock"><text:s/><text:s/><text:s/><text:s/><text:s/><text:s/><text:span text:style-name="OrgSrcFontLockCommentDelimiterFace">;;<text:s/></text:span><text:span text:style-name="OrgSrcFontLockCommentFace">Anti<text:s/>aliasing<text:s/>with<text:s/>Quartz<text:s/>2D</text:span></text:p>
      <text:p text:style-name="OrgSrcBlock"><text:s/><text:s/><text:s/><text:s/><text:s/><text:s/>(setq<text:s/>mac-allow-anti-aliasing<text:s/>t)))</text:p>
      <text:p text:style-name="OrgSrcBlock"/>
      <text:p text:style-name="OrgSrcBlock"><text:s/><text:s/><text:s/>((eq<text:s/>window-system<text:s/>'w32)<text:s/><text:span text:style-name="OrgSrcFontLockCommentDelimiterFace">;<text:s/></text:span><text:span text:style-name="OrgSrcFontLockCommentFace">windows7</text:span></text:p>
      <text:p text:style-name="OrgSrcBlock"><text:s/><text:s/><text:s/><text:s/>(<text:span text:style-name="OrgSrcFontLockKeywordFace">let</text:span></text:p>
      <text:p text:style-name="OrgSrcBlock"><text:s/><text:s/><text:s/><text:s/><text:s/><text:s/><text:s/><text:s/>((font-size<text:s/>14)</text:p>
      <text:p text:style-name="OrgSrcBlock"><text:s/><text:s/><text:s/><text:s/><text:s/><text:s/><text:s/><text:s/><text:s/>(font-height<text:s/>100)</text:p>
      <text:p text:style-name="OrgSrcBlock"><text:s/><text:s/><text:s/><text:s/><text:s/><text:s/><text:s/><text:s/><text:s/>(ascii-font<text:s/><text:span text:style-name="OrgSrcFontLockStringFace">"Inconsolata"</text:span>)</text:p>
      <text:p text:style-name="OrgSrcBlock"><text:s/><text:s/><text:s/><text:s/><text:s/><text:s/><text:s/><text:s/><text:s/><text:span text:style-name="OrgSrcFontLockCommentDelimiterFace">;;<text:s/></text:span><text:span text:style-name="OrgSrcFontLockCommentFace">(ja-font<text:s/>"Meiryo<text:s/>UI"))</text:span></text:p>
      <text:p text:style-name="OrgSrcBlock"><text:s/><text:s/><text:s/><text:s/><text:s/><text:s/><text:s/><text:s/><text:s/>(ja-font<text:s/><text:span text:style-name="OrgSrcFontLockStringFace">"メイリオ"</text:span>))</text:p>
      <text:p text:style-name="OrgSrcBlock"><text:s/><text:s/><text:s/><text:s/><text:s/><text:s/>(my:ja-font-setter</text:p>
      <text:p text:style-name="OrgSrcBlock"><text:s/><text:s/><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setq<text:s/>face-font-rescale-alist<text:s/>'((<text:span text:style-name="OrgSrcFontLockStringFace">".*Inconsolata.*"</text:span><text:s/>.<text:s/>1.0)))<text:s/><text:span text:style-name="OrgSrcFontLockCommentDelimiterFace">;<text:s/></text:span><text:span text:style-name="OrgSrcFontLockCommentFace">0.9</text:span></text:p>
      <text:p text:style-name="OrgSrcBlock">)<text:s/><text:s/><text:s/></text:p>
      <text:p text:style-name="OrgSrcBlock"><text:s/><text:s/><text:s/>(window-system<text:s/><text:span text:style-name="OrgSrcFontLockCommentDelimiterFace">;<text:s/></text:span><text:span text:style-name="OrgSrcFontLockCommentFace">for<text:s/>SuSE<text:s/>Linux<text:s/>12.1</text:span></text:p>
      <text:p text:style-name="OrgSrcBlock"><text:s/><text:s/><text:s/><text:s/>(<text:span text:style-name="OrgSrcFontLockKeywordFace">let</text:span></text:p>
      <text:p text:style-name="OrgSrcBlock"><text:s/><text:s/><text:s/><text:s/><text:s/><text:s/><text:s/><text:s/>((font-size<text:s/>14)</text:p>
      <text:p text:style-name="OrgSrcBlock"><text:s/><text:s/><text:s/><text:s/><text:s/><text:s/><text:s/><text:s/><text:s/>(font-height<text:s/>100)</text:p>
      <text:p text:style-name="OrgSrcBlock"><text:s/><text:s/><text:s/><text:s/><text:s/><text:s/><text:s/><text:s/><text:s/>(ascii-font<text:s/><text:span text:style-name="OrgSrcFontLockStringFace">"Inconsolata"</text:span>)</text:p>
      <text:p text:style-name="OrgSrcBlock"><text:s/><text:s/><text:s/><text:s/><text:s/><text:s/><text:s/><text:s/><text:s/><text:span text:style-name="OrgSrcFontLockCommentDelimiterFace">;;<text:s/></text:span><text:span text:style-name="OrgSrcFontLockCommentFace">(ja-font<text:s/>"MigMix<text:s/>1M")</text:span></text:p>
      <text:p text:style-name="OrgSrcBlock"><text:s/><text:s/><text:s/><text:s/><text:s/><text:s/><text:s/><text:s/><text:s/>(ja-font<text:s/><text:span text:style-name="OrgSrcFontLockStringFace">"Migu<text:s/>1M"</text:span>))</text:p>
      <text:p text:style-name="OrgSrcBlock"><text:s/><text:s/><text:s/><text:s/><text:s/><text:s/>(my:ja-font-setter</text:p>
      <text:p text:style-name="OrgSrcBlock"><text:s/><text:s/><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setq<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s/><text:s/><text:s/>))</text:p>
      <text:h text:style-name="Heading_20_3" text:outline-level="3">
<text:bookmark-start text:name="OrgXref.sec-11-7-1"/>
<text:bookmark text:name="sec-11-7-1"/>フォントのインストール方法
<text:bookmark-end text:name="OrgXref.sec-11-7-1"/></text:h>
      <text:p text:style-name="Text_20_body">Linux では次のように処理するだけでよく、意外と簡単。</text:p>
      <text:list text:style-name="OrgNumberedList" text:continue-numbering="false">
        <text:list-item>
          <text:p text:style-name="Text_20_body">~/.fonts を作成する</text:p>
        </text:list-item>
        <text:list-item>
          <text:p text:style-name="Text_20_body">フォントを1.のディレクトリに置く</text:p>
        </text:list-item>
        <text:list-item>
          <text:p text:style-name="Text_20_body">fc-cache -fv を実行</text:p>
        </text:list-item>
        <text:list-item>
          <text:p text:style-name="Text_20_body">fc-list でインストールされているかを確認。</text:p>
        </text:list-item>
      </text:list>
      <text:p text:style-name="Text_20_body">なお、Windows では、フォントファイルを右クリックして、インストールを選択するだけでOK。</text:p>
      <text:h text:style-name="Heading_20_3" text:outline-level="3">
<text:bookmark-start text:name="OrgXref.sec-11-7-2"/>
<text:bookmark text:name="sec-11-7-2"/>フォントチェック用コード
<text:bookmark-end text:name="OrgXref.sec-11-7-2"/></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p>
      <text:h text:style-name="Heading_20_2" text:outline-level="2">
<text:bookmark-start text:name="OrgXref.sec-11-8"/>
<text:bookmark text:name="sec-11-8"/>行間を制御する
<text:bookmark-end text:name="OrgXref.sec-11-8"/></text:h>
      <text:p text:style-name="OrgSrcBlockLastLine">(set-default<text:s/>'line-spacing<text:s/>0.2)</text:p>
      <text:h text:style-name="Heading_20_2" text:outline-level="2">
<text:bookmark-start text:name="OrgXref.sec-11-9"/>
<text:bookmark text:name="sec-11-9"/>パッチをカラフルに表示する
<text:bookmark-end text:name="OrgXref.sec-11-9"/></text:h>
      <text:p text:style-name="Text_20_body">Built-in の <text:a xlink:type="simple" xlink:href="http://www.emacswiki.org/emacs/DiffMode">diff-mode.el</text:a> をカスタマイズします。</text:p>
      <text:p text:style-name="Text_20_body">現在試験中。</text:p>
      <text:p text:style-name="OrgSrcBlockLastLine">(setq<text:s/>ediff-window-setup-function<text:s/>'ediff-setup-windows-plain)</text:p>
      <text:p text:style-name="Text_20_body"><text:a xlink:type="simple" xlink:href="http://d.hatena.ne.jp/syohex/20111228/1325086893">http://d.hatena.ne.jp/syohex/20111228/1325086893</text:a></text:p>
      <text:p text:style-name="OrgSrcBlock">(eval-after-autoload-if-found</text:p>
      <text:p text:style-name="OrgSrcBlock"><text:s/>'diff-mode<text:s/><text:span text:style-name="OrgSrcFontLockStringFace">"diff-mode"</text:span><text:s/>nil<text:s/>t<text:s/>nil<text:s/><text:s/><text:s/></text:p>
      <text:p text:style-name="OrgSrcBlock"><text:s/>'((set-face-attribute<text:s/>'diff-added-face<text:s/>nil</text:p>
      <text:p text:style-name="OrgSrcBlock"><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green"</text:span></text:p>
      <text:p text:style-name="OrgSrcBlock"><text:s/><text:s/><text:s/><text:s/><text:s/><text:s/><text:s/><text:s/><text:s/><text:s/><text:s/><text:s/><text:s/><text:s/><text:s/><text:s/><text:s/><text:s/><text:s/><text:s/><text:s/><text:s/><text:s/><text:span text:style-name="OrgSrcFontLockBuiltinFace">:weight</text:span><text:s/>'normal)</text:p>
      <text:p text:style-name="OrgSrcBlock"><text:s/><text:s/><text:s/>(set-face-attribute<text:s/>'diff-removed-face<text:s/>nil</text:p>
      <text:p text:style-name="OrgSrcBlock"><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firebrick1"</text:span></text:p>
      <text:p text:style-name="OrgSrcBlock"><text:s/><text:s/><text:s/><text:s/><text:s/><text:s/><text:s/><text:s/><text:s/><text:s/><text:s/><text:s/><text:s/><text:s/><text:s/><text:s/><text:s/><text:s/><text:s/><text:s/><text:s/><text:s/><text:s/><text:span text:style-name="OrgSrcFontLockBuiltinFace">:weight</text:span><text:s/>'normal)</text:p>
      <text:p text:style-name="OrgSrcBlock"/>
      <text:p text:style-name="OrgSrcBlock"><text:s/><text:s/><text:s/>(set-face-attribute<text:s/>'diff-file-header-face<text:s/>nil</text:p>
      <text:p text:style-name="OrgSrcBlock"><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set-face-attribute<text:s/>'diff-hunk-header-face<text:s/>nil</text:p>
      <text:p text:style-name="OrgSrcBlock"><text:s/><text:s/><text:s/><text:s/><text:s/><text:s/><text:s/><text:s/><text:s/><text:s/><text:s/><text:s/><text:s/><text:s/><text:s/><text:s/><text:s/><text:s/><text:s/><text:s/><text:s/><text:s/><text:s/><text:span text:style-name="OrgSrcFontLockBuiltinFace">:foreground</text:span><text:s/><text:span text:style-name="OrgSrcFontLockStringFace">"chocolate4"</text:span></text:p>
      <text:p text:style-name="OrgSrcBlock"><text:s/><text:s/><text:s/><text:s/><text:s/><text:s/><text:s/><text:s/><text:s/><text:s/><text:s/><text:s/><text:s/><text:s/><text:s/><text:s/><text:s/><text:s/><text:s/><text:s/><text:s/><text:s/><text:s/><text:span text:style-name="OrgSrcFontLockBuiltinFace">:background</text:span><text:s/><text:span text:style-name="OrgSrcFontLockStringFace">"white"</text:span><text:s/><text:span text:style-name="OrgSrcFontLockBuiltinFace">:weight</text:span><text:s/>'extra-bold</text:p>
      <text:p text:style-name="OrgSrcBlockLastLine"><text:s/><text:s/><text:s/><text:s/><text:s/><text:s/><text:s/><text:s/><text:s/><text:s/><text:s/><text:s/><text:s/><text:s/><text:s/><text:s/><text:s/><text:s/><text:s/><text:s/><text:s/><text:s/><text:s/><text:span text:style-name="OrgSrcFontLockBuiltinFace">:inherit</text:span><text:s/>nil)))</text:p>
      <text:h text:style-name="Heading_20_2" text:outline-level="2">
<text:bookmark-start text:name="OrgXref.sec-11-10"/>
<text:bookmark text:name="sec-11-10"/>背景を黒系色にする
<text:bookmark-end text:name="OrgXref.sec-11-10"/></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black"</text:span><text:s/><text:span text:style-name="OrgSrcFontLockBuiltinFace">:foreground</text:span><text:s/><text:span text:style-name="OrgSrcFontLockStringFace">"#55FF55"</text:span>)</text:p>
      <text:p text:style-name="OrgSrcBlockLastLine"><text:s/><text:s/><text:s/><text:s/><text:s/><text:s/><text:s/><text:s/><text:s/><text:s/><text:s/><text:s/><text:s/>))))</text:p>
      <text:h text:style-name="Heading_20_2" text:outline-level="2">
<text:bookmark-start text:name="OrgXref.sec-11-11"/>
<text:bookmark text:name="sec-11-11"/>[rainbow-mode.el] 配色のリアルタイム確認
<text:bookmark-end text:name="OrgXref.sec-11-11"/></text:h>
      <text:p text:style-name="Text_20_body">M-x rainbow-mode とすると、色指定のコードの背景色を、その指定色にリアルタイム変換してくれる。</text:p>
      <text:p text:style-name="Text_20_body"><text:a xlink:type="simple" xlink:href="http://elpa.gnu.org/packages/rainbow-mode.html">http://elpa.gnu.org/packages/rainbow-mode.html</text:a></text:p>
      <text:p text:style-name="OrgSrcBlockLastLine">(eval-after-autoload-if-found<text:s/>'rainbow-mode<text:s/><text:span text:style-name="OrgSrcFontLockStringFace">"rainbow-mode"</text:span><text:s/>nil<text:s/>t)</text:p>
      <text:h text:style-name="Heading_20_3" text:outline-level="3">
<text:bookmark-start text:name="OrgXref.sec-11-11-1"/>
<text:bookmark text:name="sec-11-11-1"/>色一覧
<text:bookmark-end text:name="OrgXref.sec-11-11-1"/></text:h>
      <text:p text:style-name="Text_20_body"><text:span text:style-name="OrgCode">0,6,9,C,F</text:span> の組み合わせ</text:p>
      <text:p text:style-name="Text_20_body">#000000 #000033 #000066 #000099 #0000CC #0000FF<text:line-break/>#003300 #003333 #003366 #003399 #0033CC #0033FF<text:line-break/>#006600 #006633 #006666 #006699 #0066CC #0066FF<text:line-break/>#009900 #009933 #009966 #009999 #0099CC #0099FF<text:line-break/>#00CC00 #00CC33 #00CC66 #00CC99 #00CCCC #00CCFF<text:line-break/>#00FF00 #00FF33 #00FF66 #00FF99 #00FFCC #00FFFF</text:p>
      <text:p text:style-name="Text_20_body">#330000 #330033 #330066 #330099 #3300CC #3300FF<text:line-break/>#333300 #333333 #333366 #333399 #3333CC #3333FF<text:line-break/>#336600 #336633 #336666 #336699 #3366CC #3366FF<text:line-break/>#339900 #339933 #339966 #339999 #3399CC #3399FF<text:line-break/>#33CC00 #33CC33 #33CC66 #33CC99 #33CCCC #33CCFF<text:line-break/>#33FF00 #33FF33 #33FF66 #33FF99 #33FFCC #33FFFF</text:p>
      <text:p text:style-name="Text_20_body">#660000 #660033 #660066 #660099 #6600CC #6600FF<text:line-break/>#663300 #663333 #663366 #663399 #6633CC #6633FF<text:line-break/>#666600 #666633 #666666 #666699 #6666CC #6666FF<text:line-break/>#669900 #669933 #669966 #669999 #6699CC #6699FF<text:line-break/>#66CC00 #66CC33 #66CC66 #66CC99 #66CCCC #66CCFF<text:line-break/>#66FF00 #66FF33 #66FF66 #66FF99 #66FFCC #66FFFF</text:p>
      <text:p text:style-name="Text_20_body">#990000 #990033 #990066 #990099 #9900CC #9900FF<text:line-break/>#993300 #993333 #993366 #993399 #9933CC #9933FF<text:line-break/>#996600 #996633 #996666 #996699 #9966CC #9966FF<text:line-break/>#999900 #999933 #999966 #999999 #9999CC #9999FF<text:line-break/>#99CC00 #99CC33 #99CC66 #99CC99 #99CCCC #99CCFF<text:line-break/>#99FF00 #99FF33 #99FF66 #99FF99 #99FFCC #99FFFF</text:p>
      <text:p text:style-name="Text_20_body">#CC0000 #CC0033 #CC0066 #CC0099 #CC00CC #CC00FF<text:line-break/>#CC3300 #CC3333 #CC3366 #CC3399 #CC33CC #CC33FF<text:line-break/>#CC6600 #CC6633 #CC6666 #CC6699 #CC66CC #CC66FF<text:line-break/>#CC9900 #CC9933 #CC9966 #CC9999 #CC99CC #CC99FF<text:line-break/>#CCCC00 #CCCC33 #CCCC66 #CCCC99 #CCCCCC #CCCCFF<text:line-break/>#CCFF00 #CCFF33 #CCFF66 #CCFF99 #CCFFCC #CCFFFF</text:p>
      <text:p text:style-name="Text_20_body">#FF0000 #FF0033 #FF0066 #FF0099 #FF00CC #FF00FF<text:line-break/>#FF3300 #FF3333 #FF3366 #FF3399 #FF33CC #FF33FF<text:line-break/>#FF6600 #FF6633 #FF6666 #FF6699 #FF66CC #FF66FF<text:line-break/>#FF9900 #FF9933 #FF9966 #FF9999 #FF99CC #FF99FF<text:line-break/>#FFCC00 #FFCC33 #FFCC66 #FFCC99 #FFCCCC #FFCCFF<text:line-break/>#FFFF00 #FFFF33 #FFFF66 #FFFF99 #FFFFCC #FFFFFF</text:p>
      <text:h text:style-name="Heading_20_1" text:outline-level="1">
<text:bookmark-start text:name="OrgXref.sec-12"/>
<text:bookmark text:name="sec-12"/>フレーム／ウィンドウ制御
<text:bookmark-end text:name="OrgXref.sec-12"/></text:h>
      <text:h text:style-name="Heading_20_2" text:outline-level="2">
<text:bookmark-start text:name="OrgXref.sec-12-1"/>
<text:bookmark text:name="sec-12-1"/>起動時の設定
<text:bookmark-end text:name="OrgXref.sec-12-1"/></text:h>
      <text:p text:style-name="OrgSrcBlock"><text:s/><text:s/><text:span text:style-name="OrgSrcFontLockCommentDelimiterFace">;;<text:s/></text:span><text:span text:style-name="OrgSrcFontLockCommentFace">To<text:s/>avoid<text:s/>an<text:s/>error<text:s/>setting<text:s/>up<text:s/>the<text:s/>frame<text:s/>width<text:s/>(only<text:s/>for<text:s/>Emacs23)</text:span></text:p>
      <text:p text:style-name="OrgSrcBlock"><text:s/><text:s/><text:span text:style-name="OrgSrcFontLockCommentDelimiterFace">;</text:span><text:span text:style-name="OrgSrcFontLockCommentFace">(set-frame-width<text:s/>(selected-frame)<text:s/>81)</text:span></text:p>
      <text:p text:style-name="OrgSrcBlock"><text:s/><text:s/><text:span text:style-name="OrgSrcFontLockCommentDelimiterFace">;</text:span><text:span text:style-name="OrgSrcFontLockCommentFace">(set-frame-width<text:s/>(selected-frame)<text:s/>80)</text:span></text:p>
      <text:p text:style-name="OrgSrcBlock"/>
      <text:p text:style-name="OrgSrcBlock"><text:s/><text:s/><text:span text:style-name="OrgSrcFontLockCommentDelimiterFace">;;<text:s/></text:span><text:span text:style-name="OrgSrcFontLockCommentFace">Default<text:s/>window<text:s/>position<text:s/>to<text:s/>show<text:s/>a<text:s/>Emacs<text:s/>frame</text:span></text:p>
      <text:p text:style-name="OrgSrcBlock"><text:s/><text:s/><text:span text:style-name="OrgSrcFontLockCommentDelimiterFace">;;<text:s/></text:span><text:span text:style-name="OrgSrcFontLockCommentFace">Dynabook<text:s/>UX:<text:s/>top=0,<text:s/>left=0,<text:s/>width=80,<text:s/>height=32</text:span></text:p>
      <text:p text:style-name="OrgSrcBlock"><text:s/><text:s/>(<text:span text:style-name="OrgSrcFontLockKeywordFace">cond</text:span></text:p>
      <text:p text:style-name="OrgSrcBlock"><text:s/><text:s/><text:s/>((eq<text:s/>window-system<text:s/>'ns)<text:s/><text:span text:style-name="OrgSrcFontLockCommentDelimiterFace">;<text:s/></text:span><text:span text:style-name="OrgSrcFontLockCommentFace">for<text:s/>Macintosh</text:span></text:p>
      <text:p text:style-name="OrgSrcBlock"><text:s/><text:s/><text:s/><text:s/>(setq<text:s/>initial-frame-alist</text:p>
      <text:p text:style-name="OrgSrcBlock"><text:s/><text:s/><text:s/><text:s/><text:s/><text:s/><text:s/><text:s/><text:s/><text:s/>(append</text:p>
      <text:p text:style-name="OrgSrcBlock"><text:s/><text:s/><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text:s/><text:s/>(width<text:s/>.<text:s/>80)<text:s/><text:span text:style-name="OrgSrcFontLockCommentDelimiterFace">;<text:s/></text:span><text:span text:style-name="OrgSrcFontLockCommentFace">Width<text:s/><text:s/>:<text:s/>character<text:s/>count</text:span></text:p>
      <text:p text:style-name="OrgSrcBlock"><text:span text:style-name="OrgSrcFontLockCommentDelimiterFace">;;<text:s/><text:s/><text:s/><text:s/><text:s/><text:s/><text:s/><text:s/><text:s/><text:s/><text:s/><text:s/><text:s/></text:span><text:span text:style-name="OrgSrcFontLockCommentFace">(height<text:s/>.<text:s/>24);<text:s/>Height<text:s/>:<text:s/>character<text:s/>count</text:span></text:p>
      <text:p text:style-name="OrgSrcBlock"><text:s/><text:s/><text:s/><text:s/><text:s/><text:s/><text:s/><text:s/><text:s/><text:s/><text:s/><text:s/><text:s/>(alpha<text:s/>.<text:s/>(100<text:s/>90))</text:p>
      <text:p text:style-name="OrgSrcBlock"><text:s/><text:s/><text:s/><text:s/><text:s/><text:s/><text:s/><text:s/><text:s/><text:s/><text:s/><text:s/><text:s/>(vertical-scroll-bars<text:s/>.<text:s/>nil)</text:p>
      <text:p text:style-name="OrgSrcBlock"><text:s/><text:s/><text:s/><text:s/><text:s/><text:s/><text:s/><text:s/><text:s/><text:s/><text:s/><text:s/><text:s/>)<text:s/>initial-frame-alist)))</text:p>
      <text:p text:style-name="OrgSrcBlock"/>
      <text:p text:style-name="OrgSrcBlock"><text:s/><text:s/><text:s/>((eq<text:s/>window-system<text:s/>'x)<text:s/><text:span text:style-name="OrgSrcFontLockCommentDelimiterFace">;<text:s/></text:span><text:span text:style-name="OrgSrcFontLockCommentFace">for<text:s/>Linux</text:span></text:p>
      <text:p text:style-name="OrgSrcBlock"><text:s/><text:s/><text:s/><text:s/>(setq<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38)</text:p>
      <text:p text:style-name="OrgSrcBlock"><text:s/><text:s/><text:s/><text:s/><text:s/><text:s/><text:s/><text:s/><text:s/><text:s/><text:s/><text:s/><text:s/>)<text:s/>initial-frame-alist)))</text:p>
      <text:p text:style-name="OrgSrcBlock"/>
      <text:p text:style-name="OrgSrcBlock"><text:s/><text:s/><text:s/>(t<text:s/><text:s/><text:s/><text:s/><text:s/><text:s/><text:s/><text:s/><text:s/><text:s/><text:s/><text:s/><text:s/><text:s/><text:s/><text:s/><text:s/><text:s/><text:s/><text:s/><text:s/><text:span text:style-name="OrgSrcFontLockCommentDelimiterFace">;<text:s/></text:span><text:span text:style-name="OrgSrcFontLockCommentFace">for<text:s/>Windows</text:span></text:p>
      <text:p text:style-name="OrgSrcBlock"><text:s/><text:s/><text:s/><text:s/>(setq<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initial-frame-alist))))</text:p>
      <text:p text:style-name="OrgSrcBlock"/>
      <text:p text:style-name="OrgSrcBlock"><text:s/><text:s/><text:span text:style-name="OrgSrcFontLockCommentDelimiterFace">;;<text:s/></text:span><text:span text:style-name="OrgSrcFontLockCommentFace">Apply<text:s/>the<text:s/>initial<text:s/>setting<text:s/>to<text:s/>default</text:span></text:p>
      <text:p text:style-name="OrgSrcBlockLastLine"><text:s/><text:s/>(setq<text:s/>default-frame-alist<text:s/>initial-frame-alist)</text:p>
      <text:h text:style-name="Heading_20_2" text:outline-level="2">
<text:bookmark-start text:name="OrgXref.sec-12-2"/>
<text:bookmark text:name="sec-12-2"/>[elscreen.el] Emacs バッファをタブ化
<text:bookmark-end text:name="OrgXref.sec-12-2"/></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bookmark-start text:name="OrgXref.sec-12-3"/>
<text:bookmark text:name="sec-12-3"/>[e2wm.el] 二画面表示
<text:bookmark-end text:name="OrgXref.sec-12-3"/></text:h>
      <text:list text:style-name="OrgNumberedList" text:continue-numbering="false">
        <text:list-item>
          <text:p text:style-name="Text_20_body"><text:a xlink:type="simple" xlink:href="http://github.com/kiwanami/emacs-window-manager/raw/master/e2wm.el">http://github.com/kiwanami/emacs-window-manager/raw/master/e2wm.el</text:a></text:p>
        </text:list-item>
        <text:list-item>
          <text:p text:style-name="Text_20_body"><text:a xlink:type="simple" xlink:href="http://github.com/kiwanami/emacs-window-layout/raw/master/window-layout.el">http://github.com/kiwanami/emacs-window-layout/raw/master/window-layout.el</text:a></text:p>
        </text:list-item>
      </text:list>
      <text:p text:style-name="OrgSrcBlock">(eval-after-autoload-if-found<text:s/></text:p>
      <text:p text:style-name="OrgSrcBlock"><text:s/>'e2wm:dp-two<text:s/><text:span text:style-name="OrgSrcFontLockStringFace">"e2wm"</text:span><text:s/>nil<text:s/>t<text:s/>nil</text:p>
      <text:p text:style-name="OrgSrcBlock"><text:s/>'((setq<text:s/>e2wm:c-two-recipe</text:p>
      <text:p text:style-name="OrgSrcBlock"><text:s/><text:s/><text:s/><text:s/><text:s/><text:s/><text:s/><text:s/><text:s/>'(-<text:s/>(<text:span text:style-name="OrgSrcFontLockBuiltinFace">:lower-size</text:span><text:s/>10)</text:p>
      <text:p text:style-name="OrgSrcBlock"><text:s/><text:s/><text:s/><text:s/><text:s/><text:s/><text:s/><text:s/><text:s/><text:s/><text:s/><text:s/><text:s/>(|<text:s/>left<text:s/>right)</text:p>
      <text:p text:style-name="OrgSrcBlock"><text:s/><text:s/><text:s/><text:s/><text:s/><text:s/><text:s/><text:s/><text:s/><text:s/><text:s/><text:s/><text:s/>sub))</text:p>
      <text:p text:style-name="OrgSrcBlock"><text:s/><text:s/><text:s/>(setq<text:s/>e2wm:c-two-winfo</text:p>
      <text:p text:style-name="OrgSrcBlock"><text:s/><text:s/><text:s/><text:s/><text:s/><text:s/><text:s/><text:s/><text:s/>'((<text:span text:style-name="OrgSrcFontLockBuiltinFace">:name</text:span><text:s/>left<text:s/>)</text:p>
      <text:p text:style-name="OrgSrcBlock"><text:s/><text:s/><text:s/><text:s/><text:s/><text:s/><text:s/><text:s/><text:s/><text:s/><text:s/>(<text:span text:style-name="OrgSrcFontLockBuiltinFace">:name</text:span><text:s/>right<text:s/>)</text:p>
      <text:p text:style-name="OrgSrcBlock"><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pan text:style-name="OrgSrcFontLockCommentDelimiterFace">;;<text:s/></text:span><text:span text:style-name="OrgSrcFontLockCommentFace">高さを画面の最大に矯正</text:span></text:p>
      <text:p text:style-name="OrgSrcBlock"><text:s/><text:s/><text:s/>(setq<text:s/>frame-height-tall<text:s/>(max-frame-height))</text:p>
      <text:p text:style-name="OrgSrcBlock"><text:s/><text:s/><text:s/>(setq<text:s/>frame-height-small<text:s/>frame-height-tall)</text:p>
      <text:p text:style-name="OrgSrcBlock"/>
      <text:p text:style-name="OrgSrcBlock"><text:s/><text:s/><text:s/><text:span text:style-name="OrgSrcFontLockCommentDelimiterFace">;;<text:s/></text:span><text:span text:style-name="OrgSrcFontLockCommentFace">left,<text:s/>prev</text:span></text:p>
      <text:p text:style-name="OrgSrcBlock"><text:s/><text:s/><text:s/>(setq<text:s/>e2wm:c-two-right-default<text:s/>'left)</text:p>
      <text:p text:style-name="OrgSrcBlock"/>
      <text:p text:style-name="OrgSrcBlock"><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add-hook<text:s/>'kill-emacs-hook<text:s/>'e2wm:stop-management)))</text:p>
      <text:h text:style-name="Heading_20_2" text:outline-level="2">
<text:bookmark-start text:name="OrgXref.sec-12-4"/>
<text:bookmark text:name="sec-12-4"/>[frame-ctr.el] キーボードでフレームの場所を移す
<text:bookmark-end text:name="OrgXref.sec-12-4"/></text:h>
      <text:p text:style-name="Text_20_body">拙作の <text:a xlink:type="simple" xlink:href="https://github.com/takaxp/frame-ctr">frame-ctr.el</text:a>を使います。e2wm.el と frame-cmds.el に依存しています。</text:p>
      <text:p text:style-name="Text_20_body">frame-ctr.el は、frame-cmds, frame-fns と e2wm.el を利用したアドホックなフレーム管理ツールです。</text:p>
      <text:list text:style-name="OrgNumberedList" text:continue-numbering="false">
        <text:list-item>
          <text:p text:style-name="Text_20_body"><text:a xlink:type="simple" xlink:href="http://www.emacswiki.org/emacs/download/frame-cmds.el">http://www.emacswiki.org/emacs/download/frame-cmds.el</text:a></text:p>
        </text:list-item>
        <text:list-item>
          <text:p text:style-name="Text_20_body"><text:a xlink:type="simple" xlink:href="http://www.emacswiki.org/emacs/download/frame-fns.el">http://www.emacswiki.org/emacs/download/frame-fns.el</text:a></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p>
      <text:p text:style-name="OrgSrcBlock">(<text:span text:style-name="OrgSrcFontLockKeywordFace">when</text:span><text:s/>(eval-after-autoload-if-found</text:p>
      <text:p text:style-name="OrgSrcBlock"><text:s/><text:s/><text:s/><text:s/><text:s/><text:s/><text:s/>'(move-frame-with-user-specify</text:p>
      <text:p text:style-name="OrgSrcBlock"><text:s/><text:s/><text:s/><text:s/><text:s/><text:s/><text:s/><text:s/><text:s/>move-frame-to-center<text:s/>move-frame-to-edge-top<text:s/>move-frame-right</text:p>
      <text:p text:style-name="OrgSrcBlock"><text:s/><text:s/><text:s/><text:s/><text:s/><text:s/><text:s/><text:s/><text:s/>move-frame-left<text:s/>move-frame-to-edge-bottom<text:s/>frame-ctr-open-height-ring</text:p>
      <text:p text:style-name="OrgSrcBlock"><text:s/><text:s/><text:s/><text:s/><text:s/><text:s/><text:s/><text:s/><text:s/>fit-frame-to-fullscreen<text:s/>set-font-size-input</text:p>
      <text:p text:style-name="OrgSrcBlock"><text:s/><text:s/><text:s/><text:s/><text:s/><text:s/><text:s/><text:s/><text:s/>reset-font-size<text:s/>increase-font-size<text:s/>decrease-font-size<text:s/>set-font-size)</text:p>
      <text:p text:style-name="OrgSrcBlock"><text:s/><text:s/><text:s/><text:s/><text:s/><text:s/><text:s/><text:span text:style-name="OrgSrcFontLockStringFace">"frame-ctr"</text:span><text:s/>nil<text:s/>t<text:s/>nil<text:s/></text:p>
      <text:p text:style-name="OrgSrcBlock"><text:s/><text:s/><text:s/><text:s/><text:s/><text:s/><text:s/>'((make-frame-height-ring)</text:p>
      <text:p text:style-name="OrgSrcBlock"><text:s/><text:s/><text:s/><text:s/><text:s/><text:s/><text:s/><text:s/><text:s/>(<text:span text:style-name="OrgSrcFontLockKeywordFace">cond</text:span></text:p>
      <text:p text:style-name="OrgSrcBlock"><text:s/><text:s/><text:s/><text:s/><text:s/><text:s/><text:s/><text:s/><text:s/><text:s/>((eq<text:s/>(x-display-pixel-width)<text:s/>1920)<text:s/>(setq<text:s/>fullscreen-fontsize<text:s/>38))</text:p>
      <text:p text:style-name="OrgSrcBlock"><text:s/><text:s/><text:s/><text:s/><text:s/><text:s/><text:s/><text:s/><text:s/><text:s/>((eq<text:s/>(x-display-pixel-width)<text:s/>1440)<text:s/>(setq<text:s/>fullscreen-fontsize<text:s/>28))</text:p>
      <text:p text:style-name="OrgSrcBlock"><text:s/><text:s/><text:s/><text:s/><text:s/><text:s/><text:s/><text:s/><text:s/><text:s/>((eq<text:s/>(x-display-pixel-width)<text:s/>1366)<text:s/>(setq<text:s/>fullscreen-fontsize<text:s/>19))</text:p>
      <text:p text:style-name="OrgSrcBlock"><text:s/><text:s/><text:s/><text:s/><text:s/><text:s/><text:s/><text:s/><text:s/><text:s/>((eq<text:s/>(x-display-pixel-width)<text:s/>800)<text:s/>(setq<text:s/>fullscreen-fontsize<text:s/>14))</text:p>
      <text:p text:style-name="OrgSrcBlock"><text:s/><text:s/><text:s/><text:s/><text:s/><text:s/><text:s/><text:s/><text:s/><text:s/>(t<text:s/>(setq<text:s/>fullscreen-fontsize<text:s/>12)))</text:p>
      <text:p text:style-name="OrgSrcBlock"/>
      <text:p text:style-name="OrgSrcBlock"><text:s/><text:s/><text:s/><text:s/><text:s/><text:s/><text:s/><text:s/><text:s/><text:span text:style-name="OrgSrcFontLockCommentDelimiterFace">;;<text:s/></text:span><text:span text:style-name="OrgSrcFontLockCommentFace">リングの状態を最新に更新（max-frame-height<text:s/>が変わるため）</text:span></text:p>
      <text:p text:style-name="OrgSrcBlock"><text:s/><text:s/><text:s/><text:s/><text:s/><text:s/><text:s/><text:s/><text:s/>(add-hook<text:s/>'frame-ctr-after-fullscreen-hook</text:p>
      <text:p text:style-name="OrgSrcBlock"><text:s/><text:s/><text:s/><text:s/><text:s/><text:s/><text:s/><text:s/><text:s/><text:s/><text:s/><text:s/><text:s/><text:s/><text:s/><text:s/><text:s/><text:s/><text:s/>'make-frame-height-ring)))</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ve-frame-with-user-specify)</text:p>
      <text:p text:style-name="OrgSrcBlock"><text:s/><text:s/><text:span text:style-name="OrgSrcFontLockCommentDelimiterFace">;;<text:s/></text:span><text:span text:style-name="OrgSrcFontLockCommentFace">Move<text:s/>the<text:s/>frame<text:s/>to<text:s/>left<text:s/>side<text:s/>of<text:s/>the<text:s/>current<text:s/>position<text:s/>(require<text:s/>'frame-cmds)</text:span></text:p>
      <text:p text:style-name="OrgSrcBlock"><text:s/><text:s/>(global-set-key<text:s/>(kbd<text:s/><text:span text:style-name="OrgSrcFontLockStringFace">"M-1"</text:span>)<text:s/>'(<text:span text:style-name="OrgSrcFontLockKeywordFace">lambda</text:span><text:s/>()<text:s/>(interactive)<text:s/>(move-frame-left<text:s/>40)))</text:p>
      <text:p text:style-name="OrgSrcBlock"><text:s/><text:s/><text:span text:style-name="OrgSrcFontLockCommentDelimiterFace">;;<text:s/></text:span><text:span text:style-name="OrgSrcFontLockCommentFace">Move<text:s/>the<text:s/>frame<text:s/>to<text:s/>the<text:s/>center<text:s/>of<text:s/>the<text:s/>window<text:s/>display<text:s/>(require<text:s/>'frame-ctr)</text:span></text:p>
      <text:p text:style-name="OrgSrcBlock"><text:s/><text:s/>(global-set-key<text:s/>(kbd<text:s/><text:span text:style-name="OrgSrcFontLockStringFace">"M-2"</text:span>)<text:s/>'move-frame-to-center)</text:p>
      <text:p text:style-name="OrgSrcBlock"><text:s/><text:s/><text:span text:style-name="OrgSrcFontLockCommentDelimiterFace">;;<text:s/></text:span><text:span text:style-name="OrgSrcFontLockCommentFace">Move<text:s/>the<text:s/>frame<text:s/>to<text:s/>right<text:s/>side<text:s/>of<text:s/>the<text:s/>current<text:s/>position(require<text:s/>'frame-cmds)</text:span></text:p>
      <text:p text:style-name="OrgSrcBlock"><text:s/><text:s/>(global-set-key<text:s/>(kbd<text:s/><text:span text:style-name="OrgSrcFontLockStringFace">"M-3"</text:span>)<text:s/>'(<text:span text:style-name="OrgSrcFontLockKeywordFace">lambda</text:span><text:s/>()<text:s/>(interactive)(move-frame-right<text:s/>40)))</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ve-frame-to-edge-bottom)</text:p>
      <text:p text:style-name="OrgSrcBlock"><text:s/><text:s/><text:span text:style-name="OrgSrcFontLockCommentDelimiterFace">;;<text:s/></text:span><text:span text:style-name="OrgSrcFontLockCommentFace">Cycle<text:s/>heights</text:span></text:p>
      <text:p text:style-name="OrgSrcBlock"><text:s/><text:s/>(global-set-key<text:s/>(kbd<text:s/><text:span text:style-name="OrgSrcFontLockStringFace">"&lt;f2&gt;"</text:span>)<text:s/>'frame-ctr-open-height-ring)</text:p>
      <text:p text:style-name="OrgSrcBlock"/>
      <text:p text:style-name="OrgSrcBlock"><text:s/><text:s/>(global-set-key<text:s/>(kbd<text:s/><text:span text:style-name="OrgSrcFontLockStringFace">"C-x<text:s/>C-9"</text:span>)<text:s/>'fit-frame-to-fullscreen)</text:p>
      <text:p text:style-name="OrgSrcBlock"><text:s/><text:s/>(global-set-key<text:s/>(kbd<text:s/><text:span text:style-name="OrgSrcFontLockStringFace">"C-x<text:s/>C-0"</text:span>)<text:s/>'reset-font-size)</text:p>
      <text:p text:style-name="OrgSrcBlock"><text:s/><text:s/>(global-set-key<text:s/>(kbd<text:s/><text:span text:style-name="OrgSrcFontLockStringFace">"C-="</text:span>)<text:s/>'increase-font-size)</text:p>
      <text:p text:style-name="OrgSrcBlock"><text:s/><text:s/>(global-set-key<text:s/>(kbd<text:s/><text:span text:style-name="OrgSrcFontLockStringFace">"C-M-="</text:span>)<text:s/>'decrease-font-size))</text:p>
      <text:p text:style-name="OrgSrcBlock"/>
      <text:p text:style-name="OrgSrcBlock">(<text:span text:style-name="OrgSrcFontLockKeywordFace">when</text:span><text:s/>(eval-after-autoload-if-found</text:p>
      <text:p text:style-name="OrgSrcBlock"><text:s/><text:s/><text:s/><text:s/><text:s/><text:s/><text:s/>'(change-frame-width-single</text:p>
      <text:p text:style-name="OrgSrcBlock"><text:s/><text:s/><text:s/><text:s/><text:s/><text:s/><text:s/><text:s/><text:s/>change-frame-width-double<text:s/>change-frame-double-window</text:p>
      <text:p text:style-name="OrgSrcBlock"><text:s/><text:s/><text:s/><text:s/><text:s/><text:s/><text:s/><text:s/><text:s/>change-frame-single-window)<text:s/><text:span text:style-name="OrgSrcFontLockStringFace">"frame-ctr-e2wm"</text:span><text:s/>nil<text:s/>t<text:s/>nil</text:p>
      <text:p text:style-name="OrgSrcBlock"><text:s/><text:s/><text:s/><text:s/><text:s/><text:s/><text:s/><text:s/><text:s/>'())</text:p>
      <text:p text:style-name="OrgSrcBlock"/>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text:s/><text:s/>(global-set-key<text:s/>(kbd<text:s/><text:span text:style-name="OrgSrcFontLockStringFace">"C-x<text:s/>="</text:span>)<text:s/>'change-frame-double-window)</text:p>
      <text:p text:style-name="OrgSrcBlock"><text:s/><text:s/>(global-set-key<text:s/>(kbd<text:s/><text:span text:style-name="OrgSrcFontLockStringFace">"C-c<text:s/>f<text:s/>s"</text:span>)<text:s/>'change-frame-width-single)</text:p>
      <text:p text:style-name="OrgSrcBlockLastLine"><text:s/><text:s/>(global-set-key<text:s/>(kbd<text:s/><text:span text:style-name="OrgSrcFontLockStringFace">"C-c<text:s/>f<text:s/>d"</text:span>)<text:s/>'change-frame-width-double))</text:p>
      <text:h text:style-name="Heading_20_2" text:outline-level="2">
<text:bookmark-start text:name="OrgXref.sec-12-5"/>
<text:bookmark text:name="sec-12-5"/>[popwin.el] ポップアップウィンドウの制御
<text:bookmark-end text:name="OrgXref.sec-12-5"/></text:h>
      <text:p text:style-name="Text_20_body"><text:a xlink:type="simple" xlink:href="https://github.com/m2ym/popwin-el/">https://github.com/m2ym/popwin-el/</text:a></text:p>
      <text:p text:style-name="Text_20_body">popwin:display-buffer を autoload してもうまくいかない。</text:p>
      <text:p text:style-name="OrgSrcBlock">(<text:span text:style-name="OrgSrcFontLockKeywordFace">when</text:span><text:s/>(eval-after-autoload-if-found</text:p>
      <text:p text:style-name="OrgSrcBlock"><text:s/><text:s/><text:s/><text:s/><text:s/><text:s/><text:s/>'(popwin-mode)<text:s/><text:span text:style-name="OrgSrcFontLockStringFace">"popwin"</text:span><text:s/>nil<text:s/>t<text:s/>nil</text:p>
      <text:p text:style-name="OrgSrcBlock"><text:s/><text:s/><text:s/><text:s/><text:s/><text:s/><text:s/>'(<text:span text:style-name="OrgSrcFontLockCommentDelimiterFace">;;<text:s/></text:span><text:span text:style-name="OrgSrcFontLockCommentFace">for<text:s/>emacs<text:s/>24.1</text:span></text:p>
      <text:p text:style-name="OrgSrcBlock"><text:s/><text:s/><text:s/><text:s/><text:s/><text:s/><text:s/><text:s/><text:s/><text:span text:style-name="OrgSrcFontLockCommentDelimiterFace">;;<text:s/></text:span><text:span text:style-name="OrgSrcFontLockCommentFace">(setq<text:s/>special-display-function<text:s/>'popwin:special-display-popup-window)</text:span></text:p>
      <text:p text:style-name="OrgSrcBlock"><text:s/><text:s/><text:s/><text:s/><text:s/><text:s/><text:s/><text:s/><text:s/><text:span text:style-name="OrgSrcFontLockCommentDelimiterFace">;;<text:s/></text:span><text:span text:style-name="OrgSrcFontLockCommentFace">(setq<text:s/>display-buffer-function<text:s/>'popwin:display-buffer)</text:span></text:p>
      <text:p text:style-name="OrgSrcBlock"><text:s/><text:s/><text:s/><text:s/><text:s/><text:s/><text:s/><text:s/><text:s/><text:span text:style-name="OrgSrcFontLockCommentDelimiterFace">;;<text:s/></text:span><text:span text:style-name="OrgSrcFontLockCommentFace">for<text:s/>emacs<text:s/>24.3</text:span></text:p>
      <text:p text:style-name="OrgSrcBlock"><text:s/><text:s/><text:s/><text:s/><text:s/><text:s/><text:s/><text:s/><text:s/><text:span text:style-name="OrgSrcFontLockCommentDelimiterFace">;;<text:s/></text:span><text:span text:style-name="OrgSrcFontLockCommentFace">(setq<text:s/>special-display-alist<text:s/>'popwin:special-display-popup-window)</text:span></text:p>
      <text:p text:style-name="OrgSrcBlock"><text:s/><text:s/><text:s/><text:s/><text:s/><text:s/><text:s/><text:s/><text:s/><text:span text:style-name="OrgSrcFontLockCommentDelimiterFace">;;<text:s/></text:span><text:span text:style-name="OrgSrcFontLockCommentFace">(setq<text:s/>display-buffer-alist<text:s/>'popwin:display-buffer)</text:span></text:p>
      <text:p text:style-name="OrgSrcBlock"><text:s/><text:s/><text:s/><text:s/><text:s/><text:s/><text:s/><text:s/><text:s/><text:span text:style-name="OrgSrcFontLockCommentDelimiterFace">;;<text:s/></text:span><text:span text:style-name="OrgSrcFontLockCommentFace">(push<text:s/>'("*sdic*"<text:s/>:position<text:s/>top)<text:s/>popwin:special-display-config)</text:span></text:p>
      <text:p text:style-name="OrgSrcBlock"/>
      <text:p text:style-name="OrgSrcBlock"><text:s/><text:s/><text:s/><text:s/><text:s/><text:s/><text:s/><text:s/><text:s/>(setq<text:s/>popwin:special-display-config</text:p>
      <text:p text:style-name="OrgSrcBlock"><text:s/><text:s/><text:s/><text:s/><text:s/><text:s/><text:s/><text:s/><text:s/><text:s/><text:s/><text:s/><text:s/><text:s/><text:s/>(append</text:p>
      <text:p text:style-name="OrgSrcBlock"><text:s/><text:s/><text:s/><text:s/><text:s/><text:s/><text:s/><text:s/><text:s/><text:s/><text:s/><text:s/><text:s/><text:s/><text:s/><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text:s/><text:s/><text:s/><text:s/><text:s/><text:s/><text:s/><text:s/>(<text:span text:style-name="OrgSrcFontLockStringFace">"CAPTURE-org-ical.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text:s/><text:s/><text:s/><text:s/><text:s/><text:s/><text:s/><text:s/>(<text:span text:style-name="OrgSrcFontLockStringFace">"*Help*"</text:span><text:s/><text:s/><text:s/><text:s/><text:s/><text:s/><text:s/><text:s/><text:s/><text:s/><text:span text:style-name="OrgSrcFontLockBuiltinFace">:height</text:span><text:s/>20<text:s/><text:span text:style-name="OrgSrcFontLockBuiltinFace">:position</text:span><text:s/>bottom)</text:p>
      <text:p text:style-name="OrgSrcBlock"><text:s/><text:s/><text:s/><text:s/><text:s/><text:s/><text:s/><text:s/><text:s/><text:s/><text:s/><text:s/><text:s/><text:s/><text:s/><text:s/><text:s/><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text:s/><text:s/><text:s/><text:s/><text:s/><text:s/><text:s/><text:s/>(<text:span text:style-name="OrgSrcFontLockStringFace">"*wclock*"</text:span><text:s/><text:s/><text:s/><text:s/><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pan text:style-name="OrgSrcFontLockStringFace">"*Org<text:s/>Agenda*"</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pan text:style-name="OrgSrcFontLockStringFace">"*Org<text:s/>Select*"</text:span><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pan text:style-name="OrgSrcFontLockStringFace">"*Occur*"</text:span><text:s/><text:s/><text:s/><text:s/><text:s/><text:s/><text:s/><text:span text:style-name="OrgSrcFontLockBuiltinFace">:height</text:span><text:s/>10<text:s/><text:span text:style-name="OrgSrcFontLockBuiltinFace">:position</text:span><text:s/>bottom)</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text:s/><text:s/><text:s/><text:s/><text:s/><text:s/><text:s/><text:s/><text:s/><text:s/><text:s/><text:s/><text:s/><text:s/><text:s/><text:s/><text:s/><text:s/>(<text:span text:style-name="OrgSrcFontLockStringFace">"*eshell*"</text:span><text:s/><text:s/><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popwin:special-display-config))))</text:p>
      <text:p text:style-name="OrgSrcBlockLastLine"><text:s/><text:s/>(popwin-mode<text:s/>1))</text:p>
      <text:h text:style-name="Heading_20_1" text:outline-level="1">
<text:bookmark-start text:name="OrgXref.sec-13"/>
<text:bookmark text:name="sec-13"/>ユーティリティ関数
<text:bookmark-end text:name="OrgXref.sec-13"/></text:h>
      <text:h text:style-name="Heading_20_2" text:outline-level="2">
<text:bookmark-start text:name="OrgXref.sec-13-1"/>
<text:bookmark text:name="sec-13-1"/>[pomodoro.el] ポモドーロの実践
<text:bookmark-end text:name="OrgXref.sec-13-1"/></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p>
      <text:p text:style-name="OrgSrcBlock">(eval-after-autoload-if-found</text:p>
      <text:p text:style-name="OrgSrcBlock"><text:s/>'(pomodoro:start)<text:s/><text:span text:style-name="OrgSrcFontLockStringFace">"pomodoro"</text:span><text:s/>nil<text:s/>t<text:s/>nil</text:p>
      <text:p text:style-name="OrgSrcBlock"><text:s/>'(<text:span text:style-name="OrgSrcFontLockCommentDelimiterFace">;;<text:s/></text:span><text:span text:style-name="OrgSrcFontLockCommentFace">作業時間終了後に開くファイルを指定しない</text:span></text:p>
      <text:p text:style-name="OrgSrcBlock"><text:s/><text:s/><text:s/>(setq<text:s/>pomodoro:file<text:s/>nil)</text:p>
      <text:p text:style-name="OrgSrcBlock"/>
      <text:p text:style-name="OrgSrcBlock"><text:s/><text:s/><text:s/><text:span text:style-name="OrgSrcFontLockCommentDelimiterFace">;;<text:s/></text:span><text:span text:style-name="OrgSrcFontLockCommentFace">●だけで表現する（残り時間表示なし）</text:span></text:p>
      <text:p text:style-name="OrgSrcBlock"><text:s/><text:s/><text:s/>(setq<text:s/>pomodoro:mode-line-time-display<text:s/>nil)</text:p>
      <text:p text:style-name="OrgSrcBlock"/>
      <text:p text:style-name="OrgSrcBlock"><text:s/><text:s/><text:s/><text:span text:style-name="OrgSrcFontLockCommentDelimiterFace">;;<text:s/></text:span><text:span text:style-name="OrgSrcFontLockCommentFace">●の置き換え</text:span></text:p>
      <text:p text:style-name="OrgSrcBlock"><text:s/><text:s/><text:s/>(setq<text:s/>pomodoro:mode-line-work-sign<text:s/><text:span text:style-name="OrgSrcFontLockStringFace">"●"</text:span>)</text:p>
      <text:p text:style-name="OrgSrcBlock"><text:s/><text:s/><text:s/>(setq<text:s/>pomodoro:mode-line-rest-sign<text:s/>pomodoro:mode-line-work-sign)</text:p>
      <text:p text:style-name="OrgSrcBlock"><text:s/><text:s/><text:s/>(setq<text:s/>pomodoro:mode-line-long-rest-sign<text:s/>pomodoro:mode-line-work-sign)</text:p>
      <text:p text:style-name="OrgSrcBlock"/>
      <text:p text:style-name="OrgSrcBlock"><text:s/><text:s/><text:s/><text:span text:style-name="OrgSrcFontLockCommentDelimiterFace">;;<text:s/></text:span><text:span text:style-name="OrgSrcFontLockCommentFace">長い休憩に入るまでにポモドーロする回数</text:span></text:p>
      <text:p text:style-name="OrgSrcBlock"><text:s/><text:s/><text:s/>(setq<text:s/>pomodoro:iteration-for-long-rest<text:s/>2)</text:p>
      <text:p text:style-name="OrgSrcBlock"/>
      <text:p text:style-name="OrgSrcBlock"><text:s/><text:s/><text:s/><text:span text:style-name="OrgSrcFontLockCommentDelimiterFace">;;<text:s/></text:span><text:span text:style-name="OrgSrcFontLockCommentFace">作業時間関連</text:span></text:p>
      <text:p text:style-name="OrgSrcBlock"><text:s/><text:s/><text:s/>(setq<text:s/>pomodoro:work-time<text:s/>120<text:s/><text:s/><text:s/><text:s/><text:s/><text:span text:style-name="OrgSrcFontLockCommentDelimiterFace">;<text:s/></text:span><text:span text:style-name="OrgSrcFontLockCommentFace">作業時間</text:span></text:p>
      <text:p text:style-name="OrgSrcBlock"><text:s/><text:s/><text:s/><text:s/><text:s/><text:s/><text:s/><text:s/><text:s/>pomodoro:rest-time<text:s/>20<text:s/><text:s/><text:s/><text:s/><text:s/><text:s/><text:span text:style-name="OrgSrcFontLockCommentDelimiterFace">;<text:s/></text:span><text:span text:style-name="OrgSrcFontLockCommentFace">休憩時間</text:span></text:p>
      <text:p text:style-name="OrgSrcBlock"><text:s/><text:s/><text:s/><text:s/><text:s/><text:s/><text:s/><text:s/><text:s/>pomodoro:long-rest-time<text:s/>60<text:s/><text:span text:style-name="OrgSrcFontLockCommentDelimiterFace">;<text:s/></text:span><text:span text:style-name="OrgSrcFontLockCommentFace">長い休憩時間</text:span></text:p>
      <text:p text:style-name="OrgSrcBlock"><text:s/><text:s/><text:s/><text:s/><text:s/><text:s/><text:s/><text:s/><text:s/>pomodoro:max-iteration<text:s/>16)<text:s/><text:span text:style-name="OrgSrcFontLockCommentDelimiterFace">;<text:s/></text:span><text:span text:style-name="OrgSrcFontLockCommentFace">ポモドーロする回数</text:span></text:p>
      <text:p text:style-name="OrgSrcBlock"/>
      <text:p text:style-name="OrgSrcBlock"><text:s/><text:s/><text:s/><text:span text:style-name="OrgSrcFontLockCommentDelimiterFace">;;<text:s/></text:span><text:span text:style-name="OrgSrcFontLockCommentFace">タイマーの表示をノーマルフェイスにする</text:span></text:p>
      <text:p text:style-name="OrgSrcBlock"><text:s/><text:s/><text:s/>(set-face-bold-p<text:s/>'pomodoro:timer-face<text:s/>nil)</text:p>
      <text:p text:style-name="OrgSrcBlock"/>
      <text:p text:style-name="OrgSrcBlock"><text:s/><text:s/><text:s/><text:span text:style-name="OrgSrcFontLockCommentDelimiterFace">;;<text:s/></text:span><text:span text:style-name="OrgSrcFontLockCommentFace">作業中（赤）、休憩中（青）、長い休憩中（緑）にする</text:span></text:p>
      <text:p text:style-name="OrgSrcBlock"><text:s/><text:s/><text:s/>(set-face-foreground<text:s/>'pomodoro:work-face<text:s/><text:span text:style-name="OrgSrcFontLockStringFace">"#F53838"</text:span>)</text:p>
      <text:p text:style-name="OrgSrcBlock"><text:s/><text:s/><text:s/>(set-face-foreground<text:s/>'pomodoro:rest-face<text:s/><text:span text:style-name="OrgSrcFontLockStringFace">"#3869FA"</text:span>)</text:p>
      <text:p text:style-name="OrgSrcBlock"><text:s/><text:s/><text:s/>(set-face-foreground<text:s/>'pomodoro:long-rest-face<text:s/><text:span text:style-name="OrgSrcFontLockStringFace">"#00B800"</text:span>)</text:p>
      <text:p text:style-name="OrgSrcBlock"/>
      <text:p text:style-name="OrgSrcBlock"><text:s/><text:s/><text:s/>(<text:span text:style-name="OrgSrcFontLockKeywordFace">defvar</text:span><text:s/><text:span text:style-name="OrgSrcFontLockVariableNameFace">my:pomodoro-speak</text:span><text:s/>nil)</text:p>
      <text:p text:style-name="OrgSrcBlock"><text:s/><text:s/><text:s/>(<text:span text:style-name="OrgSrcFontLockKeywordFace">defun</text:span><text:s/><text:span text:style-name="OrgSrcFontLockFunctionNameFace">my:pomodoro-speak-toggle</text:span><text:s/>()</text:p>
      <text:p text:style-name="OrgSrcBlock"><text:s/><text:s/><text:s/><text:s/><text:s/>(interactive)</text:p>
      <text:p text:style-name="OrgSrcBlock"><text:s/><text:s/><text:s/><text:s/><text:s/>(setq<text:s/>my:pomodoro-speak<text:s/>(not<text:s/>my:pomodoro-speak)))</text:p>
      <text:p text:style-name="OrgSrcBlock"/>
      <text:p text:style-name="OrgSrcBlock"><text:s/><text:s/><text:s/><text:span text:style-name="OrgSrcFontLockCommentDelimiterFace">;;<text:s/></text:span><text:span text:style-name="OrgSrcFontLockCommentFace">Mac<text:s/>ユーザ向け。Kyokoさんに指示してもらう</text:span></text:p>
      <text:p text:style-name="OrgSrcBlock"><text:s/><text:s/><text:s/>(add-hook<text:s/>'pomodoro:finish-work-hook</text:p>
      <text:p text:style-name="OrgSrcBlock"><text:s/><text:s/><text:s/><text:s/><text:s/><text:s/><text:s/><text:s/><text:s/><text:s/><text:s/><text:s/><text:s/>(<text:span text:style-name="OrgSrcFontLockKeywordFace">lambda</text:span><text:s/>()</text:p>
      <text:p text:style-name="OrgSrcBlock"><text:s/><text:s/><text:s/><text:s/><text:s/><text:s/><text:s/><text:s/><text:s/><text:s/><text:s/><text:s/><text:s/><text:s/><text:s/>(<text:span text:style-name="OrgSrcFontLockKeywordFace">let</text:span><text:s/>((script<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shell-command-to-string<text:s/>script)</text:p>
      <text:p text:style-name="OrgSrcBlock"><text:s/><text:s/><text:s/><text:s/><text:s/><text:s/><text:s/><text:s/><text:s/><text:s/><text:s/><text:s/><text:s/><text:s/><text:s/><text:s/><text:s/><text:s/><text:s/>(message<text:s/><text:span text:style-name="OrgSrcFontLockStringFace">"%s"</text:span><text:s/>script)))))</text:p>
      <text:p text:style-name="OrgSrcBlock"/>
      <text:p text:style-name="OrgSrcBlock"><text:s/><text:s/><text:s/>(add-hook<text:s/>'pomodoro:finish-rest-hook</text:p>
      <text:p text:style-name="OrgSrcBlock"><text:s/><text:s/><text:s/><text:s/><text:s/><text:s/><text:s/><text:s/><text:s/><text:s/><text:s/><text:s/><text:s/>(<text:span text:style-name="OrgSrcFontLockKeywordFace">lambda</text:span><text:s/>()</text:p>
      <text:p text:style-name="OrgSrcBlock"><text:s/><text:s/><text:s/><text:s/><text:s/><text:s/><text:s/><text:s/><text:s/><text:s/><text:s/><text:s/><text:s/><text:s/><text:s/>(<text:span text:style-name="OrgSrcFontLockKeywordFace">let</text:span><text:s/>((script<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shell-command-to-string<text:s/>script)</text:p>
      <text:p text:style-name="OrgSrcBlock"><text:s/><text:s/><text:s/><text:s/><text:s/><text:s/><text:s/><text:s/><text:s/><text:s/><text:s/><text:s/><text:s/><text:s/><text:s/><text:s/><text:s/><text:s/><text:s/>(message<text:s/><text:span text:style-name="OrgSrcFontLockStringFace">"%s"</text:span><text:s/>script)))))</text:p>
      <text:p text:style-name="OrgSrcBlock"/>
      <text:p text:style-name="OrgSrcBlock"><text:s/><text:s/><text:s/>(add-hook<text:s/>'pomodoro:long-rest-hook</text:p>
      <text:p text:style-name="OrgSrcBlock"><text:s/><text:s/><text:s/><text:s/><text:s/><text:s/><text:s/><text:s/><text:s/><text:s/><text:s/><text:s/><text:s/>(<text:span text:style-name="OrgSrcFontLockKeywordFace">lambda</text:span><text:s/>()</text:p>
      <text:p text:style-name="OrgSrcBlock"><text:s/><text:s/><text:s/><text:s/><text:s/><text:s/><text:s/><text:s/><text:s/><text:s/><text:s/><text:s/><text:s/><text:s/><text:s/>(<text:span text:style-name="OrgSrcFontLockKeywordFace">let</text:span><text:s/>((script<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shell-command-to-string<text:s/>script)</text:p>
      <text:p text:style-name="OrgSrcBlock"><text:s/><text:s/><text:s/><text:s/><text:s/><text:s/><text:s/><text:s/><text:s/><text:s/><text:s/><text:s/><text:s/><text:s/><text:s/><text:s/><text:s/><text:s/><text:s/>(message<text:s/><text:span text:style-name="OrgSrcFontLockStringFace">"%s"</text:span><text:s/>script)))))</text:p>
      <text:p text:style-name="OrgSrcBlock"/>
      <text:p text:style-name="OrgSrcBlock"><text:s/><text:s/><text:s/>(<text:span text:style-name="OrgSrcFontLockKeywordFace">defun</text:span><text:s/><text:span text:style-name="OrgSrcFontLockFunctionNameFace">my:pomodoro-notify</text:span><text:s/>()</text:p>
      <text:p text:style-name="OrgSrcBlock"><text:s/><text:s/><text:s/><text:s/><text:s/>(shell-command-to-string</text:p>
      <text:p text:style-name="OrgSrcBlock"><text:s/><text:s/><text:s/><text:s/><text:s/><text:s/>(concat<text:s/><text:span text:style-name="OrgSrcFontLockStringFace">"terminal-notifier<text:s/>-title<text:s/>\"Pomodoro\"<text:s/>-message<text:s/>\""</text:span></text:p>
      <text:p text:style-name="OrgSrcBlock"><text:s/><text:s/><text:s/><text:s/><text:s/><text:s/><text:s/><text:s/><text:s/><text:s/><text:s/><text:s/><text:s/><text:s/><text:span text:style-name="OrgSrcFontLockStringFace">"DONE!<text:s/>This<text:s/>time<text:s/>slot<text:s/>has<text:s/>been<text:s/>finished!\""</text:span>)))</text:p>
      <text:p text:style-name="OrgSrcBlock"><text:s/><text:s/><text:s/>(add-hook<text:s/>'pomodoro:finish-work-hook<text:s/>'my:pomodoro-notify)</text:p>
      <text:p text:style-name="OrgSrcBlockLastLine"><text:s/><text:s/><text:s/>))</text:p>
      <text:h text:style-name="Heading_20_2" text:outline-level="2">
<text:bookmark-start text:name="OrgXref.sec-13-2"/>
<text:bookmark text:name="sec-13-2"/>[utility.el] 自作してテスト中の便利関数群
<text:bookmark-end text:name="OrgXref.sec-13-2"/></text:h>
      <text:p text:style-name="Text_20_body">関数定義を<text:a xlink:type="simple" xlink:href="http://pastelwill.jp/wiki/doku.php?id=emacs:utility.el">別ファイル</text:a>に分離して、Emacs起動の高速化を図っています。各関数を autoload の管理下において、必要なときにロードするように設定しています。</text:p>
      <text:p text:style-name="OrgSrcBlock">(<text:span text:style-name="OrgSrcFontLockKeywordFace">when</text:span><text:s/>(eval-after-autoload-if-found</text:p>
      <text:p text:style-name="OrgSrcBlock"><text:s/><text:s/><text:s/><text:s/><text:s/><text:s/><text:s/>'(takaxp:date<text:s/>takaxp:window-resizer<text:s/>eval-org-buffer</text:p>
      <text:p text:style-name="OrgSrcBlock"><text:s/><text:s/><text:s/><text:s/><text:s/><text:s/><text:s/><text:s/><text:s/><text:s/><text:s/><text:s/><text:s/><text:s/><text:s/><text:s/><text:s/><text:s/><text:s/><text:s/><text:s/>kyoko-mad-mode-toggle<text:s/>org2dokuwiki-cp-kill-ring</text:p>
      <text:p text:style-name="OrgSrcBlock"><text:s/><text:s/><text:s/><text:s/><text:s/><text:s/><text:s/><text:s/><text:s/><text:s/><text:s/><text:s/><text:s/><text:s/><text:s/><text:s/><text:s/><text:s/><text:s/><text:s/><text:s/>open-current-directory<text:s/>set-alarms-from-file</text:p>
      <text:p text:style-name="OrgSrcBlock"><text:s/><text:s/><text:s/><text:s/><text:s/><text:s/><text:s/><text:s/><text:s/><text:s/><text:s/><text:s/><text:s/><text:s/><text:s/><text:s/><text:s/><text:s/><text:s/><text:s/><text:s/>takaxp:open-file-ring<text:s/>reload-ical-export</text:p>
      <text:p text:style-name="OrgSrcBlock"><text:s/><text:s/><text:s/><text:s/><text:s/><text:s/><text:s/><text:s/><text:s/><text:s/><text:s/><text:s/><text:s/><text:s/><text:s/><text:s/><text:s/><text:s/><text:s/><text:s/><text:s/>show-org-buffer<text:s/>get-random-string<text:s/>init-auto-install</text:p>
      <text:p text:style-name="OrgSrcBlock"><text:s/><text:s/><text:s/><text:s/><text:s/><text:s/><text:s/><text:s/><text:s/><text:s/><text:s/><text:s/><text:s/><text:s/><text:s/><text:s/><text:s/><text:s/><text:s/><text:s/><text:s/>add-itemize-head<text:s/>insert-formatted-current-date</text:p>
      <text:p text:style-name="OrgSrcBlock"><text:s/><text:s/><text:s/><text:s/><text:s/><text:s/><text:s/><text:s/><text:s/><text:s/><text:s/><text:s/><text:s/><text:s/><text:s/><text:s/><text:s/><text:s/><text:s/><text:s/><text:s/>insert-formatted-current-time<text:s/>insert-formatted-signature</text:p>
      <text:p text:style-name="OrgSrcBlock"><text:s/><text:s/><text:s/><text:s/><text:s/><text:s/><text:s/><text:s/><text:s/><text:s/><text:s/><text:s/><text:s/><text:s/><text:s/><text:s/><text:s/><text:s/><text:s/><text:s/><text:s/>export-timeline-business<text:s/>export-timeline-private<text:s/></text:p>
      <text:p text:style-name="OrgSrcBlock"><text:s/><text:s/><text:s/><text:s/><text:s/><text:s/><text:s/><text:s/><text:s/><text:s/><text:s/><text:s/><text:s/><text:s/><text:s/><text:s/><text:s/><text:s/><text:s/><text:s/><text:s/>browse-url-chrome<text:s/>count-words-buffer<text:s/>do-test-applescript</text:p>
      <text:p text:style-name="OrgSrcBlock"><text:s/><text:s/><text:s/><text:s/><text:s/><text:s/><text:s/><text:s/><text:s/><text:s/><text:s/><text:s/><text:s/><text:s/><text:s/><text:s/><text:s/><text:s/><text:s/><text:s/><text:s/>delete-backup-files<text:s/>recursive-delete-backup-files</text:p>
      <text:p text:style-name="OrgSrcBlock"><text:s/><text:s/><text:s/><text:s/><text:s/><text:s/><text:s/><text:s/><text:s/><text:s/><text:s/><text:s/><text:s/><text:s/><text:s/><text:s/><text:s/><text:s/><text:s/><text:s/><text:s/>describe-timer)</text:p>
      <text:p text:style-name="OrgSrcBlock"><text:s/><text:s/><text:s/><text:s/><text:s/><text:s/><text:s/><text:span text:style-name="OrgSrcFontLockStringFace">"utility"</text:span><text:s/>nil<text:s/>t)</text:p>
      <text:p text:style-name="OrgSrcBlock"><text:s/><text:s/><text:span text:style-name="OrgSrcFontLockCommentDelimiterFace">;;<text:s/><text:s/><text:s/><text:s/><text:s/><text:s/><text:s/><text:s/><text:s/></text:span><text:span text:style-name="OrgSrcFontLockCommentFace">'((message<text:s/>"Loading<text:s/>utility.el<text:s/>...<text:s/>[done]")))</text:span></text:p>
      <text:p text:style-name="OrgSrcBlock"/>
      <text:p text:style-name="OrgSrcBlock"><text:s/><text:s/>(global-set-key<text:s/>(kbd<text:s/><text:span text:style-name="OrgSrcFontLockStringFace">"&lt;f12&gt;"</text:span>)<text:s/>'takaxp:open-file-ring)</text:p>
      <text:p text:style-name="OrgSrcBlock"><text:s/><text:s/>(global-set-key<text:s/>(kbd<text:s/><text:span text:style-name="OrgSrcFontLockStringFace">"C-c<text:s/>t"</text:span>)<text:s/>'takaxp:date)</text:p>
      <text:p text:style-name="OrgSrcBlockLastLine"><text:s/><text:s/>(global-set-key<text:s/>(kbd<text:s/><text:span text:style-name="OrgSrcFontLockStringFace">"C-c<text:s/>f<text:s/>4"</text:span>)<text:s/>'takaxp:window-resizer))</text:p>
      <text:h text:style-name="Heading_20_1" text:outline-level="1">
<text:bookmark-start text:name="OrgXref.sec-14"/>
<text:bookmark text:name="sec-14"/>お試し中
<text:bookmark-end text:name="OrgXref.sec-14"/></text:h>
      <text:h text:style-name="Heading_20_2" text:outline-level="2">
<text:bookmark-start text:name="OrgXref.sec-14-1"/>
<text:bookmark text:name="sec-14-1"/>yascroll
<text:bookmark-end text:name="OrgXref.sec-14-1"/></text:h>
      <text:list text:style-name="OrgBulletedList" text:continue-numbering="false">
        <text:list-item>
          <text:p text:style-name="Text_20_body"><text:a xlink:type="simple" xlink:href="http://d.hatena.ne.jp/m2ym/20110401/1301617991">http://d.hatena.ne.jp/m2ym/20110401/1301617991</text:a></text:p>
        </text:list-item>
        <text:list-item>
          <text:p text:style-name="Text_20_body">2015-03-15: smooth-scroll との組み合わせで重いため試用停止中</text:p>
        </text:list-item>
      </text:list>
      <text:p text:style-name="OrgSrcBlock">(use-package<text:s/>yascroll</text:p>
      <text:p text:style-name="OrgSrcBlock"><text:s/><text:s/><text:span text:style-name="OrgSrcFontLockBuiltinFace">:disabled</text:span><text:s/>t</text:p>
      <text:p text:style-name="OrgSrcBlock"><text:s/><text:s/><text:span text:style-name="OrgSrcFontLockBuiltinFace">:init</text:span></text:p>
      <text:p text:style-name="OrgSrcBlock"><text:s/><text:s/>(global-yascroll-bar-mode<text:s/>1)</text:p>
      <text:p text:style-name="OrgSrcBlock"><text:s/><text:s/>(setq<text:s/>yascroll:delay-to-hide<text:s/>1)</text:p>
      <text:p text:style-name="OrgSrcBlock"><text:s/><text:s/>(setq<text:s/>yascroll:disabled-modes<text:s/>'(org))</text:p>
      <text:p text:style-name="OrgSrcBlock"><text:s/><text:s/>(set-face-foreground<text:s/>'yascroll:thumb-fringe<text:s/><text:span text:style-name="OrgSrcFontLockStringFace">"#b2cefb"</text:span>)</text:p>
      <text:p text:style-name="OrgSrcBlock"><text:s/><text:s/>(set-face-background<text:s/>'yascroll:thumb-fringe<text:s/><text:span text:style-name="OrgSrcFontLockStringFace">"#b2cefb"</text:span>)</text:p>
      <text:p text:style-name="OrgSrcBlockLastLine"><text:s/><text:s/>)</text:p>
      <text:h text:style-name="Heading_20_1" text:outline-level="1">
<text:bookmark-start text:name="OrgXref.sec-15"/>
<text:bookmark text:name="sec-15"/>provide
<text:bookmark-end text:name="OrgXref.sec-15"/></text:h>
      <text:p text:style-name="OrgSrcBlockLastLine">(<text:span text:style-name="OrgSrcFontLockKeywordFace">provide</text:span><text:s/>'<text:span text:style-name="OrgSrcFontLockConstantFace">in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Migu 2M1" svg:font-family="'Migu 2M'"/>
    <style:font-face style:name="Tahoma1" svg:font-family="Tahoma"/>
    <style:font-face style:name="Verdana"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Migu 2M" svg:font-family="'Migu 2M'" style:font-pitch="variable"/>
    <style:font-face style:name="MS Gothic" svg:font-family="'MS Gothic'" style:font-adornments="標準"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en" fo:country="GB" style:letter-kerning="true" style:font-name-asian="Migu 2M1" style:font-size-asian="12pt" style:language-asian="ja" style:country-asian="JP"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Migu 2M1" style:font-size-asian="12pt" style:language-asian="ja" style:country-asian="JP"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 fo:font-family="Verdana" style:font-family-generic="swiss" fo:font-size="14pt" style:font-name-asian="Migu 2M1" style:font-family-asian="'Migu 2M'"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style>
    <style:style style:name="List" style:family="paragraph" style:parent-style-name="Text_20_body" style:class="list">
      <style:text-properties fo:font-size="12pt"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cm" fo:margin-bottom="0cm" loext:contextual-spacing="false"/>
      <style:text-properties style:font-name="Migu 2M" fo:font-family="'Migu 2M'" style:font-pitch="variable" fo:font-size="20pt" style:font-size-asian="20pt" style:font-size-complex="20pt"/>
    </style:style>
    <style:style style:name="OrgSubtitle" style:family="paragraph" style:parent-style-name="Subtitle">
      <style:paragraph-properties fo:margin-top="0cm" fo:margin-bottom="0cm" loext:contextual-spacing="false"/>
      <style:text-properties style:font-name="Migu 2M" fo:font-family="'Migu 2M'" style:font-pitch="variable" fo:font-size="16pt" fo:font-style="normal" style:font-size-asian="16pt" style:font-style-asian="normal" style:font-size-complex="16pt" style:font-style-complex="normal"/>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style:paragraph-properties fo:background-color="#e6e6e6" fo:padding="0.051cm" fo:border="0.51pt fine-dashed #000000" style:shadow="none">
        <style:background-image/>
      </style:paragraph-properties>
      <style:text-properties style:font-name-asian="MS Gothic" style:font-family-asian="'MS Gothic'" style:font-style-name-asian="標準" style:font-family-generic-asian="swiss" style:font-pitch-asian="variable" style:language-asian="ja" style:country-asian="JP"/>
    </style:style>
    <style:style style:name="OrgFixedWidthBlock" style:family="paragraph" style:parent-style-name="Preformatted_20_Text">
      <style:paragraph-properties fo:background-color="#e6e6e6" fo:padding="0.051cm" fo:border="0.51pt fine-dashed #000000" style:shadow="none">
        <style:background-image/>
      </style:paragraph-properties>
      <style:text-properties style:font-name-asian="MS Gothic" style:font-family-asian="'MS Gothic'" style:font-style-name-asian="標準" style:font-family-generic-asian="swiss" style:font-pitch-asian="variable" style:language-asian="ja" style:country-asian="JP"/>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margin-top="0cm" fo:margin-bottom="0cm" loext:contextual-spacing="false"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SrcBlock" style:family="paragraph" style:parent-style-name="Preformatted_20_Text">
      <style:paragraph-properties fo:background-color="#ffffff" fo:padding="0.051cm" fo:border="0.51pt solid #000000" style:shadow="none">
        <style:background-image/>
      </style:paragraph-properties>
      <style:text-properties fo:color="#000000" style:font-name-asian="MS Gothic" style:font-family-asian="'MS Gothic'" style:font-style-name-asian="標準" style:font-family-generic-asian="swiss" style:font-pitch-asian="variable" style:language-asian="ja" style:country-asian="JP"/>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gSrcFontLockFunctionNameFace" style:family="text">
      <style:text-properties fo:color="#0000ff"/>
    </style:style>
    <style:style style:name="OrgSrcFontLockTypeFace" style:family="text">
      <style:text-properties fo:color="#228b22"/>
    </style:style>
    <style:style style:name="OrgSrcFontLockConstantFace" style:family="text">
      <style:text-properties fo:color="#008b8b"/>
    </style:style>
    <style:style style:name="OrgSrcFontLockKeywordFace" style:family="text">
      <style:text-properties fo:color="#7f007f"/>
    </style:style>
    <style:style style:name="OrgSrcFontLockStringFace" style:family="text">
      <style:text-properties fo:color="#8b2252"/>
    </style:style>
    <style:style style:name="OrgSrcFontLockPreprocessorFace" style:family="text">
      <style:text-properties fo:color="#483d8b"/>
    </style:style>
    <style:style style:name="Bullet_5f_20_5f_Symbols" style:display-name="Bullet_20_Symbols" style:family="text"/>
    <style:style style:name="OrgSrcFontLockBuiltinFace" style:family="text">
      <style:text-properties fo:color="#483d8b"/>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style:background-transparency="100%" style:shadow="none" draw:shadow-opacity="100%">
        <style:background-image/>
      </style:graphic-properties>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style:background-transparency="100%" fo:padding="0cm" fo:border="none" style:shadow="none" draw:shadow-opacity="100%">
        <style:background-image/>
      </style:graphic-properties>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draw:shadow-opacity="100%">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PreprocessorFace" style:family="text">
      <style:text-properties fo:color="#5a529c"/>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NegationCharFace" style:family="text">
      <style:text-properties fo:color="#202020"/>
    </style:style>
    <style:style style:name="OrgSrcFontLockBuiltinFace" style:family="text">
      <style:text-properties fo:color="#5a529c"/>
    </style:style>
    <style:style style:name="OrgSrcFontLockVariableNameFace" style:family="text">
      <style:text-properties fo:color="#b1653a"/>
    </style:style>
    <style:style style:name="OrgSrcFontLockStringFace" style:family="text">
      <style:text-properties fo:color="#9e3564"/>
    </style:style>
    <style:style style:name="OrgSrcFontLockDocFace" style:family="text">
      <style:text-properties fo:color="#9e3564"/>
    </style:style>
    <style:style style:name="OrgSrcFontLockTypeFace" style:family="text">
      <style:text-properties fo:color="#24992c"/>
    </style:style>
    <style:style style:name="OrgSrcFontLockFunctionNameFace" style:family="text">
      <style:text-properties fo:color="#0432ff"/>
    </style:style>
    <style:style style:name="OrgSrcFontLockConstantFace" style:family="text">
      <style:text-properties fo:color="#009b9c"/>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202020"/>
    </style:style>
    <style:style style:name="OrgSrcFontLockCommentFace" style:family="text">
      <style:text-properties fo:color="#c1352c"/>
    </style:style>
    <style:style style:name="OrgSrcFontLockCommentDelimiterFace" style:family="text">
      <style:text-properties fo:color="#c1352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text:page-number></text:p>
      </style:footer>
    </style:master-page>
    <style:master-page style:name="OrgTitlePage" style:page-layout-name="Mpm2" style:next-style-name="OrgFrontMatterPage">
      <style:footer>
        <text:p text:style-name="Footer"/>
      </style:footer>
    </style:mas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5-05-09T11:26:49</dc:date>
    <meta:creation-date>2015-05-09T11:26:49</meta:creation-date>
    <meta:generator/>
    <meta:keyword>nil</meta:keyword>
    <dc:subject>nil</dc:subject>
    <dc:title>Configurations for GNU Emacs</dc:title>
  </office:meta>
</office:document-meta>
</file>